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1" svg:font-family="Arial1"/>
    <style:font-face style:name="Arial11" svg:font-family="Arial11"/>
    <style:font-face style:name="Calibri1" svg:font-family="Calibri1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AND(COUNTIF([.$B$1:.$B$7];[Sheet1.A1])+COUNTIF($#REF!$#REF!:$#REF!$#REF!;[Sheet1.A1])&gt;1;NOT(ISBLANK([Sheet1.A1]))))" style:apply-style-name="Excel_5f_CondFormat_5f_1_5f_1_5f_1" style:base-cell-address="Sheet1.A1"/>
      <style:map style:condition="is-true-formula(AND(COUNTIF([.$B$1:.$B$7];[Sheet1.A1])+COUNTIF($#REF!$#REF!:$#REF!$#REF!;[Sheet1.A1])&gt;1;NOT(ISBLANK([Sheet1.A1]))))" style:apply-style-name="Excel_5f_CondFormat_5f_1_5f_1_5f_2" style:base-cell-address="Sheet1.A1"/>
    </style:style>
    <style:style style:name="ce2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Sheet1.$B$1:Sheet1.$B$1048576];[Sheet1.A1])&gt;1;NOT(ISBLANK([Sheet1.A1]))))" style:apply-style-name="Excel_5f_CondFormat_5f_1_5f_31_5f_1" style:base-cell-address="Sheet1.A1"/>
    </style:style>
    <style:style style:name="ce3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355:.$B$1368];[Sheet1.A1349])&gt;1;NOT(ISBLANK([Sheet1.A1349]))))" style:apply-style-name="Excel_5f_CondFormat_5f_1_5f_20_5f_1" style:base-cell-address="Sheet1.A1349"/>
    </style:style>
    <style:style style:name="ce4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Sheet1.$B$1:Sheet1.$B$1048576];[Sheet1.A1])&gt;1;NOT(ISBLANK([Sheet1.A1]))))" style:apply-style-name="Excel_5f_CondFormat_5f_1_5f_31_5f_1" style:base-cell-address="Sheet1.A1"/>
    </style:style>
    <style:style style:name="ce5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383:.$B$1387];[Sheet1.A1377])&gt;1;NOT(ISBLANK([Sheet1.A1377]))))" style:apply-style-name="Excel_5f_CondFormat_5f_1_5f_22_5f_1" style:base-cell-address="Sheet1.A1377"/>
    </style:style>
    <style:style style:name="ce6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388:.$B$1390];[Sheet1.A1382])&gt;1;NOT(ISBLANK([Sheet1.A1382]))))" style:apply-style-name="Excel_5f_CondFormat_5f_1_5f_24_5f_1" style:base-cell-address="Sheet1.A1382"/>
    </style:style>
    <style:style style:name="ce7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Sheet1.$B$1:Sheet1.$B$1048576];[Sheet1.A1])&gt;1;NOT(ISBLANK([Sheet1.A1]))))" style:apply-style-name="Excel_5f_CondFormat_5f_1_5f_31_5f_1" style:base-cell-address="Sheet1.A1"/>
    </style:style>
    <style:style style:name="ce8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Sheet1.$B$1:Sheet1.$B$1048576];[Sheet1.A1])&gt;1;NOT(ISBLANK([Sheet1.A1]))))" style:apply-style-name="Excel_5f_CondFormat_5f_1_5f_31_5f_1" style:base-cell-address="Sheet1.A1"/>
    </style:style>
    <style:style style:name="ce9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:.$B$7];[Sheet1.A1])+COUNTIF($#REF!$#REF!:$#REF!$#REF!;[Sheet1.A1])&gt;1;NOT(ISBLANK([Sheet1.A1]))))" style:apply-style-name="Excel_5f_CondFormat_5f_1_5f_1_5f_1" style:base-cell-address="Sheet1.A1"/>
      <style:map style:condition="is-true-formula(AND(COUNTIF([.$B$1:.$B$7];[Sheet1.A1])+COUNTIF($#REF!$#REF!:$#REF!$#REF!;[Sheet1.A1])&gt;1;NOT(ISBLANK([Sheet1.A1]))))" style:apply-style-name="Excel_5f_CondFormat_5f_1_5f_1_5f_2" style:base-cell-address="Sheet1.A1"/>
    </style:style>
    <style:style style:name="ce10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:.$B$7];[Sheet1.A1])+COUNTIF($#REF!$#REF!:$#REF!$#REF!;[Sheet1.A1])&gt;1;NOT(ISBLANK([Sheet1.A1]))))" style:apply-style-name="Excel_5f_CondFormat_5f_1_5f_1_5f_1" style:base-cell-address="Sheet1.A1"/>
      <style:map style:condition="is-true-formula(AND(COUNTIF([.$B$1:.$B$7];[Sheet1.A1])+COUNTIF($#REF!$#REF!:$#REF!$#REF!;[Sheet1.A1])&gt;1;NOT(ISBLANK([Sheet1.A1]))))" style:apply-style-name="Excel_5f_CondFormat_5f_1_5f_1_5f_2" style:base-cell-address="Sheet1.A1"/>
    </style:style>
    <style:style style:name="ce11" style:family="table-cell" style:parent-style-name="Default" style:data-style-name="N0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B$1:.$B$7];[Sheet1.A1])+COUNTIF($#REF!$#REF!:$#REF!$#REF!;[Sheet1.A1])&gt;1;NOT(ISBLANK([Sheet1.A1]))))" style:apply-style-name="Excel_5f_CondFormat_5f_1_5f_1_5f_1" style:base-cell-address="Sheet1.A1"/>
      <style:map style:condition="is-true-formula(AND(COUNTIF([.$B$1:.$B$7];[Sheet1.A1])+COUNTIF($#REF!$#REF!:$#REF!$#REF!;[Sheet1.A1])&gt;1;NOT(ISBLANK([Sheet1.A1]))))" style:apply-style-name="Excel_5f_CondFormat_5f_1_5f_1_5f_2" style:base-cell-address="Sheet1.A1"/>
    </style:style>
    <style:style style:name="ce1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ackground-color="#00ccff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8:.$G$1896];[Sheet1.F2])&gt;1;NOT(ISBLANK([Sheet1.F2]))))" style:apply-style-name="Excel_5f_CondFormat_5f_1_5f_80_5f_1" style:base-cell-address="Sheet1.F2"/>
    </style:style>
    <style:style style:name="ce1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49:.$G$149];[Sheet1.F143])&gt;1;NOT(ISBLANK([Sheet1.F143]))))" style:apply-style-name="Excel_5f_CondFormat_5f_1_5f_14_5f_1" style:base-cell-address="Sheet1.F143"/>
    </style:style>
    <style:style style:name="ce1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174:.$G$1174];[Sheet1.F1168])&gt;1;NOT(ISBLANK([Sheet1.F1168]))))" style:apply-style-name="Excel_5f_CondFormat_5f_1_5f_4_5f_1" style:base-cell-address="Sheet1.F1168"/>
    </style:style>
    <style:style style:name="ce2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175:.$G$1204];[Sheet1.F1169])&gt;1;NOT(ISBLANK([Sheet1.F1169]))))" style:apply-style-name="Excel_5f_CondFormat_5f_1_5f_25_5f_1" style:base-cell-address="Sheet1.F1169"/>
    </style:style>
    <style:style style:name="ce2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05:.$G$1211];[Sheet1.F1199])&gt;1;NOT(ISBLANK([Sheet1.F1199]))))" style:apply-style-name="Excel_5f_CondFormat_5f_1_5f_66_5f_1" style:base-cell-address="Sheet1.F1199"/>
    </style:style>
    <style:style style:name="ce2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12:.$G$1225];[Sheet1.F1206])&gt;1;NOT(ISBLANK([Sheet1.F1206]))))" style:apply-style-name="Excel_5f_CondFormat_5f_1_5f_17_5f_1" style:base-cell-address="Sheet1.F1206"/>
    </style:style>
    <style:style style:name="ce2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26:.$G$1229];[Sheet1.F1220])&gt;1;NOT(ISBLANK([Sheet1.F1220]))))" style:apply-style-name="Excel_5f_CondFormat_5f_1_5f_75_5f_1" style:base-cell-address="Sheet1.F1220"/>
    </style:style>
    <style:style style:name="ce2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30:.$G$1230];[Sheet1.F1224])&gt;1;NOT(ISBLANK([Sheet1.F1224]))))" style:apply-style-name="Excel_5f_CondFormat_5f_1_5f_5_5f_1" style:base-cell-address="Sheet1.F1224"/>
    </style:style>
    <style:style style:name="ce2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31:.$G$1231];[Sheet1.F1225])&gt;1;NOT(ISBLANK([Sheet1.F1225]))))" style:apply-style-name="Excel_5f_CondFormat_5f_1_5f_6_5f_1" style:base-cell-address="Sheet1.F1225"/>
    </style:style>
    <style:style style:name="ce2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32:.$G$1242];[Sheet1.F1226])&gt;1;NOT(ISBLANK([Sheet1.F1226]))))" style:apply-style-name="Excel_5f_CondFormat_5f_1_5f_54_5f_1" style:base-cell-address="Sheet1.F1226"/>
    </style:style>
    <style:style style:name="ce2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43:.$G$1257];[Sheet1.F1237])&gt;1;NOT(ISBLANK([Sheet1.F1237]))))" style:apply-style-name="Excel_5f_CondFormat_5f_1_5f_7_5f_1" style:base-cell-address="Sheet1.F1237"/>
    </style:style>
    <style:style style:name="ce2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58:.$G$1258];[Sheet1.F1252])&gt;1;NOT(ISBLANK([Sheet1.F1252]))))" style:apply-style-name="Excel_5f_CondFormat_5f_1_5f_8_5f_1" style:base-cell-address="Sheet1.F1252"/>
    </style:style>
    <style:style style:name="ce2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59:.$G$1261];[Sheet1.F1253])&gt;1;NOT(ISBLANK([Sheet1.F1253]))))" style:apply-style-name="Excel_5f_CondFormat_5f_1_5f_9_5f_1" style:base-cell-address="Sheet1.F1253"/>
    </style:style>
    <style:style style:name="ce3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62:.$G$1262];[Sheet1.F1256])&gt;1;NOT(ISBLANK([Sheet1.F1256]))))" style:apply-style-name="Excel_5f_CondFormat_5f_1_5f_11_5f_1" style:base-cell-address="Sheet1.F1256"/>
    </style:style>
    <style:style style:name="ce3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63:.$G$1284];[Sheet1.F1257])&gt;1;NOT(ISBLANK([Sheet1.F1257]))))" style:apply-style-name="Excel_5f_CondFormat_5f_1_5f_65_5f_1" style:base-cell-address="Sheet1.F1257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285:.$G$1316];[Sheet1.F1279])&gt;1;NOT(ISBLANK([Sheet1.F1279]))))" style:apply-style-name="Excel_5f_CondFormat_5f_1_5f_26_5f_1" style:base-cell-address="Sheet1.F1279"/>
    </style:style>
    <style:style style:name="ce3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11:.$G$1311];[Sheet1.F1305])&gt;1;NOT(ISBLANK([Sheet1.F1305]))))" style:apply-style-name="Excel_5f_CondFormat_5f_1_5f_10_5f_1" style:base-cell-address="Sheet1.F1305"/>
    </style:style>
    <style:style style:name="ce3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12:.$G$1313];[Sheet1.F1306])+COUNTIF([.$G$1316:.$G$1316];[Sheet1.F1306])&gt;1;NOT(ISBLANK([Sheet1.F1306]))))" style:apply-style-name="Excel_5f_CondFormat_5f_1_5f_12_5f_1" style:base-cell-address="Sheet1.F1306"/>
    </style:style>
    <style:style style:name="ce3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17:.$G$1335];[Sheet1.F1311])&gt;1;NOT(ISBLANK([Sheet1.F1311]))))" style:apply-style-name="Excel_5f_CondFormat_5f_1_5f_64_5f_1" style:base-cell-address="Sheet1.F1311"/>
    </style:style>
    <style:style style:name="ce3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36:.$G$1336];[Sheet1.F1330])&gt;1;NOT(ISBLANK([Sheet1.F1330]))))" style:apply-style-name="Excel_5f_CondFormat_5f_1_5f_13_5f_1" style:base-cell-address="Sheet1.F1330"/>
    </style:style>
    <style:style style:name="ce3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37:.$G$1337];[Sheet1.F1331])&gt;1;NOT(ISBLANK([Sheet1.F1331]))))" style:apply-style-name="Excel_5f_CondFormat_5f_1_5f_15_5f_1" style:base-cell-address="Sheet1.F1331"/>
    </style:style>
    <style:style style:name="ce3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38:.$G$1338];[Sheet1.F1332])&gt;1;NOT(ISBLANK([Sheet1.F1332]))))" style:apply-style-name="Excel_5f_CondFormat_5f_1_5f_16_5f_1" style:base-cell-address="Sheet1.F1332"/>
    </style:style>
    <style:style style:name="ce3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39:.$G$1354];[Sheet1.F1333])&gt;1;NOT(ISBLANK([Sheet1.F1333]))))" style:apply-style-name="Excel_5f_CondFormat_5f_1_5f_18_5f_1" style:base-cell-address="Sheet1.F1333"/>
    </style:style>
    <style:style style:name="ce4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55:.$G$1368];[Sheet1.F1349])&gt;1;NOT(ISBLANK([Sheet1.F1349]))))" style:apply-style-name="Excel_5f_CondFormat_5f_1_5f_19_5f_1" style:base-cell-address="Sheet1.F1349"/>
    </style:style>
    <style:style style:name="ce4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69:.$G$1382];[Sheet1.F1363])&gt;1;NOT(ISBLANK([Sheet1.F1363]))))" style:apply-style-name="Excel_5f_CondFormat_5f_1_5f_62_5f_1" style:base-cell-address="Sheet1.F1363"/>
    </style:style>
    <style:style style:name="ce4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83:.$G$1387];[Sheet1.F1377])&gt;1;NOT(ISBLANK([Sheet1.F1377]))))" style:apply-style-name="Excel_5f_CondFormat_5f_1_5f_21_5f_1" style:base-cell-address="Sheet1.F1377"/>
    </style:style>
    <style:style style:name="ce4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88:.$G$1390];[Sheet1.F1382])&gt;1;NOT(ISBLANK([Sheet1.F1382]))))" style:apply-style-name="Excel_5f_CondFormat_5f_1_5f_23_5f_1" style:base-cell-address="Sheet1.F1382"/>
    </style:style>
    <style:style style:name="ce4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391:.$G$1896];[Sheet1.F1385])&gt;1;NOT(ISBLANK([Sheet1.F1385]))))" style:apply-style-name="Excel_5f_CondFormat_5f_1_5f_78_5f_1" style:base-cell-address="Sheet1.F1385"/>
    </style:style>
    <style:style style:name="ce4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559:.$G$1559];[Sheet1.F1553])&gt;1;NOT(ISBLANK([Sheet1.F1553]))))" style:apply-style-name="Excel_5f_CondFormat_5f_1_5f_27_5f_1" style:base-cell-address="Sheet1.F1553"/>
    </style:style>
    <style:style style:name="ce4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563:.$G$1563];[Sheet1.F1557])&gt;1;NOT(ISBLANK([Sheet1.F1557]))))" style:apply-style-name="Excel_5f_CondFormat_5f_1_5f_39_5f_1" style:base-cell-address="Sheet1.F1557"/>
    </style:style>
    <style:style style:name="ce4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G$1777:.$G$1782];[Sheet1.F1771])&gt;1;NOT(ISBLANK([Sheet1.F1771]))))" style:apply-style-name="Excel_5f_CondFormat_5f_1_5f_67_5f_1" style:base-cell-address="Sheet1.F1771"/>
    </style:style>
    <style:style style:name="ce48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H$1559:.$H$1559];[Sheet1.G1553])&gt;1;NOT(ISBLANK([Sheet1.G1553]))))" style:apply-style-name="Excel_5f_CondFormat_5f_1_5f_28_5f_1" style:base-cell-address="Sheet1.G1553"/>
    </style:style>
    <style:style style:name="ce4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827:.$J$827];[Sheet1.I821])&gt;1;NOT(ISBLANK([Sheet1.I821]))))" style:apply-style-name="Excel_5f_CondFormat_5f_1_5f_49_5f_1" style:base-cell-address="Sheet1.I821"/>
      <style:map style:condition="is-true-formula(AND(COUNTIF([.$J$827:.$J$827];[Sheet1.I821])&gt;1;NOT(ISBLANK([Sheet1.I821]))))" style:apply-style-name="Excel_5f_CondFormat_5f_1_5f_49_5f_2" style:base-cell-address="Sheet1.I821"/>
    </style:style>
    <style:style style:name="ce50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543:.$J$1639];[Sheet1.I1537])&gt;1;NOT(ISBLANK([Sheet1.I1537]))))" style:apply-style-name="Excel_5f_CondFormat_5f_1_5f_52_5f_1" style:base-cell-address="Sheet1.I1537"/>
      <style:map style:condition="is-true-formula(AND(COUNTIF([.$J$1543:.$J$1639];[Sheet1.I1537])&gt;1;NOT(ISBLANK([Sheet1.I1537]))))" style:apply-style-name="Excel_5f_CondFormat_5f_1_5f_52_5f_2" style:base-cell-address="Sheet1.I1537"/>
    </style:style>
    <style:style style:name="ce5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559:.$J$1559];[Sheet1.I1553])&gt;1;NOT(ISBLANK([Sheet1.I1553]))))" style:apply-style-name="Excel_5f_CondFormat_5f_1_5f_29_5f_1" style:base-cell-address="Sheet1.I1553"/>
      <style:map style:condition="is-true-formula(AND(COUNTIF([.$J$1559:.$J$1559];[Sheet1.I1553])&gt;1;NOT(ISBLANK([Sheet1.I1553]))))" style:apply-style-name="Excel_5f_CondFormat_5f_1_5f_29_5f_2" style:base-cell-address="Sheet1.I1553"/>
    </style:style>
    <style:style style:name="ce5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562:.$J$1562];[Sheet1.I1556])&gt;1;NOT(ISBLANK([Sheet1.I1556]))))" style:apply-style-name="Excel_5f_CondFormat_5f_1_5f_32_5f_1" style:base-cell-address="Sheet1.I1556"/>
      <style:map style:condition="is-true-formula(AND(COUNTIF([.$J$1562:.$J$1562];[Sheet1.I1556])&gt;1;NOT(ISBLANK([Sheet1.I1556]))))" style:apply-style-name="Excel_5f_CondFormat_5f_1_5f_32_5f_2" style:base-cell-address="Sheet1.I1556"/>
    </style:style>
    <style:style style:name="ce53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563:.$J$1563];[Sheet1.I1557])&gt;1;NOT(ISBLANK([Sheet1.I1557]))))" style:apply-style-name="Excel_5f_CondFormat_5f_1_5f_37_5f_1" style:base-cell-address="Sheet1.I1557"/>
      <style:map style:condition="is-true-formula(AND(COUNTIF([.$J$1563:.$J$1563];[Sheet1.I1557])&gt;1;NOT(ISBLANK([Sheet1.I1557]))))" style:apply-style-name="Excel_5f_CondFormat_5f_1_5f_37_5f_2" style:base-cell-address="Sheet1.I1557"/>
    </style:style>
    <style:style style:name="ce54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640:.$J$1642];[Sheet1.I1634])&gt;1;NOT(ISBLANK([Sheet1.I1634]))))" style:apply-style-name="Excel_5f_CondFormat_5f_1_5f_55_5f_1" style:base-cell-address="Sheet1.I1634"/>
      <style:map style:condition="is-true-formula(AND(COUNTIF([.$J$1640:.$J$1642];[Sheet1.I1634])&gt;1;NOT(ISBLANK([Sheet1.I1634]))))" style:apply-style-name="Excel_5f_CondFormat_5f_1_5f_55_5f_2" style:base-cell-address="Sheet1.I1634"/>
    </style:style>
    <style:style style:name="ce55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777:.$J$1782];[Sheet1.I1771])&gt;1;NOT(ISBLANK([Sheet1.I1771]))))" style:apply-style-name="Excel_5f_CondFormat_5f_1_5f_68_5f_1" style:base-cell-address="Sheet1.I1771"/>
      <style:map style:condition="is-true-formula(AND(COUNTIF([.$J$1777:.$J$1782];[Sheet1.I1771])&gt;1;NOT(ISBLANK([Sheet1.I1771]))))" style:apply-style-name="Excel_5f_CondFormat_5f_1_5f_68_5f_2" style:base-cell-address="Sheet1.I1771"/>
    </style:style>
    <style:style style:name="ce56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AND(COUNTIF([.$J$1777:.$J$1782];[Sheet1.I1771])&gt;1;NOT(ISBLANK([Sheet1.I1771]))))" style:apply-style-name="Excel_5f_CondFormat_5f_1_5f_68_5f_1" style:base-cell-address="Sheet1.I1771"/>
      <style:map style:condition="is-true-formula(AND(COUNTIF([.$J$1777:.$J$1782];[Sheet1.I1771])&gt;1;NOT(ISBLANK([Sheet1.I1771]))))" style:apply-style-name="Excel_5f_CondFormat_5f_1_5f_68_5f_2" style:base-cell-address="Sheet1.I1771"/>
    </style:style>
    <style:style style:name="ce57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ackground-color="#339966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660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 style:data-style-name="N0">
      <style:table-cell-properties style:glyph-orientation-vertical="0" fo:background-color="#ffcc99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36">
      <style:table-cell-properties style:glyph-orientation-vertical="0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4" style:family="table-cell" style:parent-style-name="Excel_5f_BuiltIn_5f_Comma" style:data-style-name="N166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Excel_5f_BuiltIn_5f_Comma" style:data-style-name="N16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 style:data-style-name="N36">
      <style:table-cell-properties style:glyph-orientation-vertical="0" fo:background-color="#ccffcc" style:diagonal-bl-tr="none" style:diagonal-tl-br="none" style:text-align-source="fix" style:repeat-content="false" fo:wrap-option="no-wrap" fo:border="1.76pt solid #c0c0c0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800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 style:data-style-name="N1">
      <style:table-cell-properties style:glyph-orientation-vertical="0" fo:border-bottom="1.76pt solid #c0c0c0" style:diagonal-bl-tr="none" style:diagonal-tl-br="none" style:text-align-source="fix" style:repeat-content="false" fo:wrap-option="no-wrap" fo:border-left="1.76pt solid #c0c0c0" style:direction="ltr" fo:padding="0.71mm" fo:border-right="1.7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" style:family="table-cell" style:parent-style-name="Default" style:data-style-name="N36">
      <style:table-cell-properties style:glyph-orientation-vertical="0" fo:border-bottom="1.76pt solid #c0c0c0" style:diagonal-bl-tr="none" style:diagonal-tl-br="none" style:text-align-source="fix" style:repeat-content="false" fo:wrap-option="no-wrap" fo:border-left="1.76pt solid #c0c0c0" style:direction="ltr" fo:padding="0.71mm" fo:border-right="1.76pt solid #c0c0c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3366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36">
      <style:table-cell-properties style:glyph-orientation-vertical="0" fo:background-color="#008000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 style:data-style-name="N36">
      <style:table-cell-properties style:glyph-orientation-vertical="0" fo:background-color="#969696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2.49pt solid #ffffff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ffffff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13"/>
        <table:table-column table:style-name="co2" table:default-cell-style-name="ce14"/>
        <table:table-column table:style-name="co2" table:default-cell-style-name="ce15"/>
        <table:table-column table:style-name="co2" table:default-cell-style-name="ce13"/>
        <table:table-column table:style-name="co2" table:default-cell-style-name="ce17"/>
        <table:table-column table:style-name="co2" table:number-columns-repeated="3" table:default-cell-style-name="ce14"/>
        <table:table-column table:style-name="co2" table:number-columns-repeated="3" table:default-cell-style-name="ce15"/>
        <table:table-column table:style-name="co2" table:number-columns-repeated="2" table:default-cell-style-name="ce13"/>
        <table:table-column table:style-name="co2" table:default-cell-style-name="ce15"/>
        <table:table-column table:style-name="co2" table:number-columns-repeated="2" table:default-cell-style-name="ce13"/>
        <table:table-column table:style-name="co2" table:number-columns-repeated="2" table:default-cell-style-name="ce15"/>
        <table:table-column table:style-name="co2" table:default-cell-style-name="ce13"/>
        <table:table-column table:style-name="co2" table:default-cell-style-name="ce15"/>
        <table:table-column table:style-name="co2" table:default-cell-style-name="ce13"/>
        <table:table-column table:style-name="co2" table:number-columns-repeated="2" table:default-cell-style-name="ce59"/>
        <table:table-column table:style-name="co2" table:default-cell-style-name="ce13"/>
        <table:table-column table:style-name="co2" table:default-cell-style-name="ce59"/>
        <table:table-column table:style-name="co2" table:number-columns-repeated="2" table:default-cell-style-name="ce13"/>
        <table:table-column table:style-name="co2" table:number-columns-repeated="6" table:default-cell-style-name="ce61"/>
        <table:table-column table:style-name="co2" table:default-cell-style-name="ce13"/>
        <table:table-column table:style-name="co2" table:default-cell-style-name="ce63"/>
        <table:table-column table:style-name="co2" table:default-cell-style-name="ce64"/>
        <table:table-column table:style-name="co2" table:default-cell-style-name="ce65"/>
        <table:table-column table:style-name="co2" table:number-columns-repeated="3" table:default-cell-style-name="ce13"/>
        <table:table-column table:style-name="co2" table:default-cell-style-name="ce67"/>
        <table:table-column table:style-name="co2" table:default-cell-style-name="ce69"/>
        <table:table-column table:style-name="co2" table:default-cell-style-name="ce70"/>
        <table:table-column table:style-name="co2" table:number-columns-repeated="9" table:default-cell-style-name="ce13"/>
        <table:table-column table:style-name="co2" table:number-columns-repeated="4" table:default-cell-style-name="ce63"/>
        <table:table-row table:style-name="ro2">
          <table:table-cell table:style-name="ce1" office:value-type="string" calcext:value-type="string">
            <text:p>CEDULA</text:p>
          </table:table-cell>
          <table:table-cell table:style-name="ce12" office:value-type="string" calcext:value-type="string">
            <text:p>NOMBRE</text:p>
          </table:table-cell>
          <table:table-cell table:style-name="ce12" office:value-type="string" calcext:value-type="string">
            <text:p>USER</text:p>
          </table:table-cell>
          <table:table-cell table:style-name="ce12" office:value-type="string" calcext:value-type="string">
            <text:p>ESTADO </text:p>
          </table:table-cell>
          <table:table-cell table:style-name="ce12" office:value-type="string" calcext:value-type="string">
            <text:p>GENERO</text:p>
          </table:table-cell>
          <table:table-cell table:style-name="ce16" office:value-type="string" calcext:value-type="string">
            <text:p>ID Avaya</text:p>
          </table:table-cell>
          <table:table-cell table:style-name="ce16" office:value-type="string" calcext:value-type="string">
            <text:p>Codigo ATC</text:p>
          </table:table-cell>
          <table:table-cell table:style-name="ce16" office:value-type="string" calcext:value-type="string">
            <text:p>Codigo SSC</text:p>
          </table:table-cell>
          <table:table-cell table:style-name="ce16" office:value-type="string" calcext:value-type="string">
            <text:p>Codigo Elite</text:p>
          </table:table-cell>
          <table:table-cell table:style-name="ce12" office:value-type="string" calcext:value-type="string">
            <text:p>CARGO</text:p>
          </table:table-cell>
          <table:table-cell table:style-name="ce12" office:value-type="string" calcext:value-type="string">
            <text:p>ROL</text:p>
          </table:table-cell>
          <table:table-cell table:style-name="ce12" office:value-type="string" calcext:value-type="string">
            <text:p>LOGIN SUPERVISOR</text:p>
          </table:table-cell>
          <table:table-cell table:style-name="ce12" office:value-type="string" calcext:value-type="string">
            <text:p>SUPERVISOR</text:p>
          </table:table-cell>
          <table:table-cell table:style-name="ce12" office:value-type="string" calcext:value-type="string">
            <text:p>EJECUTIVO DE EXPERIENCIA</text:p>
          </table:table-cell>
          <table:table-cell table:style-name="ce57" office:value-type="string" calcext:value-type="string">
            <text:p>CLIENTE</text:p>
          </table:table-cell>
          <table:table-cell table:style-name="ce12" office:value-type="string" calcext:value-type="string">
            <text:p>N° CE COS</text:p>
          </table:table-cell>
          <table:table-cell table:style-name="ce12" office:value-type="string" calcext:value-type="string">
            <text:p>CENTRO DE COSTOS </text:p>
          </table:table-cell>
          <table:table-cell table:style-name="ce12" office:value-type="string" calcext:value-type="string">
            <text:p>PILOTO</text:p>
          </table:table-cell>
          <table:table-cell table:style-name="ce12" office:value-type="string" calcext:value-type="string">
            <text:p>PILOTO POLIVALENCIA</text:p>
          </table:table-cell>
          <table:table-cell table:style-name="ce12" office:value-type="string" calcext:value-type="string">
            <text:p>NOVEDAD</text:p>
          </table:table-cell>
          <table:table-cell table:style-name="ce12" office:value-type="string" calcext:value-type="string">
            <text:p>CANAL</text:p>
          </table:table-cell>
          <table:table-cell table:style-name="ce12" office:value-type="string" calcext:value-type="string">
            <text:p>INGRESOS</text:p>
          </table:table-cell>
          <table:table-cell table:style-name="ce58" office:value-type="string" calcext:value-type="string">
            <text:p>OBSERVACIONES</text:p>
          </table:table-cell>
          <table:table-cell table:style-name="ce58" office:value-type="string" calcext:value-type="string">
            <text:p>RESTRINCCION ESTUDIO</text:p>
          </table:table-cell>
          <table:table-cell table:style-name="ce58" office:value-type="string" calcext:value-type="string">
            <text:p>NOVEDAD </text:p>
          </table:table-cell>
          <table:table-cell table:style-name="ce58" office:value-type="string" calcext:value-type="string">
            <text:p>RESTRINCCION TRANSPORTE</text:p>
          </table:table-cell>
          <table:table-cell table:style-name="ce58" office:value-type="string" calcext:value-type="string">
            <text:p>NOVEDAD </text:p>
          </table:table-cell>
          <table:table-cell table:style-name="ce60" office:value-type="string" calcext:value-type="string">
            <text:p>tel_Principal</text:p>
          </table:table-cell>
          <table:table-cell table:style-name="ce60" office:value-type="string" calcext:value-type="string">
            <text:p>tel_Otro</text:p>
          </table:table-cell>
          <table:table-cell table:style-name="ce60" office:value-type="string" calcext:value-type="string">
            <text:p>cel_Telefono</text:p>
          </table:table-cell>
          <table:table-cell table:style-name="ce60" office:value-type="string" calcext:value-type="string">
            <text:p>correoElectronico</text:p>
          </table:table-cell>
          <table:table-cell table:style-name="ce60" office:value-type="string" calcext:value-type="string">
            <text:p>Direccion</text:p>
          </table:table-cell>
          <table:table-cell table:style-name="ce60" office:value-type="string" calcext:value-type="string">
            <text:p>Barrio</text:p>
          </table:table-cell>
          <table:table-cell table:style-name="ce60" office:value-type="string" calcext:value-type="string">
            <text:p>Municipio</text:p>
          </table:table-cell>
          <table:table-cell table:style-name="ce60" office:value-type="string" calcext:value-type="string">
            <text:p>Transporte</text:p>
          </table:table-cell>
          <table:table-cell table:style-name="ce60" office:value-type="string" calcext:value-type="string">
            <text:p>fecha_Nacimiento</text:p>
          </table:table-cell>
          <table:table-cell table:style-name="ce60" office:value-type="string" calcext:value-type="string">
            <text:p>Dias</text:p>
          </table:table-cell>
          <table:table-cell table:style-name="ce60" office:value-type="string" calcext:value-type="string">
            <text:p>Edad</text:p>
          </table:table-cell>
          <table:table-cell table:style-name="ce60" office:value-type="string" calcext:value-type="string">
            <text:p>Estado_Civil</text:p>
          </table:table-cell>
          <table:table-cell table:style-name="ce60" office:value-type="string" calcext:value-type="string">
            <text:p>tipoSangre</text:p>
          </table:table-cell>
          <table:table-cell table:style-name="ce60" office:value-type="string" calcext:value-type="string">
            <text:p>sangreRH</text:p>
          </table:table-cell>
          <table:table-cell table:style-name="ce66" office:value-type="string" calcext:value-type="string">
            <text:p>Fecha Ingreso</text:p>
          </table:table-cell>
          <table:table-cell table:style-name="ce68" office:value-type="float" office:value="1" calcext:value-type="float">
            <text:p>1</text:p>
          </table:table-cell>
          <table:table-cell table:style-name="ce66" office:value-type="string" calcext:value-type="string">
            <text:p>ANTIGÜEDAD</text:p>
          </table:table-cell>
          <table:table-cell table:style-name="ce66" office:value-type="string" calcext:value-type="string">
            <text:p>tallaCamisa</text:p>
          </table:table-cell>
          <table:table-cell table:style-name="ce66" office:value-type="string" calcext:value-type="string">
            <text:p>tallaPantalon</text:p>
          </table:table-cell>
          <table:table-cell table:style-name="ce66" office:value-type="string" calcext:value-type="string">
            <text:p>tallaZapatos</text:p>
          </table:table-cell>
          <table:table-cell table:style-name="ce66" office:value-type="string" calcext:value-type="string">
            <text:p>Coperativa</text:p>
          </table:table-cell>
          <table:table-cell table:style-name="ce66" office:value-type="string" calcext:value-type="string">
            <text:p>eps</text:p>
          </table:table-cell>
          <table:table-cell table:style-name="ce66" office:value-type="string" calcext:value-type="string">
            <text:p>afp</text:p>
          </table:table-cell>
          <table:table-cell table:style-name="ce66" office:value-type="string" calcext:value-type="string">
            <text:p>arp</text:p>
          </table:table-cell>
          <table:table-cell table:style-name="ce66" office:value-type="string" calcext:value-type="string">
            <text:p>fces</text:p>
          </table:table-cell>
          <table:table-cell table:style-name="ce66" office:value-type="string" calcext:value-type="string">
            <text:p>cajaDeCompensacion</text:p>
          </table:table-cell>
          <table:table-cell table:style-name="ce71" office:value-type="string" calcext:value-type="string">
            <text:p>dominioUltimaMod</text:p>
          </table:table-cell>
          <table:table-cell table:style-name="ce72" office:value-type="string" calcext:value-type="string">
            <text:p>FEC RETIRO</text:p>
          </table:table-cell>
          <table:table-cell table:style-name="ce73" office:value-type="string" calcext:value-type="string">
            <text:p>MOTIVO DEL RETIRO</text:p>
          </table:table-cell>
          <table:table-cell table:style-name="ce73" office:value-type="string" calcext:value-type="string">
            <text:p>SUB MOTIVO</text:p>
          </table:table-cell>
        </table:table-row>
        <table:table-row table:style-name="ro2">
          <table:table-cell office:value-type="float" office:value="98772535" calcext:value-type="float">
            <text:p>98772535</text:p>
          </table:table-cell>
          <table:table-cell office:value-type="string" calcext:value-type="string">
            <text:p>Jorge Alejandro Quiroz Agudelo</text:p>
          </table:table-cell>
          <table:table-cell office:value-type="string" calcext:value-type="string">
            <text:p>Jquiroa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1234" calcext:value-type="float">
            <text:p>71234</text:p>
          </table:table-cell>
          <table:table-cell office:value-type="float" office:value="1124007875" calcext:value-type="float">
            <text:p>1124007875</text:p>
          </table:table-cell>
          <table:table-cell office:value-type="string" calcext:value-type="string">
            <text:p>-</text:p>
          </table:table-cell>
          <table:table-cell office:value-type="float" office:value="98772535" calcext:value-type="float">
            <text:p>98772535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Analista De Operaciones</text:p>
          </table:table-cell>
          <table:table-cell table:formula="of:=IFERROR(VLOOKUP([.M2];#REF!;4;0);&quot;-&quot;)" office:value-type="string" office:string-value="-" calcext:value-type="string">
            <text:p>-</text:p>
          </table:table-cell>
          <table:table-cell office:value-type="string" calcext:value-type="string">
            <text:p>Daniel Esteban Rojas Zuluag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Administrativos</text:p>
          </table:table-cell>
          <table:table-cell/>
          <table:table-cell office:value-type="string" calcext:value-type="string">
            <text:p>Pe. Planilla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562702" calcext:value-type="float">
            <text:p>2562702</text:p>
          </table:table-cell>
          <table:table-cell office:value-type="float" office:value="3003061549" calcext:value-type="float">
            <text:p>3003061549</text:p>
          </table:table-cell>
          <table:table-cell office:value-type="string" calcext:value-type="string">
            <text:p>Jquirozagudelo@Gmail.Com</text:p>
          </table:table-cell>
          <table:table-cell office:value-type="string" calcext:value-type="string">
            <text:p>Carrera 31A #84-47</text:p>
          </table:table-cell>
          <table:table-cell office:value-type="string" calcext:value-type="string">
            <text:p>Belen Los Alpe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5-11-29" calcext:value-type="date">
            <text:p>29/11/1985</text:p>
          </table:table-cell>
          <table:table-cell table:formula="of:=IF([.AJ2]&lt;&gt;&quot;&quot;;TODAY()-[.AJ2];&quot;-&quot;)" office:value-type="float" office:value="11724" calcext:value-type="float">
            <text:p>11.724 </text:p>
          </table:table-cell>
          <table:table-cell table:formula="of:=IF([.AJ2]&lt;&gt;&quot;&quot;;frac.año([.AJ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4-04-16" calcext:value-type="date">
            <text:p>16/04/2014</text:p>
          </table:table-cell>
          <table:table-cell table:formula="of:=IFERROR([.$AQ$5]-[.AP2];&quot;-&quot;)" office:value-type="string" office:string-value="-" calcext:value-type="string">
            <text:p>-</text:p>
          </table:table-cell>
          <table:table-cell table:formula="of:=+PROPER(IFERROR(IF([.AQ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Nueva Eps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Colfondos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45737505" calcext:value-type="float">
            <text:p>1045737505</text:p>
          </table:table-cell>
          <table:table-cell office:value-type="string" calcext:value-type="string">
            <text:p>Carlos Andres Neira Peralta</text:p>
          </table:table-cell>
          <table:table-cell office:value-type="string" calcext:value-type="string">
            <text:p>Caperal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2876" calcext:value-type="float">
            <text:p>7812876</text:p>
          </table:table-cell>
          <table:table-cell office:value-type="float" office:value="1794004927" calcext:value-type="float">
            <text:p>1794004927</text:p>
          </table:table-cell>
          <table:table-cell office:value-type="float" office:value="31985" calcext:value-type="float">
            <text:p>31985</text:p>
          </table:table-cell>
          <table:table-cell office:value-type="float" office:value="1045737505" calcext:value-type="float">
            <text:p>1045737505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Analista De Operaciones</text:p>
          </table:table-cell>
          <table:table-cell table:formula="of:=IFERROR(VLOOKUP([.M3];#REF!;4;0);&quot;-&quot;)" office:value-type="string" office:string-value="-" calcext:value-type="string">
            <text:p>-</text:p>
          </table:table-cell>
          <table:table-cell office:value-type="string" calcext:value-type="string">
            <text:p>Daniel Esteban Rojas Zuluag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Administrativos</text:p>
          </table:table-cell>
          <table:table-cell/>
          <table:table-cell office:value-type="string" calcext:value-type="string">
            <text:p>Pe. Planilla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122926261" calcext:value-type="float">
            <text:p>3122926261</text:p>
          </table:table-cell>
          <table:table-cell office:value-type="float" office:value="3122986497" calcext:value-type="float">
            <text:p>3122986497</text:p>
          </table:table-cell>
          <table:table-cell office:value-type="string" calcext:value-type="string">
            <text:p>Cahp_7@Hotmail.Com</text:p>
          </table:table-cell>
          <table:table-cell office:value-type="string" calcext:value-type="string">
            <text:p>Cra 49 No. 45-60 Dpto 303</text:p>
          </table:table-cell>
          <table:table-cell office:value-type="string" calcext:value-type="string">
            <text:p>La Gloria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96-02-27" calcext:value-type="date">
            <text:p>27/02/1996</text:p>
          </table:table-cell>
          <table:table-cell table:formula="of:=IF([.AJ3]&lt;&gt;&quot;&quot;;TODAY()-[.AJ3];&quot;-&quot;)" office:value-type="float" office:value="7982" calcext:value-type="float">
            <text:p>7.982 </text:p>
          </table:table-cell>
          <table:table-cell table:formula="of:=IF([.AJ3]&lt;&gt;&quot;&quot;;frac.año([.AJ3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1-29" calcext:value-type="date">
            <text:p>29/11/2016</text:p>
          </table:table-cell>
          <table:table-cell table:formula="of:=IFERROR([.$AQ$5]-[.AP3];&quot;-&quot;)" office:value-type="string" office:string-value="-" calcext:value-type="string">
            <text:p>-</text:p>
          </table:table-cell>
          <table:table-cell table:formula="of:=+PROPER(IFERROR(IF([.AQ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152198869" calcext:value-type="float">
            <text:p>1152198869</text:p>
          </table:table-cell>
          <table:table-cell office:value-type="string" calcext:value-type="string">
            <text:p>Juan Camilo Londoño Graciano</text:p>
          </table:table-cell>
          <table:table-cell office:value-type="string" calcext:value-type="string">
            <text:p>jlondog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2054" calcext:value-type="float">
            <text:p>7822054</text:p>
          </table:table-cell>
          <table:table-cell office:value-type="float" office:value="1794006629" calcext:value-type="float">
            <text:p>1794006629</text:p>
          </table:table-cell>
          <table:table-cell office:value-type="float" office:value="38257" calcext:value-type="float">
            <text:p>38257</text:p>
          </table:table-cell>
          <table:table-cell office:value-type="float" office:value="1152198869" calcext:value-type="float">
            <text:p>1152198869</text:p>
          </table:table-cell>
          <table:table-cell office:value-type="string" calcext:value-type="string">
            <text:p>Asesor</text:p>
          </table:table-cell>
          <table:table-cell office:value-type="string" calcext:value-type="string">
            <text:p>Analista De Operaciones</text:p>
          </table:table-cell>
          <table:table-cell table:formula="of:=IFERROR(VLOOKUP([.M4];#REF!;4;0);&quot;-&quot;)" office:value-type="string" office:string-value="-" calcext:value-type="string">
            <text:p>-</text:p>
          </table:table-cell>
          <table:table-cell office:value-type="string" calcext:value-type="string">
            <text:p>Daniel Esteban Rojas Zuluag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Administrativos</text:p>
          </table:table-cell>
          <table:table-cell/>
          <table:table-cell office:value-type="string" calcext:value-type="string">
            <text:p>Pe. Planilla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12029" calcext:value-type="float">
            <text:p>2612029</text:p>
          </table:table-cell>
          <table:table-cell table:number-columns-repeated="2" office:value-type="float" office:value="3108404407" calcext:value-type="float">
            <text:p>3108404407</text:p>
          </table:table-cell>
          <table:table-cell office:value-type="string" calcext:value-type="string">
            <text:p>Juanca3923@Hotmail.Com</text:p>
          </table:table-cell>
          <table:table-cell office:value-type="string" calcext:value-type="string">
            <text:p>Calle 39A #42-30</text:p>
          </table:table-cell>
          <table:table-cell office:value-type="string" calcext:value-type="string">
            <text:p>San Diego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92-10-15" calcext:value-type="date">
            <text:p>15/10/1992</text:p>
          </table:table-cell>
          <table:table-cell table:formula="of:=IF([.AJ4]&lt;&gt;&quot;&quot;;TODAY()-[.AJ4];&quot;-&quot;)" office:value-type="float" office:value="9212" calcext:value-type="float">
            <text:p>9.212 </text:p>
          </table:table-cell>
          <table:table-cell table:formula="of:=IF([.AJ4]&lt;&gt;&quot;&quot;;frac.año([.AJ4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09-02" calcext:value-type="date">
            <text:p>02/09/2017</text:p>
          </table:table-cell>
          <table:table-cell table:formula="of:=IFERROR([.$AQ$5]-[.AP4];&quot;-&quot;)" office:value-type="string" office:string-value="-" calcext:value-type="string">
            <text:p>-</text:p>
          </table:table-cell>
          <table:table-cell table:formula="of:=+PROPER(IFERROR(IF([.AQ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66011" calcext:value-type="float">
            <text:p>71366011</text:p>
          </table:table-cell>
          <table:table-cell office:value-type="string" calcext:value-type="string">
            <text:p>Juan Camilo Guzman <text:s/>Rivillas</text:p>
          </table:table-cell>
          <table:table-cell office:value-type="string" calcext:value-type="string">
            <text:p>Jguzma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3102" calcext:value-type="float">
            <text:p>73102</text:p>
          </table:table-cell>
          <table:table-cell office:value-type="float" office:value="1794002288" calcext:value-type="float">
            <text:p>1794002288</text:p>
          </table:table-cell>
          <table:table-cell office:value-type="float" office:value="18518" calcext:value-type="float">
            <text:p>18518</text:p>
          </table:table-cell>
          <table:table-cell office:value-type="float" office:value="71366011" calcext:value-type="float">
            <text:p>71366011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5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873724" calcext:value-type="float">
            <text:p>5873724</text:p>
          </table:table-cell>
          <table:table-cell office:value-type="float" office:value="2544366" calcext:value-type="float">
            <text:p>2544366</text:p>
          </table:table-cell>
          <table:table-cell office:value-type="float" office:value="3113649033" calcext:value-type="float">
            <text:p>3113649033</text:p>
          </table:table-cell>
          <table:table-cell office:value-type="string" calcext:value-type="string">
            <text:p>Juankguri@Gmail.Com</text:p>
          </table:table-cell>
          <table:table-cell office:value-type="string" calcext:value-type="string">
            <text:p>Cr 40 Cl 70-25</text:p>
          </table:table-cell>
          <table:table-cell office:value-type="string" calcext:value-type="string">
            <text:p>Manriqu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3-08-23" calcext:value-type="date">
            <text:p>23/08/1983</text:p>
          </table:table-cell>
          <table:table-cell table:formula="of:=IF([.AJ5]&lt;&gt;&quot;&quot;;TODAY()-[.AJ5];&quot;-&quot;)" office:value-type="float" office:value="12553" calcext:value-type="float">
            <text:p>12.553 </text:p>
          </table:table-cell>
          <table:table-cell table:formula="of:=IF([.AJ5]&lt;&gt;&quot;&quot;;frac.año([.AJ5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date" office:date-value="2015-03-10" calcext:value-type="date">
            <text:p>10/03/2015</text:p>
          </table:table-cell>
          <table:table-cell table:formula="of:=IFERROR([.$AQ$5]-[.AP5];&quot;-&quot;)" office:value-type="string" office:string-value="-" calcext:value-type="string">
            <text:p>-</text:p>
          </table:table-cell>
          <table:table-cell table:formula="of:=+PROPER(IFERROR(IF([.AQ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38" calcext:value-type="float">
            <text:p>3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ruz Blanca E.P.S.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20452953" calcext:value-type="float">
            <text:p>1020452953</text:p>
          </table:table-cell>
          <table:table-cell office:value-type="string" calcext:value-type="string">
            <text:p>Jesus Asdrubal Parra Galeano</text:p>
          </table:table-cell>
          <table:table-cell office:value-type="string" calcext:value-type="string">
            <text:p>Jagale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3428" calcext:value-type="float">
            <text:p>7803428</text:p>
          </table:table-cell>
          <table:table-cell office:value-type="float" office:value="1794003847" calcext:value-type="float">
            <text:p>1794003847</text:p>
          </table:table-cell>
          <table:table-cell office:value-type="float" office:value="25693" calcext:value-type="float">
            <text:p>25693</text:p>
          </table:table-cell>
          <table:table-cell office:value-type="float" office:value="1020452953" calcext:value-type="float">
            <text:p>1020452953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6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217917" calcext:value-type="float">
            <text:p>4217917</text:p>
          </table:table-cell>
          <table:table-cell office:value-type="float" office:value="3128876605" calcext:value-type="float">
            <text:p>3128876605</text:p>
          </table:table-cell>
          <table:table-cell office:value-type="string" calcext:value-type="string">
            <text:p>Asdrubal271@Hotmail.Com</text:p>
          </table:table-cell>
          <table:table-cell office:value-type="string" calcext:value-type="string">
            <text:p>Calle 76 Ad 85 C 41</text:p>
          </table:table-cell>
          <table:table-cell office:value-type="string" calcext:value-type="string">
            <text:p>Robl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93-01-27" calcext:value-type="date">
            <text:p>27/01/1993</text:p>
          </table:table-cell>
          <table:table-cell table:formula="of:=IF([.AJ6]&lt;&gt;&quot;&quot;;TODAY()-[.AJ6];&quot;-&quot;)" office:value-type="float" office:value="9108" calcext:value-type="float">
            <text:p>9.108 </text:p>
          </table:table-cell>
          <table:table-cell table:formula="of:=IF([.AJ6]&lt;&gt;&quot;&quot;;frac.año([.AJ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07" calcext:value-type="date">
            <text:p>07/03/2016</text:p>
          </table:table-cell>
          <table:table-cell table:formula="of:=IFERROR([.$AQ$5]-[.AP6];&quot;-&quot;)" office:value-type="string" office:string-value="-" calcext:value-type="string">
            <text:p>-</text:p>
          </table:table-cell>
          <table:table-cell table:formula="of:=+PROPER(IFERROR(IF([.AQ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S</text:p>
          </table:table-cell>
          <table:table-cell office:value-type="float" office:value="28" calcext:value-type="float">
            <text:p>2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20465927" calcext:value-type="float">
            <text:p>1020465927</text:p>
          </table:table-cell>
          <table:table-cell office:value-type="string" calcext:value-type="string">
            <text:p>Jhon Wander Henao Blandon</text:p>
          </table:table-cell>
          <table:table-cell office:value-type="string" calcext:value-type="string">
            <text:p>Ywblan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1592" calcext:value-type="float">
            <text:p>7811592</text:p>
          </table:table-cell>
          <table:table-cell office:value-type="float" office:value="1794004800" calcext:value-type="float">
            <text:p>1794004800</text:p>
          </table:table-cell>
          <table:table-cell office:value-type="float" office:value="31227" calcext:value-type="float">
            <text:p>31227</text:p>
          </table:table-cell>
          <table:table-cell office:value-type="float" office:value="1020465927" calcext:value-type="float">
            <text:p>1020465927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7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2:00</text:p>
          </table:table-cell>
          <table:table-cell table:number-columns-repeated="2" office:value-type="float" office:value="4612028" calcext:value-type="float">
            <text:p>4612028</text:p>
          </table:table-cell>
          <table:table-cell office:value-type="float" office:value="3137798442" calcext:value-type="float">
            <text:p>3137798442</text:p>
          </table:table-cell>
          <table:table-cell office:value-type="string" calcext:value-type="string">
            <text:p>Wander_17_12@Hotmail.Com</text:p>
          </table:table-cell>
          <table:table-cell office:value-type="string" calcext:value-type="string">
            <text:p>Cra 49B # 26B-50 (1119)</text:p>
          </table:table-cell>
          <table:table-cell office:value-type="string" calcext:value-type="string">
            <text:p>Cabañas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94-12-17" calcext:value-type="date">
            <text:p>17/12/1994</text:p>
          </table:table-cell>
          <table:table-cell table:formula="of:=IF([.AJ7]&lt;&gt;&quot;&quot;;TODAY()-[.AJ7];&quot;-&quot;)" office:value-type="float" office:value="8419" calcext:value-type="float">
            <text:p>8.419 </text:p>
          </table:table-cell>
          <table:table-cell table:formula="of:=IF([.AJ7]&lt;&gt;&quot;&quot;;frac.año([.AJ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0-18" calcext:value-type="date">
            <text:p>18/10/2016</text:p>
          </table:table-cell>
          <table:table-cell table:formula="of:=IFERROR([.$AQ$5]-[.AP7];&quot;-&quot;)" office:value-type="string" office:string-value="-" calcext:value-type="string">
            <text:p>-</text:p>
          </table:table-cell>
          <table:table-cell table:formula="of:=+PROPER(IFERROR(IF([.AQ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oomeva Eps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26146578" calcext:value-type="float">
            <text:p>1026146578</text:p>
          </table:table-cell>
          <table:table-cell office:value-type="string" calcext:value-type="string">
            <text:p>Andres Camilo Muriel Bautista</text:p>
          </table:table-cell>
          <table:table-cell office:value-type="string" calcext:value-type="string">
            <text:p>Amuriba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9385" calcext:value-type="float">
            <text:p>780938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26146578" calcext:value-type="float">
            <text:p>1026146578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8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883784" calcext:value-type="float">
            <text:p>2883784</text:p>
          </table:table-cell>
          <table:table-cell office:value-type="float" office:value="3193273693" calcext:value-type="float">
            <text:p>3193273693</text:p>
          </table:table-cell>
          <table:table-cell office:value-type="string" calcext:value-type="string">
            <text:p>Andrex-P@Hotmail.Com</text:p>
          </table:table-cell>
          <table:table-cell office:value-type="string" calcext:value-type="string">
            <text:p>Calle 73 Sur Num 27-37 Int 201</text:p>
          </table:table-cell>
          <table:table-cell office:value-type="string" calcext:value-type="string">
            <text:p>La Doctora</text:p>
          </table:table-cell>
          <table:table-cell office:value-type="string" calcext:value-type="string">
            <text:p>Sabaneta</text:p>
          </table:table-cell>
          <table:table-cell office:value-type="string" calcext:value-type="string">
            <text:p>No</text:p>
          </table:table-cell>
          <table:table-cell office:value-type="date" office:date-value="1992-06-01" calcext:value-type="date">
            <text:p>01/06/1992</text:p>
          </table:table-cell>
          <table:table-cell table:formula="of:=IF([.AJ8]&lt;&gt;&quot;&quot;;TODAY()-[.AJ8];&quot;-&quot;)" office:value-type="float" office:value="9348" calcext:value-type="float">
            <text:p>9.348 </text:p>
          </table:table-cell>
          <table:table-cell table:formula="of:=IF([.AJ8]&lt;&gt;&quot;&quot;;frac.año([.AJ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7-26" calcext:value-type="date">
            <text:p>26/07/2016</text:p>
          </table:table-cell>
          <table:table-cell table:formula="of:=IFERROR([.$AQ$5]-[.AP8];&quot;-&quot;)" office:value-type="string" office:string-value="-" calcext:value-type="string">
            <text:p>-</text:p>
          </table:table-cell>
          <table:table-cell table:formula="of:=+PROPER(IFERROR(IF([.AQ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26155360" calcext:value-type="float">
            <text:p>1026155360</text:p>
          </table:table-cell>
          <table:table-cell office:value-type="string" calcext:value-type="string">
            <text:p>Juan Diego Zapata Montoya</text:p>
          </table:table-cell>
          <table:table-cell office:value-type="string" calcext:value-type="string">
            <text:p>Jzapata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9479" calcext:value-type="float">
            <text:p>7809479</text:p>
          </table:table-cell>
          <table:table-cell office:value-type="float" office:value="1794004343" calcext:value-type="float">
            <text:p>1794004343</text:p>
          </table:table-cell>
          <table:table-cell office:value-type="float" office:value="28823" calcext:value-type="float">
            <text:p>28823</text:p>
          </table:table-cell>
          <table:table-cell office:value-type="float" office:value="1026155360" calcext:value-type="float">
            <text:p>1026155360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9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Edate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1:00</text:p>
          </table:table-cell>
          <table:table-cell table:number-columns-repeated="3" office:value-type="float" office:value="3225179100" calcext:value-type="float">
            <text:p>3225179100</text:p>
          </table:table-cell>
          <table:table-cell office:value-type="string" calcext:value-type="string">
            <text:p>Jdiego-15@Hotmail.Com</text:p>
          </table:table-cell>
          <table:table-cell office:value-type="string" calcext:value-type="string">
            <text:p>Av. 34 C Diag. 43 B 09</text:p>
          </table:table-cell>
          <table:table-cell office:value-type="string" calcext:value-type="string">
            <text:p>Alcala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96-06-08" calcext:value-type="date">
            <text:p>08/06/1996</text:p>
          </table:table-cell>
          <table:table-cell table:formula="of:=IF([.AJ9]&lt;&gt;&quot;&quot;;TODAY()-[.AJ9];&quot;-&quot;)" office:value-type="float" office:value="7880" calcext:value-type="float">
            <text:p>7.880 </text:p>
          </table:table-cell>
          <table:table-cell table:formula="of:=IF([.AJ9]&lt;&gt;&quot;&quot;;frac.año([.AJ9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7-23" calcext:value-type="date">
            <text:p>23/07/2016</text:p>
          </table:table-cell>
          <table:table-cell table:formula="of:=IFERROR([.$AQ$5]-[.AP9];&quot;-&quot;)" office:value-type="string" office:string-value="-" calcext:value-type="string">
            <text:p>-</text:p>
          </table:table-cell>
          <table:table-cell table:formula="of:=+PROPER(IFERROR(IF([.AQ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Andrés Felipe Gómez Maya</text:p>
          </table:table-cell>
          <table:table-cell office:value-type="string" calcext:value-type="string">
            <text:p>afgome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3568" calcext:value-type="float">
            <text:p>7823568</text:p>
          </table:table-cell>
          <table:table-cell office:value-type="float" office:value="1794007011" calcext:value-type="float">
            <text:p>1794007011</text:p>
          </table:table-cell>
          <table:table-cell office:value-type="string" calcext:value-type="string">
            <text:p>-</text:p>
          </table:table-cell>
          <table:table-cell office:value-type="float" office:value="1035429360" calcext:value-type="float">
            <text:p>1035429360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0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04719090" calcext:value-type="float">
            <text:p>3004719090</text:p>
          </table:table-cell>
          <table:table-cell office:value-type="float" office:value="3005473280" calcext:value-type="float">
            <text:p>3005473280</text:p>
          </table:table-cell>
          <table:table-cell office:value-type="string" calcext:value-type="string">
            <text:p>Feliphegomez@Demedallo.Com</text:p>
          </table:table-cell>
          <table:table-cell office:value-type="string" calcext:value-type="string">
            <text:p>Cr 50C # 28-32</text:p>
          </table:table-cell>
          <table:table-cell office:value-type="string" calcext:value-type="string">
            <text:p>Yarumito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Si</text:p>
          </table:table-cell>
          <table:table-cell office:value-type="date" office:date-value="1993-02-10" calcext:value-type="date">
            <text:p>10/02/1993</text:p>
          </table:table-cell>
          <table:table-cell table:formula="of:=IF([.AJ10]&lt;&gt;&quot;&quot;;TODAY()-[.AJ10];&quot;-&quot;)" office:value-type="float" office:value="9094" calcext:value-type="float">
            <text:p>9.094 </text:p>
          </table:table-cell>
          <table:table-cell table:formula="of:=IF([.AJ10]&lt;&gt;&quot;&quot;;frac.año([.AJ10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11-03" calcext:value-type="date">
            <text:p>03/11/2017</text:p>
          </table:table-cell>
          <table:table-cell table:formula="of:=IFERROR([.$AQ$5]-[.AP10];&quot;-&quot;)" office:value-type="string" office:string-value="-" calcext:value-type="string">
            <text:p>-</text:p>
          </table:table-cell>
          <table:table-cell table:formula="of:=+PROPER(IFERROR(IF([.AQ1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35521923" calcext:value-type="float">
            <text:p>1035521923</text:p>
          </table:table-cell>
          <table:table-cell office:value-type="string" calcext:value-type="string">
            <text:p>Estefania Garcia Henao</text:p>
          </table:table-cell>
          <table:table-cell office:value-type="string" calcext:value-type="string">
            <text:p>Egarcih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3478" calcext:value-type="float">
            <text:p>7813478</text:p>
          </table:table-cell>
          <table:table-cell office:value-type="float" office:value="1794004989" calcext:value-type="float">
            <text:p>1794004989</text:p>
          </table:table-cell>
          <table:table-cell office:value-type="float" office:value="32291" calcext:value-type="float">
            <text:p>32291</text:p>
          </table:table-cell>
          <table:table-cell office:value-type="float" office:value="1035521923" calcext:value-type="float">
            <text:p>1035521923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1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007276610" calcext:value-type="float">
            <text:p>3007276610</text:p>
          </table:table-cell>
          <table:table-cell office:value-type="float" office:value="1035521923" calcext:value-type="float">
            <text:p>1035521923</text:p>
          </table:table-cell>
          <table:table-cell office:value-type="string" calcext:value-type="string">
            <text:p>Tefa2305@Hotmail.Com</text:p>
          </table:table-cell>
          <table:table-cell office:value-type="string" calcext:value-type="string">
            <text:p>Cr 21 Cl 6-50 Int 101</text:p>
          </table:table-cell>
          <table:table-cell office:value-type="string" calcext:value-type="string">
            <text:p>Juven Club</text:p>
          </table:table-cell>
          <table:table-cell office:value-type="string" calcext:value-type="string">
            <text:p>Girardota</text:p>
          </table:table-cell>
          <table:table-cell office:value-type="string" calcext:value-type="string">
            <text:p>No</text:p>
          </table:table-cell>
          <table:table-cell office:value-type="date" office:date-value="1995-06-13" calcext:value-type="date">
            <text:p>13/06/1995</text:p>
          </table:table-cell>
          <table:table-cell table:formula="of:=IF([.AJ11]&lt;&gt;&quot;&quot;;TODAY()-[.AJ11];&quot;-&quot;)" office:value-type="float" office:value="8241" calcext:value-type="float">
            <text:p>8.241 </text:p>
          </table:table-cell>
          <table:table-cell table:formula="of:=IF([.AJ11]&lt;&gt;&quot;&quot;;frac.año([.AJ11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2-06" calcext:value-type="date">
            <text:p>06/12/2016</text:p>
          </table:table-cell>
          <table:table-cell table:formula="of:=IFERROR([.$AQ$5]-[.AP11];&quot;-&quot;)" office:value-type="string" office:string-value="-" calcext:value-type="string">
            <text:p>-</text:p>
          </table:table-cell>
          <table:table-cell table:formula="of:=+PROPER(IFERROR(IF([.AQ1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35865485" calcext:value-type="float">
            <text:p>1035865485</text:p>
          </table:table-cell>
          <table:table-cell office:value-type="string" calcext:value-type="string">
            <text:p>Miguel Angel Agudelo Restrepo</text:p>
          </table:table-cell>
          <table:table-cell office:value-type="string" calcext:value-type="string">
            <text:p>Magudre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4367" calcext:value-type="float">
            <text:p>7804367</text:p>
          </table:table-cell>
          <table:table-cell office:value-type="float" office:value="1794003901" calcext:value-type="float">
            <text:p>1794003901</text:p>
          </table:table-cell>
          <table:table-cell office:value-type="float" office:value="25807" calcext:value-type="float">
            <text:p>25807</text:p>
          </table:table-cell>
          <table:table-cell office:value-type="float" office:value="1035865485" calcext:value-type="float">
            <text:p>1035865485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2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19:00 </text:p>
          </table:table-cell>
          <table:table-cell table:number-columns-repeated="2" office:value-type="float" office:value="2991192" calcext:value-type="float">
            <text:p>2991192</text:p>
          </table:table-cell>
          <table:table-cell office:value-type="float" office:value="3148858751" calcext:value-type="float">
            <text:p>3148858751</text:p>
          </table:table-cell>
          <table:table-cell office:value-type="string" calcext:value-type="string">
            <text:p>Miguel-Sorner9314@Hotmail.Com</text:p>
          </table:table-cell>
          <table:table-cell office:value-type="string" calcext:value-type="string">
            <text:p>Cr 49 No 68-18</text:p>
          </table:table-cell>
          <table:table-cell office:value-type="string" calcext:value-type="string">
            <text:p>Mirador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Si</text:p>
          </table:table-cell>
          <table:table-cell office:value-type="date" office:date-value="1993-09-11" calcext:value-type="date">
            <text:p>11/09/1993</text:p>
          </table:table-cell>
          <table:table-cell table:formula="of:=IF([.AJ12]&lt;&gt;&quot;&quot;;TODAY()-[.AJ12];&quot;-&quot;)" office:value-type="float" office:value="8881" calcext:value-type="float">
            <text:p>8.881 </text:p>
          </table:table-cell>
          <table:table-cell table:formula="of:=IF([.AJ12]&lt;&gt;&quot;&quot;;frac.año([.AJ1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28" calcext:value-type="date">
            <text:p>28/03/2016</text:p>
          </table:table-cell>
          <table:table-cell table:formula="of:=IFERROR([.$AQ$5]-[.AP12];&quot;-&quot;)" office:value-type="string" office:string-value="-" calcext:value-type="string">
            <text:p>-</text:p>
          </table:table-cell>
          <table:table-cell table:formula="of:=+PROPER(IFERROR(IF([.AQ1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37656840" calcext:value-type="float">
            <text:p>1037656840</text:p>
          </table:table-cell>
          <table:table-cell office:value-type="string" calcext:value-type="string">
            <text:p>Sebastian Angel Cano</text:p>
          </table:table-cell>
          <table:table-cell office:value-type="string" calcext:value-type="string">
            <text:p>Sangec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2874" calcext:value-type="float">
            <text:p>7812874</text:p>
          </table:table-cell>
          <table:table-cell office:value-type="float" office:value="1794004925" calcext:value-type="float">
            <text:p>1794004925</text:p>
          </table:table-cell>
          <table:table-cell office:value-type="float" office:value="31983" calcext:value-type="float">
            <text:p>31983</text:p>
          </table:table-cell>
          <table:table-cell office:value-type="float" office:value="1037656840" calcext:value-type="float">
            <text:p>1037656840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3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WJ después de las 13:00, M después de las 11:00, V después de las 15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2:00</text:p>
          </table:table-cell>
          <table:table-cell table:number-columns-repeated="2" office:value-type="float" office:value="3192049870" calcext:value-type="float">
            <text:p>3192049870</text:p>
          </table:table-cell>
          <table:table-cell office:value-type="float" office:value="3046333467" calcext:value-type="float">
            <text:p>3046333467</text:p>
          </table:table-cell>
          <table:table-cell office:value-type="string" calcext:value-type="string">
            <text:p>Angelcanosebastian@Gmail.Com</text:p>
          </table:table-cell>
          <table:table-cell office:value-type="string" calcext:value-type="string">
            <text:p>Calle 42#108A 217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97-06-17" calcext:value-type="date">
            <text:p>17/06/1997</text:p>
          </table:table-cell>
          <table:table-cell table:formula="of:=IF([.AJ13]&lt;&gt;&quot;&quot;;TODAY()-[.AJ13];&quot;-&quot;)" office:value-type="float" office:value="7506" calcext:value-type="float">
            <text:p>7.506 </text:p>
          </table:table-cell>
          <table:table-cell table:formula="of:=IF([.AJ13]&lt;&gt;&quot;&quot;;frac.año([.AJ13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1-29" calcext:value-type="date">
            <text:p>29/11/2016</text:p>
          </table:table-cell>
          <table:table-cell table:formula="of:=IFERROR([.$AQ$5]-[.AP13];&quot;-&quot;)" office:value-type="string" office:string-value="-" calcext:value-type="string">
            <text:p>-</text:p>
          </table:table-cell>
          <table:table-cell table:formula="of:=+PROPER(IFERROR(IF([.AQ1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40752915" calcext:value-type="float">
            <text:p>1040752915</text:p>
          </table:table-cell>
          <table:table-cell office:value-type="string" calcext:value-type="string">
            <text:p>Elizabeth Isaza Cañas</text:p>
          </table:table-cell>
          <table:table-cell office:value-type="string" calcext:value-type="string">
            <text:p>Eisaza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4345" calcext:value-type="float">
            <text:p>7804345</text:p>
          </table:table-cell>
          <table:table-cell office:value-type="float" office:value="1794002091" calcext:value-type="float">
            <text:p>1794002091</text:p>
          </table:table-cell>
          <table:table-cell office:value-type="float" office:value="18026" calcext:value-type="float">
            <text:p>18026</text:p>
          </table:table-cell>
          <table:table-cell office:value-type="float" office:value="1040752915" calcext:value-type="float">
            <text:p>1040752915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4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hasta las 13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004505912" calcext:value-type="float">
            <text:p>3004505912</text:p>
          </table:table-cell>
          <table:table-cell office:value-type="string" calcext:value-type="string">
            <text:p>Eliza-0705@Hotmail.Com</text:p>
          </table:table-cell>
          <table:table-cell office:value-type="string" calcext:value-type="string">
            <text:p>Cra 55 # 84 Sur 49</text:p>
          </table:table-cell>
          <table:table-cell office:value-type="string" calcext:value-type="string">
            <text:p>Ancon</text:p>
          </table:table-cell>
          <table:table-cell office:value-type="string" calcext:value-type="string">
            <text:p>La Estrella</text:p>
          </table:table-cell>
          <table:table-cell office:value-type="string" calcext:value-type="string">
            <text:p>No</text:p>
          </table:table-cell>
          <table:table-cell office:value-type="date" office:date-value="1996-05-07" calcext:value-type="date">
            <text:p>07/05/1996</text:p>
          </table:table-cell>
          <table:table-cell table:formula="of:=IF([.AJ14]&lt;&gt;&quot;&quot;;TODAY()-[.AJ14];&quot;-&quot;)" office:value-type="float" office:value="7912" calcext:value-type="float">
            <text:p>7.912 </text:p>
          </table:table-cell>
          <table:table-cell table:formula="of:=IF([.AJ14]&lt;&gt;&quot;&quot;;frac.año([.AJ14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28" calcext:value-type="date">
            <text:p>28/03/2016</text:p>
          </table:table-cell>
          <table:table-cell table:formula="of:=IFERROR([.$AQ$5]-[.AP14];&quot;-&quot;)" office:value-type="string" office:string-value="-" calcext:value-type="string">
            <text:p>-</text:p>
          </table:table-cell>
          <table:table-cell table:formula="of:=+PROPER(IFERROR(IF([.AQ1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40753453" calcext:value-type="float">
            <text:p>1040753453</text:p>
          </table:table-cell>
          <table:table-cell office:value-type="string" calcext:value-type="string">
            <text:p>Johan Jaramillo Martinez</text:p>
          </table:table-cell>
          <table:table-cell office:value-type="string" calcext:value-type="string">
            <text:p>Jjarmar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1692" calcext:value-type="float">
            <text:p>7811692</text:p>
          </table:table-cell>
          <table:table-cell office:value-type="float" office:value="1794004782" calcext:value-type="float">
            <text:p>1794004782</text:p>
          </table:table-cell>
          <table:table-cell office:value-type="float" office:value="31177" calcext:value-type="float">
            <text:p>31177</text:p>
          </table:table-cell>
          <table:table-cell office:value-type="float" office:value="1040753453" calcext:value-type="float">
            <text:p>1040753453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5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después de 09:00 hasta las 17:00, M después de las 11:00, WJ después de las 09:00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2:30, D hasta 21:30</text:p>
          </table:table-cell>
          <table:table-cell table:number-columns-repeated="2" office:value-type="float" office:value="2591957" calcext:value-type="float">
            <text:p>2591957</text:p>
          </table:table-cell>
          <table:table-cell office:value-type="float" office:value="3128800023" calcext:value-type="float">
            <text:p>3128800023</text:p>
          </table:table-cell>
          <table:table-cell office:value-type="string" calcext:value-type="string">
            <text:p>Jjara-2108@Hotmail.Com</text:p>
          </table:table-cell>
          <table:table-cell office:value-type="string" calcext:value-type="string">
            <text:p>Crr46 # 96-09</text:p>
          </table:table-cell>
          <table:table-cell office:value-type="string" calcext:value-type="string">
            <text:p>Aranjuez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96-08-21" calcext:value-type="date">
            <text:p>21/08/1996</text:p>
          </table:table-cell>
          <table:table-cell table:formula="of:=IF([.AJ15]&lt;&gt;&quot;&quot;;TODAY()-[.AJ15];&quot;-&quot;)" office:value-type="float" office:value="7806" calcext:value-type="float">
            <text:p>7.806 </text:p>
          </table:table-cell>
          <table:table-cell table:formula="of:=IF([.AJ15]&lt;&gt;&quot;&quot;;frac.año([.AJ15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0-18" calcext:value-type="date">
            <text:p>18/10/2016</text:p>
          </table:table-cell>
          <table:table-cell table:formula="of:=IFERROR([.$AQ$5]-[.AP15];&quot;-&quot;)" office:value-type="string" office:string-value="-" calcext:value-type="string">
            <text:p>-</text:p>
          </table:table-cell>
          <table:table-cell table:formula="of:=+PROPER(IFERROR(IF([.AQ1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 Salud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40801666" calcext:value-type="float">
            <text:p>1040801666</text:p>
          </table:table-cell>
          <table:table-cell office:value-type="string" calcext:value-type="string">
            <text:p>Yina Alejandra Guerra Lozano</text:p>
          </table:table-cell>
          <table:table-cell office:value-type="string" calcext:value-type="string">
            <text:p>Yguerrl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2180" calcext:value-type="float">
            <text:p>7812180</text:p>
          </table:table-cell>
          <table:table-cell office:value-type="float" office:value="1794004845" calcext:value-type="float">
            <text:p>1794004845</text:p>
          </table:table-cell>
          <table:table-cell office:value-type="float" office:value="31459" calcext:value-type="float">
            <text:p>31459</text:p>
          </table:table-cell>
          <table:table-cell office:value-type="float" office:value="1040801666" calcext:value-type="float">
            <text:p>1040801666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6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hasta las 17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 V hasta las 22:00 , S-D hasta las 21:00</text:p>
          </table:table-cell>
          <table:table-cell table:number-columns-repeated="2" office:value-type="float" office:value="3217685776" calcext:value-type="float">
            <text:p>3217685776</text:p>
          </table:table-cell>
          <table:table-cell office:value-type="float" office:value="3148514833" calcext:value-type="float">
            <text:p>3148514833</text:p>
          </table:table-cell>
          <table:table-cell office:value-type="string" calcext:value-type="string">
            <text:p>Yiguerra.Lozano@Gmail.Com</text:p>
          </table:table-cell>
          <table:table-cell office:value-type="string" calcext:value-type="string">
            <text:p>Calle 65 # 88-69</text:p>
          </table:table-cell>
          <table:table-cell office:value-type="string" calcext:value-type="string">
            <text:p>Robledo Parqu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96-06-08" calcext:value-type="date">
            <text:p>08/06/1996</text:p>
          </table:table-cell>
          <table:table-cell table:formula="of:=IF([.AJ16]&lt;&gt;&quot;&quot;;TODAY()-[.AJ16];&quot;-&quot;)" office:value-type="float" office:value="7880" calcext:value-type="float">
            <text:p>7.880 </text:p>
          </table:table-cell>
          <table:table-cell table:formula="of:=IF([.AJ16]&lt;&gt;&quot;&quot;;frac.año([.AJ1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6-11-05" calcext:value-type="date">
            <text:p>05/11/2016</text:p>
          </table:table-cell>
          <table:table-cell table:formula="of:=IFERROR([.$AQ$5]-[.AP16];&quot;-&quot;)" office:value-type="string" office:string-value="-" calcext:value-type="string">
            <text:p>-</text:p>
          </table:table-cell>
          <table:table-cell table:formula="of:=+PROPER(IFERROR(IF([.AQ1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oomeva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045112525" calcext:value-type="float">
            <text:p>1045112525</text:p>
          </table:table-cell>
          <table:table-cell office:value-type="string" calcext:value-type="string">
            <text:p>Juan Manuel Cifuentes Macias</text:p>
          </table:table-cell>
          <table:table-cell office:value-type="string" calcext:value-type="string">
            <text:p>Jcifue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2917" calcext:value-type="float">
            <text:p>7802917</text:p>
          </table:table-cell>
          <table:table-cell office:value-type="float" office:value="1794003687" calcext:value-type="float">
            <text:p>1794003687</text:p>
          </table:table-cell>
          <table:table-cell office:value-type="float" office:value="25233" calcext:value-type="float">
            <text:p>25233</text:p>
          </table:table-cell>
          <table:table-cell office:value-type="float" office:value="1045112525" calcext:value-type="float">
            <text:p>1045112525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7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W hasta las 15:00, MJ hasta las 13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  hasta 22:00, D hasta 21:30</text:p>
          </table:table-cell>
          <table:table-cell office:value-type="float" office:value="2729292" calcext:value-type="float">
            <text:p>2729292</text:p>
          </table:table-cell>
          <table:table-cell office:value-type="float" office:value="8654885" calcext:value-type="float">
            <text:p>8654885</text:p>
          </table:table-cell>
          <table:table-cell office:value-type="float" office:value="3004545313" calcext:value-type="float">
            <text:p>3004545313</text:p>
          </table:table-cell>
          <table:table-cell office:value-type="string" calcext:value-type="string">
            <text:p>Juan_Cifuentes82131@Elpoli.Edu.Co</text:p>
          </table:table-cell>
          <table:table-cell office:value-type="string" calcext:value-type="string">
            <text:p>Carrera 59A <text:s/># <text:s/>52 - 27</text:p>
          </table:table-cell>
          <table:table-cell office:value-type="string" calcext:value-type="string">
            <text:p>Ducado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95-10-01" calcext:value-type="date">
            <text:p>01/10/1995</text:p>
          </table:table-cell>
          <table:table-cell table:formula="of:=IF([.AJ17]&lt;&gt;&quot;&quot;;TODAY()-[.AJ17];&quot;-&quot;)" office:value-type="float" office:value="8131" calcext:value-type="float">
            <text:p>8.131 </text:p>
          </table:table-cell>
          <table:table-cell table:formula="of:=IF([.AJ17]&lt;&gt;&quot;&quot;;frac.año([.AJ1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2-28" calcext:value-type="date">
            <text:p>28/02/2016</text:p>
          </table:table-cell>
          <table:table-cell table:formula="of:=IFERROR([.$AQ$5]-[.AP17];&quot;-&quot;)" office:value-type="string" office:string-value="-" calcext:value-type="string">
            <text:p>-</text:p>
          </table:table-cell>
          <table:table-cell table:formula="of:=+PROPER(IFERROR(IF([.AQ1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152466938" calcext:value-type="float">
            <text:p>1152466938</text:p>
          </table:table-cell>
          <table:table-cell office:value-type="string" calcext:value-type="string">
            <text:p>Daniel Zapata Toro</text:p>
          </table:table-cell>
          <table:table-cell office:value-type="string" calcext:value-type="string">
            <text:p>Dzapatt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6399" calcext:value-type="float">
            <text:p>7816399</text:p>
          </table:table-cell>
          <table:table-cell office:value-type="float" office:value="1794005481" calcext:value-type="float">
            <text:p>1794005481</text:p>
          </table:table-cell>
          <table:table-cell office:value-type="float" office:value="34044" calcext:value-type="float">
            <text:p>34044</text:p>
          </table:table-cell>
          <table:table-cell office:value-type="float" office:value="1152466938" calcext:value-type="float">
            <text:p>1152466938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8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MJ después de las 11:00, WV después de las 13:00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22:00, S-D hasta 21:30</text:p>
          </table:table-cell>
          <table:table-cell table:number-columns-repeated="2" office:value-type="float" office:value="2120228" calcext:value-type="float">
            <text:p>2120228</text:p>
          </table:table-cell>
          <table:table-cell office:value-type="float" office:value="3116172797" calcext:value-type="float">
            <text:p>3116172797</text:p>
          </table:table-cell>
          <table:table-cell office:value-type="string" calcext:value-type="string">
            <text:p>Danielz8@Hotmail.Es</text:p>
          </table:table-cell>
          <table:table-cell office:value-type="string" calcext:value-type="string">
            <text:p>Carrera 45 A # 85-89</text:p>
          </table:table-cell>
          <table:table-cell office:value-type="string" calcext:value-type="string">
            <text:p>Manrique Las Esmeralda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98-07-21" calcext:value-type="date">
            <text:p>21/07/1998</text:p>
          </table:table-cell>
          <table:table-cell table:formula="of:=IF([.AJ18]&lt;&gt;&quot;&quot;;TODAY()-[.AJ18];&quot;-&quot;)" office:value-type="float" office:value="7107" calcext:value-type="float">
            <text:p>7.107 </text:p>
          </table:table-cell>
          <table:table-cell table:formula="of:=IF([.AJ18]&lt;&gt;&quot;&quot;;frac.año([.AJ1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10" calcext:value-type="date">
            <text:p>10/02/2017</text:p>
          </table:table-cell>
          <table:table-cell table:formula="of:=IFERROR([.$AQ$5]-[.AP18];&quot;-&quot;)" office:value-type="string" office:string-value="-" calcext:value-type="string">
            <text:p>-</text:p>
          </table:table-cell>
          <table:table-cell table:formula="of:=+PROPER(IFERROR(IF([.AQ1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214713160" calcext:value-type="float">
            <text:p>1214713160</text:p>
          </table:table-cell>
          <table:table-cell office:value-type="string" calcext:value-type="string">
            <text:p>Jhoan Stiven Trujillo Rico</text:p>
          </table:table-cell>
          <table:table-cell office:value-type="string" calcext:value-type="string">
            <text:p>Jtruji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21796" calcext:value-type="float">
            <text:p>21796</text:p>
          </table:table-cell>
          <table:table-cell office:value-type="float" office:value="1794002158" calcext:value-type="float">
            <text:p>1794002158</text:p>
          </table:table-cell>
          <table:table-cell office:value-type="float" office:value="18178" calcext:value-type="float">
            <text:p>18178</text:p>
          </table:table-cell>
          <table:table-cell office:value-type="float" office:value="1214713160" calcext:value-type="float">
            <text:p>1214713160</text:p>
          </table:table-cell>
          <table:table-cell office:value-type="string" calcext:value-type="string">
            <text:p>Formador</text:p>
          </table:table-cell>
          <table:table-cell office:value-type="string" calcext:value-type="string">
            <text:p>Apoyo a Formacion</text:p>
          </table:table-cell>
          <table:table-cell table:formula="of:=IFERROR(VLOOKUP([.M19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Zain Cuadros Gelves</text:p>
          </table:table-cell>
          <table:table-cell office:value-type="string" calcext:value-type="string">
            <text:p>Ana Maria Osorio Gomez</text:p>
          </table:table-cell>
          <table:table-cell office:value-type="string" calcext:value-type="string">
            <text:p>Une</text:p>
          </table:table-cell>
          <table:table-cell office:value-type="float" office:value="524001002" calcext:value-type="float">
            <text:p>524001002</text:p>
          </table:table-cell>
          <table:table-cell office:value-type="string" calcext:value-type="string">
            <text:p>Formacion</text:p>
          </table:table-cell>
          <table:table-cell office:value-type="string" calcext:value-type="string">
            <text:p>Soporte Técnico NUAC</text:p>
          </table:table-cell>
          <table:table-cell/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No Dimensionables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136604257" calcext:value-type="float">
            <text:p>3136604257</text:p>
          </table:table-cell>
          <table:table-cell office:value-type="string" calcext:value-type="string">
            <text:p>Trujillo1610@Hotmail.Com</text:p>
          </table:table-cell>
          <table:table-cell office:value-type="string" calcext:value-type="string">
            <text:p>Cl 28 Cr 65B 15 Int 301</text:p>
          </table:table-cell>
          <table:table-cell office:value-type="string" calcext:value-type="string">
            <text:p>Trinidad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92-06-11" calcext:value-type="date">
            <text:p>11/06/1992</text:p>
          </table:table-cell>
          <table:table-cell table:formula="of:=IF([.AJ19]&lt;&gt;&quot;&quot;;TODAY()-[.AJ19];&quot;-&quot;)" office:value-type="float" office:value="9338" calcext:value-type="float">
            <text:p>9.338 </text:p>
          </table:table-cell>
          <table:table-cell table:formula="of:=IF([.AJ19]&lt;&gt;&quot;&quot;;frac.año([.AJ19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5-01-28" calcext:value-type="date">
            <text:p>28/01/2015</text:p>
          </table:table-cell>
          <table:table-cell table:formula="of:=IFERROR([.$AQ$5]-[.AP19];&quot;-&quot;)" office:value-type="string" office:string-value="-" calcext:value-type="string">
            <text:p>-</text:p>
          </table:table-cell>
          <table:table-cell table:formula="of:=+PROPER(IFERROR(IF([.AQ1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568325" calcext:value-type="float">
            <text:p>568325</text:p>
          </table:table-cell>
          <table:table-cell office:value-type="string" calcext:value-type="string">
            <text:p>Juan Carlos Castillo Castillo</text:p>
          </table:table-cell>
          <table:table-cell office:value-type="string" calcext:value-type="string">
            <text:p>jcascas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4271" calcext:value-type="float">
            <text:p>7824271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0];#REF!;4;0);&quot;-&quot;)" office:value-type="string" office:string-value="-" calcext:value-type="string">
            <text:p>-</text:p>
          </table:table-cell>
          <table:table-cell office:value-type="string" calcext:value-type="string">
            <text:p>Christian Luigi Carrillo Limas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007041376" calcext:value-type="float">
            <text:p>3007041376</text:p>
          </table:table-cell>
          <table:table-cell office:value-type="float" office:value="3207016447" calcext:value-type="float">
            <text:p>3207016447</text:p>
          </table:table-cell>
          <table:table-cell office:value-type="string" calcext:value-type="string">
            <text:p>Juanccastillo2@Gmail.Com</text:p>
          </table:table-cell>
          <table:table-cell office:value-type="string" calcext:value-type="string">
            <text:p>San Antonio De Pereira</text:p>
          </table:table-cell>
          <table:table-cell office:value-type="string" calcext:value-type="string">
            <text:p>Libertadores</text:p>
          </table:table-cell>
          <table:table-cell office:value-type="string" calcext:value-type="string">
            <text:p>Rionegro</text:p>
          </table:table-cell>
          <table:table-cell office:value-type="string" calcext:value-type="string">
            <text:p>No</text:p>
          </table:table-cell>
          <table:table-cell office:value-type="date" office:date-value="1978-11-22" calcext:value-type="date">
            <text:p>22/11/1978</text:p>
          </table:table-cell>
          <table:table-cell table:formula="of:=IF([.AJ20]&lt;&gt;&quot;&quot;;TODAY()-[.AJ20];&quot;-&quot;)" office:value-type="float" office:value="14288" calcext:value-type="float">
            <text:p>14.288 </text:p>
          </table:table-cell>
          <table:table-cell table:formula="of:=IF([.AJ20]&lt;&gt;&quot;&quot;;frac.año([.AJ20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12-12" calcext:value-type="date">
            <text:p>12/12/2017</text:p>
          </table:table-cell>
          <table:table-cell table:formula="of:=IFERROR([.$AQ$5]-[.AP20];&quot;-&quot;)" office:value-type="string" office:string-value="-" calcext:value-type="string">
            <text:p>-</text:p>
          </table:table-cell>
          <table:table-cell table:formula="of:=+PROPER(IFERROR(IF([.AQ2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590463" calcext:value-type="float">
            <text:p>590463</text:p>
          </table:table-cell>
          <table:table-cell office:value-type="string" calcext:value-type="string">
            <text:p>Zaima Gabriela Ortiz Ravelo</text:p>
          </table:table-cell>
          <table:table-cell office:value-type="string" calcext:value-type="string">
            <text:p>Zortizr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5194" calcext:value-type="float">
            <text:p>7815194</text:p>
          </table:table-cell>
          <table:table-cell office:value-type="float" office:value="1794005266" calcext:value-type="float">
            <text:p>1794005266</text:p>
          </table:table-cell>
          <table:table-cell office:value-type="float" office:value="33221" calcext:value-type="float">
            <text:p>33221</text:p>
          </table:table-cell>
          <table:table-cell office:value-type="float" office:value="590463" calcext:value-type="float">
            <text:p>59046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1];#REF!;4;0);&quot;-&quot;)" office:value-type="string" office:string-value="-" calcext:value-type="string">
            <text:p>-</text:p>
          </table:table-cell>
          <table:table-cell office:value-type="string" calcext:value-type="string">
            <text:p>Juan Andres Lopez Hincapie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2:30, D hasta 21:30</text:p>
          </table:table-cell>
          <table:table-cell table:number-columns-repeated="3" office:value-type="float" office:value="3008842034" calcext:value-type="float">
            <text:p>3008842034</text:p>
          </table:table-cell>
          <table:table-cell office:value-type="string" calcext:value-type="string">
            <text:p>Zaimaortiz@Gmail.Com</text:p>
          </table:table-cell>
          <table:table-cell office:value-type="string" calcext:value-type="string">
            <text:p>Calla 76 D Sur Cr 47 B/34</text:p>
          </table:table-cell>
          <table:table-cell office:value-type="string" calcext:value-type="string">
            <text:p>San Fernando</text:p>
          </table:table-cell>
          <table:table-cell office:value-type="string" calcext:value-type="string">
            <text:p>Sabaneta</text:p>
          </table:table-cell>
          <table:table-cell office:value-type="string" calcext:value-type="string">
            <text:p>No</text:p>
          </table:table-cell>
          <table:table-cell office:value-type="date" office:date-value="1988-12-15" calcext:value-type="date">
            <text:p>15/12/1988</text:p>
          </table:table-cell>
          <table:table-cell table:formula="of:=IF([.AJ21]&lt;&gt;&quot;&quot;;TODAY()-[.AJ21];&quot;-&quot;)" office:value-type="float" office:value="10612" calcext:value-type="float">
            <text:p>10.612 </text:p>
          </table:table-cell>
          <table:table-cell table:formula="of:=IF([.AJ21]&lt;&gt;&quot;&quot;;frac.año([.AJ21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1-13" calcext:value-type="date">
            <text:p>13/01/2017</text:p>
          </table:table-cell>
          <table:table-cell table:formula="of:=IFERROR([.$AQ$5]-[.AP21];&quot;-&quot;)" office:value-type="string" office:string-value="-" calcext:value-type="string">
            <text:p>-</text:p>
          </table:table-cell>
          <table:table-cell table:formula="of:=+PROPER(IFERROR(IF([.AQ2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636658" calcext:value-type="float">
            <text:p>636658</text:p>
          </table:table-cell>
          <table:table-cell office:value-type="string" calcext:value-type="string">
            <text:p>Jose Carlos Figueredo Toledo</text:p>
          </table:table-cell>
          <table:table-cell office:value-type="string" calcext:value-type="string">
            <text:p>Aguisae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6386" calcext:value-type="float">
            <text:p>7816386</text:p>
          </table:table-cell>
          <table:table-cell office:value-type="float" office:value="1794005530" calcext:value-type="float">
            <text:p>1794005530</text:p>
          </table:table-cell>
          <table:table-cell office:value-type="float" office:value="34131" calcext:value-type="float">
            <text:p>34131</text:p>
          </table:table-cell>
          <table:table-cell office:value-type="float" office:value="636658" calcext:value-type="float">
            <text:p>63665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2];#REF!;4;0);&quot;-&quot;)" office:value-type="string" office:string-value="-" calcext:value-type="string">
            <text:p>-</text:p>
          </table:table-cell>
          <table:table-cell office:value-type="string" calcext:value-type="string">
            <text:p>Juan Andres Lopez Hincapie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22:30, S-D hasta las 22:00</text:p>
          </table:table-cell>
          <table:table-cell table:number-columns-repeated="2" office:value-type="float" office:value="3108311511" calcext:value-type="float">
            <text:p>3108311511</text:p>
          </table:table-cell>
          <table:table-cell office:value-type="float" office:value="3172795041" calcext:value-type="float">
            <text:p>3172795041</text:p>
          </table:table-cell>
          <table:table-cell office:value-type="string" calcext:value-type="string">
            <text:p>Josecft931222@Gmail.Com</text:p>
          </table:table-cell>
          <table:table-cell office:value-type="string" calcext:value-type="string">
            <text:p>Crr 100B 47A-33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93-12-22" calcext:value-type="date">
            <text:p>22/12/1993</text:p>
          </table:table-cell>
          <table:table-cell table:formula="of:=IF([.AJ22]&lt;&gt;&quot;&quot;;TODAY()-[.AJ22];&quot;-&quot;)" office:value-type="float" office:value="8779" calcext:value-type="float">
            <text:p>8.779 </text:p>
          </table:table-cell>
          <table:table-cell table:formula="of:=IF([.AJ22]&lt;&gt;&quot;&quot;;frac.año([.AJ2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10" calcext:value-type="date">
            <text:p>10/02/2017</text:p>
          </table:table-cell>
          <table:table-cell table:formula="of:=IFERROR([.$AQ$5]-[.AP22];&quot;-&quot;)" office:value-type="string" office:string-value="-" calcext:value-type="string">
            <text:p>-</text:p>
          </table:table-cell>
          <table:table-cell table:formula="of:=+PROPER(IFERROR(IF([.AQ2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Nueva Eps S.A.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507533" calcext:value-type="float">
            <text:p>3507533</text:p>
          </table:table-cell>
          <table:table-cell office:value-type="string" calcext:value-type="string">
            <text:p>Gabriel Alejandro Velasquez Llano</text:p>
          </table:table-cell>
          <table:table-cell office:value-type="string" calcext:value-type="string">
            <text:p>Gvelal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0425" calcext:value-type="float">
            <text:p>7800425</text:p>
          </table:table-cell>
          <table:table-cell office:value-type="float" office:value="1794004462" calcext:value-type="float">
            <text:p>1794004462</text:p>
          </table:table-cell>
          <table:table-cell office:value-type="float" office:value="29114" calcext:value-type="float">
            <text:p>29114</text:p>
          </table:table-cell>
          <table:table-cell office:value-type="float" office:value="3507533" calcext:value-type="float">
            <text:p>350753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Guillermo Pinilla Quintero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hasta las 15:00, S después de las 17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515212" calcext:value-type="float">
            <text:p>3515212</text:p>
          </table:table-cell>
          <table:table-cell office:value-type="float" office:value="3042803355" calcext:value-type="float">
            <text:p>3042803355</text:p>
          </table:table-cell>
          <table:table-cell office:value-type="string" calcext:value-type="string">
            <text:p>Galejov@Gmail.Com</text:p>
          </table:table-cell>
          <table:table-cell office:value-type="string" calcext:value-type="string">
            <text:p>Cl 83 A 50 A 68</text:p>
          </table:table-cell>
          <table:table-cell office:value-type="string" calcext:value-type="string">
            <text:p>Santa Maria Itagui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80-05-04" calcext:value-type="date">
            <text:p>04/05/1980</text:p>
          </table:table-cell>
          <table:table-cell table:formula="of:=IF([.AJ23]&lt;&gt;&quot;&quot;;TODAY()-[.AJ23];&quot;-&quot;)" office:value-type="float" office:value="13759" calcext:value-type="float">
            <text:p>13.759 </text:p>
          </table:table-cell>
          <table:table-cell table:formula="of:=IF([.AJ23]&lt;&gt;&quot;&quot;;frac.año([.AJ23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1-08" calcext:value-type="date">
            <text:p>08/01/2016</text:p>
          </table:table-cell>
          <table:table-cell table:formula="of:=IFERROR([.$AQ$5]-[.AP23];&quot;-&quot;)" office:value-type="string" office:string-value="-" calcext:value-type="string">
            <text:p>-</text:p>
          </table:table-cell>
          <table:table-cell table:formula="of:=+PROPER(IFERROR(IF([.AQ2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710079" calcext:value-type="float">
            <text:p>7710079</text:p>
          </table:table-cell>
          <table:table-cell office:value-type="string" calcext:value-type="string">
            <text:p>Jose Yesid Salamanca Farfan</text:p>
          </table:table-cell>
          <table:table-cell office:value-type="string" calcext:value-type="string">
            <text:p>jsalama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3578" calcext:value-type="float">
            <text:p>7823578</text:p>
          </table:table-cell>
          <table:table-cell office:value-type="float" office:value="1794007001" calcext:value-type="float">
            <text:p>1794007001</text:p>
          </table:table-cell>
          <table:table-cell office:value-type="float" office:value="39072" calcext:value-type="float">
            <text:p>39072</text:p>
          </table:table-cell>
          <table:table-cell office:value-type="float" office:value="7710079" calcext:value-type="float">
            <text:p>7710079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4];#REF!;4;0);&quot;-&quot;)" office:value-type="string" office:string-value="-" calcext:value-type="string">
            <text:p>-</text:p>
          </table:table-cell>
          <table:table-cell office:value-type="string" calcext:value-type="string">
            <text:p>Alejandro Cardona Patiñ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82110" calcext:value-type="float">
            <text:p>5582110</text:p>
          </table:table-cell>
          <table:table-cell office:value-type="float" office:value="3182727685" calcext:value-type="float">
            <text:p>3182727685</text:p>
          </table:table-cell>
          <table:table-cell office:value-type="float" office:value="3162256812" calcext:value-type="float">
            <text:p>3162256812</text:p>
          </table:table-cell>
          <table:table-cell office:value-type="string" calcext:value-type="string">
            <text:p>Jysalamanca@Gmail.Com</text:p>
          </table:table-cell>
          <table:table-cell office:value-type="string" calcext:value-type="string">
            <text:p>Calle 2B # 81-310 Int. 305</text:p>
          </table:table-cell>
          <table:table-cell office:value-type="string" calcext:value-type="string">
            <text:p>Belen Rinc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78-12-23" calcext:value-type="date">
            <text:p>23/12/1978</text:p>
          </table:table-cell>
          <table:table-cell table:formula="of:=IF([.AJ24]&lt;&gt;&quot;&quot;;TODAY()-[.AJ24];&quot;-&quot;)" office:value-type="float" office:value="14257" calcext:value-type="float">
            <text:p>14.257 </text:p>
          </table:table-cell>
          <table:table-cell table:formula="of:=IF([.AJ24]&lt;&gt;&quot;&quot;;frac.año([.AJ24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11-03" calcext:value-type="date">
            <text:p>03/11/2017</text:p>
          </table:table-cell>
          <table:table-cell table:formula="of:=IFERROR([.$AQ$5]-[.AP24];&quot;-&quot;)" office:value-type="string" office:string-value="-" calcext:value-type="string">
            <text:p>-</text:p>
          </table:table-cell>
          <table:table-cell table:formula="of:=+PROPER(IFERROR(IF([.AQ2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 Salud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028523" calcext:value-type="float">
            <text:p>8028523</text:p>
          </table:table-cell>
          <table:table-cell office:value-type="string" calcext:value-type="string">
            <text:p>Carlos Andres David Quiroz</text:p>
          </table:table-cell>
          <table:table-cell office:value-type="string" calcext:value-type="string">
            <text:p>Caquiro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7244" calcext:value-type="float">
            <text:p>7817244</text:p>
          </table:table-cell>
          <table:table-cell office:value-type="float" office:value="1794005700" calcext:value-type="float">
            <text:p>1794005700</text:p>
          </table:table-cell>
          <table:table-cell office:value-type="float" office:value="34454" calcext:value-type="float">
            <text:p>34454</text:p>
          </table:table-cell>
          <table:table-cell office:value-type="float" office:value="8028523" calcext:value-type="float">
            <text:p>802852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5];#REF!;4;0);&quot;-&quot;)" office:value-type="string" office:string-value="-" calcext:value-type="string">
            <text:p>-</text:p>
          </table:table-cell>
          <table:table-cell office:value-type="string" calcext:value-type="string">
            <text:p>Sebastian Arredondo Loaiz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2:00</text:p>
          </table:table-cell>
          <table:table-cell table:number-columns-repeated="2" office:value-type="float" office:value="3113780150" calcext:value-type="float">
            <text:p>3113780150</text:p>
          </table:table-cell>
          <table:table-cell office:value-type="float" office:value="3207766647" calcext:value-type="float">
            <text:p>3207766647</text:p>
          </table:table-cell>
          <table:table-cell office:value-type="string" calcext:value-type="string">
            <text:p>Andaquir@Gmail.Com</text:p>
          </table:table-cell>
          <table:table-cell office:value-type="string" calcext:value-type="string">
            <text:p>Calle 45Cc #13-39</text:p>
          </table:table-cell>
          <table:table-cell office:value-type="string" calcext:value-type="string">
            <text:p>Los Cerro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5-01-16" calcext:value-type="date">
            <text:p>16/01/1985</text:p>
          </table:table-cell>
          <table:table-cell table:formula="of:=IF([.AJ25]&lt;&gt;&quot;&quot;;TODAY()-[.AJ25];&quot;-&quot;)" office:value-type="float" office:value="12041" calcext:value-type="float">
            <text:p>12.041 </text:p>
          </table:table-cell>
          <table:table-cell table:formula="of:=IF([.AJ25]&lt;&gt;&quot;&quot;;frac.año([.AJ25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3-01" calcext:value-type="date">
            <text:p>01/03/2017</text:p>
          </table:table-cell>
          <table:table-cell table:formula="of:=IFERROR([.$AQ$5]-[.AP25];&quot;-&quot;)" office:value-type="string" office:string-value="-" calcext:value-type="string">
            <text:p>-</text:p>
          </table:table-cell>
          <table:table-cell table:formula="of:=+PROPER(IFERROR(IF([.AQ2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6" calcext:value-type="float">
            <text:p>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033468" calcext:value-type="float">
            <text:p>8033468</text:p>
          </table:table-cell>
          <table:table-cell office:value-type="string" calcext:value-type="string">
            <text:p>Tomás Ricardo Salazar Osorio</text:p>
          </table:table-cell>
          <table:table-cell office:value-type="string" calcext:value-type="string">
            <text:p>Tsalaz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9278" calcext:value-type="float">
            <text:p>7809278</text:p>
          </table:table-cell>
          <table:table-cell office:value-type="float" office:value="1794004304" calcext:value-type="float">
            <text:p>1794004304</text:p>
          </table:table-cell>
          <table:table-cell office:value-type="float" office:value="28755" calcext:value-type="float">
            <text:p>28755</text:p>
          </table:table-cell>
          <table:table-cell office:value-type="float" office:value="8033468" calcext:value-type="float">
            <text:p>803346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6];#REF!;4;0);&quot;-&quot;)" office:value-type="string" office:string-value="-" calcext:value-type="string">
            <text:p>-</text:p>
          </table:table-cell>
          <table:table-cell office:value-type="string" calcext:value-type="string">
            <text:p>Eduvin Salazar Rodrigu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816489" calcext:value-type="float">
            <text:p>5816489</text:p>
          </table:table-cell>
          <table:table-cell office:value-type="float" office:value="3148108803" calcext:value-type="float">
            <text:p>3148108803</text:p>
          </table:table-cell>
          <table:table-cell office:value-type="string" calcext:value-type="string">
            <text:p>Tom28014@Hotmail.Com</text:p>
          </table:table-cell>
          <table:table-cell office:value-type="string" calcext:value-type="string">
            <text:p>Diagonal 81B N 76-171</text:p>
          </table:table-cell>
          <table:table-cell office:value-type="string" calcext:value-type="string">
            <text:p>Robl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4-12-18" calcext:value-type="date">
            <text:p>18/12/1984</text:p>
          </table:table-cell>
          <table:table-cell table:formula="of:=IF([.AJ26]&lt;&gt;&quot;&quot;;TODAY()-[.AJ26];&quot;-&quot;)" office:value-type="float" office:value="12070" calcext:value-type="float">
            <text:p>12.070 </text:p>
          </table:table-cell>
          <table:table-cell table:formula="of:=IF([.AJ26]&lt;&gt;&quot;&quot;;frac.año([.AJ2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7-15" calcext:value-type="date">
            <text:p>15/07/2016</text:p>
          </table:table-cell>
          <table:table-cell table:formula="of:=IFERROR([.$AQ$5]-[.AP26];&quot;-&quot;)" office:value-type="string" office:string-value="-" calcext:value-type="string">
            <text:p>-</text:p>
          </table:table-cell>
          <table:table-cell table:formula="of:=+PROPER(IFERROR(IF([.AQ2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avia Salud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060909" calcext:value-type="float">
            <text:p>8060909</text:p>
          </table:table-cell>
          <table:table-cell office:value-type="string" calcext:value-type="string">
            <text:p>Edward Alejandro Acevedo Pérez</text:p>
          </table:table-cell>
          <table:table-cell office:value-type="string" calcext:value-type="string">
            <text:p>Eaceved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904" calcext:value-type="float">
            <text:p>7820904</text:p>
          </table:table-cell>
          <table:table-cell office:value-type="float" office:value="1794006396" calcext:value-type="float">
            <text:p>1794006396</text:p>
          </table:table-cell>
          <table:table-cell office:value-type="float" office:value="37250" calcext:value-type="float">
            <text:p>37250</text:p>
          </table:table-cell>
          <table:table-cell office:value-type="float" office:value="8060909" calcext:value-type="float">
            <text:p>8060909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7];#REF!;4;0);&quot;-&quot;)" office:value-type="string" office:string-value="-" calcext:value-type="string">
            <text:p>-</text:p>
          </table:table-cell>
          <table:table-cell office:value-type="string" calcext:value-type="string">
            <text:p>Jasbeidy Yurany Perez Corre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345859" calcext:value-type="float">
            <text:p>4345859</text:p>
          </table:table-cell>
          <table:table-cell office:value-type="string" calcext:value-type="string">
            <text:p>-</text:p>
          </table:table-cell>
          <table:table-cell office:value-type="float" office:value="3006162005" calcext:value-type="float">
            <text:p>3006162005</text:p>
          </table:table-cell>
          <table:table-cell office:value-type="string" calcext:value-type="string">
            <text:p>Alejoaegis@Gmail.Com</text:p>
          </table:table-cell>
          <table:table-cell office:value-type="string" calcext:value-type="string">
            <text:p>Cra87 #37-111</text:p>
          </table:table-cell>
          <table:table-cell office:value-type="string" calcext:value-type="string">
            <text:p>B Cristobal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5-06-07" calcext:value-type="date">
            <text:p>07/06/1985</text:p>
          </table:table-cell>
          <table:table-cell table:formula="of:=IF([.AJ27]&lt;&gt;&quot;&quot;;TODAY()-[.AJ27];&quot;-&quot;)" office:value-type="float" office:value="11899" calcext:value-type="float">
            <text:p>11.899 </text:p>
          </table:table-cell>
          <table:table-cell table:formula="of:=IF([.AJ27]&lt;&gt;&quot;&quot;;frac.año([.AJ2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08-11" calcext:value-type="date">
            <text:p>11/08/2017</text:p>
          </table:table-cell>
          <table:table-cell table:formula="of:=IFERROR([.$AQ$5]-[.AP27];&quot;-&quot;)" office:value-type="string" office:string-value="-" calcext:value-type="string">
            <text:p>-</text:p>
          </table:table-cell>
          <table:table-cell table:formula="of:=+PROPER(IFERROR(IF([.AQ2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isben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Is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064850" calcext:value-type="float">
            <text:p>8064850</text:p>
          </table:table-cell>
          <table:table-cell office:value-type="string" calcext:value-type="string">
            <text:p>Jeison Henao Gomez</text:p>
          </table:table-cell>
          <table:table-cell office:value-type="string" calcext:value-type="string">
            <text:p>Jhenago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0963" calcext:value-type="float">
            <text:p>7810963</text:p>
          </table:table-cell>
          <table:table-cell office:value-type="float" office:value="1794004702" calcext:value-type="float">
            <text:p>1794004702</text:p>
          </table:table-cell>
          <table:table-cell office:value-type="float" office:value="30574" calcext:value-type="float">
            <text:p>30574</text:p>
          </table:table-cell>
          <table:table-cell office:value-type="float" office:value="8064850" calcext:value-type="float">
            <text:p>806485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8];#REF!;4;0);&quot;-&quot;)" office:value-type="string" office:string-value="-" calcext:value-type="string">
            <text:p>-</text:p>
          </table:table-cell>
          <table:table-cell office:value-type="string" calcext:value-type="string">
            <text:p>Norlady Medin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125645" calcext:value-type="float">
            <text:p>2125645</text:p>
          </table:table-cell>
          <table:table-cell office:value-type="float" office:value="3003287498" calcext:value-type="float">
            <text:p>3003287498</text:p>
          </table:table-cell>
          <table:table-cell office:value-type="string" calcext:value-type="string">
            <text:p>Jeyco_2690@Hotmail.Com</text:p>
          </table:table-cell>
          <table:table-cell office:value-type="string" calcext:value-type="string">
            <text:p>Carrera 42 # 68 - 44</text:p>
          </table:table-cell>
          <table:table-cell office:value-type="string" calcext:value-type="string">
            <text:p>Manrique Central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5-06-13" calcext:value-type="date">
            <text:p>13/06/1985</text:p>
          </table:table-cell>
          <table:table-cell table:formula="of:=IF([.AJ28]&lt;&gt;&quot;&quot;;TODAY()-[.AJ28];&quot;-&quot;)" office:value-type="float" office:value="11893" calcext:value-type="float">
            <text:p>11.893 </text:p>
          </table:table-cell>
          <table:table-cell table:formula="of:=IF([.AJ28]&lt;&gt;&quot;&quot;;frac.año([.AJ2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6-09-23" calcext:value-type="date">
            <text:p>23/09/2016</text:p>
          </table:table-cell>
          <table:table-cell table:formula="of:=IFERROR([.$AQ$5]-[.AP28];&quot;-&quot;)" office:value-type="string" office:string-value="-" calcext:value-type="string">
            <text:p>-</text:p>
          </table:table-cell>
          <table:table-cell table:formula="of:=+PROPER(IFERROR(IF([.AQ2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102744" calcext:value-type="float">
            <text:p>8102744</text:p>
          </table:table-cell>
          <table:table-cell office:value-type="string" calcext:value-type="string">
            <text:p>Juan Carlos Osorio Bedoya</text:p>
          </table:table-cell>
          <table:table-cell office:value-type="string" calcext:value-type="string">
            <text:p>Josorio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5435" calcext:value-type="float">
            <text:p>7805435</text:p>
          </table:table-cell>
          <table:table-cell office:value-type="float" office:value="1794004038" calcext:value-type="float">
            <text:p>1794004038</text:p>
          </table:table-cell>
          <table:table-cell office:value-type="float" office:value="26534" calcext:value-type="float">
            <text:p>26534</text:p>
          </table:table-cell>
          <table:table-cell office:value-type="float" office:value="8102744" calcext:value-type="float">
            <text:p>810274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29];#REF!;4;0);&quot;-&quot;)" office:value-type="string" office:string-value="-" calcext:value-type="string">
            <text:p>-</text:p>
          </table:table-cell>
          <table:table-cell office:value-type="string" calcext:value-type="string">
            <text:p>Alejandro Cardona Patiñ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0:00</text:p>
          </table:table-cell>
          <table:table-cell table:number-columns-repeated="2" office:value-type="float" office:value="3202528437" calcext:value-type="float">
            <text:p>3202528437</text:p>
          </table:table-cell>
          <table:table-cell office:value-type="float" office:value="3013599741" calcext:value-type="float">
            <text:p>3013599741</text:p>
          </table:table-cell>
          <table:table-cell office:value-type="string" calcext:value-type="string">
            <text:p>Juank618@Hotmail.Com</text:p>
          </table:table-cell>
          <table:table-cell office:value-type="string" calcext:value-type="string">
            <text:p>Cl 81 # 80 55</text:p>
          </table:table-cell>
          <table:table-cell office:value-type="string" calcext:value-type="string">
            <text:p>Robledo El Diamant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3-04-19" calcext:value-type="date">
            <text:p>19/04/1983</text:p>
          </table:table-cell>
          <table:table-cell table:formula="of:=IF([.AJ29]&lt;&gt;&quot;&quot;;TODAY()-[.AJ29];&quot;-&quot;)" office:value-type="float" office:value="12679" calcext:value-type="float">
            <text:p>12.679 </text:p>
          </table:table-cell>
          <table:table-cell table:formula="of:=IF([.AJ29]&lt;&gt;&quot;&quot;;frac.año([.AJ29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6-04-05" calcext:value-type="date">
            <text:p>05/04/2016</text:p>
          </table:table-cell>
          <table:table-cell table:formula="of:=IFERROR([.$AQ$5]-[.AP29];&quot;-&quot;)" office:value-type="string" office:string-value="-" calcext:value-type="string">
            <text:p>-</text:p>
          </table:table-cell>
          <table:table-cell table:formula="of:=+PROPER(IFERROR(IF([.AQ2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Fondo Nacional Del Ahorro - Ce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8355250" calcext:value-type="float">
            <text:p>8355250</text:p>
          </table:table-cell>
          <table:table-cell office:value-type="string" calcext:value-type="string">
            <text:p>Daniel Velez Pareja</text:p>
          </table:table-cell>
          <table:table-cell office:value-type="string" calcext:value-type="string">
            <text:p>dvelep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118" calcext:value-type="float">
            <text:p>7820118</text:p>
          </table:table-cell>
          <table:table-cell office:value-type="float" office:value="1794006306" calcext:value-type="float">
            <text:p>1794006306</text:p>
          </table:table-cell>
          <table:table-cell office:value-type="string" calcext:value-type="string">
            <text:p>-</text:p>
          </table:table-cell>
          <table:table-cell office:value-type="float" office:value="8355250" calcext:value-type="float">
            <text:p>835525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0];#REF!;4;0);&quot;-&quot;)" office:value-type="string" office:string-value="-" calcext:value-type="string">
            <text:p>-</text:p>
          </table:table-cell>
          <table:table-cell office:value-type="string" calcext:value-type="string">
            <text:p>Ivon Del Carmen Chimento Medin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013374336" calcext:value-type="float">
            <text:p>3013374336</text:p>
          </table:table-cell>
          <table:table-cell office:value-type="float" office:value="3053328169" calcext:value-type="float">
            <text:p>3053328169</text:p>
          </table:table-cell>
          <table:table-cell office:value-type="string" calcext:value-type="string">
            <text:p>Velez.Pareja8305@Gmail.Com</text:p>
          </table:table-cell>
          <table:table-cell office:value-type="string" calcext:value-type="string">
            <text:p>Cl 48 F Sur Cr 48 C - 103 Apto 202</text:p>
          </table:table-cell>
          <table:table-cell office:value-type="string" calcext:value-type="string">
            <text:p>Señorial</text:p>
          </table:table-cell>
          <table:table-cell office:value-type="string" calcext:value-type="string">
            <text:p>Envigado</text:p>
          </table:table-cell>
          <table:table-cell office:value-type="string" calcext:value-type="string">
            <text:p>-</text:p>
          </table:table-cell>
          <table:table-cell office:value-type="date" office:date-value="1983-10-05" calcext:value-type="date">
            <text:p>05/10/1983</text:p>
          </table:table-cell>
          <table:table-cell table:formula="of:=IF([.AJ30]&lt;&gt;&quot;&quot;;TODAY()-[.AJ30];&quot;-&quot;)" office:value-type="float" office:value="12510" calcext:value-type="float">
            <text:p>12.510 </text:p>
          </table:table-cell>
          <table:table-cell table:formula="of:=IF([.AJ30]&lt;&gt;&quot;&quot;;frac.año([.AJ30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05" calcext:value-type="date">
            <text:p>05/07/2017</text:p>
          </table:table-cell>
          <table:table-cell table:formula="of:=IFERROR([.$AQ$5]-[.AP30];&quot;-&quot;)" office:value-type="string" office:string-value="-" calcext:value-type="string">
            <text:p>-</text:p>
          </table:table-cell>
          <table:table-cell table:formula="of:=+PROPER(IFERROR(IF([.AQ30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8865611" calcext:value-type="float">
            <text:p>8865611</text:p>
          </table:table-cell>
          <table:table-cell office:value-type="string" calcext:value-type="string">
            <text:p>Juan Jose Charry Chavez</text:p>
          </table:table-cell>
          <table:table-cell office:value-type="string" calcext:value-type="string">
            <text:p>Jcharry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0970" calcext:value-type="float">
            <text:p>7810970</text:p>
          </table:table-cell>
          <table:table-cell office:value-type="float" office:value="1794004988" calcext:value-type="float">
            <text:p>1794004988</text:p>
          </table:table-cell>
          <table:table-cell office:value-type="float" office:value="30581" calcext:value-type="float">
            <text:p>30581</text:p>
          </table:table-cell>
          <table:table-cell office:value-type="float" office:value="8865611" calcext:value-type="float">
            <text:p>886561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1];#REF!;4;0);&quot;-&quot;)" office:value-type="string" office:string-value="-" calcext:value-type="string">
            <text:p>-</text:p>
          </table:table-cell>
          <table:table-cell office:value-type="string" calcext:value-type="string">
            <text:p>Rodrigo Carvajal Vasqu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hasta las 15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<text:s/>22:00, <text:s/>SD hasta 21:30</text:p>
          </table:table-cell>
          <table:table-cell table:number-columns-repeated="3" office:value-type="float" office:value="3125480765" calcext:value-type="float">
            <text:p>3125480765</text:p>
          </table:table-cell>
          <table:table-cell office:value-type="string" calcext:value-type="string">
            <text:p>Juanjo.2784@Hotmail.Com</text:p>
          </table:table-cell>
          <table:table-cell office:value-type="string" calcext:value-type="string">
            <text:p>Cll 27A #50A-31</text:p>
          </table:table-cell>
          <table:table-cell office:value-type="string" calcext:value-type="string">
            <text:p>Cabañas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84-02-07" calcext:value-type="date">
            <text:p>07/02/1984</text:p>
          </table:table-cell>
          <table:table-cell table:formula="of:=IF([.AJ31]&lt;&gt;&quot;&quot;;TODAY()-[.AJ31];&quot;-&quot;)" office:value-type="float" office:value="12385" calcext:value-type="float">
            <text:p>12.385 </text:p>
          </table:table-cell>
          <table:table-cell table:formula="of:=IF([.AJ31]&lt;&gt;&quot;&quot;;frac.año([.AJ31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5-23" calcext:value-type="date">
            <text:p>23/05/2017</text:p>
          </table:table-cell>
          <table:table-cell table:formula="of:=IFERROR([.$AQ$5]-[.AP31];&quot;-&quot;)" office:value-type="string" office:string-value="-" calcext:value-type="string">
            <text:p>-</text:p>
          </table:table-cell>
          <table:table-cell table:formula="of:=+PROPER(IFERROR(IF([.AQ3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9397706" calcext:value-type="float">
            <text:p>9397706</text:p>
          </table:table-cell>
          <table:table-cell office:value-type="string" calcext:value-type="string">
            <text:p>Juan Carlos Castrillon Martinez</text:p>
          </table:table-cell>
          <table:table-cell office:value-type="string" calcext:value-type="string">
            <text:p>jcastr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8937" calcext:value-type="float">
            <text:p>7818937</text:p>
          </table:table-cell>
          <table:table-cell office:value-type="float" office:value="1794005928" calcext:value-type="float">
            <text:p>1794005928</text:p>
          </table:table-cell>
          <table:table-cell office:value-type="string" calcext:value-type="string">
            <text:p>-</text:p>
          </table:table-cell>
          <table:table-cell office:value-type="float" office:value="9397706" calcext:value-type="float">
            <text:p>939770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2];#REF!;4;0);&quot;-&quot;)" office:value-type="string" office:string-value="-" calcext:value-type="string">
            <text:p>-</text:p>
          </table:table-cell>
          <table:table-cell office:value-type="string" calcext:value-type="string">
            <text:p>Jolman Alexander Robledo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30, S-D hasta las 21:30.</text:p>
          </table:table-cell>
          <table:table-cell table:number-columns-repeated="3" office:value-type="float" office:value="3132970377" calcext:value-type="float">
            <text:p>3132970377</text:p>
          </table:table-cell>
          <table:table-cell office:value-type="string" calcext:value-type="string">
            <text:p>Marcasjc@Hotmail.Com</text:p>
          </table:table-cell>
          <table:table-cell office:value-type="string" calcext:value-type="string">
            <text:p>Calle 47 A # 30-36</text:p>
          </table:table-cell>
          <table:table-cell office:value-type="string" calcext:value-type="string">
            <text:p>Buenos Aire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73-01-10" calcext:value-type="date">
            <text:p>10/01/1973</text:p>
          </table:table-cell>
          <table:table-cell table:formula="of:=IF([.AJ32]&lt;&gt;&quot;&quot;;TODAY()-[.AJ32];&quot;-&quot;)" office:value-type="float" office:value="16430" calcext:value-type="float">
            <text:p>16.430 </text:p>
          </table:table-cell>
          <table:table-cell table:formula="of:=IF([.AJ32]&lt;&gt;&quot;&quot;;frac.año([.AJ32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23" calcext:value-type="date">
            <text:p>23/05/2017</text:p>
          </table:table-cell>
          <table:table-cell table:formula="of:=IFERROR([.$AQ$5]-[.AP32];&quot;-&quot;)" office:value-type="string" office:string-value="-" calcext:value-type="string">
            <text:p>-</text:p>
          </table:table-cell>
          <table:table-cell table:formula="of:=+PROPER(IFERROR(IF([.AQ32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9771081" calcext:value-type="float">
            <text:p>9771081</text:p>
          </table:table-cell>
          <table:table-cell office:value-type="string" calcext:value-type="string">
            <text:p>Gustavo Alberto Areiza Bedoya</text:p>
          </table:table-cell>
          <table:table-cell office:value-type="string" calcext:value-type="string">
            <text:p>gareiza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241" calcext:value-type="float">
            <text:p>7820241</text:p>
          </table:table-cell>
          <table:table-cell office:value-type="float" office:value="1794006215" calcext:value-type="float">
            <text:p>1794006215</text:p>
          </table:table-cell>
          <table:table-cell office:value-type="string" calcext:value-type="string">
            <text:p>-</text:p>
          </table:table-cell>
          <table:table-cell office:value-type="float" office:value="9771081" calcext:value-type="float">
            <text:p>977108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3];#REF!;4;0);&quot;-&quot;)" office:value-type="string" office:string-value="-" calcext:value-type="string">
            <text:p>-</text:p>
          </table:table-cell>
          <table:table-cell office:value-type="string" calcext:value-type="string">
            <text:p>Gabriel Antonio Lopera Madrid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122094592" calcext:value-type="float">
            <text:p>3122094592</text:p>
          </table:table-cell>
          <table:table-cell office:value-type="float" office:value="3022955006" calcext:value-type="float">
            <text:p>3022955006</text:p>
          </table:table-cell>
          <table:table-cell office:value-type="string" calcext:value-type="string">
            <text:p>Elprietoelectronic@Hotmail.Com</text:p>
          </table:table-cell>
          <table:table-cell office:value-type="string" calcext:value-type="string">
            <text:p>Cra100 Belen Aguas Frias</text:p>
          </table:table-cell>
          <table:table-cell office:value-type="string" calcext:value-type="string">
            <text:p>Belen Sector El Rubi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-</text:p>
          </table:table-cell>
          <table:table-cell office:value-type="date" office:date-value="1984-06-28" calcext:value-type="date">
            <text:p>28/06/1984</text:p>
          </table:table-cell>
          <table:table-cell table:formula="of:=IF([.AJ33]&lt;&gt;&quot;&quot;;TODAY()-[.AJ33];&quot;-&quot;)" office:value-type="float" office:value="12243" calcext:value-type="float">
            <text:p>12.243 </text:p>
          </table:table-cell>
          <table:table-cell table:formula="of:=IF([.AJ33]&lt;&gt;&quot;&quot;;frac.año([.AJ33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6-28" calcext:value-type="date">
            <text:p>28/06/2017</text:p>
          </table:table-cell>
          <table:table-cell table:formula="of:=IFERROR([.$AQ$5]-[.AP33];&quot;-&quot;)" office:value-type="string" office:string-value="-" calcext:value-type="string">
            <text:p>-</text:p>
          </table:table-cell>
          <table:table-cell table:formula="of:=+PROPER(IFERROR(IF([.AQ33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10782204" calcext:value-type="float">
            <text:p>10782204</text:p>
          </table:table-cell>
          <table:table-cell office:value-type="string" calcext:value-type="string">
            <text:p>Darwin Alfonso Lobo Rojas</text:p>
          </table:table-cell>
          <table:table-cell office:value-type="string" calcext:value-type="string">
            <text:p>dalobroj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3406" calcext:value-type="float">
            <text:p>7823406</text:p>
          </table:table-cell>
          <table:table-cell office:value-type="float" office:value="1794006867" calcext:value-type="float">
            <text:p>1794006867</text:p>
          </table:table-cell>
          <table:table-cell office:value-type="float" office:value="38856" calcext:value-type="float">
            <text:p>38856</text:p>
          </table:table-cell>
          <table:table-cell office:value-type="float" office:value="10782204" calcext:value-type="float">
            <text:p>1078220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Mateo Rivera Sanch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003383191" calcext:value-type="float">
            <text:p>3003383191</text:p>
          </table:table-cell>
          <table:table-cell office:value-type="float" office:value="3008017320" calcext:value-type="float">
            <text:p>3008017320</text:p>
          </table:table-cell>
          <table:table-cell office:value-type="string" calcext:value-type="string">
            <text:p>Ingdarwinalfonso@Gmail.Com</text:p>
          </table:table-cell>
          <table:table-cell table:style-name="ce62" office:value-type="string" calcext:value-type="string">
            <text:p>-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Si</text:p>
          </table:table-cell>
          <table:table-cell office:value-type="date" office:date-value="1982-11-19" calcext:value-type="date">
            <text:p>19/11/1982</text:p>
          </table:table-cell>
          <table:table-cell table:formula="of:=IF([.AJ34]&lt;&gt;&quot;&quot;;TODAY()-[.AJ34];&quot;-&quot;)" office:value-type="float" office:value="12830" calcext:value-type="float">
            <text:p>12.830 </text:p>
          </table:table-cell>
          <table:table-cell table:formula="of:=IF([.AJ34]&lt;&gt;&quot;&quot;;frac.año([.AJ34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date" office:date-value="2017-10-20" calcext:value-type="date">
            <text:p>20/10/2017</text:p>
          </table:table-cell>
          <table:table-cell table:formula="of:=IFERROR([.$AQ$5]-[.AP34];&quot;-&quot;)" office:value-type="string" office:string-value="-" calcext:value-type="string">
            <text:p>-</text:p>
          </table:table-cell>
          <table:table-cell table:formula="of:=+PROPER(IFERROR(IF([.AQ3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table:formula="of:=PROPER()" office:value-type="string" office:string-value="" calcext:value-type="error">
            <text:p>Err:511</text:p>
          </table:table-cell>
          <table:table-cell office:value-type="string" calcext:value-type="string">
            <text:p>Colfondos</text:p>
          </table:table-cell>
          <table:table-cell table:formula="of:=PROPER()" office:value-type="string" office:string-value="" calcext:value-type="error">
            <text:p>Err:511</text:p>
          </table:table-cell>
          <table:table-cell table:formula="of:=PROPER()" office:value-type="string" office:string-value="" calcext:value-type="error">
            <text:p>Err:511</text:p>
          </table:table-cell>
          <table:table-cell table:formula="of:=PROPER()" office:value-type="string" office:string-value="" calcext:value-type="error">
            <text:p>Err:511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1812395" calcext:value-type="float">
            <text:p>11812395</text:p>
          </table:table-cell>
          <table:table-cell office:value-type="string" calcext:value-type="string">
            <text:p>José Harry Copete Minotta</text:p>
          </table:table-cell>
          <table:table-cell office:value-type="string" calcext:value-type="string">
            <text:p>jcopetm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4265" calcext:value-type="float">
            <text:p>782426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5];#REF!;4;0);&quot;-&quot;)" office:value-type="string" office:string-value="-" calcext:value-type="string">
            <text:p>-</text:p>
          </table:table-cell>
          <table:table-cell office:value-type="string" calcext:value-type="string">
            <text:p>Christian Luigi Carrillo Limas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61371" calcext:value-type="float">
            <text:p>5061371</text:p>
          </table:table-cell>
          <table:table-cell office:value-type="float" office:value="2217676" calcext:value-type="float">
            <text:p>2217676</text:p>
          </table:table-cell>
          <table:table-cell office:value-type="float" office:value="3147768893" calcext:value-type="float">
            <text:p>3147768893</text:p>
          </table:table-cell>
          <table:table-cell office:value-type="string" calcext:value-type="string">
            <text:p>Harrycm81@Gmail.Com</text:p>
          </table:table-cell>
          <table:table-cell office:value-type="string" calcext:value-type="string">
            <text:p>Carrera 38 #52-17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1-09-15" calcext:value-type="date">
            <text:p>15/09/1981</text:p>
          </table:table-cell>
          <table:table-cell table:formula="of:=IF([.AJ35]&lt;&gt;&quot;&quot;;TODAY()-[.AJ35];&quot;-&quot;)" office:value-type="float" office:value="13260" calcext:value-type="float">
            <text:p>13.260 </text:p>
          </table:table-cell>
          <table:table-cell table:formula="of:=IF([.AJ35]&lt;&gt;&quot;&quot;;frac.año([.AJ35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12-12" calcext:value-type="date">
            <text:p>12/12/2017</text:p>
          </table:table-cell>
          <table:table-cell table:formula="of:=IFERROR([.$AQ$5]-[.AP35];&quot;-&quot;)" office:value-type="string" office:string-value="-" calcext:value-type="string">
            <text:p>-</text:p>
          </table:table-cell>
          <table:table-cell table:formula="of:=+PROPER(IFERROR(IF([.AQ3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1938421" calcext:value-type="float">
            <text:p>11938421</text:p>
          </table:table-cell>
          <table:table-cell office:value-type="string" calcext:value-type="string">
            <text:p>Sheine Roman Perea Lozano</text:p>
          </table:table-cell>
          <table:table-cell office:value-type="string" calcext:value-type="string">
            <text:p>srlozan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8506" calcext:value-type="float">
            <text:p>7818506</text:p>
          </table:table-cell>
          <table:table-cell office:value-type="float" office:value="1794005781" calcext:value-type="float">
            <text:p>1794005781</text:p>
          </table:table-cell>
          <table:table-cell office:value-type="float" office:value="35329" calcext:value-type="float">
            <text:p>35329</text:p>
          </table:table-cell>
          <table:table-cell office:value-type="float" office:value="11938421" calcext:value-type="float">
            <text:p>1193842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6];#REF!;4;0);&quot;-&quot;)" office:value-type="string" office:string-value="-" calcext:value-type="string">
            <text:p>-</text:p>
          </table:table-cell>
          <table:table-cell office:value-type="string" calcext:value-type="string">
            <text:p>Didier Alexander Tuberquia Sanch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30, S-D hasta las 21:30</text:p>
          </table:table-cell>
          <table:table-cell table:number-columns-repeated="2" office:value-type="float" office:value="3717656" calcext:value-type="float">
            <text:p>3717656</text:p>
          </table:table-cell>
          <table:table-cell office:value-type="float" office:value="3000000000" calcext:value-type="float">
            <text:p>3000000000</text:p>
          </table:table-cell>
          <table:table-cell office:value-type="string" calcext:value-type="string">
            <text:p>Ronnypr10@Gmail.Com</text:p>
          </table:table-cell>
          <table:table-cell office:value-type="string" calcext:value-type="string">
            <text:p>Cll 41 Sur # 55 D 06</text:p>
          </table:table-cell>
          <table:table-cell office:value-type="string" calcext:value-type="string">
            <text:p>Pedegral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4-09-13" calcext:value-type="date">
            <text:p>13/09/1984</text:p>
          </table:table-cell>
          <table:table-cell table:formula="of:=IF([.AJ36]&lt;&gt;&quot;&quot;;TODAY()-[.AJ36];&quot;-&quot;)" office:value-type="float" office:value="12166" calcext:value-type="float">
            <text:p>12.166 </text:p>
          </table:table-cell>
          <table:table-cell table:formula="of:=IF([.AJ36]&lt;&gt;&quot;&quot;;frac.año([.AJ36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16" calcext:value-type="date">
            <text:p>16/05/2017</text:p>
          </table:table-cell>
          <table:table-cell table:formula="of:=IFERROR([.$AQ$5]-[.AP36];&quot;-&quot;)" office:value-type="string" office:string-value="-" calcext:value-type="string">
            <text:p>-</text:p>
          </table:table-cell>
          <table:table-cell table:formula="of:=+PROPER(IFERROR(IF([.AQ36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2023422" calcext:value-type="float">
            <text:p>12023422</text:p>
          </table:table-cell>
          <table:table-cell office:value-type="string" calcext:value-type="string">
            <text:p>Joan  Guillermo Arriaga Martinez </text:p>
          </table:table-cell>
          <table:table-cell office:value-type="string" calcext:value-type="string">
            <text:p>Jarriag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8901" calcext:value-type="float">
            <text:p>7818901</text:p>
          </table:table-cell>
          <table:table-cell office:value-type="float" office:value="1794005905" calcext:value-type="float">
            <text:p>1794005905</text:p>
          </table:table-cell>
          <table:table-cell office:value-type="string" calcext:value-type="string">
            <text:p>-</text:p>
          </table:table-cell>
          <table:table-cell office:value-type="float" office:value="12023422" calcext:value-type="float">
            <text:p>1202342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7];#REF!;4;0);&quot;-&quot;)" office:value-type="string" office:string-value="-" calcext:value-type="string">
            <text:p>-</text:p>
          </table:table-cell>
          <table:table-cell office:value-type="string" calcext:value-type="string">
            <text:p>Sebastian Arredondo Loaiz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196995658" calcext:value-type="float">
            <text:p>3196995658</text:p>
          </table:table-cell>
          <table:table-cell office:value-type="float" office:value="3207032335" calcext:value-type="float">
            <text:p>3207032335</text:p>
          </table:table-cell>
          <table:table-cell office:value-type="string" calcext:value-type="string">
            <text:p>Joanguimartinez@Gmail.Com</text:p>
          </table:table-cell>
          <table:table-cell office:value-type="string" calcext:value-type="string">
            <text:p>Cl 81 A # 86 45</text:p>
          </table:table-cell>
          <table:table-cell office:value-type="string" calcext:value-type="string">
            <text:p>La Doctora</text:p>
          </table:table-cell>
          <table:table-cell office:value-type="string" calcext:value-type="string">
            <text:p>Sabaneta</text:p>
          </table:table-cell>
          <table:table-cell office:value-type="string" calcext:value-type="string">
            <text:p>-</text:p>
          </table:table-cell>
          <table:table-cell office:value-type="date" office:date-value="1985-06-20" calcext:value-type="date">
            <text:p>20/06/1985</text:p>
          </table:table-cell>
          <table:table-cell table:formula="of:=IF([.AJ37]&lt;&gt;&quot;&quot;;TODAY()-[.AJ37];&quot;-&quot;)" office:value-type="float" office:value="11886" calcext:value-type="float">
            <text:p>11.886 </text:p>
          </table:table-cell>
          <table:table-cell table:formula="of:=IF([.AJ37]&lt;&gt;&quot;&quot;;frac.año([.AJ37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22" calcext:value-type="date">
            <text:p>22/05/2017</text:p>
          </table:table-cell>
          <table:table-cell table:formula="of:=IFERROR([.$AQ$5]-[.AP37];&quot;-&quot;)" office:value-type="string" office:string-value="-" calcext:value-type="string">
            <text:p>-</text:p>
          </table:table-cell>
          <table:table-cell table:formula="of:=+PROPER(IFERROR(IF([.AQ37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3070639" calcext:value-type="float">
            <text:p>13070639</text:p>
          </table:table-cell>
          <table:table-cell office:value-type="string" calcext:value-type="string">
            <text:p>Oscar Alexander Barco Chavez</text:p>
          </table:table-cell>
          <table:table-cell office:value-type="string" calcext:value-type="string">
            <text:p>Oachave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6385" calcext:value-type="float">
            <text:p>7816385</text:p>
          </table:table-cell>
          <table:table-cell office:value-type="float" office:value="1794005529" calcext:value-type="float">
            <text:p>1794005529</text:p>
          </table:table-cell>
          <table:table-cell office:value-type="float" office:value="34130" calcext:value-type="float">
            <text:p>34130</text:p>
          </table:table-cell>
          <table:table-cell office:value-type="float" office:value="13070639" calcext:value-type="float">
            <text:p>13070639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8];#REF!;4;0);&quot;-&quot;)" office:value-type="string" office:string-value="-" calcext:value-type="string">
            <text:p>-</text:p>
          </table:table-cell>
          <table:table-cell office:value-type="string" calcext:value-type="string">
            <text:p>Juan Andres Lopez Hincapie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22:30, S-D hasta las 22:00</text:p>
          </table:table-cell>
          <table:table-cell table:number-columns-repeated="2" office:value-type="float" office:value="5865800" calcext:value-type="float">
            <text:p>5865800</text:p>
          </table:table-cell>
          <table:table-cell office:value-type="float" office:value="3122571888" calcext:value-type="float">
            <text:p>3122571888</text:p>
          </table:table-cell>
          <table:table-cell office:value-type="string" calcext:value-type="string">
            <text:p>Oscarbarcochavez@Gmail.Com</text:p>
          </table:table-cell>
          <table:table-cell office:value-type="string" calcext:value-type="string">
            <text:p>Calle 60 No 74 A-94 Torre 15 Apto 501</text:p>
          </table:table-cell>
          <table:table-cell office:value-type="string" calcext:value-type="string">
            <text:p>Multifamiliares La Iguan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1-06-22" calcext:value-type="date">
            <text:p>22/06/1981</text:p>
          </table:table-cell>
          <table:table-cell table:formula="of:=IF([.AJ38]&lt;&gt;&quot;&quot;;TODAY()-[.AJ38];&quot;-&quot;)" office:value-type="float" office:value="13345" calcext:value-type="float">
            <text:p>13.345 </text:p>
          </table:table-cell>
          <table:table-cell table:formula="of:=IF([.AJ38]&lt;&gt;&quot;&quot;;frac.año([.AJ3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10" calcext:value-type="date">
            <text:p>10/02/2017</text:p>
          </table:table-cell>
          <table:table-cell table:formula="of:=IFERROR([.$AQ$5]-[.AP38];&quot;-&quot;)" office:value-type="string" office:string-value="-" calcext:value-type="string">
            <text:p>-</text:p>
          </table:table-cell>
          <table:table-cell table:formula="of:=+PROPER(IFERROR(IF([.AQ3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via Salud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4698352" calcext:value-type="float">
            <text:p>14698352</text:p>
          </table:table-cell>
          <table:table-cell office:value-type="string" calcext:value-type="string">
            <text:p>Jorge Enrique Arce</text:p>
          </table:table-cell>
          <table:table-cell office:value-type="string" calcext:value-type="string">
            <text:p>Jearcb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6096" calcext:value-type="float">
            <text:p>7816096</text:p>
          </table:table-cell>
          <table:table-cell office:value-type="float" office:value="1794005428" calcext:value-type="float">
            <text:p>1794005428</text:p>
          </table:table-cell>
          <table:table-cell office:value-type="float" office:value="33853" calcext:value-type="float">
            <text:p>33853</text:p>
          </table:table-cell>
          <table:table-cell office:value-type="float" office:value="14698352" calcext:value-type="float">
            <text:p>1469835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39];#REF!;4;0);&quot;-&quot;)" office:value-type="string" office:string-value="-" calcext:value-type="string">
            <text:p>-</text:p>
          </table:table-cell>
          <table:table-cell office:value-type="string" calcext:value-type="string">
            <text:p>Brayan Correa Franco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2:30</text:p>
          </table:table-cell>
          <table:table-cell table:number-columns-repeated="3" office:value-type="float" office:value="3186040995" calcext:value-type="float">
            <text:p>3186040995</text:p>
          </table:table-cell>
          <table:table-cell office:value-type="string" calcext:value-type="string">
            <text:p>Joe1482@Hotmail.Com</text:p>
          </table:table-cell>
          <table:table-cell office:value-type="string" calcext:value-type="string">
            <text:p>Calle 124 #50 C 07</text:p>
          </table:table-cell>
          <table:table-cell office:value-type="string" calcext:value-type="string">
            <text:p>El Playon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2-12-14" calcext:value-type="date">
            <text:p>14/12/1982</text:p>
          </table:table-cell>
          <table:table-cell table:formula="of:=IF([.AJ39]&lt;&gt;&quot;&quot;;TODAY()-[.AJ39];&quot;-&quot;)" office:value-type="float" office:value="12805" calcext:value-type="float">
            <text:p>12.805 </text:p>
          </table:table-cell>
          <table:table-cell table:formula="of:=IF([.AJ39]&lt;&gt;&quot;&quot;;frac.año([.AJ39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03" calcext:value-type="date">
            <text:p>03/02/2017</text:p>
          </table:table-cell>
          <table:table-cell table:formula="of:=IFERROR([.$AQ$5]-[.AP39];&quot;-&quot;)" office:value-type="string" office:string-value="-" calcext:value-type="string">
            <text:p>-</text:p>
          </table:table-cell>
          <table:table-cell table:formula="of:=+PROPER(IFERROR(IF([.AQ3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5515952" calcext:value-type="float">
            <text:p>15515952</text:p>
          </table:table-cell>
          <table:table-cell office:value-type="string" calcext:value-type="string">
            <text:p>Diego Andres Agudelo Cortinez</text:p>
          </table:table-cell>
          <table:table-cell office:value-type="string" calcext:value-type="string">
            <text:p>dagudel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2240" calcext:value-type="float">
            <text:p>7822240</text:p>
          </table:table-cell>
          <table:table-cell office:value-type="float" office:value="1794006659" calcext:value-type="float">
            <text:p>1794006659</text:p>
          </table:table-cell>
          <table:table-cell office:value-type="float" office:value="38302" calcext:value-type="float">
            <text:p>38302</text:p>
          </table:table-cell>
          <table:table-cell office:value-type="float" office:value="15515952" calcext:value-type="float">
            <text:p>1551595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0];#REF!;4;0);&quot;-&quot;)" office:value-type="string" office:string-value="-" calcext:value-type="string">
            <text:p>-</text:p>
          </table:table-cell>
          <table:table-cell office:value-type="string" calcext:value-type="string">
            <text:p>Jorge Luis Gonzalez Prad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502347" calcext:value-type="float">
            <text:p>2502347</text:p>
          </table:table-cell>
          <table:table-cell office:value-type="float" office:value="4204093" calcext:value-type="float">
            <text:p>4204093</text:p>
          </table:table-cell>
          <table:table-cell office:value-type="float" office:value="3136743016" calcext:value-type="float">
            <text:p>3136743016</text:p>
          </table:table-cell>
          <table:table-cell office:value-type="string" calcext:value-type="string">
            <text:p>Dagudelc@Gmail.Com</text:p>
          </table:table-cell>
          <table:table-cell office:value-type="string" calcext:value-type="string">
            <text:p>Cra 80 # 44 -41 Apto 802</text:p>
          </table:table-cell>
          <table:table-cell office:value-type="string" calcext:value-type="string">
            <text:p>La Americ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1-01-27" calcext:value-type="date">
            <text:p>27/01/1981</text:p>
          </table:table-cell>
          <table:table-cell table:formula="of:=IF([.AJ40]&lt;&gt;&quot;&quot;;TODAY()-[.AJ40];&quot;-&quot;)" office:value-type="float" office:value="13491" calcext:value-type="float">
            <text:p>13.491 </text:p>
          </table:table-cell>
          <table:table-cell table:formula="of:=IF([.AJ40]&lt;&gt;&quot;&quot;;frac.año([.AJ40];TODAY());&quot;-&quot;)" office:value-type="string" office:string-value="" calcext:value-type="error">
            <text:p>#NOMBRE?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09-11" calcext:value-type="date">
            <text:p>11/09/2017</text:p>
          </table:table-cell>
          <table:table-cell table:formula="of:=IFERROR([.$AQ$5]-[.AP40];&quot;-&quot;)" office:value-type="string" office:string-value="-" calcext:value-type="string">
            <text:p>-</text:p>
          </table:table-cell>
          <table:table-cell table:formula="of:=+PROPER(IFERROR(IF([.AQ4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6" calcext:value-type="float">
            <text:p>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5930085" calcext:value-type="float">
            <text:p>15930085</text:p>
          </table:table-cell>
          <table:table-cell office:value-type="string" calcext:value-type="string">
            <text:p>Nelson De Jesús <text:s/>Ramirez Guerrero</text:p>
          </table:table-cell>
          <table:table-cell office:value-type="string" calcext:value-type="string">
            <text:p>Nramirg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4168" calcext:value-type="float">
            <text:p>74168</text:p>
          </table:table-cell>
          <table:table-cell office:value-type="float" office:value="1794002448" calcext:value-type="float">
            <text:p>1794002448</text:p>
          </table:table-cell>
          <table:table-cell office:value-type="float" office:value="18973" calcext:value-type="float">
            <text:p>18973</text:p>
          </table:table-cell>
          <table:table-cell office:value-type="float" office:value="15930085" calcext:value-type="float">
            <text:p>1593008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1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Soto Per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14073" calcext:value-type="float">
            <text:p>3714073</text:p>
          </table:table-cell>
          <table:table-cell office:value-type="float" office:value="3769612" calcext:value-type="float">
            <text:p>3769612</text:p>
          </table:table-cell>
          <table:table-cell office:value-type="float" office:value="3157667572" calcext:value-type="float">
            <text:p>3157667572</text:p>
          </table:table-cell>
          <table:table-cell office:value-type="string" calcext:value-type="string">
            <text:p>Njramirez085@Hotmail.Com</text:p>
          </table:table-cell>
          <table:table-cell office:value-type="string" calcext:value-type="string">
            <text:p>Cr 57 A # 62-26</text:p>
          </table:table-cell>
          <table:table-cell office:value-type="string" calcext:value-type="string">
            <text:p>La Aldea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73-09-02" calcext:value-type="date">
            <text:p>02/09/1973</text:p>
          </table:table-cell>
          <table:table-cell table:formula="of:=IF([.AJ41]&lt;&gt;&quot;&quot;;TODAY()-[.AJ41];&quot;-&quot;)" office:value-type="float" office:value="16195" calcext:value-type="float">
            <text:p>16.195 </text:p>
          </table:table-cell>
          <table:table-cell table:formula="of:=IF([.AJ41]&lt;&gt;&quot;&quot;;frac.año([.AJ41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5-05-04" calcext:value-type="date">
            <text:p>04/05/2015</text:p>
          </table:table-cell>
          <table:table-cell table:formula="of:=IFERROR([.$AQ$5]-[.AP41];&quot;-&quot;)" office:value-type="string" office:string-value="-" calcext:value-type="string">
            <text:p>-</text:p>
          </table:table-cell>
          <table:table-cell table:formula="of:=+PROPER(IFERROR(IF([.AQ4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Fondo Nacional Del Ahorro - Ce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7334833" calcext:value-type="float">
            <text:p>17334833</text:p>
          </table:table-cell>
          <table:table-cell office:value-type="string" calcext:value-type="string">
            <text:p>Fredy Enrique Garzon Perdomo</text:p>
          </table:table-cell>
          <table:table-cell office:value-type="string" calcext:value-type="string">
            <text:p>Fgarzon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4034" calcext:value-type="float">
            <text:p>7804034</text:p>
          </table:table-cell>
          <table:table-cell office:value-type="float" office:value="1794003799" calcext:value-type="float">
            <text:p>1794003799</text:p>
          </table:table-cell>
          <table:table-cell office:value-type="float" office:value="18025" calcext:value-type="float">
            <text:p>18025</text:p>
          </table:table-cell>
          <table:table-cell office:value-type="float" office:value="17334833" calcext:value-type="float">
            <text:p>1733483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2];#REF!;4;0);&quot;-&quot;)" office:value-type="string" office:string-value="-" calcext:value-type="string">
            <text:p>-</text:p>
          </table:table-cell>
          <table:table-cell office:value-type="string" calcext:value-type="string">
            <text:p>Juan Guillermo Pinilla Quintero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004753771" calcext:value-type="float">
            <text:p>3004753771</text:p>
          </table:table-cell>
          <table:table-cell office:value-type="float" office:value="3143523103" calcext:value-type="float">
            <text:p>3143523103</text:p>
          </table:table-cell>
          <table:table-cell office:value-type="string" calcext:value-type="string">
            <text:p>Fgarzon17@Gmail.Com</text:p>
          </table:table-cell>
          <table:table-cell office:value-type="string" calcext:value-type="string">
            <text:p>Cra 85A No. 47Dd-25 Apto503</text:p>
          </table:table-cell>
          <table:table-cell office:value-type="string" calcext:value-type="string">
            <text:p>Santa Luci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66-12-20" calcext:value-type="date">
            <text:p>20/12/1966</text:p>
          </table:table-cell>
          <table:table-cell table:formula="of:=IF([.AJ42]&lt;&gt;&quot;&quot;;TODAY()-[.AJ42];&quot;-&quot;)" office:value-type="float" office:value="18643" calcext:value-type="float">
            <text:p>18.643 </text:p>
          </table:table-cell>
          <table:table-cell table:formula="of:=IF([.AJ42]&lt;&gt;&quot;&quot;;frac.año([.AJ42];TODAY());&quot;-&quot;)" office:value-type="string" office:string-value="" calcext:value-type="error">
            <text:p>#NOMBRE?</text:p>
          </table:table-cell>
          <table:table-cell office:value-type="string" calcext:value-type="string">
            <text:p>Separad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10" calcext:value-type="date">
            <text:p>10/03/2016</text:p>
          </table:table-cell>
          <table:table-cell table:formula="of:=IFERROR([.$AQ$5]-[.AP42];&quot;-&quot;)" office:value-type="string" office:string-value="-" calcext:value-type="string">
            <text:p>-</text:p>
          </table:table-cell>
          <table:table-cell table:formula="of:=+PROPER(IFERROR(IF([.AQ4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Nueva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18958531" calcext:value-type="float">
            <text:p>18958531</text:p>
          </table:table-cell>
          <table:table-cell office:value-type="string" calcext:value-type="string">
            <text:p>Luis Carlos Mejia Ramirez</text:p>
          </table:table-cell>
          <table:table-cell office:value-type="string" calcext:value-type="string">
            <text:p>lmeji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973" calcext:value-type="float">
            <text:p>7820973</text:p>
          </table:table-cell>
          <table:table-cell office:value-type="float" office:value="1794006439" calcext:value-type="float">
            <text:p>1794006439</text:p>
          </table:table-cell>
          <table:table-cell office:value-type="float" office:value="37466" calcext:value-type="float">
            <text:p>37466</text:p>
          </table:table-cell>
          <table:table-cell office:value-type="float" office:value="18958531" calcext:value-type="float">
            <text:p>1895853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3];#REF!;4;0);&quot;-&quot;)" office:value-type="string" office:string-value="-" calcext:value-type="string">
            <text:p>-</text:p>
          </table:table-cell>
          <table:table-cell office:value-type="string" calcext:value-type="string">
            <text:p>Eduvin Salazar Rodrigu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833751" calcext:value-type="float">
            <text:p>5833751</text:p>
          </table:table-cell>
          <table:table-cell office:value-type="float" office:value="5075603" calcext:value-type="float">
            <text:p>5075603</text:p>
          </table:table-cell>
          <table:table-cell office:value-type="float" office:value="3167097372" calcext:value-type="float">
            <text:p>3167097372</text:p>
          </table:table-cell>
          <table:table-cell office:value-type="string" calcext:value-type="string">
            <text:p>Luiskm2583@Gmail.Com</text:p>
          </table:table-cell>
          <table:table-cell office:value-type="string" calcext:value-type="string">
            <text:p>Cr 51A 67A 81</text:p>
          </table:table-cell>
          <table:table-cell office:value-type="string" calcext:value-type="string">
            <text:p>Sevill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3-11-25" calcext:value-type="date">
            <text:p>25/11/1983</text:p>
          </table:table-cell>
          <table:table-cell table:formula="of:=IF([.AJ43]&lt;&gt;&quot;&quot;;TODAY()-[.AJ43];&quot;-&quot;)" office:value-type="float" office:value="12459" calcext:value-type="float">
            <text:p>12.459 </text:p>
          </table:table-cell>
          <table:table-cell table:formula="of:=IF([.AJ43]&lt;&gt;&quot;&quot;;frac.año([.AJ43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+</text:p>
          </table:table-cell>
          <table:table-cell office:value-type="date" office:date-value="2017-08-09" calcext:value-type="date">
            <text:p>09/08/2017</text:p>
          </table:table-cell>
          <table:table-cell table:formula="of:=IFERROR([.$AQ$5]-[.AP43];&quot;-&quot;)" office:value-type="string" office:string-value="-" calcext:value-type="string">
            <text:p>-</text:p>
          </table:table-cell>
          <table:table-cell table:formula="of:=+PROPER(IFERROR(IF([.AQ4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Salud Total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108084" calcext:value-type="float">
            <text:p>32108084</text:p>
          </table:table-cell>
          <table:table-cell office:value-type="string" calcext:value-type="string">
            <text:p>Lina Maria Faciolince Ardila</text:p>
          </table:table-cell>
          <table:table-cell office:value-type="string" calcext:value-type="string">
            <text:p>Lfaciol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0835" calcext:value-type="float">
            <text:p>20835</text:p>
          </table:table-cell>
          <table:table-cell office:value-type="float" office:value="179400933" calcext:value-type="float">
            <text:p>179400933</text:p>
          </table:table-cell>
          <table:table-cell office:value-type="float" office:value="16163" calcext:value-type="float">
            <text:p>16163</text:p>
          </table:table-cell>
          <table:table-cell office:value-type="float" office:value="32108084" calcext:value-type="float">
            <text:p>3210808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Soto Per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20889" calcext:value-type="float">
            <text:p>3420889</text:p>
          </table:table-cell>
          <table:table-cell office:value-type="float" office:value="2565225" calcext:value-type="float">
            <text:p>2565225</text:p>
          </table:table-cell>
          <table:table-cell office:value-type="float" office:value="3046387170" calcext:value-type="float">
            <text:p>3046387170</text:p>
          </table:table-cell>
          <table:table-cell office:value-type="string" calcext:value-type="string">
            <text:p>Lin-Facio@Hotmail.Com</text:p>
          </table:table-cell>
          <table:table-cell office:value-type="string" calcext:value-type="string">
            <text:p>Cl 20 A # 82 D 5</text:p>
          </table:table-cell>
          <table:table-cell office:value-type="string" calcext:value-type="string">
            <text:p>Belen Altavista Parte Baj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79-05-09" calcext:value-type="date">
            <text:p>09/05/1979</text:p>
          </table:table-cell>
          <table:table-cell table:formula="of:=IF([.AJ44]&lt;&gt;&quot;&quot;;TODAY()-[.AJ44];&quot;-&quot;)" office:value-type="float" office:value="14120" calcext:value-type="float">
            <text:p>14.120 </text:p>
          </table:table-cell>
          <table:table-cell table:formula="of:=IF([.AJ44]&lt;&gt;&quot;&quot;;frac.año([.AJ44];TODAY());&quot;-&quot;)" office:value-type="string" office:string-value="" calcext:value-type="error">
            <text:p>#NOMBRE?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4-04-12" calcext:value-type="date">
            <text:p>12/04/2014</text:p>
          </table:table-cell>
          <table:table-cell table:formula="of:=IFERROR([.$AQ$5]-[.AP44];&quot;-&quot;)" office:value-type="string" office:string-value="-" calcext:value-type="string">
            <text:p>-</text:p>
          </table:table-cell>
          <table:table-cell table:formula="of:=+PROPER(IFERROR(IF([.AQ4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8" calcext:value-type="float">
            <text:p>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salud Eps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Porvenir </text:p>
          </table:table-cell>
          <table:table-cell office:value-type="string" calcext:value-type="string">
            <text:p>Colfondos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150291" calcext:value-type="float">
            <text:p>32150291</text:p>
          </table:table-cell>
          <table:table-cell office:value-type="string" calcext:value-type="string">
            <text:p>Isabel Cristina Ospina Grisales</text:p>
          </table:table-cell>
          <table:table-cell office:value-type="string" calcext:value-type="string">
            <text:p>Iospina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0261" calcext:value-type="float">
            <text:p>20261</text:p>
          </table:table-cell>
          <table:table-cell office:value-type="float" office:value="179400940" calcext:value-type="float">
            <text:p>179400940</text:p>
          </table:table-cell>
          <table:table-cell office:value-type="float" office:value="13855" calcext:value-type="float">
            <text:p>13855</text:p>
          </table:table-cell>
          <table:table-cell office:value-type="float" office:value="32150291" calcext:value-type="float">
            <text:p>3215029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5];#REF!;4;0);&quot;-&quot;)" office:value-type="string" office:string-value="-" calcext:value-type="string">
            <text:p>-</text:p>
          </table:table-cell>
          <table:table-cell office:value-type="string" calcext:value-type="string">
            <text:p>Jolman Alexander Robledo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después de las 14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S hasta 22:00, D hasta las 21:00</text:p>
          </table:table-cell>
          <table:table-cell office:value-type="float" office:value="3014310163" calcext:value-type="float">
            <text:p>3014310163</text:p>
          </table:table-cell>
          <table:table-cell office:value-type="float" office:value="3004808" calcext:value-type="float">
            <text:p>3004808</text:p>
          </table:table-cell>
          <table:table-cell office:value-type="float" office:value="3014310163" calcext:value-type="float">
            <text:p>3014310163</text:p>
          </table:table-cell>
          <table:table-cell office:value-type="string" calcext:value-type="string">
            <text:p>Kristina_1885@Hotmail.Com</text:p>
          </table:table-cell>
          <table:table-cell office:value-type="string" calcext:value-type="string">
            <text:p>Cl 115 C Sur # 50 B 75</text:p>
          </table:table-cell>
          <table:table-cell office:value-type="string" calcext:value-type="string">
            <text:p>Elporvenir</text:p>
          </table:table-cell>
          <table:table-cell office:value-type="string" calcext:value-type="string">
            <text:p>Caldas</text:p>
          </table:table-cell>
          <table:table-cell office:value-type="string" calcext:value-type="string">
            <text:p>No</text:p>
          </table:table-cell>
          <table:table-cell office:value-type="date" office:date-value="1984-05-18" calcext:value-type="date">
            <text:p>18/05/1984</text:p>
          </table:table-cell>
          <table:table-cell table:formula="of:=IF([.AJ45]&lt;&gt;&quot;&quot;;TODAY()-[.AJ45];&quot;-&quot;)" office:value-type="float" office:value="12284" calcext:value-type="float">
            <text:p>12.284 </text:p>
          </table:table-cell>
          <table:table-cell table:formula="of:=IF([.AJ45]&lt;&gt;&quot;&quot;;frac.año([.AJ45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4-04-12" calcext:value-type="date">
            <text:p>12/04/2014</text:p>
          </table:table-cell>
          <table:table-cell table:formula="of:=IFERROR([.$AQ$5]-[.AP45];&quot;-&quot;)" office:value-type="string" office:string-value="-" calcext:value-type="string">
            <text:p>-</text:p>
          </table:table-cell>
          <table:table-cell table:formula="of:=+PROPER(IFERROR(IF([.AQ4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fondos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204009" calcext:value-type="float">
            <text:p>32204009</text:p>
          </table:table-cell>
          <table:table-cell office:value-type="string" calcext:value-type="string">
            <text:p>Nivia Julieth Martínez Escobar</text:p>
          </table:table-cell>
          <table:table-cell office:value-type="string" calcext:value-type="string">
            <text:p>Nmartes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044" calcext:value-type="float">
            <text:p>7820044</text:p>
          </table:table-cell>
          <table:table-cell office:value-type="float" office:value="1124008653" calcext:value-type="float">
            <text:p>1124008653</text:p>
          </table:table-cell>
          <table:table-cell office:value-type="float" office:value="37221" calcext:value-type="float">
            <text:p>37221</text:p>
          </table:table-cell>
          <table:table-cell office:value-type="float" office:value="32204009" calcext:value-type="float">
            <text:p>32204009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6];#REF!;4;0);&quot;-&quot;)" office:value-type="string" office:string-value="-" calcext:value-type="string">
            <text:p>-</text:p>
          </table:table-cell>
          <table:table-cell office:value-type="string" calcext:value-type="string">
            <text:p>Leandro Marulanda Hernandez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093890" calcext:value-type="float">
            <text:p>3093890</text:p>
          </table:table-cell>
          <table:table-cell table:number-columns-repeated="2" office:value-type="float" office:value="3023925124" calcext:value-type="float">
            <text:p>3023925124</text:p>
          </table:table-cell>
          <table:table-cell office:value-type="string" calcext:value-type="string">
            <text:p>Juliethd13@Hotmail.Com</text:p>
          </table:table-cell>
          <table:table-cell office:value-type="string" calcext:value-type="string">
            <text:p>Cra 69 N° 26-84 Apto 302</text:p>
          </table:table-cell>
          <table:table-cell office:value-type="string" calcext:value-type="string">
            <text:p>San Francisco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85-08-27" calcext:value-type="date">
            <text:p>27/08/1985</text:p>
          </table:table-cell>
          <table:table-cell table:formula="of:=IF([.AJ46]&lt;&gt;&quot;&quot;;TODAY()-[.AJ46];&quot;-&quot;)" office:value-type="float" office:value="11818" calcext:value-type="float">
            <text:p>11.818 </text:p>
          </table:table-cell>
          <table:table-cell table:formula="of:=IF([.AJ46]&lt;&gt;&quot;&quot;;frac.año([.AJ46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+</text:p>
          </table:table-cell>
          <table:table-cell office:value-type="date" office:date-value="2017-08-15" calcext:value-type="date">
            <text:p>15/08/2017</text:p>
          </table:table-cell>
          <table:table-cell table:formula="of:=IFERROR([.$AQ$5]-[.AP46];&quot;-&quot;)" office:value-type="string" office:string-value="-" calcext:value-type="string">
            <text:p>-</text:p>
          </table:table-cell>
          <table:table-cell table:formula="of:=+PROPER(IFERROR(IF([.AQ4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256016" calcext:value-type="float">
            <text:p>32256016</text:p>
          </table:table-cell>
          <table:table-cell office:value-type="string" calcext:value-type="string">
            <text:p>Lady Lizeth Restrepo Martinez</text:p>
          </table:table-cell>
          <table:table-cell office:value-type="string" calcext:value-type="string">
            <text:p>lrestm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342" calcext:value-type="float">
            <text:p>7820342</text:p>
          </table:table-cell>
          <table:table-cell office:value-type="float" office:value="1794006201" calcext:value-type="float">
            <text:p>1794006201</text:p>
          </table:table-cell>
          <table:table-cell office:value-type="float" office:value="37528" calcext:value-type="float">
            <text:p>37528</text:p>
          </table:table-cell>
          <table:table-cell office:value-type="float" office:value="32256016" calcext:value-type="float">
            <text:p>3225601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7];#REF!;4;0);&quot;-&quot;)" office:value-type="string" office:string-value="-" calcext:value-type="string">
            <text:p>-</text:p>
          </table:table-cell>
          <table:table-cell office:value-type="string" calcext:value-type="string">
            <text:p>Juan Esteban Marquez Gonzal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615654" calcext:value-type="float">
            <text:p>4615654</text:p>
          </table:table-cell>
          <table:table-cell office:value-type="float" office:value="3003009798" calcext:value-type="float">
            <text:p>3003009798</text:p>
          </table:table-cell>
          <table:table-cell office:value-type="float" office:value="3004897810" calcext:value-type="float">
            <text:p>3004897810</text:p>
          </table:table-cell>
          <table:table-cell office:value-type="string" calcext:value-type="string">
            <text:p>Restrepoleidy691@Gmail.Com</text:p>
          </table:table-cell>
          <table:table-cell office:value-type="string" calcext:value-type="string">
            <text:p>Cl 20 E 71-23</text:p>
          </table:table-cell>
          <table:table-cell office:value-type="string" calcext:value-type="string">
            <text:p>Paris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83-04-06" calcext:value-type="date">
            <text:p>06/04/1983</text:p>
          </table:table-cell>
          <table:table-cell table:formula="of:=IF([.AJ47]&lt;&gt;&quot;&quot;;TODAY()-[.AJ47];&quot;-&quot;)" office:value-type="float" office:value="12692" calcext:value-type="float">
            <text:p>12.692 </text:p>
          </table:table-cell>
          <table:table-cell table:formula="of:=IF([.AJ47]&lt;&gt;&quot;&quot;;frac.año([.AJ47];TODAY());&quot;-&quot;)" office:value-type="string" office:string-value="" calcext:value-type="error">
            <text:p>#NOMBRE?</text:p>
          </table:table-cell>
          <table:table-cell office:value-type="string" calcext:value-type="string">
            <text:p>Separad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08-09" calcext:value-type="date">
            <text:p>09/08/2017</text:p>
          </table:table-cell>
          <table:table-cell table:formula="of:=IFERROR([.$AQ$5]-[.AP47];&quot;-&quot;)" office:value-type="string" office:string-value="-" calcext:value-type="string">
            <text:p>-</text:p>
          </table:table-cell>
          <table:table-cell table:formula="of:=+PROPER(IFERROR(IF([.AQ4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Cafe Salud</text:p>
          </table:table-cell>
          <table:table-cell table:number-columns-repeated="2" office:value-type="string" calcext:value-type="string">
            <text:p>Protección</text:p>
          </table:table-cell>
          <table:table-cell office:value-type="string" calcext:value-type="string">
            <text:p>Fondo Nacional Del Ahorro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259574" calcext:value-type="float">
            <text:p>32259574</text:p>
          </table:table-cell>
          <table:table-cell office:value-type="string" calcext:value-type="string">
            <text:p>Paula Andrea Aguiar Ortiz</text:p>
          </table:table-cell>
          <table:table-cell office:value-type="string" calcext:value-type="string">
            <text:p>paguiar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4766" calcext:value-type="float">
            <text:p>2476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8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r 51 B # 67 A 17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48]&lt;&gt;&quot;&quot;;TODAY()-[.AJ48];&quot;-&quot;)" office:value-type="string" office:string-value="-" calcext:value-type="string">
            <text:p>- </text:p>
          </table:table-cell>
          <table:table-cell table:formula="of:=IF([.AJ48]&lt;&gt;&quot;&quot;;frac.año([.AJ48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3-03-07" calcext:value-type="date">
            <text:p>07/03/2013</text:p>
          </table:table-cell>
          <table:table-cell table:formula="of:=IFERROR([.$AQ$5]-[.AP48];&quot;-&quot;)" office:value-type="string" office:string-value="-" calcext:value-type="string">
            <text:p>-</text:p>
          </table:table-cell>
          <table:table-cell table:formula="of:=+PROPER(IFERROR(IF([.AQ48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32271886" calcext:value-type="float">
            <text:p>32271886</text:p>
          </table:table-cell>
          <table:table-cell office:value-type="string" calcext:value-type="string">
            <text:p>Yolima Ines Perez Castellar</text:p>
          </table:table-cell>
          <table:table-cell office:value-type="string" calcext:value-type="string">
            <text:p>Yicaste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7092" calcext:value-type="float">
            <text:p>7817092</text:p>
          </table:table-cell>
          <table:table-cell office:value-type="float" office:value="1794005583" calcext:value-type="float">
            <text:p>1794005583</text:p>
          </table:table-cell>
          <table:table-cell office:value-type="float" office:value="30224" calcext:value-type="float">
            <text:p>30224</text:p>
          </table:table-cell>
          <table:table-cell office:value-type="float" office:value="32271886" calcext:value-type="float">
            <text:p>3227188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49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Mauricio Fonnegra Salazar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2:00</text:p>
          </table:table-cell>
          <table:table-cell office:value-type="float" office:value="6008031" calcext:value-type="float">
            <text:p>6008031</text:p>
          </table:table-cell>
          <table:table-cell office:value-type="float" office:value="3045720303" calcext:value-type="float">
            <text:p>3045720303</text:p>
          </table:table-cell>
          <table:table-cell office:value-type="float" office:value="3126349595" calcext:value-type="float">
            <text:p>3126349595</text:p>
          </table:table-cell>
          <table:table-cell office:value-type="string" calcext:value-type="string">
            <text:p>Yolimaperezc@Gmail.Com</text:p>
          </table:table-cell>
          <table:table-cell office:value-type="string" calcext:value-type="string">
            <text:p>Cra 54 # 63 - 9</text:p>
          </table:table-cell>
          <table:table-cell office:value-type="string" calcext:value-type="string">
            <text:p>La Aldea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81-08-28" calcext:value-type="date">
            <text:p>28/08/1981</text:p>
          </table:table-cell>
          <table:table-cell table:formula="of:=IF([.AJ49]&lt;&gt;&quot;&quot;;TODAY()-[.AJ49];&quot;-&quot;)" office:value-type="float" office:value="13278" calcext:value-type="float">
            <text:p>13.278 </text:p>
          </table:table-cell>
          <table:table-cell table:formula="of:=IF([.AJ49]&lt;&gt;&quot;&quot;;frac.año([.AJ49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25" calcext:value-type="date">
            <text:p>25/02/2017</text:p>
          </table:table-cell>
          <table:table-cell table:formula="of:=IFERROR([.$AQ$5]-[.AP49];&quot;-&quot;)" office:value-type="string" office:string-value="-" calcext:value-type="string">
            <text:p>-</text:p>
          </table:table-cell>
          <table:table-cell table:formula="of:=+PROPER(IFERROR(IF([.AQ4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 Salud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296142" calcext:value-type="float">
            <text:p>32296142</text:p>
          </table:table-cell>
          <table:table-cell office:value-type="string" calcext:value-type="string">
            <text:p>Adriana Cristina Carvajal Cano</text:p>
          </table:table-cell>
          <table:table-cell office:value-type="string" calcext:value-type="string">
            <text:p>Acarvaj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2891" calcext:value-type="float">
            <text:p>72891</text:p>
          </table:table-cell>
          <table:table-cell office:value-type="float" office:value="1794002898" calcext:value-type="float">
            <text:p>1794002898</text:p>
          </table:table-cell>
          <table:table-cell office:value-type="float" office:value="21549" calcext:value-type="float">
            <text:p>21549</text:p>
          </table:table-cell>
          <table:table-cell office:value-type="float" office:value="32296142" calcext:value-type="float">
            <text:p>3229614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0];#REF!;4;0);&quot;-&quot;)" office:value-type="string" office:string-value="-" calcext:value-type="string">
            <text:p>-</text:p>
          </table:table-cell>
          <table:table-cell office:value-type="string" calcext:value-type="string">
            <text:p>Jan Catherine Alzate Chalarc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6" office:value-type="string" calcext:value-type="string">
            <text:p>-</text:p>
          </table:table-cell>
          <table:table-cell office:value-type="float" office:value="3113226337" calcext:value-type="float">
            <text:p>3113226337</text:p>
          </table:table-cell>
          <table:table-cell office:value-type="string" calcext:value-type="string">
            <text:p>Kristinacarvajal01@Hotmail.Com</text:p>
          </table:table-cell>
          <table:table-cell office:value-type="string" calcext:value-type="string">
            <text:p>Cr 54 Cl 54-73</text:p>
          </table:table-cell>
          <table:table-cell office:value-type="string" calcext:value-type="string">
            <text:p>Caic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4-03-24" calcext:value-type="date">
            <text:p>24/03/1984</text:p>
          </table:table-cell>
          <table:table-cell table:formula="of:=IF([.AJ50]&lt;&gt;&quot;&quot;;TODAY()-[.AJ50];&quot;-&quot;)" office:value-type="float" office:value="12339" calcext:value-type="float">
            <text:p>12.339 </text:p>
          </table:table-cell>
          <table:table-cell table:formula="of:=IF([.AJ50]&lt;&gt;&quot;&quot;;frac.año([.AJ50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5-09-25" calcext:value-type="date">
            <text:p>25/09/2015</text:p>
          </table:table-cell>
          <table:table-cell table:formula="of:=IFERROR([.$AQ$5]-[.AP50];&quot;-&quot;)" office:value-type="string" office:string-value="-" calcext:value-type="string">
            <text:p>-</text:p>
          </table:table-cell>
          <table:table-cell table:formula="of:=+PROPER(IFERROR(IF([.AQ5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2564589" calcext:value-type="float">
            <text:p>32564589</text:p>
          </table:table-cell>
          <table:table-cell office:value-type="string" calcext:value-type="string">
            <text:p>Carmen Yuridia Hernandez Orrego</text:p>
          </table:table-cell>
          <table:table-cell office:value-type="string" calcext:value-type="string">
            <text:p>Chernao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0253" calcext:value-type="float">
            <text:p>20253</text:p>
          </table:table-cell>
          <table:table-cell office:value-type="string" calcext:value-type="string">
            <text:p>-</text:p>
          </table:table-cell>
          <table:table-cell office:value-type="float" office:value="15366" calcext:value-type="float">
            <text:p>15366</text:p>
          </table:table-cell>
          <table:table-cell office:value-type="float" office:value="32564589" calcext:value-type="float">
            <text:p>32564589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1];#REF!;4;0);&quot;-&quot;)" office:value-type="string" office:string-value="-" calcext:value-type="string">
            <text:p>-</text:p>
          </table:table-cell>
          <table:table-cell office:value-type="string" calcext:value-type="string">
            <text:p>Cristian Jones Ramirez Henao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08510336" calcext:value-type="float">
            <text:p>3108510336</text:p>
          </table:table-cell>
          <table:table-cell office:value-type="string" calcext:value-type="string">
            <text:p>-</text:p>
          </table:table-cell>
          <table:table-cell office:value-type="float" office:value="3108510336" calcext:value-type="float">
            <text:p>3108510336</text:p>
          </table:table-cell>
          <table:table-cell office:value-type="string" calcext:value-type="string">
            <text:p>Flaquits.Yu@Hotmail.Com</text:p>
          </table:table-cell>
          <table:table-cell office:value-type="string" calcext:value-type="string">
            <text:p>Cr 10 # 55 128 Int 107</text:p>
          </table:table-cell>
          <table:table-cell office:value-type="string" calcext:value-type="string">
            <text:p>Encis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4-05-30" calcext:value-type="date">
            <text:p>30/05/1984</text:p>
          </table:table-cell>
          <table:table-cell table:formula="of:=IF([.AJ51]&lt;&gt;&quot;&quot;;TODAY()-[.AJ51];&quot;-&quot;)" office:value-type="float" office:value="12272" calcext:value-type="float">
            <text:p>12.272 </text:p>
          </table:table-cell>
          <table:table-cell table:formula="of:=IF([.AJ51]&lt;&gt;&quot;&quot;;frac.año([.AJ51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4-07-29" calcext:value-type="date">
            <text:p>29/07/2014</text:p>
          </table:table-cell>
          <table:table-cell table:formula="of:=IFERROR([.$AQ$5]-[.AP51];&quot;-&quot;)" office:value-type="string" office:string-value="-" calcext:value-type="string">
            <text:p>-</text:p>
          </table:table-cell>
          <table:table-cell table:formula="of:=+PROPER(IFERROR(IF([.AQ5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9424426" calcext:value-type="float">
            <text:p>39424426</text:p>
          </table:table-cell>
          <table:table-cell office:value-type="string" calcext:value-type="string">
            <text:p>Herlina Renteria Salas</text:p>
          </table:table-cell>
          <table:table-cell office:value-type="string" calcext:value-type="string">
            <text:p>Hrenter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2950" calcext:value-type="float">
            <text:p>7812950</text:p>
          </table:table-cell>
          <table:table-cell office:value-type="float" office:value="1794004950" calcext:value-type="float">
            <text:p>1794004950</text:p>
          </table:table-cell>
          <table:table-cell office:value-type="float" office:value="23097" calcext:value-type="float">
            <text:p>23097</text:p>
          </table:table-cell>
          <table:table-cell office:value-type="float" office:value="39424426" calcext:value-type="float">
            <text:p>3942442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2];#REF!;4;0);&quot;-&quot;)" office:value-type="string" office:string-value="-" calcext:value-type="string">
            <text:p>-</text:p>
          </table:table-cell>
          <table:table-cell office:value-type="string" calcext:value-type="string">
            <text:p>Didier Alexander Tuberquia Sanch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<text:s/>22:00, <text:s/>SD hasta 21:30</text:p>
          </table:table-cell>
          <table:table-cell table:number-columns-repeated="3" office:value-type="float" office:value="3113248441" calcext:value-type="float">
            <text:p>3113248441</text:p>
          </table:table-cell>
          <table:table-cell office:value-type="string" calcext:value-type="string">
            <text:p>Mariluz201040@Hotmail.Com</text:p>
          </table:table-cell>
          <table:table-cell office:value-type="string" calcext:value-type="string">
            <text:p>Calle 34 Cra 34 Interior 11C-41</text:p>
          </table:table-cell>
          <table:table-cell office:value-type="string" calcext:value-type="string">
            <text:p>Salvado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2-07-06" calcext:value-type="date">
            <text:p>06/07/1982</text:p>
          </table:table-cell>
          <table:table-cell table:formula="of:=IF([.AJ52]&lt;&gt;&quot;&quot;;TODAY()-[.AJ52];&quot;-&quot;)" office:value-type="float" office:value="12966" calcext:value-type="float">
            <text:p>12.966 </text:p>
          </table:table-cell>
          <table:table-cell table:formula="of:=IF([.AJ52]&lt;&gt;&quot;&quot;;frac.año([.AJ5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1-29" calcext:value-type="date">
            <text:p>29/11/2016</text:p>
          </table:table-cell>
          <table:table-cell table:formula="of:=IFERROR([.$AQ$5]-[.AP52];&quot;-&quot;)" office:value-type="string" office:string-value="-" calcext:value-type="string">
            <text:p>-</text:p>
          </table:table-cell>
          <table:table-cell table:formula="of:=+PROPER(IFERROR(IF([.AQ5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S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39438925" calcext:value-type="float">
            <text:p>39438925</text:p>
          </table:table-cell>
          <table:table-cell office:value-type="string" calcext:value-type="string">
            <text:p>Yudy Estella Monsalve Franco</text:p>
          </table:table-cell>
          <table:table-cell office:value-type="string" calcext:value-type="string">
            <text:p>ymonsalf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6720" calcext:value-type="float">
            <text:p>26720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Urbanizacion Riachuelo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53]&lt;&gt;&quot;&quot;;TODAY()-[.AJ53];&quot;-&quot;)" office:value-type="string" office:string-value="-" calcext:value-type="string">
            <text:p>- </text:p>
          </table:table-cell>
          <table:table-cell table:formula="of:=IF([.AJ53]&lt;&gt;&quot;&quot;;frac.año([.AJ53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4-03-01" calcext:value-type="date">
            <text:p>01/03/2014</text:p>
          </table:table-cell>
          <table:table-cell table:formula="of:=IFERROR([.$AQ$5]-[.AP53];&quot;-&quot;)" office:value-type="string" office:string-value="-" calcext:value-type="string">
            <text:p>-</text:p>
          </table:table-cell>
          <table:table-cell table:formula="of:=+PROPER(IFERROR(IF([.AQ53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39950965" calcext:value-type="float">
            <text:p>39950965</text:p>
          </table:table-cell>
          <table:table-cell office:value-type="string" calcext:value-type="string">
            <text:p>Leidy Hulieth Mendoza Romero</text:p>
          </table:table-cell>
          <table:table-cell office:value-type="string" calcext:value-type="string">
            <text:p>lmendoz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868" calcext:value-type="float">
            <text:p>782086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950965" calcext:value-type="float">
            <text:p>3995096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4];#REF!;4;0);&quot;-&quot;)" office:value-type="string" office:string-value="-" calcext:value-type="string">
            <text:p>-</text:p>
          </table:table-cell>
          <table:table-cell office:value-type="string" calcext:value-type="string">
            <text:p>Marirley Piza Buritica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rrera 85 # 53B 80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1983-01-11" calcext:value-type="date">
            <text:p>11/01/1983</text:p>
          </table:table-cell>
          <table:table-cell table:formula="of:=IF([.AJ54]&lt;&gt;&quot;&quot;;TODAY()-[.AJ54];&quot;-&quot;)" office:value-type="float" office:value="12777" calcext:value-type="float">
            <text:p>12.777 </text:p>
          </table:table-cell>
          <table:table-cell table:formula="of:=IF([.AJ54]&lt;&gt;&quot;&quot;;frac.año([.AJ54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26" calcext:value-type="date">
            <text:p>26/07/2017</text:p>
          </table:table-cell>
          <table:table-cell table:formula="of:=IFERROR([.$AQ$5]-[.AP54];&quot;-&quot;)" office:value-type="string" office:string-value="-" calcext:value-type="string">
            <text:p>-</text:p>
          </table:table-cell>
          <table:table-cell table:formula="of:=+PROPER(IFERROR(IF([.AQ54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1960845" calcext:value-type="float">
            <text:p>41960845</text:p>
          </table:table-cell>
          <table:table-cell office:value-type="string" calcext:value-type="string">
            <text:p>Johana Catalina <text:s/>Rios Torres</text:p>
          </table:table-cell>
          <table:table-cell office:value-type="string" calcext:value-type="string">
            <text:p>jriost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8749" calcext:value-type="float">
            <text:p>781874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960845" calcext:value-type="float">
            <text:p>4196084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5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Soto Per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W después de las 09:00 hasta las 17:00,MJ hasta las 17:00, V después de las 15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553510" calcext:value-type="float">
            <text:p>2553510</text:p>
          </table:table-cell>
          <table:table-cell office:value-type="float" office:value="3206040846" calcext:value-type="float">
            <text:p>3206040846</text:p>
          </table:table-cell>
          <table:table-cell office:value-type="string" calcext:value-type="string">
            <text:p>Jcriostorres@Gmail.Com</text:p>
          </table:table-cell>
          <table:table-cell office:value-type="string" calcext:value-type="string">
            <text:p>Calle 6 52-26</text:p>
          </table:table-cell>
          <table:table-cell office:value-type="string" calcext:value-type="string">
            <text:p>Campoamo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4-11-29" calcext:value-type="date">
            <text:p>29/11/1984</text:p>
          </table:table-cell>
          <table:table-cell table:formula="of:=IF([.AJ55]&lt;&gt;&quot;&quot;;TODAY()-[.AJ55];&quot;-&quot;)" office:value-type="float" office:value="12089" calcext:value-type="float">
            <text:p>12.089 </text:p>
          </table:table-cell>
          <table:table-cell table:formula="of:=IF([.AJ55]&lt;&gt;&quot;&quot;;frac.año([.AJ55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17" calcext:value-type="date">
            <text:p>17/05/2017</text:p>
          </table:table-cell>
          <table:table-cell table:formula="of:=IFERROR([.$AQ$5]-[.AP55];&quot;-&quot;)" office:value-type="string" office:string-value="-" calcext:value-type="string">
            <text:p>-</text:p>
          </table:table-cell>
          <table:table-cell table:formula="of:=+PROPER(IFERROR(IF([.AQ55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2690431" calcext:value-type="float">
            <text:p>42690431</text:p>
          </table:table-cell>
          <table:table-cell office:value-type="string" calcext:value-type="string">
            <text:p>Claudia Andrea Chavarriaga N/A</text:p>
          </table:table-cell>
          <table:table-cell office:value-type="string" calcext:value-type="string">
            <text:p>Cchava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0281" calcext:value-type="float">
            <text:p>20281</text:p>
          </table:table-cell>
          <table:table-cell office:value-type="float" office:value="179400936" calcext:value-type="float">
            <text:p>179400936</text:p>
          </table:table-cell>
          <table:table-cell office:value-type="float" office:value="16144" calcext:value-type="float">
            <text:p>16144</text:p>
          </table:table-cell>
          <table:table-cell office:value-type="float" office:value="42690431" calcext:value-type="float">
            <text:p>4269043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6];#REF!;4;0);&quot;-&quot;)" office:value-type="string" office:string-value="-" calcext:value-type="string">
            <text:p>-</text:p>
          </table:table-cell>
          <table:table-cell office:value-type="string" calcext:value-type="string">
            <text:p>Cindy Yurley Muñoz Castañ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4015212" calcext:value-type="float">
            <text:p>4015212</text:p>
          </table:table-cell>
          <table:table-cell office:value-type="float" office:value="3005180320" calcext:value-type="float">
            <text:p>3005180320</text:p>
          </table:table-cell>
          <table:table-cell office:value-type="string" calcext:value-type="string">
            <text:p>Claudiaandreachavarriaga@Gmail.Com</text:p>
          </table:table-cell>
          <table:table-cell office:value-type="string" calcext:value-type="string">
            <text:p>Cll47A#4875</text:p>
          </table:table-cell>
          <table:table-cell office:value-type="string" calcext:value-type="string">
            <text:p>Miraflores</text:p>
          </table:table-cell>
          <table:table-cell office:value-type="string" calcext:value-type="string">
            <text:p>Copacabana</text:p>
          </table:table-cell>
          <table:table-cell office:value-type="string" calcext:value-type="string">
            <text:p>No</text:p>
          </table:table-cell>
          <table:table-cell office:value-type="date" office:date-value="1979-10-15" calcext:value-type="date">
            <text:p>15/10/1979</text:p>
          </table:table-cell>
          <table:table-cell table:formula="of:=IF([.AJ56]&lt;&gt;&quot;&quot;;TODAY()-[.AJ56];&quot;-&quot;)" office:value-type="float" office:value="13961" calcext:value-type="float">
            <text:p>13.961 </text:p>
          </table:table-cell>
          <table:table-cell table:formula="of:=IF([.AJ56]&lt;&gt;&quot;&quot;;frac.año([.AJ56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4-04-12" calcext:value-type="date">
            <text:p>12/04/2014</text:p>
          </table:table-cell>
          <table:table-cell table:formula="of:=IFERROR([.$AQ$5]-[.AP56];&quot;-&quot;)" office:value-type="string" office:string-value="-" calcext:value-type="string">
            <text:p>-</text:p>
          </table:table-cell>
          <table:table-cell table:formula="of:=+PROPER(IFERROR(IF([.AQ5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2789993" calcext:value-type="float">
            <text:p>42789993</text:p>
          </table:table-cell>
          <table:table-cell office:value-type="string" calcext:value-type="string">
            <text:p>Omaira Del Carmen Baller Corrales</text:p>
          </table:table-cell>
          <table:table-cell office:value-type="string" calcext:value-type="string">
            <text:p>oballec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3574" calcext:value-type="float">
            <text:p>7823574</text:p>
          </table:table-cell>
          <table:table-cell office:value-type="float" office:value="1794006997" calcext:value-type="float">
            <text:p>1794006997</text:p>
          </table:table-cell>
          <table:table-cell office:value-type="float" office:value="39068" calcext:value-type="float">
            <text:p>39068</text:p>
          </table:table-cell>
          <table:table-cell office:value-type="float" office:value="42789993" calcext:value-type="float">
            <text:p>4278999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7];#REF!;4;0);&quot;-&quot;)" office:value-type="string" office:string-value="-" calcext:value-type="string">
            <text:p>-</text:p>
          </table:table-cell>
          <table:table-cell office:value-type="string" calcext:value-type="string">
            <text:p>Leandro Marulanda Hernandez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710596" calcext:value-type="float">
            <text:p>3710596</text:p>
          </table:table-cell>
          <table:table-cell office:value-type="float" office:value="3122844664" calcext:value-type="float">
            <text:p>3122844664</text:p>
          </table:table-cell>
          <table:table-cell office:value-type="string" calcext:value-type="string">
            <text:p>Oballer87@Gmail.Com</text:p>
          </table:table-cell>
          <table:table-cell office:value-type="string" calcext:value-type="string">
            <text:p>Cra 68 # 36-104</text:p>
          </table:table-cell>
          <table:table-cell office:value-type="string" calcext:value-type="string">
            <text:p>San Gabriel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Si</text:p>
          </table:table-cell>
          <table:table-cell office:value-type="date" office:date-value="1972-03-27" calcext:value-type="date">
            <text:p>27/03/1972</text:p>
          </table:table-cell>
          <table:table-cell table:formula="of:=IF([.AJ57]&lt;&gt;&quot;&quot;;TODAY()-[.AJ57];&quot;-&quot;)" office:value-type="float" office:value="16719" calcext:value-type="float">
            <text:p>16.719 </text:p>
          </table:table-cell>
          <table:table-cell table:formula="of:=IF([.AJ57]&lt;&gt;&quot;&quot;;frac.año([.AJ5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11-04" calcext:value-type="date">
            <text:p>04/11/2017</text:p>
          </table:table-cell>
          <table:table-cell table:formula="of:=IFERROR([.$AQ$5]-[.AP57];&quot;-&quot;)" office:value-type="string" office:string-value="-" calcext:value-type="string">
            <text:p>-</text:p>
          </table:table-cell>
          <table:table-cell table:formula="of:=+PROPER(IFERROR(IF([.AQ5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2897748" calcext:value-type="float">
            <text:p>42897748</text:p>
          </table:table-cell>
          <table:table-cell office:value-type="string" calcext:value-type="string">
            <text:p>Alejandra Maria Gomez Rincon</text:p>
          </table:table-cell>
          <table:table-cell office:value-type="string" calcext:value-type="string">
            <text:p>amgome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3244" calcext:value-type="float">
            <text:p>7823244</text:p>
          </table:table-cell>
          <table:table-cell office:value-type="float" office:value="1794007013" calcext:value-type="float">
            <text:p>1794007013</text:p>
          </table:table-cell>
          <table:table-cell office:value-type="float" office:value="38782" calcext:value-type="float">
            <text:p>38782</text:p>
          </table:table-cell>
          <table:table-cell office:value-type="float" office:value="42897748" calcext:value-type="float">
            <text:p>4289774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8];#REF!;4;0);&quot;-&quot;)" office:value-type="string" office:string-value="-" calcext:value-type="string">
            <text:p>-</text:p>
          </table:table-cell>
          <table:table-cell office:value-type="string" calcext:value-type="string">
            <text:p>Edwin Mosquera Mosquer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 table:number-columns-repeated="2"/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969878" calcext:value-type="float">
            <text:p>5969878</text:p>
          </table:table-cell>
          <table:table-cell office:value-type="float" office:value="3023336399" calcext:value-type="float">
            <text:p>3023336399</text:p>
          </table:table-cell>
          <table:table-cell office:value-type="float" office:value="3192334848" calcext:value-type="float">
            <text:p>3192334848</text:p>
          </table:table-cell>
          <table:table-cell office:value-type="string" calcext:value-type="string">
            <text:p>Aleja406@Gmail.Com</text:p>
          </table:table-cell>
          <table:table-cell office:value-type="string" calcext:value-type="string">
            <text:p>Calle 47A Sur 39 - 37</text:p>
          </table:table-cell>
          <table:table-cell office:value-type="string" calcext:value-type="string">
            <text:p>Trianon</text:p>
          </table:table-cell>
          <table:table-cell office:value-type="string" calcext:value-type="string">
            <text:p>Envigado</text:p>
          </table:table-cell>
          <table:table-cell office:value-type="string" calcext:value-type="string">
            <text:p>No</text:p>
          </table:table-cell>
          <table:table-cell office:value-type="date" office:date-value="1969-05-16" calcext:value-type="date">
            <text:p>16/05/1969</text:p>
          </table:table-cell>
          <table:table-cell table:formula="of:=IF([.AJ58]&lt;&gt;&quot;&quot;;TODAY()-[.AJ58];&quot;-&quot;)" office:value-type="float" office:value="17765" calcext:value-type="float">
            <text:p>17.765 </text:p>
          </table:table-cell>
          <table:table-cell table:formula="of:=IF([.AJ58]&lt;&gt;&quot;&quot;;frac.año([.AJ5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-</text:p>
          </table:table-cell>
          <table:table-cell office:value-type="date" office:date-value="2017-10-12" calcext:value-type="date">
            <text:p>12/10/2017</text:p>
          </table:table-cell>
          <table:table-cell table:formula="of:=IFERROR([.$AQ$5]-[.AP58];&quot;-&quot;)" office:value-type="string" office:string-value="-" calcext:value-type="string">
            <text:p>-</text:p>
          </table:table-cell>
          <table:table-cell table:formula="of:=+PROPER(IFERROR(IF([.AQ5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Colpension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107522" calcext:value-type="float">
            <text:p>43107522</text:p>
          </table:table-cell>
          <table:table-cell office:value-type="string" calcext:value-type="string">
            <text:p>Miryam Yaneth <text:s/>Pena <text:s/>Calvo</text:p>
          </table:table-cell>
          <table:table-cell office:value-type="string" calcext:value-type="string">
            <text:p>Mpena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0804" calcext:value-type="float">
            <text:p>70804</text:p>
          </table:table-cell>
          <table:table-cell office:value-type="float" office:value="1794001759" calcext:value-type="float">
            <text:p>1794001759</text:p>
          </table:table-cell>
          <table:table-cell office:value-type="float" office:value="15823" calcext:value-type="float">
            <text:p>15823</text:p>
          </table:table-cell>
          <table:table-cell office:value-type="float" office:value="43107522" calcext:value-type="float">
            <text:p>4310752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59];#REF!;4;0);&quot;-&quot;)" office:value-type="string" office:string-value="-" calcext:value-type="string">
            <text:p>-</text:p>
          </table:table-cell>
          <table:table-cell office:value-type="string" calcext:value-type="string">
            <text:p>Cristian Jones Ramirez Henao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839803" calcext:value-type="float">
            <text:p>5839803</text:p>
          </table:table-cell>
          <table:table-cell office:value-type="float" office:value="3148591566" calcext:value-type="float">
            <text:p>3148591566</text:p>
          </table:table-cell>
          <table:table-cell office:value-type="string" calcext:value-type="string">
            <text:p>Mjaneth6@Hotmail.Com</text:p>
          </table:table-cell>
          <table:table-cell office:value-type="string" calcext:value-type="string">
            <text:p>Calle 12 Aa Sur # 55 69</text:p>
          </table:table-cell>
          <table:table-cell office:value-type="string" calcext:value-type="string">
            <text:p>Guayabal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79-02-26" calcext:value-type="date">
            <text:p>26/02/1979</text:p>
          </table:table-cell>
          <table:table-cell table:formula="of:=IF([.AJ59]&lt;&gt;&quot;&quot;;TODAY()-[.AJ59];&quot;-&quot;)" office:value-type="float" office:value="14192" calcext:value-type="float">
            <text:p>14.192 </text:p>
          </table:table-cell>
          <table:table-cell table:formula="of:=IF([.AJ59]&lt;&gt;&quot;&quot;;frac.año([.AJ59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B</text:p>
          </table:table-cell>
          <table:table-cell office:value-type="string" calcext:value-type="string">
            <text:p>+</text:p>
          </table:table-cell>
          <table:table-cell office:value-type="date" office:date-value="2014-08-29" calcext:value-type="date">
            <text:p>29/08/2014</text:p>
          </table:table-cell>
          <table:table-cell table:formula="of:=IFERROR([.$AQ$5]-[.AP59];&quot;-&quot;)" office:value-type="string" office:string-value="-" calcext:value-type="string">
            <text:p>-</text:p>
          </table:table-cell>
          <table:table-cell table:formula="of:=+PROPER(IFERROR(IF([.AQ5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113583" calcext:value-type="float">
            <text:p>43113583</text:p>
          </table:table-cell>
          <table:table-cell office:value-type="string" calcext:value-type="string">
            <text:p>Ana Carolina Montoya Serna</text:p>
          </table:table-cell>
          <table:table-cell office:value-type="string" calcext:value-type="string">
            <text:p>amontoy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3564" calcext:value-type="float">
            <text:p>7823564</text:p>
          </table:table-cell>
          <table:table-cell office:value-type="float" office:value="1794006990" calcext:value-type="float">
            <text:p>1794006990</text:p>
          </table:table-cell>
          <table:table-cell office:value-type="float" office:value="39061" calcext:value-type="float">
            <text:p>39061</text:p>
          </table:table-cell>
          <table:table-cell office:value-type="float" office:value="43113583" calcext:value-type="float">
            <text:p>4311358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0];#REF!;4;0);&quot;-&quot;)" office:value-type="string" office:string-value="-" calcext:value-type="string">
            <text:p>-</text:p>
          </table:table-cell>
          <table:table-cell office:value-type="string" calcext:value-type="string">
            <text:p>Jolman Alexander Robledo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76697818" calcext:value-type="float">
            <text:p>3176697818</text:p>
          </table:table-cell>
          <table:table-cell office:value-type="float" office:value="3146697818" calcext:value-type="float">
            <text:p>3146697818</text:p>
          </table:table-cell>
          <table:table-cell office:value-type="float" office:value="2146697818" calcext:value-type="float">
            <text:p>2146697818</text:p>
          </table:table-cell>
          <table:table-cell office:value-type="string" calcext:value-type="string">
            <text:p>Krolina0213@Hotmail.Com</text:p>
          </table:table-cell>
          <table:table-cell office:value-type="string" calcext:value-type="string">
            <text:p>Calle100A Numero 80-39</text:p>
          </table:table-cell>
          <table:table-cell office:value-type="string" calcext:value-type="string">
            <text:p>12 De Octubr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0-02-13" calcext:value-type="date">
            <text:p>13/02/1980</text:p>
          </table:table-cell>
          <table:table-cell table:formula="of:=IF([.AJ60]&lt;&gt;&quot;&quot;;TODAY()-[.AJ60];&quot;-&quot;)" office:value-type="float" office:value="13840" calcext:value-type="float">
            <text:p>13.840 </text:p>
          </table:table-cell>
          <table:table-cell table:formula="of:=IF([.AJ60]&lt;&gt;&quot;&quot;;frac.año([.AJ60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11-03" calcext:value-type="date">
            <text:p>03/11/2017</text:p>
          </table:table-cell>
          <table:table-cell table:formula="of:=IFERROR([.$AQ$5]-[.AP60];&quot;-&quot;)" office:value-type="string" office:string-value="-" calcext:value-type="string">
            <text:p>-</text:p>
          </table:table-cell>
          <table:table-cell table:formula="of:=+PROPER(IFERROR(IF([.AQ6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162518" calcext:value-type="float">
            <text:p>43162518</text:p>
          </table:table-cell>
          <table:table-cell office:value-type="string" calcext:value-type="string">
            <text:p>Sandra Elizabeth Lopez Rua</text:p>
          </table:table-cell>
          <table:table-cell office:value-type="string" calcext:value-type="string">
            <text:p>seloperu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053" calcext:value-type="float">
            <text:p>7820053</text:p>
          </table:table-cell>
          <table:table-cell office:value-type="float" office:value="1794006239" calcext:value-type="float">
            <text:p>1794006239</text:p>
          </table:table-cell>
          <table:table-cell office:value-type="string" calcext:value-type="string">
            <text:p>-</text:p>
          </table:table-cell>
          <table:table-cell office:value-type="float" office:value="43162518" calcext:value-type="float">
            <text:p>4316251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1];#REF!;4;0);&quot;-&quot;)" office:value-type="string" office:string-value="-" calcext:value-type="string">
            <text:p>-</text:p>
          </table:table-cell>
          <table:table-cell office:value-type="string" calcext:value-type="string">
            <text:p>Gabriel Antonio Lopera Madrid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4227258" calcext:value-type="float">
            <text:p>4227258</text:p>
          </table:table-cell>
          <table:table-cell office:value-type="float" office:value="3184042228" calcext:value-type="float">
            <text:p>3184042228</text:p>
          </table:table-cell>
          <table:table-cell office:value-type="string" calcext:value-type="string">
            <text:p>Sandralopezrua@Hotmail.Com</text:p>
          </table:table-cell>
          <table:table-cell office:value-type="string" calcext:value-type="string">
            <text:p>Calle 110C #43-15</text:p>
          </table:table-cell>
          <table:table-cell office:value-type="string" calcext:value-type="string">
            <text:p>Popular 1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-</text:p>
          </table:table-cell>
          <table:table-cell office:value-type="date" office:date-value="1979-11-14" calcext:value-type="date">
            <text:p>14/11/1979</text:p>
          </table:table-cell>
          <table:table-cell table:formula="of:=IF([.AJ61]&lt;&gt;&quot;&quot;;TODAY()-[.AJ61];&quot;-&quot;)" office:value-type="float" office:value="13931" calcext:value-type="float">
            <text:p>13.931 </text:p>
          </table:table-cell>
          <table:table-cell table:formula="of:=IF([.AJ61]&lt;&gt;&quot;&quot;;frac.año([.AJ61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05" calcext:value-type="date">
            <text:p>05/07/2017</text:p>
          </table:table-cell>
          <table:table-cell table:formula="of:=IFERROR([.$AQ$5]-[.AP61];&quot;-&quot;)" office:value-type="string" office:string-value="-" calcext:value-type="string">
            <text:p>-</text:p>
          </table:table-cell>
          <table:table-cell table:formula="of:=+PROPER(IFERROR(IF([.AQ61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186060" calcext:value-type="float">
            <text:p>43186060</text:p>
          </table:table-cell>
          <table:table-cell office:value-type="string" calcext:value-type="string">
            <text:p>Maria Elizabeth  Henao Osorio</text:p>
          </table:table-cell>
          <table:table-cell office:value-type="string" calcext:value-type="string">
            <text:p>Meosori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3093" calcext:value-type="float">
            <text:p>7813093</text:p>
          </table:table-cell>
          <table:table-cell office:value-type="float" office:value="1794004987" calcext:value-type="float">
            <text:p>1794004987</text:p>
          </table:table-cell>
          <table:table-cell office:value-type="float" office:value="32046" calcext:value-type="float">
            <text:p>32046</text:p>
          </table:table-cell>
          <table:table-cell office:value-type="float" office:value="43186060" calcext:value-type="float">
            <text:p>4318606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2];#REF!;4;0);&quot;-&quot;)" office:value-type="string" office:string-value="-" calcext:value-type="string">
            <text:p>-</text:p>
          </table:table-cell>
          <table:table-cell office:value-type="string" calcext:value-type="string">
            <text:p>Brayan Zapata Muñeton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30</text:p>
          </table:table-cell>
          <table:table-cell table:number-columns-repeated="2" office:value-type="float" office:value="3127387597" calcext:value-type="float">
            <text:p>3127387597</text:p>
          </table:table-cell>
          <table:table-cell office:value-type="float" office:value="3007342739" calcext:value-type="float">
            <text:p>3007342739</text:p>
          </table:table-cell>
          <table:table-cell office:value-type="string" calcext:value-type="string">
            <text:p>Elizabeth.Henao30@Gmail.Com</text:p>
          </table:table-cell>
          <table:table-cell office:value-type="string" calcext:value-type="string">
            <text:p>Calle 78B Cra 91 B 59</text:p>
          </table:table-cell>
          <table:table-cell office:value-type="string" calcext:value-type="string">
            <text:p>Robl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3-10-03" calcext:value-type="date">
            <text:p>03/10/1983</text:p>
          </table:table-cell>
          <table:table-cell table:formula="of:=IF([.AJ62]&lt;&gt;&quot;&quot;;TODAY()-[.AJ62];&quot;-&quot;)" office:value-type="float" office:value="12512" calcext:value-type="float">
            <text:p>12.512 </text:p>
          </table:table-cell>
          <table:table-cell table:formula="of:=IF([.AJ62]&lt;&gt;&quot;&quot;;frac.año([.AJ6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1-29" calcext:value-type="date">
            <text:p>29/11/2016</text:p>
          </table:table-cell>
          <table:table-cell table:formula="of:=IFERROR([.$AQ$5]-[.AP62];&quot;-&quot;)" office:value-type="string" office:string-value="-" calcext:value-type="string">
            <text:p>-</text:p>
          </table:table-cell>
          <table:table-cell table:formula="of:=+PROPER(IFERROR(IF([.AQ6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207860" calcext:value-type="float">
            <text:p>43207860</text:p>
          </table:table-cell>
          <table:table-cell office:value-type="string" calcext:value-type="string">
            <text:p>Amanda Yesid Agudelo Perez</text:p>
          </table:table-cell>
          <table:table-cell office:value-type="string" calcext:value-type="string">
            <text:p>Aagudep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2589" calcext:value-type="float">
            <text:p>72589</text:p>
          </table:table-cell>
          <table:table-cell office:value-type="float" office:value="1794001206" calcext:value-type="float">
            <text:p>1794001206</text:p>
          </table:table-cell>
          <table:table-cell office:value-type="float" office:value="14412" calcext:value-type="float">
            <text:p>14412</text:p>
          </table:table-cell>
          <table:table-cell office:value-type="float" office:value="43207860" calcext:value-type="float">
            <text:p>4320786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,W,J Hasta las 17:00, M Hasta las 16:00, D Después de las 11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1:30, D hasta 21:00</text:p>
          </table:table-cell>
          <table:table-cell table:number-columns-repeated="2" office:value-type="float" office:value="3136007665" calcext:value-type="float">
            <text:p>3136007665</text:p>
          </table:table-cell>
          <table:table-cell office:value-type="float" office:value="3147549746" calcext:value-type="float">
            <text:p>3147549746</text:p>
          </table:table-cell>
          <table:table-cell office:value-type="string" calcext:value-type="string">
            <text:p>Yised43@Live.Com</text:p>
          </table:table-cell>
          <table:table-cell office:value-type="string" calcext:value-type="string">
            <text:p>Cra84A #104A31</text:p>
          </table:table-cell>
          <table:table-cell office:value-type="string" calcext:value-type="string">
            <text:p>12 De Octubr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0-10-18" calcext:value-type="date">
            <text:p>18/10/1980</text:p>
          </table:table-cell>
          <table:table-cell table:formula="of:=IF([.AJ63]&lt;&gt;&quot;&quot;;TODAY()-[.AJ63];&quot;-&quot;)" office:value-type="float" office:value="13592" calcext:value-type="float">
            <text:p>13.592 </text:p>
          </table:table-cell>
          <table:table-cell table:formula="of:=IF([.AJ63]&lt;&gt;&quot;&quot;;frac.año([.AJ63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4-07-04" calcext:value-type="date">
            <text:p>04/07/2014</text:p>
          </table:table-cell>
          <table:table-cell table:formula="of:=IFERROR([.$AQ$5]-[.AP63];&quot;-&quot;)" office:value-type="string" office:string-value="-" calcext:value-type="string">
            <text:p>-</text:p>
          </table:table-cell>
          <table:table-cell table:formula="of:=+PROPER(IFERROR(IF([.AQ6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S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265443" calcext:value-type="float">
            <text:p>43265443</text:p>
          </table:table-cell>
          <table:table-cell office:value-type="string" calcext:value-type="string">
            <text:p>Luz Omaira Rojas Vargas</text:p>
          </table:table-cell>
          <table:table-cell office:value-type="string" calcext:value-type="string">
            <text:p>lroja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6427" calcext:value-type="float">
            <text:p>2642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lle 92 # 72B 52 Apto 30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64]&lt;&gt;&quot;&quot;;TODAY()-[.AJ64];&quot;-&quot;)" office:value-type="string" office:string-value="-" calcext:value-type="string">
            <text:p>- </text:p>
          </table:table-cell>
          <table:table-cell table:formula="of:=IF([.AJ64]&lt;&gt;&quot;&quot;;frac.año([.AJ64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4-03-01" calcext:value-type="date">
            <text:p>01/03/2014</text:p>
          </table:table-cell>
          <table:table-cell table:formula="of:=IFERROR([.$AQ$5]-[.AP64];&quot;-&quot;)" office:value-type="string" office:string-value="-" calcext:value-type="string">
            <text:p>-</text:p>
          </table:table-cell>
          <table:table-cell table:formula="of:=+PROPER(IFERROR(IF([.AQ64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271868" calcext:value-type="float">
            <text:p>43271868</text:p>
          </table:table-cell>
          <table:table-cell office:value-type="string" calcext:value-type="string">
            <text:p>Clara Mónica Bolivar Londoño</text:p>
          </table:table-cell>
          <table:table-cell office:value-type="string" calcext:value-type="string">
            <text:p>Cboliv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9268" calcext:value-type="float">
            <text:p>7809268</text:p>
          </table:table-cell>
          <table:table-cell office:value-type="float" office:value="1794004294" calcext:value-type="float">
            <text:p>1794004294</text:p>
          </table:table-cell>
          <table:table-cell office:value-type="float" office:value="28745" calcext:value-type="float">
            <text:p>28745</text:p>
          </table:table-cell>
          <table:table-cell office:value-type="float" office:value="43271868" calcext:value-type="float">
            <text:p>4327186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5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Mauricio Fonnegra Salazar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, despues de las 8:30, W, despues de las 8:30 <text:s/>hasta las 17:00, J despues de las 8:00, V, hasta las 17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2:00, D hasta 21:30</text:p>
          </table:table-cell>
          <table:table-cell table:number-columns-repeated="2" office:value-type="float" office:value="27014176" calcext:value-type="float">
            <text:p>27014176</text:p>
          </table:table-cell>
          <table:table-cell office:value-type="float" office:value="3043884091" calcext:value-type="float">
            <text:p>3043884091</text:p>
          </table:table-cell>
          <table:table-cell office:value-type="string" calcext:value-type="string">
            <text:p>Clarahdv@Gmail.Com</text:p>
          </table:table-cell>
          <table:table-cell office:value-type="string" calcext:value-type="string">
            <text:p>Cr 37 # 35 A Sur-27 (115)</text:p>
          </table:table-cell>
          <table:table-cell office:value-type="string" calcext:value-type="string">
            <text:p>Las Antillas</text:p>
          </table:table-cell>
          <table:table-cell office:value-type="string" calcext:value-type="string">
            <text:p>Envigado</text:p>
          </table:table-cell>
          <table:table-cell office:value-type="string" calcext:value-type="string">
            <text:p>No</text:p>
          </table:table-cell>
          <table:table-cell office:value-type="date" office:date-value="1980-08-22" calcext:value-type="date">
            <text:p>22/08/1980</text:p>
          </table:table-cell>
          <table:table-cell table:formula="of:=IF([.AJ65]&lt;&gt;&quot;&quot;;TODAY()-[.AJ65];&quot;-&quot;)" office:value-type="float" office:value="13649" calcext:value-type="float">
            <text:p>13.649 </text:p>
          </table:table-cell>
          <table:table-cell table:formula="of:=IF([.AJ65]&lt;&gt;&quot;&quot;;frac.año([.AJ65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7-15" calcext:value-type="date">
            <text:p>15/07/2016</text:p>
          </table:table-cell>
          <table:table-cell table:formula="of:=IFERROR([.$AQ$5]-[.AP65];&quot;-&quot;)" office:value-type="string" office:string-value="-" calcext:value-type="string">
            <text:p>-</text:p>
          </table:table-cell>
          <table:table-cell table:formula="of:=+PROPER(IFERROR(IF([.AQ6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nitas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275016" calcext:value-type="float">
            <text:p>43275016</text:p>
          </table:table-cell>
          <table:table-cell office:value-type="string" calcext:value-type="string">
            <text:p>Janeth Fernanda Herrera Arango</text:p>
          </table:table-cell>
          <table:table-cell office:value-type="string" calcext:value-type="string">
            <text:p>jherar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1976" calcext:value-type="float">
            <text:p>2197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6];#REF!;4;0);&quot;-&quot;)" office:value-type="string" office:string-value="-" calcext:value-type="string">
            <text:p>-</text:p>
          </table:table-cell>
          <table:table-cell office:value-type="string" calcext:value-type="string">
            <text:p>Brayan Correa Franco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l 70E # 95-104 Apa 40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66]&lt;&gt;&quot;&quot;;TODAY()-[.AJ66];&quot;-&quot;)" office:value-type="string" office:string-value="-" calcext:value-type="string">
            <text:p>- </text:p>
          </table:table-cell>
          <table:table-cell table:formula="of:=IF([.AJ66]&lt;&gt;&quot;&quot;;frac.año([.AJ66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2-08-29" calcext:value-type="date">
            <text:p>29/08/2012</text:p>
          </table:table-cell>
          <table:table-cell table:formula="of:=IFERROR([.$AQ$5]-[.AP66];&quot;-&quot;)" office:value-type="string" office:string-value="-" calcext:value-type="string">
            <text:p>-</text:p>
          </table:table-cell>
          <table:table-cell table:formula="of:=+PROPER(IFERROR(IF([.AQ66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455143" calcext:value-type="float">
            <text:p>43455143</text:p>
          </table:table-cell>
          <table:table-cell office:value-type="string" calcext:value-type="string">
            <text:p>Monica Janneth Gaviria Bedoya</text:p>
          </table:table-cell>
          <table:table-cell office:value-type="string" calcext:value-type="string">
            <text:p>mgavir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5872" calcext:value-type="float">
            <text:p>25872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7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r 36B 81-97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67]&lt;&gt;&quot;&quot;;TODAY()-[.AJ67];&quot;-&quot;)" office:value-type="string" office:string-value="-" calcext:value-type="string">
            <text:p>- </text:p>
          </table:table-cell>
          <table:table-cell table:formula="of:=IF([.AJ67]&lt;&gt;&quot;&quot;;frac.año([.AJ67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3-04-25" calcext:value-type="date">
            <text:p>25/04/2013</text:p>
          </table:table-cell>
          <table:table-cell table:formula="of:=IFERROR([.$AQ$5]-[.AP67];&quot;-&quot;)" office:value-type="string" office:string-value="-" calcext:value-type="string">
            <text:p>-</text:p>
          </table:table-cell>
          <table:table-cell table:formula="of:=+PROPER(IFERROR(IF([.AQ67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455824" calcext:value-type="float">
            <text:p>43455824</text:p>
          </table:table-cell>
          <table:table-cell office:value-type="string" calcext:value-type="string">
            <text:p>Anilsa Enoris Ramirez Zapata </text:p>
          </table:table-cell>
          <table:table-cell office:value-type="string" calcext:value-type="string">
            <text:p>aramiz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9490" calcext:value-type="float">
            <text:p>7819490</text:p>
          </table:table-cell>
          <table:table-cell office:value-type="float" office:value="1794006097" calcext:value-type="float">
            <text:p>1794006097</text:p>
          </table:table-cell>
          <table:table-cell office:value-type="string" calcext:value-type="string">
            <text:p>-</text:p>
          </table:table-cell>
          <table:table-cell office:value-type="float" office:value="43455824" calcext:value-type="float">
            <text:p>4345582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8];#REF!;4;0);&quot;-&quot;)" office:value-type="string" office:string-value="-" calcext:value-type="string">
            <text:p>-</text:p>
          </table:table-cell>
          <table:table-cell office:value-type="string" calcext:value-type="string">
            <text:p>Ivon Del Carmen Chimento Medin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00</text:p>
          </table:table-cell>
          <table:table-cell table:number-columns-repeated="2" office:value-type="float" office:value="4272026" calcext:value-type="float">
            <text:p>4272026</text:p>
          </table:table-cell>
          <table:table-cell office:value-type="float" office:value="3043695038" calcext:value-type="float">
            <text:p>3043695038</text:p>
          </table:table-cell>
          <table:table-cell office:value-type="string" calcext:value-type="string">
            <text:p>Anilsaramirez@Hotmail.Com</text:p>
          </table:table-cell>
          <table:table-cell office:value-type="string" calcext:value-type="string">
            <text:p>Cl 61 # 126-86</text:p>
          </table:table-cell>
          <table:table-cell office:value-type="string" calcext:value-type="string">
            <text:p>San Cristobal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3-12-14" calcext:value-type="date">
            <text:p>14/12/1983</text:p>
          </table:table-cell>
          <table:table-cell table:formula="of:=IF([.AJ68]&lt;&gt;&quot;&quot;;TODAY()-[.AJ68];&quot;-&quot;)" office:value-type="float" office:value="12440" calcext:value-type="float">
            <text:p>12.440 </text:p>
          </table:table-cell>
          <table:table-cell table:formula="of:=IF([.AJ68]&lt;&gt;&quot;&quot;;frac.año([.AJ68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6-02" calcext:value-type="date">
            <text:p>02/06/2017</text:p>
          </table:table-cell>
          <table:table-cell table:formula="of:=IFERROR([.$AQ$5]-[.AP68];&quot;-&quot;)" office:value-type="string" office:string-value="-" calcext:value-type="string">
            <text:p>-</text:p>
          </table:table-cell>
          <table:table-cell table:formula="of:=+PROPER(IFERROR(IF([.AQ68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473498" calcext:value-type="float">
            <text:p>43473498</text:p>
          </table:table-cell>
          <table:table-cell office:value-type="string" calcext:value-type="string">
            <text:p>Emilce Milena <text:s/>Ortiz Cardona </text:p>
          </table:table-cell>
          <table:table-cell office:value-type="string" calcext:value-type="string">
            <text:p>eortizc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8743" calcext:value-type="float">
            <text:p>7818743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473498" calcext:value-type="float">
            <text:p>4347349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69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Mauricio Fonnegra Salazar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00</text:p>
          </table:table-cell>
          <table:table-cell table:number-columns-repeated="3" office:value-type="float" office:value="3136492422" calcext:value-type="float">
            <text:p>3136492422</text:p>
          </table:table-cell>
          <table:table-cell office:value-type="string" calcext:value-type="string">
            <text:p>Milenaortiz.Sistemas@Gmail.Com</text:p>
          </table:table-cell>
          <table:table-cell office:value-type="string" calcext:value-type="string">
            <text:p>Cl 75Bs 35-240 Int 55</text:p>
          </table:table-cell>
          <table:table-cell office:value-type="string" calcext:value-type="string">
            <text:p>La Doctora</text:p>
          </table:table-cell>
          <table:table-cell office:value-type="string" calcext:value-type="string">
            <text:p>Sabaneta</text:p>
          </table:table-cell>
          <table:table-cell office:value-type="string" calcext:value-type="string">
            <text:p>-</text:p>
          </table:table-cell>
          <table:table-cell office:value-type="date" office:date-value="1975-11-07" calcext:value-type="date">
            <text:p>07/11/1975</text:p>
          </table:table-cell>
          <table:table-cell table:formula="of:=IF([.AJ69]&lt;&gt;&quot;&quot;;TODAY()-[.AJ69];&quot;-&quot;)" office:value-type="float" office:value="15399" calcext:value-type="float">
            <text:p>15.399 </text:p>
          </table:table-cell>
          <table:table-cell table:formula="of:=IF([.AJ69]&lt;&gt;&quot;&quot;;frac.año([.AJ69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17" calcext:value-type="date">
            <text:p>17/05/2017</text:p>
          </table:table-cell>
          <table:table-cell table:formula="of:=IFERROR([.$AQ$5]-[.AP69];&quot;-&quot;)" office:value-type="string" office:string-value="-" calcext:value-type="string">
            <text:p>-</text:p>
          </table:table-cell>
          <table:table-cell table:formula="of:=+PROPER(IFERROR(IF([.AQ69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510463" calcext:value-type="float">
            <text:p>43510463</text:p>
          </table:table-cell>
          <table:table-cell office:value-type="string" calcext:value-type="string">
            <text:p>Hilda Del Caremen Mora Gutierrez</text:p>
          </table:table-cell>
          <table:table-cell office:value-type="string" calcext:value-type="string">
            <text:p>hmora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5957" calcext:value-type="float">
            <text:p>7595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0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r 59 D No 40 A 36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70]&lt;&gt;&quot;&quot;;TODAY()-[.AJ70];&quot;-&quot;)" office:value-type="string" office:string-value="-" calcext:value-type="string">
            <text:p>- </text:p>
          </table:table-cell>
          <table:table-cell table:formula="of:=IF([.AJ70]&lt;&gt;&quot;&quot;;frac.año([.AJ70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2-10-16" calcext:value-type="date">
            <text:p>16/10/2012</text:p>
          </table:table-cell>
          <table:table-cell table:formula="of:=IFERROR([.$AQ$5]-[.AP70];&quot;-&quot;)" office:value-type="string" office:string-value="-" calcext:value-type="string">
            <text:p>-</text:p>
          </table:table-cell>
          <table:table-cell table:formula="of:=+PROPER(IFERROR(IF([.AQ70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532698" calcext:value-type="float">
            <text:p>43532698</text:p>
          </table:table-cell>
          <table:table-cell office:value-type="string" calcext:value-type="string">
            <text:p>Natalia Posada</text:p>
          </table:table-cell>
          <table:table-cell office:value-type="string" calcext:value-type="string">
            <text:p>nposada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6265" calcext:value-type="float">
            <text:p>2626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1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rr 67A # 42-67 Int (303)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71]&lt;&gt;&quot;&quot;;TODAY()-[.AJ71];&quot;-&quot;)" office:value-type="string" office:string-value="-" calcext:value-type="string">
            <text:p>- </text:p>
          </table:table-cell>
          <table:table-cell table:formula="of:=IF([.AJ71]&lt;&gt;&quot;&quot;;frac.año([.AJ71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1-09-27" calcext:value-type="date">
            <text:p>27/09/2011</text:p>
          </table:table-cell>
          <table:table-cell table:formula="of:=IFERROR([.$AQ$5]-[.AP71];&quot;-&quot;)" office:value-type="string" office:string-value="-" calcext:value-type="string">
            <text:p>-</text:p>
          </table:table-cell>
          <table:table-cell table:formula="of:=+PROPER(IFERROR(IF([.AQ71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537478" calcext:value-type="float">
            <text:p>43537478</text:p>
          </table:table-cell>
          <table:table-cell office:value-type="string" calcext:value-type="string">
            <text:p>Alba Mery Acevedo Monsalve</text:p>
          </table:table-cell>
          <table:table-cell office:value-type="string" calcext:value-type="string">
            <text:p>aacev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1977" calcext:value-type="float">
            <text:p>21977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2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l 69 # 47 33 Interior 20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72]&lt;&gt;&quot;&quot;;TODAY()-[.AJ72];&quot;-&quot;)" office:value-type="string" office:string-value="-" calcext:value-type="string">
            <text:p>- </text:p>
          </table:table-cell>
          <table:table-cell table:formula="of:=IF([.AJ72]&lt;&gt;&quot;&quot;;frac.año([.AJ72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2-08-29" calcext:value-type="date">
            <text:p>29/08/2012</text:p>
          </table:table-cell>
          <table:table-cell table:formula="of:=IFERROR([.$AQ$5]-[.AP72];&quot;-&quot;)" office:value-type="string" office:string-value="-" calcext:value-type="string">
            <text:p>-</text:p>
          </table:table-cell>
          <table:table-cell table:formula="of:=+PROPER(IFERROR(IF([.AQ72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585664" calcext:value-type="float">
            <text:p>43585664</text:p>
          </table:table-cell>
          <table:table-cell office:value-type="string" calcext:value-type="string">
            <text:p>Lina Yofaide Cortes Posada</text:p>
          </table:table-cell>
          <table:table-cell office:value-type="string" calcext:value-type="string">
            <text:p>lcortes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8752" calcext:value-type="float">
            <text:p>781875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585664" calcext:value-type="float">
            <text:p>4358566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Soto Per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después de las 13:30, S hasta las 13:00, D sin disponibilidad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00</text:p>
          </table:table-cell>
          <table:table-cell table:number-columns-repeated="3" office:value-type="float" office:value="3184118922" calcext:value-type="float">
            <text:p>3184118922</text:p>
          </table:table-cell>
          <table:table-cell office:value-type="string" calcext:value-type="string">
            <text:p>Liyocopo@Gmail.Com</text:p>
          </table:table-cell>
          <table:table-cell office:value-type="string" calcext:value-type="string">
            <text:p>Cl 57B 28-31</text:p>
          </table:table-cell>
          <table:table-cell office:value-type="string" calcext:value-type="string">
            <text:p>Encis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74-03-23" calcext:value-type="date">
            <text:p>23/03/1974</text:p>
          </table:table-cell>
          <table:table-cell table:formula="of:=IF([.AJ73]&lt;&gt;&quot;&quot;;TODAY()-[.AJ73];&quot;-&quot;)" office:value-type="float" office:value="15993" calcext:value-type="float">
            <text:p>15.993 </text:p>
          </table:table-cell>
          <table:table-cell table:formula="of:=IF([.AJ73]&lt;&gt;&quot;&quot;;frac.año([.AJ73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17" calcext:value-type="date">
            <text:p>17/05/2017</text:p>
          </table:table-cell>
          <table:table-cell table:formula="of:=IFERROR([.$AQ$5]-[.AP73];&quot;-&quot;)" office:value-type="string" office:string-value="-" calcext:value-type="string">
            <text:p>-</text:p>
          </table:table-cell>
          <table:table-cell table:formula="of:=+PROPER(IFERROR(IF([.AQ73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589713" calcext:value-type="float">
            <text:p>43589713</text:p>
          </table:table-cell>
          <table:table-cell office:value-type="string" calcext:value-type="string">
            <text:p>Claudia Estella Aguirre Cano</text:p>
          </table:table-cell>
          <table:table-cell office:value-type="string" calcext:value-type="string">
            <text:p>caguirr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6525" calcext:value-type="float">
            <text:p>2652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Av 40C No 62-08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74]&lt;&gt;&quot;&quot;;TODAY()-[.AJ74];&quot;-&quot;)" office:value-type="string" office:string-value="-" calcext:value-type="string">
            <text:p>- </text:p>
          </table:table-cell>
          <table:table-cell table:formula="of:=IF([.AJ74]&lt;&gt;&quot;&quot;;frac.año([.AJ74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4-03-01" calcext:value-type="date">
            <text:p>01/03/2014</text:p>
          </table:table-cell>
          <table:table-cell table:formula="of:=IFERROR([.$AQ$5]-[.AP74];&quot;-&quot;)" office:value-type="string" office:string-value="-" calcext:value-type="string">
            <text:p>-</text:p>
          </table:table-cell>
          <table:table-cell table:formula="of:=+PROPER(IFERROR(IF([.AQ74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606572" calcext:value-type="float">
            <text:p>43606572</text:p>
          </table:table-cell>
          <table:table-cell office:value-type="string" calcext:value-type="string">
            <text:p>Sor Angela Cano Hoyos</text:p>
          </table:table-cell>
          <table:table-cell office:value-type="string" calcext:value-type="string">
            <text:p>scanoh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9656" calcext:value-type="float">
            <text:p>2965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5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l 103 A # 50 A 37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75]&lt;&gt;&quot;&quot;;TODAY()-[.AJ75];&quot;-&quot;)" office:value-type="string" office:string-value="-" calcext:value-type="string">
            <text:p>- </text:p>
          </table:table-cell>
          <table:table-cell table:formula="of:=IF([.AJ75]&lt;&gt;&quot;&quot;;frac.año([.AJ75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3-10-01" calcext:value-type="date">
            <text:p>01/10/2013</text:p>
          </table:table-cell>
          <table:table-cell table:formula="of:=IFERROR([.$AQ$5]-[.AP75];&quot;-&quot;)" office:value-type="string" office:string-value="-" calcext:value-type="string">
            <text:p>-</text:p>
          </table:table-cell>
          <table:table-cell table:formula="of:=+PROPER(IFERROR(IF([.AQ75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632892" calcext:value-type="float">
            <text:p>43632892</text:p>
          </table:table-cell>
          <table:table-cell office:value-type="string" calcext:value-type="string">
            <text:p>Paola Andrea Vasquez Vega</text:p>
          </table:table-cell>
          <table:table-cell office:value-type="string" calcext:value-type="string">
            <text:p>Pvasq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5928" calcext:value-type="float">
            <text:p>75928</text:p>
          </table:table-cell>
          <table:table-cell office:value-type="float" office:value="1794002644" calcext:value-type="float">
            <text:p>1794002644</text:p>
          </table:table-cell>
          <table:table-cell office:value-type="float" office:value="20250" calcext:value-type="float">
            <text:p>20250</text:p>
          </table:table-cell>
          <table:table-cell office:value-type="float" office:value="43632892" calcext:value-type="float">
            <text:p>4363289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6];#REF!;4;0);&quot;-&quot;)" office:value-type="string" office:string-value="-" calcext:value-type="string">
            <text:p>-</text:p>
          </table:table-cell>
          <table:table-cell office:value-type="string" calcext:value-type="string">
            <text:p>Jolman Alexander Robledo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17:00 , S desde 15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520382" calcext:value-type="float">
            <text:p>2520382</text:p>
          </table:table-cell>
          <table:table-cell office:value-type="float" office:value="3136906317" calcext:value-type="float">
            <text:p>3136906317</text:p>
          </table:table-cell>
          <table:table-cell office:value-type="string" calcext:value-type="string">
            <text:p>Pavv_8@Msn.Com</text:p>
          </table:table-cell>
          <table:table-cell office:value-type="string" calcext:value-type="string">
            <text:p>Cr 89 Cl 45 65</text:p>
          </table:table-cell>
          <table:table-cell office:value-type="string" calcext:value-type="string">
            <text:p>La Americ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77-06-20" calcext:value-type="date">
            <text:p>20/06/1977</text:p>
          </table:table-cell>
          <table:table-cell table:formula="of:=IF([.AJ76]&lt;&gt;&quot;&quot;;TODAY()-[.AJ76];&quot;-&quot;)" office:value-type="float" office:value="14808" calcext:value-type="float">
            <text:p>14.808 </text:p>
          </table:table-cell>
          <table:table-cell table:formula="of:=IF([.AJ76]&lt;&gt;&quot;&quot;;frac.año([.AJ7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5-07-07" calcext:value-type="date">
            <text:p>07/07/2015</text:p>
          </table:table-cell>
          <table:table-cell table:formula="of:=IFERROR([.$AQ$5]-[.AP76];&quot;-&quot;)" office:value-type="string" office:string-value="-" calcext:value-type="string">
            <text:p>-</text:p>
          </table:table-cell>
          <table:table-cell table:formula="of:=+PROPER(IFERROR(IF([.AQ7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salud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869877" calcext:value-type="float">
            <text:p>43869877</text:p>
          </table:table-cell>
          <table:table-cell office:value-type="string" calcext:value-type="string">
            <text:p>Lina Marcela Hernandez Londoño</text:p>
          </table:table-cell>
          <table:table-cell office:value-type="string" calcext:value-type="string">
            <text:p>Lhern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5929" calcext:value-type="float">
            <text:p>25929</text:p>
          </table:table-cell>
          <table:table-cell office:value-type="float" office:value="179462" calcext:value-type="float">
            <text:p>179462</text:p>
          </table:table-cell>
          <table:table-cell office:value-type="float" office:value="16102" calcext:value-type="float">
            <text:p>16102</text:p>
          </table:table-cell>
          <table:table-cell office:value-type="float" office:value="43869877" calcext:value-type="float">
            <text:p>43869877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7];#REF!;4;0);&quot;-&quot;)" office:value-type="string" office:string-value="-" calcext:value-type="string">
            <text:p>-</text:p>
          </table:table-cell>
          <table:table-cell office:value-type="string" calcext:value-type="string">
            <text:p>Norlady Medin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Sac Naciona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793319" calcext:value-type="float">
            <text:p>3793319</text:p>
          </table:table-cell>
          <table:table-cell office:value-type="float" office:value="3314186" calcext:value-type="float">
            <text:p>3314186</text:p>
          </table:table-cell>
          <table:table-cell office:value-type="float" office:value="3008165037" calcext:value-type="float">
            <text:p>3008165037</text:p>
          </table:table-cell>
          <table:table-cell office:value-type="string" calcext:value-type="string">
            <text:p>Limarher@Hotmail.Com</text:p>
          </table:table-cell>
          <table:table-cell office:value-type="string" calcext:value-type="string">
            <text:p>Tv 33 A Sur # 32 20 Segundo Piso</text:p>
          </table:table-cell>
          <table:table-cell office:value-type="string" calcext:value-type="string">
            <text:p>El Dorado</text:p>
          </table:table-cell>
          <table:table-cell office:value-type="string" calcext:value-type="string">
            <text:p>Envigado</text:p>
          </table:table-cell>
          <table:table-cell office:value-type="string" calcext:value-type="string">
            <text:p>No</text:p>
          </table:table-cell>
          <table:table-cell office:value-type="date" office:date-value="1980-03-01" calcext:value-type="date">
            <text:p>01/03/1980</text:p>
          </table:table-cell>
          <table:table-cell table:formula="of:=IF([.AJ77]&lt;&gt;&quot;&quot;;TODAY()-[.AJ77];&quot;-&quot;)" office:value-type="float" office:value="13823" calcext:value-type="float">
            <text:p>13.823 </text:p>
          </table:table-cell>
          <table:table-cell table:formula="of:=IF([.AJ77]&lt;&gt;&quot;&quot;;frac.año([.AJ7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09-02-16" calcext:value-type="date">
            <text:p>16/02/2009</text:p>
          </table:table-cell>
          <table:table-cell table:formula="of:=IFERROR([.$AQ$5]-[.AP77];&quot;-&quot;)" office:value-type="string" office:string-value="-" calcext:value-type="string">
            <text:p>-</text:p>
          </table:table-cell>
          <table:table-cell table:formula="of:=+PROPER(IFERROR(IF([.AQ7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oomeva E.P.S.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902430" calcext:value-type="float">
            <text:p>43902430</text:p>
          </table:table-cell>
          <table:table-cell office:value-type="string" calcext:value-type="string">
            <text:p>Beatriz Helena Higuita Nanclares</text:p>
          </table:table-cell>
          <table:table-cell office:value-type="string" calcext:value-type="string">
            <text:p>Bhiguit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2945" calcext:value-type="float">
            <text:p>72945</text:p>
          </table:table-cell>
          <table:table-cell office:value-type="float" office:value="1794001068" calcext:value-type="float">
            <text:p>1794001068</text:p>
          </table:table-cell>
          <table:table-cell office:value-type="float" office:value="14254" calcext:value-type="float">
            <text:p>14254</text:p>
          </table:table-cell>
          <table:table-cell office:value-type="float" office:value="43902430" calcext:value-type="float">
            <text:p>4390243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8];#REF!;4;0);&quot;-&quot;)" office:value-type="string" office:string-value="-" calcext:value-type="string">
            <text:p>-</text:p>
          </table:table-cell>
          <table:table-cell office:value-type="string" calcext:value-type="string">
            <text:p>Gabriel Antonio Lopera Madrid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hasta las 15: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42303" calcext:value-type="float">
            <text:p>5842303</text:p>
          </table:table-cell>
          <table:table-cell office:value-type="float" office:value="5986288" calcext:value-type="float">
            <text:p>5986288</text:p>
          </table:table-cell>
          <table:table-cell office:value-type="float" office:value="3186534003" calcext:value-type="float">
            <text:p>3186534003</text:p>
          </table:table-cell>
          <table:table-cell office:value-type="string" calcext:value-type="string">
            <text:p>Betynan@Hotmail.Com</text:p>
          </table:table-cell>
          <table:table-cell office:value-type="string" calcext:value-type="string">
            <text:p>Cll 102A #82Ff-35</text:p>
          </table:table-cell>
          <table:table-cell office:value-type="string" calcext:value-type="string">
            <text:p>Doce De Octubr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5-03-22" calcext:value-type="date">
            <text:p>22/03/1985</text:p>
          </table:table-cell>
          <table:table-cell table:formula="of:=IF([.AJ78]&lt;&gt;&quot;&quot;;TODAY()-[.AJ78];&quot;-&quot;)" office:value-type="float" office:value="11976" calcext:value-type="float">
            <text:p>11.976 </text:p>
          </table:table-cell>
          <table:table-cell table:formula="of:=IF([.AJ78]&lt;&gt;&quot;&quot;;frac.año([.AJ7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4-06-28" calcext:value-type="date">
            <text:p>28/06/2014</text:p>
          </table:table-cell>
          <table:table-cell table:formula="of:=IFERROR([.$AQ$5]-[.AP78];&quot;-&quot;)" office:value-type="string" office:string-value="-" calcext:value-type="string">
            <text:p>-</text:p>
          </table:table-cell>
          <table:table-cell table:formula="of:=+PROPER(IFERROR(IF([.AQ7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S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905484" calcext:value-type="float">
            <text:p>43905484</text:p>
          </table:table-cell>
          <table:table-cell office:value-type="string" calcext:value-type="string">
            <text:p>Yalila Zulema Munoz Velez</text:p>
          </table:table-cell>
          <table:table-cell office:value-type="string" calcext:value-type="string">
            <text:p>Ymuno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2428" calcext:value-type="float">
            <text:p>72428</text:p>
          </table:table-cell>
          <table:table-cell office:value-type="float" office:value="1794002385" calcext:value-type="float">
            <text:p>1794002385</text:p>
          </table:table-cell>
          <table:table-cell office:value-type="float" office:value="18879" calcext:value-type="float">
            <text:p>18879</text:p>
          </table:table-cell>
          <table:table-cell office:value-type="float" office:value="43905484" calcext:value-type="float">
            <text:p>4390548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79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Soto Per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entre 07:00 hasta las 17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217108847" calcext:value-type="float">
            <text:p>3217108847</text:p>
          </table:table-cell>
          <table:table-cell office:value-type="string" calcext:value-type="string">
            <text:p>Yadi8218@Hotmail.Com</text:p>
          </table:table-cell>
          <table:table-cell office:value-type="string" calcext:value-type="string">
            <text:p>Cl 20 E # 43 C 34 401</text:p>
          </table:table-cell>
          <table:table-cell office:value-type="string" calcext:value-type="string">
            <text:p>Belen Los Alpe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2-02-02" calcext:value-type="date">
            <text:p>02/02/1982</text:p>
          </table:table-cell>
          <table:table-cell table:formula="of:=IF([.AJ79]&lt;&gt;&quot;&quot;;TODAY()-[.AJ79];&quot;-&quot;)" office:value-type="float" office:value="13120" calcext:value-type="float">
            <text:p>13.120 </text:p>
          </table:table-cell>
          <table:table-cell table:formula="of:=IF([.AJ79]&lt;&gt;&quot;&quot;;frac.año([.AJ79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5-03-10" calcext:value-type="date">
            <text:p>10/03/2015</text:p>
          </table:table-cell>
          <table:table-cell table:formula="of:=IFERROR([.$AQ$5]-[.AP79];&quot;-&quot;)" office:value-type="string" office:string-value="-" calcext:value-type="string">
            <text:p>-</text:p>
          </table:table-cell>
          <table:table-cell table:formula="of:=+PROPER(IFERROR(IF([.AQ7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oomeva E.P.S.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Fondo Nacional Del Ahorro - Ce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917171" calcext:value-type="float">
            <text:p>43917171</text:p>
          </table:table-cell>
          <table:table-cell office:value-type="string" calcext:value-type="string">
            <text:p>Diana Marcela Velez Cortes</text:p>
          </table:table-cell>
          <table:table-cell office:value-type="string" calcext:value-type="string">
            <text:p>dvelez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877" calcext:value-type="float">
            <text:p>782087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917171" calcext:value-type="float">
            <text:p>4391717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0];#REF!;4;0);&quot;-&quot;)" office:value-type="string" office:string-value="-" calcext:value-type="string">
            <text:p>-</text:p>
          </table:table-cell>
          <table:table-cell office:value-type="string" calcext:value-type="string">
            <text:p>Alejandro Cardona Patiñ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ll 97B #84-6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1983-11-06" calcext:value-type="date">
            <text:p>06/11/1983</text:p>
          </table:table-cell>
          <table:table-cell table:formula="of:=IF([.AJ80]&lt;&gt;&quot;&quot;;TODAY()-[.AJ80];&quot;-&quot;)" office:value-type="float" office:value="12478" calcext:value-type="float">
            <text:p>12.478 </text:p>
          </table:table-cell>
          <table:table-cell table:formula="of:=IF([.AJ80]&lt;&gt;&quot;&quot;;frac.año([.AJ80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26" calcext:value-type="date">
            <text:p>26/07/2017</text:p>
          </table:table-cell>
          <table:table-cell table:formula="of:=IFERROR([.$AQ$5]-[.AP80];&quot;-&quot;)" office:value-type="string" office:string-value="-" calcext:value-type="string">
            <text:p>-</text:p>
          </table:table-cell>
          <table:table-cell table:formula="of:=+PROPER(IFERROR(IF([.AQ80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921381" calcext:value-type="float">
            <text:p>43921381</text:p>
          </table:table-cell>
          <table:table-cell office:value-type="string" calcext:value-type="string">
            <text:p>Sandra Milena Lopez Tobon</text:p>
          </table:table-cell>
          <table:table-cell office:value-type="string" calcext:value-type="string">
            <text:p>Smlopet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6371" calcext:value-type="float">
            <text:p>7816371</text:p>
          </table:table-cell>
          <table:table-cell office:value-type="float" office:value="1794005510" calcext:value-type="float">
            <text:p>1794005510</text:p>
          </table:table-cell>
          <table:table-cell office:value-type="float" office:value="34111" calcext:value-type="float">
            <text:p>34111</text:p>
          </table:table-cell>
          <table:table-cell office:value-type="float" office:value="43921381" calcext:value-type="float">
            <text:p>4392138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1];#REF!;4;0);&quot;-&quot;)" office:value-type="string" office:string-value="-" calcext:value-type="string">
            <text:p>-</text:p>
          </table:table-cell>
          <table:table-cell office:value-type="string" calcext:value-type="string">
            <text:p>Jose Alexander Contreras Contreras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,M,J,V,S,D hasta las 16:00, W hasta las 13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22:30, S-D hasta 22:00</text:p>
          </table:table-cell>
          <table:table-cell table:number-columns-repeated="2" office:value-type="float" office:value="2913182" calcext:value-type="float">
            <text:p>2913182</text:p>
          </table:table-cell>
          <table:table-cell office:value-type="float" office:value="3012935110" calcext:value-type="float">
            <text:p>3012935110</text:p>
          </table:table-cell>
          <table:table-cell office:value-type="string" calcext:value-type="string">
            <text:p>Samilotobon-21@Hotmail.Com</text:p>
          </table:table-cell>
          <table:table-cell office:value-type="string" calcext:value-type="string">
            <text:p>Calle 73 49 A 13</text:p>
          </table:table-cell>
          <table:table-cell office:value-type="string" calcext:value-type="string">
            <text:p>Mirador-Bello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84-08-20" calcext:value-type="date">
            <text:p>20/08/1984</text:p>
          </table:table-cell>
          <table:table-cell table:formula="of:=IF([.AJ81]&lt;&gt;&quot;&quot;;TODAY()-[.AJ81];&quot;-&quot;)" office:value-type="float" office:value="12190" calcext:value-type="float">
            <text:p>12.190 </text:p>
          </table:table-cell>
          <table:table-cell table:formula="of:=IF([.AJ81]&lt;&gt;&quot;&quot;;frac.año([.AJ81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2-10" calcext:value-type="date">
            <text:p>10/02/2017</text:p>
          </table:table-cell>
          <table:table-cell table:formula="of:=IFERROR([.$AQ$5]-[.AP81];&quot;-&quot;)" office:value-type="string" office:string-value="-" calcext:value-type="string">
            <text:p>-</text:p>
          </table:table-cell>
          <table:table-cell table:formula="of:=+PROPER(IFERROR(IF([.AQ8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973442" calcext:value-type="float">
            <text:p>43973442</text:p>
          </table:table-cell>
          <table:table-cell office:value-type="string" calcext:value-type="string">
            <text:p>Maria Isabel Castano Gomez</text:p>
          </table:table-cell>
          <table:table-cell office:value-type="string" calcext:value-type="string">
            <text:p>Mcasta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9666" calcext:value-type="float">
            <text:p>2966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2];#REF!;4;0);&quot;-&quot;)" office:value-type="string" office:string-value="-" calcext:value-type="string">
            <text:p>-</text:p>
          </table:table-cell>
          <table:table-cell office:value-type="string" calcext:value-type="string">
            <text:p>Javier Alberto Guzman Garcia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/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Cl 47 34 62 Int 302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number-columns-repeated="5" office:value-type="string" office:string-value="-" calcext:value-type="string">
            <text:p>- </text:p>
          </table:table-cell>
          <table:table-cell office:value-type="date" office:date-value="2011-08-29" calcext:value-type="date">
            <text:p>29/08/2011</text:p>
          </table:table-cell>
          <table:table-cell table:formula="of:=IFERROR([.$AQ$5]-[.AP82];&quot;-&quot;)" office:value-type="string" office:string-value="-" calcext:value-type="string">
            <text:p>-</text:p>
          </table:table-cell>
          <table:table-cell table:formula="of:=+PROPER(IFERROR(IF([.AQ82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3978968" calcext:value-type="float">
            <text:p>43978968</text:p>
          </table:table-cell>
          <table:table-cell office:value-type="string" calcext:value-type="string">
            <text:p>Nataly Echeverry Riquett</text:p>
          </table:table-cell>
          <table:table-cell office:value-type="string" calcext:value-type="string">
            <text:p>Nechevr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0106" calcext:value-type="float">
            <text:p>70106</text:p>
          </table:table-cell>
          <table:table-cell office:value-type="float" office:value="1794001911" calcext:value-type="float">
            <text:p>1794001911</text:p>
          </table:table-cell>
          <table:table-cell office:value-type="float" office:value="16637" calcext:value-type="float">
            <text:p>16637</text:p>
          </table:table-cell>
          <table:table-cell office:value-type="float" office:value="43978968" calcext:value-type="float">
            <text:p>4397896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3];#REF!;4;0);&quot;-&quot;)" office:value-type="string" office:string-value="-" calcext:value-type="string">
            <text:p>-</text:p>
          </table:table-cell>
          <table:table-cell office:value-type="string" calcext:value-type="string">
            <text:p>Eduvin Salazar Rodrigu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42462" calcext:value-type="float">
            <text:p>2642462</text:p>
          </table:table-cell>
          <table:table-cell office:value-type="float" office:value="3007728337" calcext:value-type="float">
            <text:p>3007728337</text:p>
          </table:table-cell>
          <table:table-cell office:value-type="float" office:value="3003677191" calcext:value-type="float">
            <text:p>3003677191</text:p>
          </table:table-cell>
          <table:table-cell office:value-type="string" calcext:value-type="string">
            <text:p>Riquett19@Hotmail.Com</text:p>
          </table:table-cell>
          <table:table-cell office:value-type="string" calcext:value-type="string">
            <text:p>Cra 89 C # 68 A 125</text:p>
          </table:table-cell>
          <table:table-cell office:value-type="string" calcext:value-type="string">
            <text:p>Robl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5-01-02" calcext:value-type="date">
            <text:p>02/01/1985</text:p>
          </table:table-cell>
          <table:table-cell table:formula="of:=IF([.AJ83]&lt;&gt;&quot;&quot;;TODAY()-[.AJ83];&quot;-&quot;)" office:value-type="float" office:value="12055" calcext:value-type="float">
            <text:p>12.055 </text:p>
          </table:table-cell>
          <table:table-cell table:formula="of:=IF([.AJ83]&lt;&gt;&quot;&quot;;frac.año([.AJ83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4-11-07" calcext:value-type="date">
            <text:p>07/11/2014</text:p>
          </table:table-cell>
          <table:table-cell table:formula="of:=IFERROR([.$AQ$5]-[.AP83];&quot;-&quot;)" office:value-type="string" office:string-value="-" calcext:value-type="string">
            <text:p>-</text:p>
          </table:table-cell>
          <table:table-cell table:formula="of:=+PROPER(IFERROR(IF([.AQ8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3986725" calcext:value-type="float">
            <text:p>43986725</text:p>
          </table:table-cell>
          <table:table-cell office:value-type="string" calcext:value-type="string">
            <text:p>Jenifer Julieth Alzate Pineda</text:p>
          </table:table-cell>
          <table:table-cell office:value-type="string" calcext:value-type="string">
            <text:p>jalzatpi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479" calcext:value-type="float">
            <text:p>782047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986725" calcext:value-type="float">
            <text:p>4398672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Guillermo Pinilla Quintero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/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alle 112 A # 68 A 46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1984-10-28" calcext:value-type="date">
            <text:p>28/10/1984</text:p>
          </table:table-cell>
          <table:table-cell table:formula="of:=IF([.AJ84]&lt;&gt;&quot;&quot;;TODAY()-[.AJ84];&quot;-&quot;)" office:value-type="float" office:value="12121" calcext:value-type="float">
            <text:p>12.121 </text:p>
          </table:table-cell>
          <table:table-cell table:formula="of:=IF([.AJ84]&lt;&gt;&quot;&quot;;frac.año([.AJ84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14" calcext:value-type="date">
            <text:p>14/07/2017</text:p>
          </table:table-cell>
          <table:table-cell table:formula="of:=IFERROR([.$AQ$5]-[.AP84];&quot;-&quot;)" office:value-type="string" office:string-value="-" calcext:value-type="string">
            <text:p>-</text:p>
          </table:table-cell>
          <table:table-cell table:formula="of:=+PROPER(IFERROR(IF([.AQ84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43989256" calcext:value-type="float">
            <text:p>43989256</text:p>
          </table:table-cell>
          <table:table-cell office:value-type="string" calcext:value-type="string">
            <text:p>Gladys Amparo Higuita Nanclares</text:p>
          </table:table-cell>
          <table:table-cell office:value-type="string" calcext:value-type="string">
            <text:p>Ghigui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3445" calcext:value-type="float">
            <text:p>7803445</text:p>
          </table:table-cell>
          <table:table-cell office:value-type="float" office:value="1794003883" calcext:value-type="float">
            <text:p>1794003883</text:p>
          </table:table-cell>
          <table:table-cell office:value-type="float" office:value="25729" calcext:value-type="float">
            <text:p>25729</text:p>
          </table:table-cell>
          <table:table-cell office:value-type="float" office:value="43989256" calcext:value-type="float">
            <text:p>4398925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5];#REF!;4;0);&quot;-&quot;)" office:value-type="string" office:string-value="-" calcext:value-type="string">
            <text:p>-</text:p>
          </table:table-cell>
          <table:table-cell office:value-type="string" calcext:value-type="string">
            <text:p>Yuberly Zuluaga Ciro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S hasta 22:00, D hasta las 21:30</text:p>
          </table:table-cell>
          <table:table-cell table:number-columns-repeated="2" office:value-type="float" office:value="4630760" calcext:value-type="float">
            <text:p>4630760</text:p>
          </table:table-cell>
          <table:table-cell office:value-type="float" office:value="3145609879" calcext:value-type="float">
            <text:p>3145609879</text:p>
          </table:table-cell>
          <table:table-cell office:value-type="string" calcext:value-type="string">
            <text:p>Gladyshiguita@Hotmail.Com</text:p>
          </table:table-cell>
          <table:table-cell office:value-type="string" calcext:value-type="string">
            <text:p>Call-20C #74-23</text:p>
          </table:table-cell>
          <table:table-cell office:value-type="string" calcext:value-type="string">
            <text:p>12 De Octubr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5-10-09" calcext:value-type="date">
            <text:p>09/10/1985</text:p>
          </table:table-cell>
          <table:table-cell table:formula="of:=IF([.AJ85]&lt;&gt;&quot;&quot;;TODAY()-[.AJ85];&quot;-&quot;)" office:value-type="float" office:value="11775" calcext:value-type="float">
            <text:p>11.775 </text:p>
          </table:table-cell>
          <table:table-cell table:formula="of:=IF([.AJ85]&lt;&gt;&quot;&quot;;frac.año([.AJ85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04" calcext:value-type="date">
            <text:p>04/03/2016</text:p>
          </table:table-cell>
          <table:table-cell table:formula="of:=IFERROR([.$AQ$5]-[.AP85];&quot;-&quot;)" office:value-type="string" office:string-value="-" calcext:value-type="string">
            <text:p>-</text:p>
          </table:table-cell>
          <table:table-cell table:formula="of:=+PROPER(IFERROR(IF([.AQ8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salud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4002987" calcext:value-type="float">
            <text:p>44002987</text:p>
          </table:table-cell>
          <table:table-cell office:value-type="string" calcext:value-type="string">
            <text:p>Diana Maria Perez Palacio </text:p>
          </table:table-cell>
          <table:table-cell office:value-type="string" calcext:value-type="string">
            <text:p>dmperep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9228" calcext:value-type="float">
            <text:p>7819228</text:p>
          </table:table-cell>
          <table:table-cell office:value-type="float" office:value="1794006004" calcext:value-type="float">
            <text:p>1794006004</text:p>
          </table:table-cell>
          <table:table-cell office:value-type="string" calcext:value-type="string">
            <text:p>-</text:p>
          </table:table-cell>
          <table:table-cell office:value-type="float" office:value="44002987" calcext:value-type="float">
            <text:p>44002987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6];#REF!;4;0);&quot;-&quot;)" office:value-type="string" office:string-value="-" calcext:value-type="string">
            <text:p>-</text:p>
          </table:table-cell>
          <table:table-cell office:value-type="string" calcext:value-type="string">
            <text:p>Nelson David Stuart Contreras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332417" calcext:value-type="float">
            <text:p>2332417</text:p>
          </table:table-cell>
          <table:table-cell office:value-type="float" office:value="3116004641" calcext:value-type="float">
            <text:p>3116004641</text:p>
          </table:table-cell>
          <table:table-cell office:value-type="string" calcext:value-type="string">
            <text:p>Dianaperez233@Hotmail.Com</text:p>
          </table:table-cell>
          <table:table-cell office:value-type="string" calcext:value-type="string">
            <text:p>Calle 77 # 43 -59</text:p>
          </table:table-cell>
          <table:table-cell office:value-type="string" calcext:value-type="string">
            <text:p>Manriqu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4-10-23" calcext:value-type="date">
            <text:p>23/10/1984</text:p>
          </table:table-cell>
          <table:table-cell table:formula="of:=IF([.AJ86]&lt;&gt;&quot;&quot;;TODAY()-[.AJ86];&quot;-&quot;)" office:value-type="float" office:value="12126" calcext:value-type="float">
            <text:p>12.126 </text:p>
          </table:table-cell>
          <table:table-cell table:formula="of:=IF([.AJ86]&lt;&gt;&quot;&quot;;frac.año([.AJ86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6-06" calcext:value-type="date">
            <text:p>06/06/2017</text:p>
          </table:table-cell>
          <table:table-cell table:formula="of:=IFERROR([.$AQ$5]-[.AP86];&quot;-&quot;)" office:value-type="string" office:string-value="-" calcext:value-type="string">
            <text:p>-</text:p>
          </table:table-cell>
          <table:table-cell table:formula="of:=+PROPER(IFERROR(IF([.AQ86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4006868" calcext:value-type="float">
            <text:p>44006868</text:p>
          </table:table-cell>
          <table:table-cell office:value-type="string" calcext:value-type="string">
            <text:p>Sandra Milena Munoz Santa</text:p>
          </table:table-cell>
          <table:table-cell office:value-type="string" calcext:value-type="string">
            <text:p>smuno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5986" calcext:value-type="float">
            <text:p>2598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7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alle 83 # 41A19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87]&lt;&gt;&quot;&quot;;TODAY()-[.AJ87];&quot;-&quot;)" office:value-type="string" office:string-value="-" calcext:value-type="string">
            <text:p>- </text:p>
          </table:table-cell>
          <table:table-cell table:formula="of:=IF([.AJ87]&lt;&gt;&quot;&quot;;frac.año([.AJ87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4-03-01" calcext:value-type="date">
            <text:p>01/03/2014</text:p>
          </table:table-cell>
          <table:table-cell table:formula="of:=IFERROR([.$AQ$5]-[.AP87];&quot;-&quot;)" office:value-type="string" office:string-value="-" calcext:value-type="string">
            <text:p>-</text:p>
          </table:table-cell>
          <table:table-cell table:formula="of:=+PROPER(IFERROR(IF([.AQ87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45557996" calcext:value-type="float">
            <text:p>45557996</text:p>
          </table:table-cell>
          <table:table-cell office:value-type="string" calcext:value-type="string">
            <text:p>Machacon Barragan Katya Eugenia</text:p>
          </table:table-cell>
          <table:table-cell office:value-type="string" calcext:value-type="string">
            <text:p>Kmachac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2713" calcext:value-type="float">
            <text:p>7802713</text:p>
          </table:table-cell>
          <table:table-cell office:value-type="float" office:value="1794003839" calcext:value-type="float">
            <text:p>1794003839</text:p>
          </table:table-cell>
          <table:table-cell office:value-type="float" office:value="25679" calcext:value-type="float">
            <text:p>25679</text:p>
          </table:table-cell>
          <table:table-cell office:value-type="float" office:value="45557996" calcext:value-type="float">
            <text:p>4555799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8];#REF!;4;0);&quot;-&quot;)" office:value-type="string" office:string-value="-" calcext:value-type="string">
            <text:p>-</text:p>
          </table:table-cell>
          <table:table-cell office:value-type="string" calcext:value-type="string">
            <text:p>Eduvin Salazar Rodriguez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2:30, D hasta 21:30</text:p>
          </table:table-cell>
          <table:table-cell table:number-columns-repeated="3" office:value-type="float" office:value="3205244202" calcext:value-type="float">
            <text:p>3205244202</text:p>
          </table:table-cell>
          <table:table-cell office:value-type="string" calcext:value-type="string">
            <text:p>Ktmachacon@Gmail.Com</text:p>
          </table:table-cell>
          <table:table-cell office:value-type="string" calcext:value-type="string">
            <text:p>Calle 40 #91-07</text:p>
          </table:table-cell>
          <table:table-cell office:value-type="string" calcext:value-type="string">
            <text:p>Santa Monic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4-02-21" calcext:value-type="date">
            <text:p>21/02/1984</text:p>
          </table:table-cell>
          <table:table-cell table:formula="of:=IF([.AJ88]&lt;&gt;&quot;&quot;;TODAY()-[.AJ88];&quot;-&quot;)" office:value-type="float" office:value="12371" calcext:value-type="float">
            <text:p>12.371 </text:p>
          </table:table-cell>
          <table:table-cell table:formula="of:=IF([.AJ88]&lt;&gt;&quot;&quot;;frac.año([.AJ88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2-26" calcext:value-type="date">
            <text:p>26/02/2016</text:p>
          </table:table-cell>
          <table:table-cell table:formula="of:=IFERROR([.$AQ$5]-[.AP88];&quot;-&quot;)" office:value-type="string" office:string-value="-" calcext:value-type="string">
            <text:p>-</text:p>
          </table:table-cell>
          <table:table-cell table:formula="of:=+PROPER(IFERROR(IF([.AQ8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4" calcext:value-type="float">
            <text:p>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6682378" calcext:value-type="float">
            <text:p>46682378</text:p>
          </table:table-cell>
          <table:table-cell office:value-type="string" calcext:value-type="string">
            <text:p>Erika Libeth Perez Vergara</text:p>
          </table:table-cell>
          <table:table-cell office:value-type="string" calcext:value-type="string">
            <text:p>Elverga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4040" calcext:value-type="float">
            <text:p>7804040</text:p>
          </table:table-cell>
          <table:table-cell office:value-type="float" office:value="1794003805" calcext:value-type="float">
            <text:p>1794003805</text:p>
          </table:table-cell>
          <table:table-cell office:value-type="float" office:value="25648" calcext:value-type="float">
            <text:p>25648</text:p>
          </table:table-cell>
          <table:table-cell office:value-type="float" office:value="46682378" calcext:value-type="float">
            <text:p>4668237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89];#REF!;4;0);&quot;-&quot;)" office:value-type="string" office:string-value="-" calcext:value-type="string">
            <text:p>-</text:p>
          </table:table-cell>
          <table:table-cell office:value-type="string" calcext:value-type="string">
            <text:p>Brayan Correa Franco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Back Office</text:p>
          </table:table-cell>
          <table:table-cell office:value-type="string" calcext:value-type="string">
            <text:p>Improductivo</text:p>
          </table:table-cell>
          <table:table-cell office:value-type="string" calcext:value-type="string">
            <text:p>No Dimensionables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desde las 06:00 hasta las 14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float" office:value="3124825245" calcext:value-type="float">
            <text:p>3124825245</text:p>
          </table:table-cell>
          <table:table-cell office:value-type="string" calcext:value-type="string">
            <text:p>Erikalibeth@Gmail.Com</text:p>
          </table:table-cell>
          <table:table-cell office:value-type="string" calcext:value-type="string">
            <text:p>Calle 57C N.35-19</text:p>
          </table:table-cell>
          <table:table-cell office:value-type="string" calcext:value-type="string">
            <text:p>Boston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1-07-20" calcext:value-type="date">
            <text:p>20/07/1981</text:p>
          </table:table-cell>
          <table:table-cell table:formula="of:=IF([.AJ89]&lt;&gt;&quot;&quot;;TODAY()-[.AJ89];&quot;-&quot;)" office:value-type="float" office:value="13317" calcext:value-type="float">
            <text:p>13.317 </text:p>
          </table:table-cell>
          <table:table-cell table:formula="of:=IF([.AJ89]&lt;&gt;&quot;&quot;;frac.año([.AJ89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3-10" calcext:value-type="date">
            <text:p>10/03/2016</text:p>
          </table:table-cell>
          <table:table-cell table:formula="of:=IFERROR([.$AQ$5]-[.AP89];&quot;-&quot;)" office:value-type="string" office:string-value="-" calcext:value-type="string">
            <text:p>-</text:p>
          </table:table-cell>
          <table:table-cell table:formula="of:=+PROPER(IFERROR(IF([.AQ8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49717720" calcext:value-type="float">
            <text:p>49717720</text:p>
          </table:table-cell>
          <table:table-cell office:value-type="string" calcext:value-type="string">
            <text:p>Nancy Esther Obregon Perez</text:p>
          </table:table-cell>
          <table:table-cell office:value-type="string" calcext:value-type="string">
            <text:p>Nobregon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23433" calcext:value-type="float">
            <text:p>23433</text:p>
          </table:table-cell>
          <table:table-cell office:value-type="float" office:value="1794004470" calcext:value-type="float">
            <text:p>1794004470</text:p>
          </table:table-cell>
          <table:table-cell office:value-type="float" office:value="29122" calcext:value-type="float">
            <text:p>29122</text:p>
          </table:table-cell>
          <table:table-cell office:value-type="float" office:value="49717720" calcext:value-type="float">
            <text:p>4971772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0];#REF!;4;0);&quot;-&quot;)" office:value-type="string" office:string-value="-" calcext:value-type="string">
            <text:p>-</text:p>
          </table:table-cell>
          <table:table-cell office:value-type="string" calcext:value-type="string">
            <text:p>Didier Alexander Tuberquia Sanch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<text:s/>22:30, <text:s/>SD hasta 22:00</text:p>
          </table:table-cell>
          <table:table-cell office:value-type="float" office:value="3182657308" calcext:value-type="float">
            <text:p>3182657308</text:p>
          </table:table-cell>
          <table:table-cell office:value-type="float" office:value="5033743" calcext:value-type="float">
            <text:p>5033743</text:p>
          </table:table-cell>
          <table:table-cell office:value-type="float" office:value="3182657308" calcext:value-type="float">
            <text:p>3182657308</text:p>
          </table:table-cell>
          <table:table-cell office:value-type="string" calcext:value-type="string">
            <text:p>Neopmc@Hotmail.Com</text:p>
          </table:table-cell>
          <table:table-cell office:value-type="string" calcext:value-type="string">
            <text:p>Cl 97 # 75 B 24</text:p>
          </table:table-cell>
          <table:table-cell office:value-type="string" calcext:value-type="string">
            <text:p>Castill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2-11-04" calcext:value-type="date">
            <text:p>04/11/1982</text:p>
          </table:table-cell>
          <table:table-cell table:formula="of:=IF([.AJ90]&lt;&gt;&quot;&quot;;TODAY()-[.AJ90];&quot;-&quot;)" office:value-type="float" office:value="12845" calcext:value-type="float">
            <text:p>12.845 </text:p>
          </table:table-cell>
          <table:table-cell table:formula="of:=IF([.AJ90]&lt;&gt;&quot;&quot;;frac.año([.AJ90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date" office:date-value="2015-11-05" calcext:value-type="date">
            <text:p>05/11/2015</text:p>
          </table:table-cell>
          <table:table-cell table:formula="of:=IFERROR([.$AQ$5]-[.AP90];&quot;-&quot;)" office:value-type="string" office:string-value="-" calcext:value-type="string">
            <text:p>-</text:p>
          </table:table-cell>
          <table:table-cell table:formula="of:=+PROPER(IFERROR(IF([.AQ9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salud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50886107" calcext:value-type="float">
            <text:p>50886107</text:p>
          </table:table-cell>
          <table:table-cell office:value-type="string" calcext:value-type="string">
            <text:p>Eliana Patricia Serpa Rodriguez</text:p>
          </table:table-cell>
          <table:table-cell office:value-type="string" calcext:value-type="string">
            <text:p>Eprodrig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07944" calcext:value-type="float">
            <text:p>7807944</text:p>
          </table:table-cell>
          <table:table-cell office:value-type="float" office:value="1794004406" calcext:value-type="float">
            <text:p>1794004406</text:p>
          </table:table-cell>
          <table:table-cell office:value-type="float" office:value="29217" calcext:value-type="float">
            <text:p>29217</text:p>
          </table:table-cell>
          <table:table-cell office:value-type="float" office:value="50886107" calcext:value-type="float">
            <text:p>50886107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1];#REF!;4;0);&quot;-&quot;)" office:value-type="string" office:string-value="-" calcext:value-type="string">
            <text:p>-</text:p>
          </table:table-cell>
          <table:table-cell office:value-type="string" calcext:value-type="string">
            <text:p>Esneider Alvarez Garci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Temporales S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3005176982" calcext:value-type="float">
            <text:p>3005176982</text:p>
          </table:table-cell>
          <table:table-cell office:value-type="string" calcext:value-type="string">
            <text:p>Patryser2007@Gmail.Com</text:p>
          </table:table-cell>
          <table:table-cell office:value-type="string" calcext:value-type="string">
            <text:p>Cr 98 # 38 36</text:p>
          </table:table-cell>
          <table:table-cell office:value-type="string" calcext:value-type="string">
            <text:p>San Javie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0-12-15" calcext:value-type="date">
            <text:p>15/12/1980</text:p>
          </table:table-cell>
          <table:table-cell table:formula="of:=IF([.AJ91]&lt;&gt;&quot;&quot;;TODAY()-[.AJ91];&quot;-&quot;)" office:value-type="float" office:value="13534" calcext:value-type="float">
            <text:p>13.534 </text:p>
          </table:table-cell>
          <table:table-cell table:formula="of:=IF([.AJ91]&lt;&gt;&quot;&quot;;frac.año([.AJ91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6-08-01" calcext:value-type="date">
            <text:p>01/08/2016</text:p>
          </table:table-cell>
          <table:table-cell table:formula="of:=IFERROR([.$AQ$5]-[.AP91];&quot;-&quot;)" office:value-type="string" office:string-value="-" calcext:value-type="string">
            <text:p>-</text:p>
          </table:table-cell>
          <table:table-cell table:formula="of:=+PROPER(IFERROR(IF([.AQ9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Coomeva Eps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52543780" calcext:value-type="float">
            <text:p>52543780</text:p>
          </table:table-cell>
          <table:table-cell office:value-type="string" calcext:value-type="string">
            <text:p>Maria Judit Sanchez Gomez </text:p>
          </table:table-cell>
          <table:table-cell office:value-type="string" calcext:value-type="string">
            <text:p>Msancgo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5352" calcext:value-type="float">
            <text:p>7815352</text:p>
          </table:table-cell>
          <table:table-cell office:value-type="float" office:value="1794005273" calcext:value-type="float">
            <text:p>1794005273</text:p>
          </table:table-cell>
          <table:table-cell office:value-type="float" office:value="33228" calcext:value-type="float">
            <text:p>33228</text:p>
          </table:table-cell>
          <table:table-cell office:value-type="float" office:value="52543780" calcext:value-type="float">
            <text:p>52543780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2];#REF!;4;0);&quot;-&quot;)" office:value-type="string" office:string-value="-" calcext:value-type="string">
            <text:p>-</text:p>
          </table:table-cell>
          <table:table-cell office:value-type="string" calcext:value-type="string">
            <text:p>Juan Guillermo Pinilla Quintero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V hasta las 11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1:45, S-D hasta las 21:15</text:p>
          </table:table-cell>
          <table:table-cell table:number-columns-repeated="2" office:value-type="float" office:value="3233930063" calcext:value-type="float">
            <text:p>3233930063</text:p>
          </table:table-cell>
          <table:table-cell office:value-type="float" office:value="3205657756" calcext:value-type="float">
            <text:p>3205657756</text:p>
          </table:table-cell>
          <table:table-cell office:value-type="string" calcext:value-type="string">
            <text:p>Mjsanchez81@Hotmail.Com</text:p>
          </table:table-cell>
          <table:table-cell office:value-type="string" calcext:value-type="string">
            <text:p>Robbledo El Diamante</text:p>
          </table:table-cell>
          <table:table-cell office:value-type="string" calcext:value-type="string">
            <text:p>Robledo El Diamante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1-02-20" calcext:value-type="date">
            <text:p>20/02/1981</text:p>
          </table:table-cell>
          <table:table-cell table:formula="of:=IF([.AJ92]&lt;&gt;&quot;&quot;;TODAY()-[.AJ92];&quot;-&quot;)" office:value-type="float" office:value="13467" calcext:value-type="float">
            <text:p>13.467 </text:p>
          </table:table-cell>
          <table:table-cell table:formula="of:=IF([.AJ92]&lt;&gt;&quot;&quot;;frac.año([.AJ9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1-18" calcext:value-type="date">
            <text:p>18/01/2017</text:p>
          </table:table-cell>
          <table:table-cell table:formula="of:=IFERROR([.$AQ$5]-[.AP92];&quot;-&quot;)" office:value-type="string" office:string-value="-" calcext:value-type="string">
            <text:p>-</text:p>
          </table:table-cell>
          <table:table-cell table:formula="of:=+PROPER(IFERROR(IF([.AQ9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afe Salud</text:p>
          </table:table-cell>
          <table:table-cell office:value-type="string" calcext:value-type="string">
            <text:p>Colfondo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57440442" calcext:value-type="float">
            <text:p>57440442</text:p>
          </table:table-cell>
          <table:table-cell office:value-type="string" calcext:value-type="string">
            <text:p>Birmania Patarroyo Hernandez</text:p>
          </table:table-cell>
          <table:table-cell office:value-type="string" calcext:value-type="string">
            <text:p>bpatarr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0895" calcext:value-type="float">
            <text:p>7820895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alle 29 N 41-13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93]&lt;&gt;&quot;&quot;;TODAY()-[.AJ93];&quot;-&quot;)" office:value-type="string" office:string-value="-" calcext:value-type="string">
            <text:p>- </text:p>
          </table:table-cell>
          <table:table-cell table:formula="of:=IF([.AJ93]&lt;&gt;&quot;&quot;;frac.año([.AJ93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7-25" calcext:value-type="date">
            <text:p>25/07/2017</text:p>
          </table:table-cell>
          <table:table-cell table:formula="of:=IFERROR([.$AQ$5]-[.AP93];&quot;-&quot;)" office:value-type="string" office:string-value="-" calcext:value-type="string">
            <text:p>-</text:p>
          </table:table-cell>
          <table:table-cell table:formula="of:=+PROPER(IFERROR(IF([.AQ93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63560452" calcext:value-type="float">
            <text:p>63560452</text:p>
          </table:table-cell>
          <table:table-cell office:value-type="string" calcext:value-type="string">
            <text:p>Oriana Pamela Arango Saldarriaga</text:p>
          </table:table-cell>
          <table:table-cell office:value-type="string" calcext:value-type="string">
            <text:p>oarango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22245" calcext:value-type="float">
            <text:p>7822245</text:p>
          </table:table-cell>
          <table:table-cell office:value-type="float" office:value="1794006664" calcext:value-type="float">
            <text:p>1794006664</text:p>
          </table:table-cell>
          <table:table-cell office:value-type="float" office:value="38307" calcext:value-type="float">
            <text:p>38307</text:p>
          </table:table-cell>
          <table:table-cell office:value-type="float" office:value="63560452" calcext:value-type="float">
            <text:p>6356045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4];#REF!;4;0);&quot;-&quot;)" office:value-type="string" office:string-value="-" calcext:value-type="string">
            <text:p>-</text:p>
          </table:table-cell>
          <table:table-cell office:value-type="string" calcext:value-type="string">
            <text:p>Johnathan Hincapie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526842" calcext:value-type="float">
            <text:p>4526842</text:p>
          </table:table-cell>
          <table:table-cell office:value-type="float" office:value="4218475" calcext:value-type="float">
            <text:p>4218475</text:p>
          </table:table-cell>
          <table:table-cell office:value-type="float" office:value="3014979794" calcext:value-type="float">
            <text:p>3014979794</text:p>
          </table:table-cell>
          <table:table-cell office:value-type="string" calcext:value-type="string">
            <text:p>Oriana_Arango03@Hotmail.Com</text:p>
          </table:table-cell>
          <table:table-cell office:value-type="string" calcext:value-type="string">
            <text:p>Cr 55 # 52-25 Int 201</text:p>
          </table:table-cell>
          <table:table-cell office:value-type="string" calcext:value-type="string">
            <text:p>El Rosario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85-06-03" calcext:value-type="date">
            <text:p>03/06/1985</text:p>
          </table:table-cell>
          <table:table-cell table:formula="of:=IF([.AJ94]&lt;&gt;&quot;&quot;;TODAY()-[.AJ94];&quot;-&quot;)" office:value-type="float" office:value="11903" calcext:value-type="float">
            <text:p>11.903 </text:p>
          </table:table-cell>
          <table:table-cell table:formula="of:=IF([.AJ94]&lt;&gt;&quot;&quot;;frac.año([.AJ94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09-11" calcext:value-type="date">
            <text:p>11/09/2017</text:p>
          </table:table-cell>
          <table:table-cell table:formula="of:=IFERROR([.$AQ$5]-[.AP94];&quot;-&quot;)" office:value-type="string" office:string-value="-" calcext:value-type="string">
            <text:p>-</text:p>
          </table:table-cell>
          <table:table-cell table:formula="of:=+PROPER(IFERROR(IF([.AQ9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2" office:value-type="string" calcext:value-type="string">
            <text:p>Colpensione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64500224" calcext:value-type="float">
            <text:p>64500224</text:p>
          </table:table-cell>
          <table:table-cell office:value-type="string" calcext:value-type="string">
            <text:p>Hey  Julieth Marmolejo Salas </text:p>
          </table:table-cell>
          <table:table-cell office:value-type="string" calcext:value-type="string">
            <text:p>Hmarmol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F</text:p>
          </table:table-cell>
          <table:table-cell office:value-type="float" office:value="7818898" calcext:value-type="float">
            <text:p>7818898</text:p>
          </table:table-cell>
          <table:table-cell office:value-type="float" office:value="1794005902" calcext:value-type="float">
            <text:p>1794005902</text:p>
          </table:table-cell>
          <table:table-cell office:value-type="string" calcext:value-type="string">
            <text:p>-</text:p>
          </table:table-cell>
          <table:table-cell office:value-type="float" office:value="64500224" calcext:value-type="float">
            <text:p>6450022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5];#REF!;4;0);&quot;-&quot;)" office:value-type="string" office:string-value="-" calcext:value-type="string">
            <text:p>-</text:p>
          </table:table-cell>
          <table:table-cell office:value-type="string" calcext:value-type="string">
            <text:p>Cindy Yurley Muñoz Castañ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105357604" calcext:value-type="float">
            <text:p>3105357604</text:p>
          </table:table-cell>
          <table:table-cell office:value-type="float" office:value="3205876047" calcext:value-type="float">
            <text:p>3205876047</text:p>
          </table:table-cell>
          <table:table-cell office:value-type="string" calcext:value-type="string">
            <text:p>Musicajuli28@Hotmail.Com</text:p>
          </table:table-cell>
          <table:table-cell office:value-type="string" calcext:value-type="string">
            <text:p>Cr 52 # 51 33 Barrio Pérez, Bello Antioquia</text:p>
          </table:table-cell>
          <table:table-cell office:value-type="string" calcext:value-type="string">
            <text:p>Pérez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1-01-03" calcext:value-type="date">
            <text:p>03/01/1981</text:p>
          </table:table-cell>
          <table:table-cell table:formula="of:=IF([.AJ95]&lt;&gt;&quot;&quot;;TODAY()-[.AJ95];&quot;-&quot;)" office:value-type="float" office:value="13515" calcext:value-type="float">
            <text:p>13.515 </text:p>
          </table:table-cell>
          <table:table-cell table:formula="of:=IF([.AJ95]&lt;&gt;&quot;&quot;;frac.año([.AJ95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22" calcext:value-type="date">
            <text:p>22/05/2017</text:p>
          </table:table-cell>
          <table:table-cell table:formula="of:=IFERROR([.$AQ$5]-[.AP95];&quot;-&quot;)" office:value-type="string" office:string-value="-" calcext:value-type="string">
            <text:p>-</text:p>
          </table:table-cell>
          <table:table-cell table:formula="of:=+PROPER(IFERROR(IF([.AQ95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0328734" calcext:value-type="float">
            <text:p>70328734</text:p>
          </table:table-cell>
          <table:table-cell office:value-type="string" calcext:value-type="string">
            <text:p>Juan Carlos Castrillón No</text:p>
          </table:table-cell>
          <table:table-cell office:value-type="string" calcext:value-type="string">
            <text:p>ccastrij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3611" calcext:value-type="float">
            <text:p>782361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0328734" calcext:value-type="float">
            <text:p>7032873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6];#REF!;4;0);&quot;-&quot;)" office:value-type="string" office:string-value="-" calcext:value-type="string">
            <text:p>-</text:p>
          </table:table-cell>
          <table:table-cell office:value-type="string" calcext:value-type="string">
            <text:p>Rodrigo Carvajal Vasqu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896265" calcext:value-type="float">
            <text:p>2896265</text:p>
          </table:table-cell>
          <table:table-cell office:value-type="float" office:value="3127304739" calcext:value-type="float">
            <text:p>3127304739</text:p>
          </table:table-cell>
          <table:table-cell office:value-type="float" office:value="3168367277" calcext:value-type="float">
            <text:p>3168367277</text:p>
          </table:table-cell>
          <table:table-cell office:value-type="string" calcext:value-type="string">
            <text:p>Juanleo200631@Hotmail.Com</text:p>
          </table:table-cell>
          <table:table-cell table:number-columns-repeated="2" office:value-type="string" calcext:value-type="string">
            <text:p>Vereda San Esteban</text:p>
          </table:table-cell>
          <table:table-cell office:value-type="string" calcext:value-type="string">
            <text:p>Girardota</text:p>
          </table:table-cell>
          <table:table-cell office:value-type="string" calcext:value-type="string">
            <text:p>No</text:p>
          </table:table-cell>
          <table:table-cell office:value-type="date" office:date-value="1981-07-31" calcext:value-type="date">
            <text:p>31/07/1981</text:p>
          </table:table-cell>
          <table:table-cell table:formula="of:=IF([.AJ96]&lt;&gt;&quot;&quot;;TODAY()-[.AJ96];&quot;-&quot;)" office:value-type="float" office:value="13306" calcext:value-type="float">
            <text:p>13.306 </text:p>
          </table:table-cell>
          <table:table-cell table:formula="of:=IF([.AJ96]&lt;&gt;&quot;&quot;;frac.año([.AJ96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11-03" calcext:value-type="date">
            <text:p>03/11/2017</text:p>
          </table:table-cell>
          <table:table-cell table:formula="of:=IFERROR([.$AQ$5]-[.AP96];&quot;-&quot;)" office:value-type="string" office:string-value="-" calcext:value-type="string">
            <text:p>-</text:p>
          </table:table-cell>
          <table:table-cell table:formula="of:=+PROPER(IFERROR(IF([.AQ9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0505295" calcext:value-type="float">
            <text:p>70505295</text:p>
          </table:table-cell>
          <table:table-cell office:value-type="string" calcext:value-type="string">
            <text:p>Juan David Mejia Correa</text:p>
          </table:table-cell>
          <table:table-cell office:value-type="string" calcext:value-type="string">
            <text:p>Jdcorre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2499" calcext:value-type="float">
            <text:p>7802499</text:p>
          </table:table-cell>
          <table:table-cell office:value-type="float" office:value="1794003674" calcext:value-type="float">
            <text:p>1794003674</text:p>
          </table:table-cell>
          <table:table-cell office:value-type="float" office:value="24989" calcext:value-type="float">
            <text:p>24989</text:p>
          </table:table-cell>
          <table:table-cell office:value-type="float" office:value="70505295" calcext:value-type="float">
            <text:p>7050529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7];#REF!;4;0);&quot;-&quot;)" office:value-type="string" office:string-value="-" calcext:value-type="string">
            <text:p>-</text:p>
          </table:table-cell>
          <table:table-cell office:value-type="string" calcext:value-type="string">
            <text:p>Jan Catherine Alzate Chalarc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014199073" calcext:value-type="float">
            <text:p>3014199073</text:p>
          </table:table-cell>
          <table:table-cell office:value-type="string" calcext:value-type="string">
            <text:p>Davidmexias@Gmail.Com</text:p>
          </table:table-cell>
          <table:table-cell office:value-type="string" calcext:value-type="string">
            <text:p>Cr 53B Cl 13A Sur 65</text:p>
          </table:table-cell>
          <table:table-cell office:value-type="string" calcext:value-type="string">
            <text:p>Guayabal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58-12-13" calcext:value-type="date">
            <text:p>13/12/1958</text:p>
          </table:table-cell>
          <table:table-cell table:formula="of:=IF([.AJ97]&lt;&gt;&quot;&quot;;TODAY()-[.AJ97];&quot;-&quot;)" office:value-type="float" office:value="21572" calcext:value-type="float">
            <text:p>21.572 </text:p>
          </table:table-cell>
          <table:table-cell table:formula="of:=IF([.AJ97]&lt;&gt;&quot;&quot;;frac.año([.AJ97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02-22" calcext:value-type="date">
            <text:p>22/02/2016</text:p>
          </table:table-cell>
          <table:table-cell table:formula="of:=IFERROR([.$AQ$5]-[.AP97];&quot;-&quot;)" office:value-type="string" office:string-value="-" calcext:value-type="string">
            <text:p>-</text:p>
          </table:table-cell>
          <table:table-cell table:formula="of:=+PROPER(IFERROR(IF([.AQ9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0560978" calcext:value-type="float">
            <text:p>70560978</text:p>
          </table:table-cell>
          <table:table-cell office:value-type="string" calcext:value-type="string">
            <text:p>Ruben Dario Muriel Cano</text:p>
          </table:table-cell>
          <table:table-cell office:value-type="string" calcext:value-type="string">
            <text:p>rmurie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29166" calcext:value-type="float">
            <text:p>29166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8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milo Taborda Rodriguez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Une Aseguramiento Reparaciones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Cra 56 N 69D 21</text:p>
          </table:table-cell>
          <table:table-cell table:number-columns-repeated="3" office:value-type="string" calcext:value-type="string">
            <text:p>-</text:p>
          </table:table-cell>
          <table:table-cell/>
          <table:table-cell table:formula="of:=IF([.AJ98]&lt;&gt;&quot;&quot;;TODAY()-[.AJ98];&quot;-&quot;)" office:value-type="string" office:string-value="-" calcext:value-type="string">
            <text:p>- </text:p>
          </table:table-cell>
          <table:table-cell table:formula="of:=IF([.AJ98]&lt;&gt;&quot;&quot;;frac.año([.AJ98];TODAY());&quot;-&quot;)" office:value-type="string" office:string-value="-" calcext:value-type="string">
            <text:p>- 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3-05-24" calcext:value-type="date">
            <text:p>24/05/2013</text:p>
          </table:table-cell>
          <table:table-cell table:formula="of:=IFERROR([.$AQ$5]-[.AP98];&quot;-&quot;)" office:value-type="string" office:string-value="-" calcext:value-type="string">
            <text:p>-</text:p>
          </table:table-cell>
          <table:table-cell table:formula="of:=+PROPER(IFERROR(IF([.AQ98]&lt;60;&quot;NUEVO&quot;;&quot;ANTIGUO&quot;);&quot;-&quot;))" office:value-type="string" office:string-value="Antiguo" calcext:value-type="string">
            <text:p>Antiguo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Emtelco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/>
        </table:table-row>
        <table:table-row table:style-name="ro2">
          <table:table-cell office:value-type="float" office:value="70566673" calcext:value-type="float">
            <text:p>70566673</text:p>
          </table:table-cell>
          <table:table-cell office:value-type="string" calcext:value-type="string">
            <text:p>German De Jesus Grajales Rendon</text:p>
          </table:table-cell>
          <table:table-cell office:value-type="string" calcext:value-type="string">
            <text:p>Ggrajalr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24706" calcext:value-type="float">
            <text:p>24706</text:p>
          </table:table-cell>
          <table:table-cell office:value-type="float" office:value="1794003486" calcext:value-type="float">
            <text:p>1794003486</text:p>
          </table:table-cell>
          <table:table-cell office:value-type="float" office:value="24226" calcext:value-type="float">
            <text:p>24226</text:p>
          </table:table-cell>
          <table:table-cell office:value-type="float" office:value="70566673" calcext:value-type="float">
            <text:p>7056667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99];#REF!;4;0);&quot;-&quot;)" office:value-type="string" office:string-value="-" calcext:value-type="string">
            <text:p>-</text:p>
          </table:table-cell>
          <table:table-cell office:value-type="string" calcext:value-type="string">
            <text:p>Andres Mauricio Fonnegra Salazar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 office:value-type="string" calcext:value-type="string">
            <text:p>Soporte Técnico NUA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- S <text:s/>hasta 22:00, D hasta 21:30</text:p>
          </table:table-cell>
          <table:table-cell table:number-columns-repeated="2" office:value-type="float" office:value="4780632" calcext:value-type="float">
            <text:p>4780632</text:p>
          </table:table-cell>
          <table:table-cell office:value-type="float" office:value="3146754027" calcext:value-type="float">
            <text:p>3146754027</text:p>
          </table:table-cell>
          <table:table-cell office:value-type="string" calcext:value-type="string">
            <text:p>Germansisvan@Gmail.Com</text:p>
          </table:table-cell>
          <table:table-cell office:value-type="string" calcext:value-type="string">
            <text:p>Cl 101 A #83-79</text:p>
          </table:table-cell>
          <table:table-cell office:value-type="string" calcext:value-type="string">
            <text:p>Robl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66-05-14" calcext:value-type="date">
            <text:p>14/05/1966</text:p>
          </table:table-cell>
          <table:table-cell table:formula="of:=IF([.AJ99]&lt;&gt;&quot;&quot;;TODAY()-[.AJ99];&quot;-&quot;)" office:value-type="float" office:value="18863" calcext:value-type="float">
            <text:p>18.863 </text:p>
          </table:table-cell>
          <table:table-cell table:formula="of:=IF([.AJ99]&lt;&gt;&quot;&quot;;frac.año([.AJ99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08-09-10" calcext:value-type="date">
            <text:p>10/09/2008</text:p>
          </table:table-cell>
          <table:table-cell table:formula="of:=IFERROR([.$AQ$5]-[.AP99];&quot;-&quot;)" office:value-type="string" office:string-value="-" calcext:value-type="string">
            <text:p>-</text:p>
          </table:table-cell>
          <table:table-cell table:formula="of:=+PROPER(IFERROR(IF([.AQ9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Coomeva E.P.S.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Fondo Nacional Del Ahorro - Ce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11165" calcext:value-type="float">
            <text:p>71211165</text:p>
          </table:table-cell>
          <table:table-cell office:value-type="string" calcext:value-type="string">
            <text:p>Edwin Alexander Perez Orozco</text:p>
          </table:table-cell>
          <table:table-cell office:value-type="string" calcext:value-type="string">
            <text:p>Eaorozc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7144" calcext:value-type="float">
            <text:p>7817144</text:p>
          </table:table-cell>
          <table:table-cell office:value-type="float" office:value="1794005659" calcext:value-type="float">
            <text:p>1794005659</text:p>
          </table:table-cell>
          <table:table-cell office:value-type="float" office:value="34392" calcext:value-type="float">
            <text:p>34392</text:p>
          </table:table-cell>
          <table:table-cell office:value-type="float" office:value="71211165" calcext:value-type="float">
            <text:p>7121116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0];#REF!;4;0);&quot;-&quot;)" office:value-type="string" office:string-value="-" calcext:value-type="string">
            <text:p>-</text:p>
          </table:table-cell>
          <table:table-cell office:value-type="string" calcext:value-type="string">
            <text:p>Nelson David Stuart Contreras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008684167" calcext:value-type="float">
            <text:p>3008684167</text:p>
          </table:table-cell>
          <table:table-cell office:value-type="float" office:value="3045994277" calcext:value-type="float">
            <text:p>3045994277</text:p>
          </table:table-cell>
          <table:table-cell office:value-type="string" calcext:value-type="string">
            <text:p>Edwinperezorozco@Hotmail.Com</text:p>
          </table:table-cell>
          <table:table-cell office:value-type="string" calcext:value-type="string">
            <text:p>Avenida 2|1Bb 57Aa89</text:p>
          </table:table-cell>
          <table:table-cell office:value-type="string" calcext:value-type="string">
            <text:p>Barrio Navarra - Bello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Si</text:p>
          </table:table-cell>
          <table:table-cell office:value-type="date" office:date-value="1977-11-02" calcext:value-type="date">
            <text:p>02/11/1977</text:p>
          </table:table-cell>
          <table:table-cell table:formula="of:=IF([.AJ100]&lt;&gt;&quot;&quot;;TODAY()-[.AJ100];&quot;-&quot;)" office:value-type="float" office:value="14673" calcext:value-type="float">
            <text:p>14.673 </text:p>
          </table:table-cell>
          <table:table-cell table:formula="of:=IF([.AJ100]&lt;&gt;&quot;&quot;;frac.año([.AJ100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3-01" calcext:value-type="date">
            <text:p>01/03/2017</text:p>
          </table:table-cell>
          <table:table-cell table:formula="of:=IFERROR([.$AQ$5]-[.AP100];&quot;-&quot;)" office:value-type="string" office:string-value="-" calcext:value-type="string">
            <text:p>-</text:p>
          </table:table-cell>
          <table:table-cell table:formula="of:=+PROPER(IFERROR(IF([.AQ100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15952" calcext:value-type="float">
            <text:p>71215952</text:p>
          </table:table-cell>
          <table:table-cell office:value-type="string" calcext:value-type="string">
            <text:p>Oswaldo Adrian Campuzano Garcia</text:p>
          </table:table-cell>
          <table:table-cell office:value-type="string" calcext:value-type="string">
            <text:p>ocampuz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111" calcext:value-type="float">
            <text:p>7820111</text:p>
          </table:table-cell>
          <table:table-cell office:value-type="float" office:value="1794006299" calcext:value-type="float">
            <text:p>1794006299</text:p>
          </table:table-cell>
          <table:table-cell office:value-type="string" calcext:value-type="string">
            <text:p>-</text:p>
          </table:table-cell>
          <table:table-cell office:value-type="float" office:value="71215952" calcext:value-type="float">
            <text:p>7121595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1];#REF!;4;0);&quot;-&quot;)" office:value-type="string" office:string-value="-" calcext:value-type="string">
            <text:p>-</text:p>
          </table:table-cell>
          <table:table-cell office:value-type="string" calcext:value-type="string">
            <text:p>Carlos Andres Castrillon Sanchez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597205" calcext:value-type="float">
            <text:p>2597205</text:p>
          </table:table-cell>
          <table:table-cell office:value-type="float" office:value="3002626202" calcext:value-type="float">
            <text:p>3002626202</text:p>
          </table:table-cell>
          <table:table-cell office:value-type="string" calcext:value-type="string">
            <text:p>Oswaldrian@Gmail.Com</text:p>
          </table:table-cell>
          <table:table-cell office:value-type="string" calcext:value-type="string">
            <text:p>Carrera 45 Numero 100-49</text:p>
          </table:table-cell>
          <table:table-cell office:value-type="string" calcext:value-type="string">
            <text:p>Santa Cruz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-</text:p>
          </table:table-cell>
          <table:table-cell office:value-type="date" office:date-value="1979-03-09" calcext:value-type="date">
            <text:p>09/03/1979</text:p>
          </table:table-cell>
          <table:table-cell table:formula="of:=IF([.AJ101]&lt;&gt;&quot;&quot;;TODAY()-[.AJ101];&quot;-&quot;)" office:value-type="float" office:value="14181" calcext:value-type="float">
            <text:p>14.181 </text:p>
          </table:table-cell>
          <table:table-cell table:formula="of:=IF([.AJ101]&lt;&gt;&quot;&quot;;frac.año([.AJ101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11" calcext:value-type="date">
            <text:p>11/07/2017</text:p>
          </table:table-cell>
          <table:table-cell table:formula="of:=IFERROR([.$AQ$5]-[.AP101];&quot;-&quot;)" office:value-type="string" office:string-value="-" calcext:value-type="string">
            <text:p>-</text:p>
          </table:table-cell>
          <table:table-cell table:formula="of:=+PROPER(IFERROR(IF([.AQ101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240901" calcext:value-type="float">
            <text:p>71240901</text:p>
          </table:table-cell>
          <table:table-cell office:value-type="string" calcext:value-type="string">
            <text:p>Edwar Harrison Rivera Cruz</text:p>
          </table:table-cell>
          <table:table-cell office:value-type="string" calcext:value-type="string">
            <text:p>eriverac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094" calcext:value-type="float">
            <text:p>7820094</text:p>
          </table:table-cell>
          <table:table-cell office:value-type="float" office:value="1794006281" calcext:value-type="float">
            <text:p>1794006281</text:p>
          </table:table-cell>
          <table:table-cell office:value-type="string" calcext:value-type="string">
            <text:p>-</text:p>
          </table:table-cell>
          <table:table-cell office:value-type="float" office:value="71240901" calcext:value-type="float">
            <text:p>7124090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2];#REF!;4;0);&quot;-&quot;)" office:value-type="string" office:string-value="-" calcext:value-type="string">
            <text:p>-</text:p>
          </table:table-cell>
          <table:table-cell office:value-type="string" calcext:value-type="string">
            <text:p>Johnathan Hincapie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3128379945" calcext:value-type="float">
            <text:p>3128379945</text:p>
          </table:table-cell>
          <table:table-cell office:value-type="float" office:value="3235135998" calcext:value-type="float">
            <text:p>3235135998</text:p>
          </table:table-cell>
          <table:table-cell office:value-type="string" calcext:value-type="string">
            <text:p>Edwar19841988@Gmail.Com</text:p>
          </table:table-cell>
          <table:table-cell office:value-type="string" calcext:value-type="string">
            <text:p>Cl 72A # 52D-58 Piso 3</text:p>
          </table:table-cell>
          <table:table-cell office:value-type="string" calcext:value-type="string">
            <text:p>El Guayabo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-</text:p>
          </table:table-cell>
          <table:table-cell office:value-type="date" office:date-value="1984-06-15" calcext:value-type="date">
            <text:p>15/06/1984</text:p>
          </table:table-cell>
          <table:table-cell table:formula="of:=IF([.AJ102]&lt;&gt;&quot;&quot;;TODAY()-[.AJ102];&quot;-&quot;)" office:value-type="float" office:value="12256" calcext:value-type="float">
            <text:p>12.256 </text:p>
          </table:table-cell>
          <table:table-cell table:formula="of:=IF([.AJ102]&lt;&gt;&quot;&quot;;frac.año([.AJ102];TODAY());&quot;-&quot;)" office:value-type="string" office:string-value="" calcext:value-type="error">
            <text:p>#NOMBRE?</text:p>
          </table:table-cell>
          <table:table-cell/>
          <table:table-cell table:number-columns-repeated="2" office:value-type="string" calcext:value-type="string">
            <text:p>-</text:p>
          </table:table-cell>
          <table:table-cell office:value-type="date" office:date-value="2017-07-05" calcext:value-type="date">
            <text:p>05/07/2017</text:p>
          </table:table-cell>
          <table:table-cell table:formula="of:=IFERROR([.$AQ$5]-[.AP102];&quot;-&quot;)" office:value-type="string" office:string-value="-" calcext:value-type="string">
            <text:p>-</text:p>
          </table:table-cell>
          <table:table-cell table:formula="of:=+PROPER(IFERROR(IF([.AQ102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Acciones</text:p>
          </table:table-cell>
          <table:table-cell table:number-columns-repeated="5" office:value-type="string" calcext:value-type="string">
            <text:p>-</text:p>
          </table:table-cell>
          <table:table-cell table:number-columns-repeated="4"/>
        </table:table-row>
        <table:table-row table:style-name="ro2">
          <table:table-cell office:value-type="float" office:value="71260275" calcext:value-type="float">
            <text:p>71260275</text:p>
          </table:table-cell>
          <table:table-cell office:value-type="string" calcext:value-type="string">
            <text:p>John Alexander Correa Sepulveda</text:p>
          </table:table-cell>
          <table:table-cell office:value-type="string" calcext:value-type="string">
            <text:p>jcorres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7495" calcext:value-type="float">
            <text:p>7817495</text:p>
          </table:table-cell>
          <table:table-cell office:value-type="float" office:value="1794006727" calcext:value-type="float">
            <text:p>1794006727</text:p>
          </table:table-cell>
          <table:table-cell office:value-type="float" office:value="38474" calcext:value-type="float">
            <text:p>38474</text:p>
          </table:table-cell>
          <table:table-cell office:value-type="float" office:value="71260275" calcext:value-type="float">
            <text:p>7126027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3];#REF!;4;0);&quot;-&quot;)" office:value-type="string" office:string-value="-" calcext:value-type="string">
            <text:p>-</text:p>
          </table:table-cell>
          <table:table-cell office:value-type="string" calcext:value-type="string">
            <text:p>Juan Mateo Rivera Sanch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161681" calcext:value-type="float">
            <text:p>5161681</text:p>
          </table:table-cell>
          <table:table-cell office:value-type="float" office:value="5711438" calcext:value-type="float">
            <text:p>5711438</text:p>
          </table:table-cell>
          <table:table-cell office:value-type="float" office:value="3105004426" calcext:value-type="float">
            <text:p>3105004426</text:p>
          </table:table-cell>
          <table:table-cell office:value-type="string" calcext:value-type="string">
            <text:p>Alex_Correa2610@Hotmail.Com</text:p>
          </table:table-cell>
          <table:table-cell office:value-type="string" calcext:value-type="string">
            <text:p>Cll 57 Aa Cr 24 B- 95</text:p>
          </table:table-cell>
          <table:table-cell office:value-type="string" calcext:value-type="string">
            <text:p>El Bosqu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1-10-26" calcext:value-type="date">
            <text:p>26/10/1981</text:p>
          </table:table-cell>
          <table:table-cell table:formula="of:=IF([.AJ103]&lt;&gt;&quot;&quot;;TODAY()-[.AJ103];&quot;-&quot;)" office:value-type="float" office:value="13219" calcext:value-type="float">
            <text:p>13.219 </text:p>
          </table:table-cell>
          <table:table-cell table:formula="of:=IF([.AJ103]&lt;&gt;&quot;&quot;;frac.año([.AJ103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09-25" calcext:value-type="date">
            <text:p>25/09/2017</text:p>
          </table:table-cell>
          <table:table-cell table:formula="of:=IFERROR([.$AQ$5]-[.AP103];&quot;-&quot;)" office:value-type="string" office:string-value="-" calcext:value-type="string">
            <text:p>-</text:p>
          </table:table-cell>
          <table:table-cell table:formula="of:=+PROPER(IFERROR(IF([.AQ103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2" office:value-type="string" calcext:value-type="string">
            <text:p>Protección</text:p>
          </table:table-cell>
          <table:table-cell office:value-type="string" calcext:value-type="string">
            <text:p>Santander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64906" calcext:value-type="float">
            <text:p>71264906</text:p>
          </table:table-cell>
          <table:table-cell office:value-type="string" calcext:value-type="string">
            <text:p>Carlos Andres Vergara Olaya </text:p>
          </table:table-cell>
          <table:table-cell office:value-type="string" calcext:value-type="string">
            <text:p>cvergaro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9227" calcext:value-type="float">
            <text:p>7819227</text:p>
          </table:table-cell>
          <table:table-cell office:value-type="float" office:value="1794006003" calcext:value-type="float">
            <text:p>1794006003</text:p>
          </table:table-cell>
          <table:table-cell office:value-type="string" calcext:value-type="string">
            <text:p>-</text:p>
          </table:table-cell>
          <table:table-cell office:value-type="float" office:value="71264906" calcext:value-type="float">
            <text:p>7126490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4];#REF!;4;0);&quot;-&quot;)" office:value-type="string" office:string-value="-" calcext:value-type="string">
            <text:p>-</text:p>
          </table:table-cell>
          <table:table-cell office:value-type="string" calcext:value-type="string">
            <text:p>Juan Guillermo Pinilla Quintero</text:p>
          </table:table-cell>
          <table:table-cell office:value-type="string" calcext:value-type="string">
            <text:p>Vanessa Saldarriaga Ruiz</text:p>
          </table:table-cell>
          <table:table-cell office:value-type="string" calcext:value-type="string">
            <text:p>Edatel</text:p>
          </table:table-cell>
          <table:table-cell office:value-type="float" office:value="100204004" calcext:value-type="float">
            <text:p>100204004</text:p>
          </table:table-cell>
          <table:table-cell office:value-type="string" calcext:value-type="string">
            <text:p>Cc-Unefles-Mds-Edatel</text:p>
          </table:table-cell>
          <table:table-cell office:value-type="string" calcext:value-type="string">
            <text:p>Soporte Interne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3" office:value-type="float" office:value="3128874638" calcext:value-type="float">
            <text:p>3128874638</text:p>
          </table:table-cell>
          <table:table-cell office:value-type="string" calcext:value-type="string">
            <text:p>Olayavergaracarlos@Hotmail.Com</text:p>
          </table:table-cell>
          <table:table-cell office:value-type="string" calcext:value-type="string">
            <text:p>Carrera 27B # 27D Sur -225</text:p>
          </table:table-cell>
          <table:table-cell table:number-columns-repeated="2" office:value-type="string" calcext:value-type="string">
            <text:p>Envigado</text:p>
          </table:table-cell>
          <table:table-cell office:value-type="string" calcext:value-type="string">
            <text:p>-</text:p>
          </table:table-cell>
          <table:table-cell office:value-type="date" office:date-value="1982-09-17" calcext:value-type="date">
            <text:p>17/09/1982</text:p>
          </table:table-cell>
          <table:table-cell table:formula="of:=IF([.AJ104]&lt;&gt;&quot;&quot;;TODAY()-[.AJ104];&quot;-&quot;)" office:value-type="float" office:value="12893" calcext:value-type="float">
            <text:p>12.893 </text:p>
          </table:table-cell>
          <table:table-cell table:formula="of:=IF([.AJ104]&lt;&gt;&quot;&quot;;frac.año([.AJ104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6-06" calcext:value-type="date">
            <text:p>06/06/2017</text:p>
          </table:table-cell>
          <table:table-cell table:formula="of:=IFERROR([.$AQ$5]-[.AP104];&quot;-&quot;)" office:value-type="string" office:string-value="-" calcext:value-type="string">
            <text:p>-</text:p>
          </table:table-cell>
          <table:table-cell table:formula="of:=+PROPER(IFERROR(IF([.AQ104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71138" calcext:value-type="float">
            <text:p>71271138</text:p>
          </table:table-cell>
          <table:table-cell office:value-type="string" calcext:value-type="string">
            <text:p>JUAN CAMILO SERNA CANAVERAL</text:p>
          </table:table-cell>
          <table:table-cell office:value-type="string" calcext:value-type="string">
            <text:p>jccanav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1351" calcext:value-type="float">
            <text:p>782135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1271138" calcext:value-type="float">
            <text:p>7127113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5];#REF!;4;0);&quot;-&quot;)" office:value-type="string" office:string-value="-" calcext:value-type="string">
            <text:p>-</text:p>
          </table:table-cell>
          <table:table-cell office:value-type="string" calcext:value-type="string">
            <text:p>Brayan Zapata Muñeton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5772760" calcext:value-type="float">
            <text:p>5772760</text:p>
          </table:table-cell>
          <table:table-cell office:value-type="float" office:value="3003144178" calcext:value-type="float">
            <text:p>3003144178</text:p>
          </table:table-cell>
          <table:table-cell office:value-type="string" calcext:value-type="string">
            <text:p>Jcsc071@Hotmail.Com</text:p>
          </table:table-cell>
          <table:table-cell office:value-type="string" calcext:value-type="string">
            <text:p>Calle 52 N 49-70</text:p>
          </table:table-cell>
          <table:table-cell office:value-type="string" calcext:value-type="string">
            <text:p>Itagui Parque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81-11-24" calcext:value-type="date">
            <text:p>24/11/1981</text:p>
          </table:table-cell>
          <table:table-cell table:formula="of:=IF([.AJ105]&lt;&gt;&quot;&quot;;TODAY()-[.AJ105];&quot;-&quot;)" office:value-type="float" office:value="13190" calcext:value-type="float">
            <text:p>13.190 </text:p>
          </table:table-cell>
          <table:table-cell table:formula="of:=IF([.AJ105]&lt;&gt;&quot;&quot;;frac.año([.AJ105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7-29" calcext:value-type="date">
            <text:p>29/07/2017</text:p>
          </table:table-cell>
          <table:table-cell table:formula="of:=IFERROR([.$AQ$5]-[.AP105];&quot;-&quot;)" office:value-type="string" office:string-value="-" calcext:value-type="string">
            <text:p>-</text:p>
          </table:table-cell>
          <table:table-cell table:formula="of:=+PROPER(IFERROR(IF([.AQ10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77003" calcext:value-type="float">
            <text:p>71277003</text:p>
          </table:table-cell>
          <table:table-cell office:value-type="string" calcext:value-type="string">
            <text:p>Ronal Fernando Rodas Marin</text:p>
          </table:table-cell>
          <table:table-cell office:value-type="string" calcext:value-type="string">
            <text:p>rfrodam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3662" calcext:value-type="float">
            <text:p>7823662</text:p>
          </table:table-cell>
          <table:table-cell office:value-type="float" office:value="1794007047" calcext:value-type="float">
            <text:p>1794007047</text:p>
          </table:table-cell>
          <table:table-cell office:value-type="string" calcext:value-type="string">
            <text:p>-</text:p>
          </table:table-cell>
          <table:table-cell office:value-type="float" office:value="71277003" calcext:value-type="float">
            <text:p>7127700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6];#REF!;4;0);&quot;-&quot;)" office:value-type="string" office:string-value="-" calcext:value-type="string">
            <text:p>-</text:p>
          </table:table-cell>
          <table:table-cell office:value-type="string" calcext:value-type="string">
            <text:p>Jasbeidy Yurany Perez Corre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657374" calcext:value-type="float">
            <text:p>2657374</text:p>
          </table:table-cell>
          <table:table-cell office:value-type="float" office:value="2659265" calcext:value-type="float">
            <text:p>2659265</text:p>
          </table:table-cell>
          <table:table-cell office:value-type="float" office:value="3002005292" calcext:value-type="float">
            <text:p>3002005292</text:p>
          </table:table-cell>
          <table:table-cell office:value-type="string" calcext:value-type="string">
            <text:p>Ronyrm22@Yahoo.Com.Co</text:p>
          </table:table-cell>
          <table:table-cell office:value-type="string" calcext:value-type="string">
            <text:p>Calle 22A # 54-67</text:p>
          </table:table-cell>
          <table:table-cell office:value-type="string" calcext:value-type="string">
            <text:p>Santa F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3-04-22" calcext:value-type="date">
            <text:p>22/04/1983</text:p>
          </table:table-cell>
          <table:table-cell table:formula="of:=IF([.AJ106]&lt;&gt;&quot;&quot;;TODAY()-[.AJ106];&quot;-&quot;)" office:value-type="float" office:value="12676" calcext:value-type="float">
            <text:p>12.676 </text:p>
          </table:table-cell>
          <table:table-cell table:formula="of:=IF([.AJ106]&lt;&gt;&quot;&quot;;frac.año([.AJ10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11-11" calcext:value-type="date">
            <text:p>11/11/2017</text:p>
          </table:table-cell>
          <table:table-cell table:formula="of:=IFERROR([.$AQ$5]-[.AP106];&quot;-&quot;)" office:value-type="string" office:string-value="-" calcext:value-type="string">
            <text:p>-</text:p>
          </table:table-cell>
          <table:table-cell table:formula="of:=+PROPER(IFERROR(IF([.AQ10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Coomeva Eps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90047" calcext:value-type="float">
            <text:p>71290047</text:p>
          </table:table-cell>
          <table:table-cell office:value-type="string" calcext:value-type="string">
            <text:p>Julian David Gomez Taborda</text:p>
          </table:table-cell>
          <table:table-cell office:value-type="string" calcext:value-type="string">
            <text:p>Jgometa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3345" calcext:value-type="float">
            <text:p>73345</text:p>
          </table:table-cell>
          <table:table-cell office:value-type="float" office:value="1794001815" calcext:value-type="float">
            <text:p>1794001815</text:p>
          </table:table-cell>
          <table:table-cell office:value-type="float" office:value="16313" calcext:value-type="float">
            <text:p>16313</text:p>
          </table:table-cell>
          <table:table-cell office:value-type="float" office:value="71290047" calcext:value-type="float">
            <text:p>71290047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7];#REF!;4;0);&quot;-&quot;)" office:value-type="string" office:string-value="-" calcext:value-type="string">
            <text:p>-</text:p>
          </table:table-cell>
          <table:table-cell office:value-type="string" calcext:value-type="string">
            <text:p>Gabriel Antonio Lopera Madrid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Temporales S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475194" calcext:value-type="float">
            <text:p>3475194</text:p>
          </table:table-cell>
          <table:table-cell office:value-type="float" office:value="2816455" calcext:value-type="float">
            <text:p>2816455</text:p>
          </table:table-cell>
          <table:table-cell office:value-type="float" office:value="3128106139" calcext:value-type="float">
            <text:p>3128106139</text:p>
          </table:table-cell>
          <table:table-cell office:value-type="string" calcext:value-type="string">
            <text:p>Julian.David.Gomezt@Gmail.Com</text:p>
          </table:table-cell>
          <table:table-cell office:value-type="string" calcext:value-type="string">
            <text:p>Cl 67 # 46 A 15</text:p>
          </table:table-cell>
          <table:table-cell office:value-type="string" calcext:value-type="string">
            <text:p>Belen La Palm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4-03-07" calcext:value-type="date">
            <text:p>07/03/1984</text:p>
          </table:table-cell>
          <table:table-cell table:formula="of:=IF([.AJ107]&lt;&gt;&quot;&quot;;TODAY()-[.AJ107];&quot;-&quot;)" office:value-type="float" office:value="12356" calcext:value-type="float">
            <text:p>12.356 </text:p>
          </table:table-cell>
          <table:table-cell table:formula="of:=IF([.AJ107]&lt;&gt;&quot;&quot;;frac.año([.AJ107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4-10-02" calcext:value-type="date">
            <text:p>02/10/2014</text:p>
          </table:table-cell>
          <table:table-cell table:formula="of:=IFERROR([.$AQ$5]-[.AP107];&quot;-&quot;)" office:value-type="string" office:string-value="-" calcext:value-type="string">
            <text:p>-</text:p>
          </table:table-cell>
          <table:table-cell table:formula="of:=+PROPER(IFERROR(IF([.AQ10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lud Total Eps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290804" calcext:value-type="float">
            <text:p>71290804</text:p>
          </table:table-cell>
          <table:table-cell office:value-type="string" calcext:value-type="string">
            <text:p>Alejandro Velez Saenz</text:p>
          </table:table-cell>
          <table:table-cell office:value-type="string" calcext:value-type="string">
            <text:p>avelesae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2002" calcext:value-type="float">
            <text:p>7822002</text:p>
          </table:table-cell>
          <table:table-cell office:value-type="float" office:value="1794006606" calcext:value-type="float">
            <text:p>1794006606</text:p>
          </table:table-cell>
          <table:table-cell office:value-type="float" office:value="38085" calcext:value-type="float">
            <text:p>38085</text:p>
          </table:table-cell>
          <table:table-cell office:value-type="float" office:value="71290804" calcext:value-type="float">
            <text:p>7129080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8];#REF!;4;0);&quot;-&quot;)" office:value-type="string" office:string-value="-" calcext:value-type="string">
            <text:p>-</text:p>
          </table:table-cell>
          <table:table-cell office:value-type="string" calcext:value-type="string">
            <text:p>Johnathan Hincapie Herrera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026245" calcext:value-type="float">
            <text:p>6026245</text:p>
          </table:table-cell>
          <table:table-cell office:value-type="float" office:value="3382464" calcext:value-type="float">
            <text:p>3382464</text:p>
          </table:table-cell>
          <table:table-cell office:value-type="float" office:value="3193271403" calcext:value-type="float">
            <text:p>3193271403</text:p>
          </table:table-cell>
          <table:table-cell office:value-type="string" calcext:value-type="string">
            <text:p>Mavs_R@Hotmail.Com</text:p>
          </table:table-cell>
          <table:table-cell office:value-type="string" calcext:value-type="string">
            <text:p>Calle 51 # 47-24</text:p>
          </table:table-cell>
          <table:table-cell office:value-type="string" calcext:value-type="string">
            <text:p>Los Naranjos</text:p>
          </table:table-cell>
          <table:table-cell office:value-type="string" calcext:value-type="string">
            <text:p>Itagui</text:p>
          </table:table-cell>
          <table:table-cell office:value-type="string" calcext:value-type="string">
            <text:p>No</text:p>
          </table:table-cell>
          <table:table-cell office:value-type="date" office:date-value="1984-05-23" calcext:value-type="date">
            <text:p>23/05/1984</text:p>
          </table:table-cell>
          <table:table-cell table:formula="of:=IF([.AJ108]&lt;&gt;&quot;&quot;;TODAY()-[.AJ108];&quot;-&quot;)" office:value-type="float" office:value="12279" calcext:value-type="float">
            <text:p>12.279 </text:p>
          </table:table-cell>
          <table:table-cell table:formula="of:=IF([.AJ108]&lt;&gt;&quot;&quot;;frac.año([.AJ108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09-02" calcext:value-type="date">
            <text:p>02/09/2017</text:p>
          </table:table-cell>
          <table:table-cell table:formula="of:=IFERROR([.$AQ$5]-[.AP108];&quot;-&quot;)" office:value-type="string" office:string-value="-" calcext:value-type="string">
            <text:p>-</text:p>
          </table:table-cell>
          <table:table-cell table:formula="of:=+PROPER(IFERROR(IF([.AQ10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usalud E.P.S.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ama</text:p>
          </table:table-cell>
          <table:table-cell table:number-columns-repeated="4"/>
        </table:table-row>
        <table:table-row table:style-name="ro2">
          <table:table-cell office:value-type="float" office:value="71314291" calcext:value-type="float">
            <text:p>71314291</text:p>
          </table:table-cell>
          <table:table-cell office:value-type="string" calcext:value-type="string">
            <text:p>Luis Eduardo Cordoba Palacios</text:p>
          </table:table-cell>
          <table:table-cell office:value-type="string" calcext:value-type="string">
            <text:p>Lcordpal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7238" calcext:value-type="float">
            <text:p>7817238</text:p>
          </table:table-cell>
          <table:table-cell office:value-type="float" office:value="1794005694" calcext:value-type="float">
            <text:p>1794005694</text:p>
          </table:table-cell>
          <table:table-cell office:value-type="float" office:value="34448" calcext:value-type="float">
            <text:p>34448</text:p>
          </table:table-cell>
          <table:table-cell office:value-type="float" office:value="71314291" calcext:value-type="float">
            <text:p>7131429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09];#REF!;4;0);&quot;-&quot;)" office:value-type="string" office:string-value="-" calcext:value-type="string">
            <text:p>-</text:p>
          </table:table-cell>
          <table:table-cell office:value-type="string" calcext:value-type="string">
            <text:p>Yuberly Zuluaga Ciro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después de las 14:00 hasta las 22:0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V hasta las 22:00, S-D hasta las 21:00</text:p>
          </table:table-cell>
          <table:table-cell table:number-columns-repeated="2" office:value-type="float" office:value="3103302787" calcext:value-type="float">
            <text:p>3103302787</text:p>
          </table:table-cell>
          <table:table-cell office:value-type="float" office:value="3116522683" calcext:value-type="float">
            <text:p>3116522683</text:p>
          </table:table-cell>
          <table:table-cell office:value-type="string" calcext:value-type="string">
            <text:p>Intokluis1@Hotmail.Com</text:p>
          </table:table-cell>
          <table:table-cell office:value-type="string" calcext:value-type="string">
            <text:p>Av 19C # 57C -59</text:p>
          </table:table-cell>
          <table:table-cell office:value-type="string" calcext:value-type="string">
            <text:p>Ciudadela El Trebol</text:p>
          </table:table-cell>
          <table:table-cell office:value-type="string" calcext:value-type="string">
            <text:p>Bello</text:p>
          </table:table-cell>
          <table:table-cell office:value-type="string" calcext:value-type="string">
            <text:p>No</text:p>
          </table:table-cell>
          <table:table-cell office:value-type="date" office:date-value="1980-08-16" calcext:value-type="date">
            <text:p>16/08/1980</text:p>
          </table:table-cell>
          <table:table-cell table:formula="of:=IF([.AJ109]&lt;&gt;&quot;&quot;;TODAY()-[.AJ109];&quot;-&quot;)" office:value-type="float" office:value="13655" calcext:value-type="float">
            <text:p>13.655 </text:p>
          </table:table-cell>
          <table:table-cell table:formula="of:=IF([.AJ109]&lt;&gt;&quot;&quot;;frac.año([.AJ109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7-03-01" calcext:value-type="date">
            <text:p>01/03/2017</text:p>
          </table:table-cell>
          <table:table-cell table:formula="of:=IFERROR([.$AQ$5]-[.AP109];&quot;-&quot;)" office:value-type="string" office:string-value="-" calcext:value-type="string">
            <text:p>-</text:p>
          </table:table-cell>
          <table:table-cell table:formula="of:=+PROPER(IFERROR(IF([.AQ109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S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16395" calcext:value-type="float">
            <text:p>71316395</text:p>
          </table:table-cell>
          <table:table-cell office:value-type="string" calcext:value-type="string">
            <text:p>Alejandro Mejia Alvarez</text:p>
          </table:table-cell>
          <table:table-cell office:value-type="string" calcext:value-type="string">
            <text:p>amejialv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8922" calcext:value-type="float">
            <text:p>7818922</text:p>
          </table:table-cell>
          <table:table-cell office:value-type="float" office:value="1794005979" calcext:value-type="float">
            <text:p>1794005979</text:p>
          </table:table-cell>
          <table:table-cell office:value-type="string" calcext:value-type="string">
            <text:p>-</text:p>
          </table:table-cell>
          <table:table-cell office:value-type="float" office:value="71316395" calcext:value-type="float">
            <text:p>71316395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0];#REF!;4;0);&quot;-&quot;)" office:value-type="string" office:string-value="-" calcext:value-type="string">
            <text:p>-</text:p>
          </table:table-cell>
          <table:table-cell office:value-type="string" calcext:value-type="string">
            <text:p>Juan Andres Lopez Hincapie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 V hasta las 22:00, S-D hasta las21:30</text:p>
          </table:table-cell>
          <table:table-cell table:number-columns-repeated="2" office:value-type="float" office:value="3117100571" calcext:value-type="float">
            <text:p>3117100571</text:p>
          </table:table-cell>
          <table:table-cell office:value-type="float" office:value="3016406419" calcext:value-type="float">
            <text:p>3016406419</text:p>
          </table:table-cell>
          <table:table-cell office:value-type="string" calcext:value-type="string">
            <text:p>Amejiaal@Gmail.Com</text:p>
          </table:table-cell>
          <table:table-cell office:value-type="string" calcext:value-type="string">
            <text:p>Cll 65 N 56 - 84 Apto 425</text:p>
          </table:table-cell>
          <table:table-cell office:value-type="string" calcext:value-type="string">
            <text:p>Chagual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80-07-13" calcext:value-type="date">
            <text:p>13/07/1980</text:p>
          </table:table-cell>
          <table:table-cell table:formula="of:=IF([.AJ110]&lt;&gt;&quot;&quot;;TODAY()-[.AJ110];&quot;-&quot;)" office:value-type="float" office:value="13689" calcext:value-type="float">
            <text:p>13.689 </text:p>
          </table:table-cell>
          <table:table-cell table:formula="of:=IF([.AJ110]&lt;&gt;&quot;&quot;;frac.año([.AJ110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5-23" calcext:value-type="date">
            <text:p>23/05/2017</text:p>
          </table:table-cell>
          <table:table-cell table:formula="of:=IFERROR([.$AQ$5]-[.AP110];&quot;-&quot;)" office:value-type="string" office:string-value="-" calcext:value-type="string">
            <text:p>-</text:p>
          </table:table-cell>
          <table:table-cell table:formula="of:=+PROPER(IFERROR(IF([.AQ110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33488" calcext:value-type="float">
            <text:p>71333488</text:p>
          </table:table-cell>
          <table:table-cell office:value-type="string" calcext:value-type="string">
            <text:p>Yonny Alberto <text:s/>Herrera Montoya</text:p>
          </table:table-cell>
          <table:table-cell office:value-type="string" calcext:value-type="string">
            <text:p>Yherre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3105" calcext:value-type="float">
            <text:p>73105</text:p>
          </table:table-cell>
          <table:table-cell office:value-type="float" office:value="1794002289" calcext:value-type="float">
            <text:p>1794002289</text:p>
          </table:table-cell>
          <table:table-cell office:value-type="float" office:value="18519" calcext:value-type="float">
            <text:p>18519</text:p>
          </table:table-cell>
          <table:table-cell office:value-type="float" office:value="71333488" calcext:value-type="float">
            <text:p>7133348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1];#REF!;4;0);&quot;-&quot;)" office:value-type="string" office:string-value="-" calcext:value-type="string">
            <text:p>-</text:p>
          </table:table-cell>
          <table:table-cell office:value-type="string" calcext:value-type="string">
            <text:p>Yuberly Zuluaga Ciro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-D hasta las 21:00</text:p>
          </table:table-cell>
          <table:table-cell table:number-columns-repeated="2" office:value-type="float" office:value="2633677" calcext:value-type="float">
            <text:p>2633677</text:p>
          </table:table-cell>
          <table:table-cell office:value-type="float" office:value="3003974063" calcext:value-type="float">
            <text:p>3003974063</text:p>
          </table:table-cell>
          <table:table-cell office:value-type="string" calcext:value-type="string">
            <text:p>Yonnyhm@Hotmail.Com</text:p>
          </table:table-cell>
          <table:table-cell office:value-type="string" calcext:value-type="string">
            <text:p>Cr 50 B Cl 76-37 Int 302</text:p>
          </table:table-cell>
          <table:table-cell office:value-type="string" calcext:value-type="string">
            <text:p>Campo Valdes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78-06-27" calcext:value-type="date">
            <text:p>27/06/1978</text:p>
          </table:table-cell>
          <table:table-cell table:formula="of:=IF([.AJ111]&lt;&gt;&quot;&quot;;TODAY()-[.AJ111];&quot;-&quot;)" office:value-type="float" office:value="14436" calcext:value-type="float">
            <text:p>14.436 </text:p>
          </table:table-cell>
          <table:table-cell table:formula="of:=IF([.AJ111]&lt;&gt;&quot;&quot;;frac.año([.AJ111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5-03-10" calcext:value-type="date">
            <text:p>10/03/2015</text:p>
          </table:table-cell>
          <table:table-cell table:formula="of:=IFERROR([.$AQ$5]-[.AP111];&quot;-&quot;)" office:value-type="string" office:string-value="-" calcext:value-type="string">
            <text:p>-</text:p>
          </table:table-cell>
          <table:table-cell table:formula="of:=+PROPER(IFERROR(IF([.AQ111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XL</text:p>
          </table:table-cell>
          <table:table-cell office:value-type="float" office:value="34" calcext:value-type="float">
            <text:p>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Nueva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36832" calcext:value-type="float">
            <text:p>71336832</text:p>
          </table:table-cell>
          <table:table-cell office:value-type="string" calcext:value-type="string">
            <text:p>Leon Alexander Zapata Machado</text:p>
          </table:table-cell>
          <table:table-cell office:value-type="string" calcext:value-type="string">
            <text:p>Lzapm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22825" calcext:value-type="float">
            <text:p>22825</text:p>
          </table:table-cell>
          <table:table-cell office:value-type="float" office:value="1794003709" calcext:value-type="float">
            <text:p>1794003709</text:p>
          </table:table-cell>
          <table:table-cell office:value-type="float" office:value="16949" calcext:value-type="float">
            <text:p>16949</text:p>
          </table:table-cell>
          <table:table-cell office:value-type="float" office:value="71336832" calcext:value-type="float">
            <text:p>71336832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2];#REF!;4;0);&quot;-&quot;)" office:value-type="string" office:string-value="-" calcext:value-type="string">
            <text:p>-</text:p>
          </table:table-cell>
          <table:table-cell office:value-type="string" calcext:value-type="string">
            <text:p>Leandro Marulanda Hernandez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Temporales ST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No Dimensionables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3127753699" calcext:value-type="float">
            <text:p>3127753699</text:p>
          </table:table-cell>
          <table:table-cell office:value-type="string" calcext:value-type="string">
            <text:p>-</text:p>
          </table:table-cell>
          <table:table-cell office:value-type="float" office:value="3127753699" calcext:value-type="float">
            <text:p>3127753699</text:p>
          </table:table-cell>
          <table:table-cell office:value-type="string" calcext:value-type="string">
            <text:p>Alma06Leo@Gmaill.Com</text:p>
          </table:table-cell>
          <table:table-cell office:value-type="string" calcext:value-type="string">
            <text:p>Cl 4 Sur # 53 52 301</text:p>
          </table:table-cell>
          <table:table-cell office:value-type="string" calcext:value-type="string">
            <text:p>Rodeo Sur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78-12-23" calcext:value-type="date">
            <text:p>23/12/1978</text:p>
          </table:table-cell>
          <table:table-cell table:formula="of:=IF([.AJ112]&lt;&gt;&quot;&quot;;TODAY()-[.AJ112];&quot;-&quot;)" office:value-type="float" office:value="14257" calcext:value-type="float">
            <text:p>14.257 </text:p>
          </table:table-cell>
          <table:table-cell table:formula="of:=IF([.AJ112]&lt;&gt;&quot;&quot;;frac.año([.AJ112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2-02-17" calcext:value-type="date">
            <text:p>17/02/2012</text:p>
          </table:table-cell>
          <table:table-cell table:formula="of:=IFERROR([.$AQ$5]-[.AP112];&quot;-&quot;)" office:value-type="string" office:string-value="-" calcext:value-type="string">
            <text:p>-</text:p>
          </table:table-cell>
          <table:table-cell table:formula="of:=+PROPER(IFERROR(IF([.AQ112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Colpensiones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39698" calcext:value-type="float">
            <text:p>71339698</text:p>
          </table:table-cell>
          <table:table-cell office:value-type="string" calcext:value-type="string">
            <text:p>Jaime Hernan Ramirez Lopez</text:p>
          </table:table-cell>
          <table:table-cell office:value-type="string" calcext:value-type="string">
            <text:p>jramilop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9526" calcext:value-type="float">
            <text:p>7819526</text:p>
          </table:table-cell>
          <table:table-cell office:value-type="float" office:value="1794006073" calcext:value-type="float">
            <text:p>1794006073</text:p>
          </table:table-cell>
          <table:table-cell office:value-type="string" calcext:value-type="string">
            <text:p>-</text:p>
          </table:table-cell>
          <table:table-cell office:value-type="float" office:value="71339698" calcext:value-type="float">
            <text:p>71339698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3];#REF!;4;0);&quot;-&quot;)" office:value-type="string" office:string-value="-" calcext:value-type="string">
            <text:p>-</text:p>
          </table:table-cell>
          <table:table-cell office:value-type="string" calcext:value-type="string">
            <text:p>Ivon Del Carmen Chimento Medina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214142" calcext:value-type="float">
            <text:p>2214142</text:p>
          </table:table-cell>
          <table:table-cell office:value-type="float" office:value="3116272029" calcext:value-type="float">
            <text:p>3116272029</text:p>
          </table:table-cell>
          <table:table-cell office:value-type="string" calcext:value-type="string">
            <text:p>Jaramirezx@Hotmail.Com</text:p>
          </table:table-cell>
          <table:table-cell office:value-type="string" calcext:value-type="string">
            <text:p>Calle 56 # 8A 42</text:p>
          </table:table-cell>
          <table:table-cell office:value-type="string" calcext:value-type="string">
            <text:p>Caicedo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-</text:p>
          </table:table-cell>
          <table:table-cell office:value-type="date" office:date-value="1979-03-13" calcext:value-type="date">
            <text:p>13/03/1979</text:p>
          </table:table-cell>
          <table:table-cell table:formula="of:=IF([.AJ113]&lt;&gt;&quot;&quot;;TODAY()-[.AJ113];&quot;-&quot;)" office:value-type="float" office:value="14177" calcext:value-type="float">
            <text:p>14.177 </text:p>
          </table:table-cell>
          <table:table-cell table:formula="of:=IF([.AJ113]&lt;&gt;&quot;&quot;;frac.año([.AJ113];TODAY());&quot;-&quot;)" office:value-type="string" office:string-value="" calcext:value-type="error">
            <text:p>#NOMBRE?</text:p>
          </table:table-cell>
          <table:table-cell table:number-columns-repeated="3" office:value-type="string" calcext:value-type="string">
            <text:p>-</text:p>
          </table:table-cell>
          <table:table-cell office:value-type="date" office:date-value="2017-06-08" calcext:value-type="date">
            <text:p>08/06/2017</text:p>
          </table:table-cell>
          <table:table-cell table:formula="of:=IFERROR([.$AQ$5]-[.AP113];&quot;-&quot;)" office:value-type="string" office:string-value="-" calcext:value-type="string">
            <text:p>-</text:p>
          </table:table-cell>
          <table:table-cell table:formula="of:=+PROPER(IFERROR(IF([.AQ113]&lt;60;&quot;NUEVO&quot;;&quot;ANTIGUO&quot;);&quot;-&quot;))" office:value-type="string" office:string-value="Antiguo" calcext:value-type="string">
            <text:p>Antiguo</text:p>
          </table:table-cell>
          <table:table-cell table:number-columns-repeated="3"/>
          <table:table-cell office:value-type="string" calcext:value-type="string">
            <text:p>Emtelco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62417" calcext:value-type="float">
            <text:p>71362417</text:p>
          </table:table-cell>
          <table:table-cell office:value-type="string" calcext:value-type="string">
            <text:p>Luis Fernando Sarrazola Quiroz</text:p>
          </table:table-cell>
          <table:table-cell office:value-type="string" calcext:value-type="string">
            <text:p>Lsarrazq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00573" calcext:value-type="float">
            <text:p>7800573</text:p>
          </table:table-cell>
          <table:table-cell office:value-type="float" office:value="1794003310" calcext:value-type="float">
            <text:p>1794003310</text:p>
          </table:table-cell>
          <table:table-cell office:value-type="float" office:value="23574" calcext:value-type="float">
            <text:p>23574</text:p>
          </table:table-cell>
          <table:table-cell office:value-type="float" office:value="71362417" calcext:value-type="float">
            <text:p>71362417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4];#REF!;4;0);&quot;-&quot;)" office:value-type="string" office:string-value="-" calcext:value-type="string">
            <text:p>-</text:p>
          </table:table-cell>
          <table:table-cell office:value-type="string" calcext:value-type="string">
            <text:p>Jorge Andres Lopez Per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desde las 07:00 hasta las 17:00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308613" calcext:value-type="float">
            <text:p>2308613</text:p>
          </table:table-cell>
          <table:table-cell office:value-type="float" office:value="3113765695" calcext:value-type="float">
            <text:p>3113765695</text:p>
          </table:table-cell>
          <table:table-cell office:value-type="string" calcext:value-type="string">
            <text:p>Soymorao@Hotmail.Com</text:p>
          </table:table-cell>
          <table:table-cell office:value-type="string" calcext:value-type="string">
            <text:p>Cl 59 # 64 E 36</text:p>
          </table:table-cell>
          <table:table-cell office:value-type="string" calcext:value-type="string">
            <text:p>Nueva Villa La Iguana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No</text:p>
          </table:table-cell>
          <table:table-cell office:value-type="date" office:date-value="1983-04-13" calcext:value-type="date">
            <text:p>13/04/1983</text:p>
          </table:table-cell>
          <table:table-cell table:formula="of:=IF([.AJ114]&lt;&gt;&quot;&quot;;TODAY()-[.AJ114];&quot;-&quot;)" office:value-type="float" office:value="12685" calcext:value-type="float">
            <text:p>12.685 </text:p>
          </table:table-cell>
          <table:table-cell table:formula="of:=IF([.AJ114]&lt;&gt;&quot;&quot;;frac.año([.AJ114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date" office:date-value="2016-01-12" calcext:value-type="date">
            <text:p>12/01/2016</text:p>
          </table:table-cell>
          <table:table-cell table:formula="of:=IFERROR([.$AQ$5]-[.AP114];&quot;-&quot;)" office:value-type="string" office:string-value="-" calcext:value-type="string">
            <text:p>-</text:p>
          </table:table-cell>
          <table:table-cell table:formula="of:=+PROPER(IFERROR(IF([.AQ114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Nueva Eps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- Fce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65416" calcext:value-type="float">
            <text:p>71365416</text:p>
          </table:table-cell>
          <table:table-cell office:value-type="string" calcext:value-type="string">
            <text:p>Frey Stevenson Rivas Asprilla</text:p>
          </table:table-cell>
          <table:table-cell office:value-type="string" calcext:value-type="string">
            <text:p>frivasa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14994" calcext:value-type="float">
            <text:p>7814994</text:p>
          </table:table-cell>
          <table:table-cell office:value-type="float" office:value="1794006845" calcext:value-type="float">
            <text:p>1794006845</text:p>
          </table:table-cell>
          <table:table-cell office:value-type="float" office:value="38777" calcext:value-type="float">
            <text:p>38777</text:p>
          </table:table-cell>
          <table:table-cell office:value-type="float" office:value="71365416" calcext:value-type="float">
            <text:p>71365416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5];#REF!;4;0);&quot;-&quot;)" office:value-type="string" office:string-value="-" calcext:value-type="string">
            <text:p>-</text:p>
          </table:table-cell>
          <table:table-cell office:value-type="string" calcext:value-type="string">
            <text:p>Jorge Luis Gonzalez Prado</text:p>
          </table:table-cell>
          <table:table-cell office:value-type="string" calcext:value-type="string">
            <text:p>Leyton Castro Posada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5" office:value-type="string" calcext:value-type="string">
            <text:p>-</text:p>
          </table:table-cell>
          <table:table-cell office:value-type="float" office:value="3113628914" calcext:value-type="float">
            <text:p>3113628914</text:p>
          </table:table-cell>
          <table:table-cell office:value-type="float" office:value="3218062335" calcext:value-type="float">
            <text:p>3218062335</text:p>
          </table:table-cell>
          <table:table-cell office:value-type="string" calcext:value-type="string">
            <text:p>Freythegreat@Msn.Com</text:p>
          </table:table-cell>
          <table:table-cell office:value-type="string" calcext:value-type="string">
            <text:p>Calle 19#65G-83</text:p>
          </table:table-cell>
          <table:table-cell office:value-type="string" calcext:value-type="string">
            <text:p>Santafe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3-07-27" calcext:value-type="date">
            <text:p>27/07/1983</text:p>
          </table:table-cell>
          <table:table-cell table:formula="of:=IF([.AJ115]&lt;&gt;&quot;&quot;;TODAY()-[.AJ115];&quot;-&quot;)" office:value-type="float" office:value="12580" calcext:value-type="float">
            <text:p>12.580 </text:p>
          </table:table-cell>
          <table:table-cell table:formula="of:=IF([.AJ115]&lt;&gt;&quot;&quot;;frac.año([.AJ115];TODAY());&quot;-&quot;)" office:value-type="string" office:string-value="" calcext:value-type="error">
            <text:p>#NOMBRE?</text:p>
          </table:table-cell>
          <table:table-cell office:value-type="string" calcext:value-type="string">
            <text:p>Casado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7-11-03" calcext:value-type="date">
            <text:p>03/11/2017</text:p>
          </table:table-cell>
          <table:table-cell table:formula="of:=IFERROR([.$AQ$5]-[.AP115];&quot;-&quot;)" office:value-type="string" office:string-value="-" calcext:value-type="string">
            <text:p>-</text:p>
          </table:table-cell>
          <table:table-cell table:formula="of:=+PROPER(IFERROR(IF([.AQ115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table:number-columns-repeated="2" office:value-type="string" calcext:value-type="string">
            <text:p>Porvenir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69673" calcext:value-type="float">
            <text:p>71369673</text:p>
          </table:table-cell>
          <table:table-cell office:value-type="string" calcext:value-type="string">
            <text:p>Arley Mauricio Ruiz Restrepo</text:p>
          </table:table-cell>
          <table:table-cell office:value-type="string" calcext:value-type="string">
            <text:p>Amruires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21503" calcext:value-type="float">
            <text:p>21503</text:p>
          </table:table-cell>
          <table:table-cell office:value-type="float" office:value="1794005087" calcext:value-type="float">
            <text:p>1794005087</text:p>
          </table:table-cell>
          <table:table-cell office:value-type="float" office:value="32738" calcext:value-type="float">
            <text:p>32738</text:p>
          </table:table-cell>
          <table:table-cell office:value-type="float" office:value="71369673" calcext:value-type="float">
            <text:p>71369673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6];#REF!;4;0);&quot;-&quot;)" office:value-type="string" office:string-value="-" calcext:value-type="string">
            <text:p>-</text:p>
          </table:table-cell>
          <table:table-cell office:value-type="string" calcext:value-type="string">
            <text:p>Juan Andres Lopez Hincapie</text:p>
          </table:table-cell>
          <table:table-cell office:value-type="string" calcext:value-type="string">
            <text:p>Simon Gomez Lopez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float" office:value="2576883" calcext:value-type="float">
            <text:p>2576883</text:p>
          </table:table-cell>
          <table:table-cell office:value-type="float" office:value="71369673" calcext:value-type="float">
            <text:p>71369673</text:p>
          </table:table-cell>
          <table:table-cell office:value-type="string" calcext:value-type="string">
            <text:p>Arleyruiz96@Gmail.Com</text:p>
          </table:table-cell>
          <table:table-cell office:value-type="string" calcext:value-type="string">
            <text:p>Cr 74A Cl 91A 33 Apartamento 301</text:p>
          </table:table-cell>
          <table:table-cell office:value-type="string" calcext:value-type="string">
            <text:p>Robledo Kennedy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3-10-06" calcext:value-type="date">
            <text:p>06/10/1983</text:p>
          </table:table-cell>
          <table:table-cell table:formula="of:=IF([.AJ116]&lt;&gt;&quot;&quot;;TODAY()-[.AJ116];&quot;-&quot;)" office:value-type="float" office:value="12509" calcext:value-type="float">
            <text:p>12.509 </text:p>
          </table:table-cell>
          <table:table-cell table:formula="of:=IF([.AJ116]&lt;&gt;&quot;&quot;;frac.año([.AJ116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table:number-columns-repeated="2" office:value-type="string" calcext:value-type="string">
            <text:p>-</text:p>
          </table:table-cell>
          <table:table-cell office:value-type="date" office:date-value="2016-12-28" calcext:value-type="date">
            <text:p>28/12/2016</text:p>
          </table:table-cell>
          <table:table-cell table:formula="of:=IFERROR([.$AQ$5]-[.AP116];&quot;-&quot;)" office:value-type="string" office:string-value="-" calcext:value-type="string">
            <text:p>-</text:p>
          </table:table-cell>
          <table:table-cell table:formula="of:=+PROPER(IFERROR(IF([.AQ116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L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Eps Sura</text:p>
          </table:table-cell>
          <table:table-cell office:value-type="string" calcext:value-type="string">
            <text:p>Protección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roteccion Cesantias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71541" calcext:value-type="float">
            <text:p>71371541</text:p>
          </table:table-cell>
          <table:table-cell office:value-type="string" calcext:value-type="string">
            <text:p>Cesar Augusto Florez Bustamante</text:p>
          </table:table-cell>
          <table:table-cell office:value-type="string" calcext:value-type="string">
            <text:p>cflorezb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820334" calcext:value-type="float">
            <text:p>7820334</text:p>
          </table:table-cell>
          <table:table-cell office:value-type="float" office:value="1794007036" calcext:value-type="float">
            <text:p>1794007036</text:p>
          </table:table-cell>
          <table:table-cell office:value-type="string" calcext:value-type="string">
            <text:p>-</text:p>
          </table:table-cell>
          <table:table-cell office:value-type="float" office:value="71371541" calcext:value-type="float">
            <text:p>71371541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7];#REF!;4;0);&quot;-&quot;)" office:value-type="string" office:string-value="-" calcext:value-type="string">
            <text:p>-</text:p>
          </table:table-cell>
          <table:table-cell office:value-type="string" calcext:value-type="string">
            <text:p>Juan Esteban Marquez Gonzal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53248" calcext:value-type="float">
            <text:p>5053248</text:p>
          </table:table-cell>
          <table:table-cell office:value-type="float" office:value="5805813" calcext:value-type="float">
            <text:p>5805813</text:p>
          </table:table-cell>
          <table:table-cell office:value-type="float" office:value="3103836118" calcext:value-type="float">
            <text:p>3103836118</text:p>
          </table:table-cell>
          <table:table-cell office:value-type="string" calcext:value-type="string">
            <text:p>Cesarflorez2007@Hotmail.Com</text:p>
          </table:table-cell>
          <table:table-cell office:value-type="string" calcext:value-type="string">
            <text:p>Calle 114 # 63-59</text:p>
          </table:table-cell>
          <table:table-cell office:value-type="string" calcext:value-type="string">
            <text:p>Toscana</text:p>
          </table:table-cell>
          <table:table-cell office:value-type="string" calcext:value-type="string">
            <text:p>Medellin</text:p>
          </table:table-cell>
          <table:table-cell office:value-type="string" calcext:value-type="string">
            <text:p>No</text:p>
          </table:table-cell>
          <table:table-cell office:value-type="date" office:date-value="1981-02-18" calcext:value-type="date">
            <text:p>18/02/1981</text:p>
          </table:table-cell>
          <table:table-cell table:formula="of:=IF([.AJ117]&lt;&gt;&quot;&quot;;TODAY()-[.AJ117];&quot;-&quot;)" office:value-type="float" office:value="13469" calcext:value-type="float">
            <text:p>13.469 </text:p>
          </table:table-cell>
          <table:table-cell table:formula="of:=IF([.AJ117]&lt;&gt;&quot;&quot;;frac.año([.AJ117];TODAY());&quot;-&quot;)" office:value-type="string" office:string-value="" calcext:value-type="error">
            <text:p>#NOMBRE?</text:p>
          </table:table-cell>
          <table:table-cell office:value-type="string" calcext:value-type="string">
            <text:p>Soltero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+</text:p>
          </table:table-cell>
          <table:table-cell office:value-type="date" office:date-value="2017-11-11" calcext:value-type="date">
            <text:p>11/11/2017</text:p>
          </table:table-cell>
          <table:table-cell table:formula="of:=IFERROR([.$AQ$5]-[.AP117];&quot;-&quot;)" office:value-type="string" office:string-value="-" calcext:value-type="string">
            <text:p>-</text:p>
          </table:table-cell>
          <table:table-cell table:formula="of:=+PROPER(IFERROR(IF([.AQ117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Acciones</text:p>
          </table:table-cell>
          <table:table-cell office:value-type="string" calcext:value-type="string">
            <text:p>Sisben</text:p>
          </table:table-cell>
          <table:table-cell table:number-columns-repeated="3" office:value-type="string" calcext:value-type="string">
            <text:p>Protección</text:p>
          </table:table-cell>
          <table:table-cell office:value-type="string" calcext:value-type="string">
            <text:p>Comfenalco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>
          <table:table-cell office:value-type="float" office:value="71373194" calcext:value-type="float">
            <text:p>71373194</text:p>
          </table:table-cell>
          <table:table-cell office:value-type="string" calcext:value-type="string">
            <text:p>Wickman Alfredo Castro Higuita</text:p>
          </table:table-cell>
          <table:table-cell office:value-type="string" calcext:value-type="string">
            <text:p>Wcastroh</text:p>
          </table:table-cell>
          <table:table-cell office:value-type="string" calcext:value-type="string">
            <text:p>Activo</text:p>
          </table:table-cell>
          <table:table-cell office:value-type="string" calcext:value-type="string">
            <text:p>M</text:p>
          </table:table-cell>
          <table:table-cell office:value-type="float" office:value="73938" calcext:value-type="float">
            <text:p>73938</text:p>
          </table:table-cell>
          <table:table-cell office:value-type="float" office:value="1794002356" calcext:value-type="float">
            <text:p>1794002356</text:p>
          </table:table-cell>
          <table:table-cell office:value-type="float" office:value="18824" calcext:value-type="float">
            <text:p>18824</text:p>
          </table:table-cell>
          <table:table-cell office:value-type="float" office:value="71373194" calcext:value-type="float">
            <text:p>71373194</text:p>
          </table:table-cell>
          <table:table-cell table:number-columns-repeated="2" office:value-type="string" calcext:value-type="string">
            <text:p>Asesor</text:p>
          </table:table-cell>
          <table:table-cell table:formula="of:=IFERROR(VLOOKUP([.M118];#REF!;4;0);&quot;-&quot;)" office:value-type="string" office:string-value="-" calcext:value-type="string">
            <text:p>-</text:p>
          </table:table-cell>
          <table:table-cell office:value-type="string" calcext:value-type="string">
            <text:p>Juan Carlos Lopez Florez</text:p>
          </table:table-cell>
          <table:table-cell office:value-type="string" calcext:value-type="string">
            <text:p>Estefania Garcia Arango</text:p>
          </table:table-cell>
          <table:table-cell office:value-type="string" calcext:value-type="string">
            <text:p>Une</text:p>
          </table:table-cell>
          <table:table-cell office:value-type="float" office:value="100104002" calcext:value-type="float">
            <text:p>100104002</text:p>
          </table:table-cell>
          <table:table-cell office:value-type="string" calcext:value-type="string">
            <text:p>Cc-Une-Mds-Une Hogares Sop Tec</text:p>
          </table:table-cell>
          <table:table-cell office:value-type="string" calcext:value-type="string">
            <text:p>Soporte Técnico NUAC</text:p>
          </table:table-cell>
          <table:table-cell/>
          <table:table-cell office:value-type="string" calcext:value-type="string">
            <text:p>-</text:p>
          </table:table-cell>
          <table:table-cell office:value-type="string" calcext:value-type="string">
            <text:p>Inbound</text:p>
          </table:table-cell>
          <table:table-cell office:value-type="string" calcext:value-type="string">
            <text:p>Productivo</text:p>
          </table:table-cell>
          <table:table-cell office:value-type="string" calcext:value-type="string">
            <text:p>Dimensionabl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L a D hasta las 17:0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118755594" calcext:value-type="float">
            <text:p>3118755594</text:p>
          </table:table-cell>
          <table:table-cell office:value-type="float" office:value="3133507116" calcext:value-type="float">
            <text:p>3133507116</text:p>
          </table:table-cell>
          <table:table-cell office:value-type="float" office:value="3118755594" calcext:value-type="float">
            <text:p>3118755594</text:p>
          </table:table-cell>
          <table:table-cell office:value-type="string" calcext:value-type="string">
            <text:p>Alfredo1981@Gmail.Com</text:p>
          </table:table-cell>
          <table:table-cell office:value-type="string" calcext:value-type="string">
            <text:p>Cll 4E#80-33Int 102</text:p>
          </table:table-cell>
          <table:table-cell office:value-type="string" calcext:value-type="string">
            <text:p>Belen</text:p>
          </table:table-cell>
          <table:table-cell office:value-type="string" calcext:value-type="string">
            <text:p>Medellín</text:p>
          </table:table-cell>
          <table:table-cell office:value-type="string" calcext:value-type="string">
            <text:p>Si</text:p>
          </table:table-cell>
          <table:table-cell office:value-type="date" office:date-value="1981-05-03" calcext:value-type="date">
            <text:p>03/05/1981</text:p>
          </table:table-cell>
          <table:table-cell table:formula="of:=IF([.AJ118]&lt;&gt;&quot;&quot;;TODAY()-[.AJ118];&quot;-&quot;)" office:value-type="float" office:value="13395" calcext:value-type="float">
            <text:p>13.395 </text:p>
          </table:table-cell>
          <table:table-cell table:formula="of:=IF([.AJ118]&lt;&gt;&quot;&quot;;frac.año([.AJ118];TODAY());&quot;-&quot;)" office:value-type="string" office:string-value="" calcext:value-type="error">
            <text:p>#NOMBRE?</text:p>
          </table:table-cell>
          <table:table-cell office:value-type="string" calcext:value-type="string">
            <text:p>Union Libr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date" office:date-value="2015-03-26" calcext:value-type="date">
            <text:p>26/03/2015</text:p>
          </table:table-cell>
          <table:table-cell table:formula="of:=IFERROR([.$AQ$5]-[.AP118];&quot;-&quot;)" office:value-type="string" office:string-value="-" calcext:value-type="string">
            <text:p>-</text:p>
          </table:table-cell>
          <table:table-cell table:formula="of:=+PROPER(IFERROR(IF([.AQ118]&lt;60;&quot;NUEVO&quot;;&quot;ANTIGUO&quot;);&quot;-&quot;))" office:value-type="string" office:string-value="Antiguo" calcext:value-type="string">
            <text:p>Antiguo</text:p>
          </table:table-cell>
          <table:table-cell office:value-type="string" calcext:value-type="string">
            <text:p>M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Emtelco</text:p>
          </table:table-cell>
          <table:table-cell office:value-type="string" calcext:value-type="string">
            <text:p>Sanitas E.P.S.</text:p>
          </table:table-cell>
          <table:table-cell office:value-type="string" calcext:value-type="string">
            <text:p>Porvenir</text:p>
          </table:table-cell>
          <table:table-cell office:value-type="string" calcext:value-type="string">
            <text:p>Colmena</text:p>
          </table:table-cell>
          <table:table-cell office:value-type="string" calcext:value-type="string">
            <text:p>Porvenir - Fces</text:p>
          </table:table-cell>
          <table:table-cell office:value-type="string" calcext:value-type="string">
            <text:p>Comfama</text:p>
          </table:table-cell>
          <table:table-cell office:value-type="string" calcext:value-type="string">
            <text:p>Epmcc-Pob</text:p>
          </table:table-cell>
          <table:table-cell table:number-columns-repeated="3"/>
        </table:table-row>
        <table:table-row table:style-name="ro2" table:number-rows-repeated="24">
          <table:table-cell table:number-columns-repeated="57"/>
        </table:table-row>
        <table:table-row table:style-name="ro2">
          <table:table-cell table:number-columns-repeated="5"/>
          <table:table-cell table:style-name="ce18"/>
          <table:table-cell table:number-columns-repeated="51"/>
        </table:table-row>
        <table:table-row table:style-name="ro2" table:number-rows-repeated="28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47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95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20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93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03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97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2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5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44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5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1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5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69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21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3">
          <table:table-cell table:number-columns-repeated="57"/>
        </table:table-row>
        <table:table-row table:style-name="ro2">
          <table:table-cell table:number-columns-repeated="8"/>
          <table:table-cell table:style-name="ce49"/>
          <table:table-cell table:number-columns-repeated="48"/>
        </table:table-row>
        <table:table-row table:style-name="ro2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54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7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51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3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7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2">
          <table:table-cell table:number-columns-repeated="57"/>
        </table:table-row>
        <table:table-row table:style-name="ro2">
          <table:table-cell table:number-columns-repeated="31"/>
          <table:table-cell table:style-name="ce62"/>
          <table:table-cell table:number-columns-repeated="25"/>
        </table:table-row>
        <table:table-row table:style-name="ro2" table:number-rows-repeated="184">
          <table:table-cell table:number-columns-repeated="57"/>
        </table:table-row>
        <table:table-row table:style-name="ro2">
          <table:table-cell table:number-columns-repeated="5"/>
          <table:table-cell table:style-name="ce19"/>
          <table:table-cell table:number-columns-repeated="51"/>
        </table:table-row>
        <table:table-row table:style-name="ro2" table:number-rows-repeated="30">
          <table:table-cell table:number-columns-repeated="5"/>
          <table:table-cell table:style-name="ce20"/>
          <table:table-cell table:number-columns-repeated="51"/>
        </table:table-row>
        <table:table-row table:style-name="ro2" table:number-rows-repeated="7">
          <table:table-cell table:number-columns-repeated="5"/>
          <table:table-cell table:style-name="ce21"/>
          <table:table-cell table:number-columns-repeated="51"/>
        </table:table-row>
        <table:table-row table:style-name="ro2" table:number-rows-repeated="14">
          <table:table-cell table:number-columns-repeated="5"/>
          <table:table-cell table:style-name="ce22"/>
          <table:table-cell table:number-columns-repeated="51"/>
        </table:table-row>
        <table:table-row table:style-name="ro2" table:number-rows-repeated="4">
          <table:table-cell table:number-columns-repeated="5"/>
          <table:table-cell table:style-name="ce23"/>
          <table:table-cell table:number-columns-repeated="51"/>
        </table:table-row>
        <table:table-row table:style-name="ro2">
          <table:table-cell table:number-columns-repeated="5"/>
          <table:table-cell table:style-name="ce24"/>
          <table:table-cell table:number-columns-repeated="51"/>
        </table:table-row>
        <table:table-row table:style-name="ro2">
          <table:table-cell table:number-columns-repeated="5"/>
          <table:table-cell table:style-name="ce25"/>
          <table:table-cell table:number-columns-repeated="51"/>
        </table:table-row>
        <table:table-row table:style-name="ro2" table:number-rows-repeated="11">
          <table:table-cell table:number-columns-repeated="5"/>
          <table:table-cell table:style-name="ce26"/>
          <table:table-cell table:number-columns-repeated="51"/>
        </table:table-row>
        <table:table-row table:style-name="ro2" table:number-rows-repeated="15">
          <table:table-cell table:number-columns-repeated="5"/>
          <table:table-cell table:style-name="ce27"/>
          <table:table-cell table:number-columns-repeated="51"/>
        </table:table-row>
        <table:table-row table:style-name="ro2">
          <table:table-cell table:number-columns-repeated="5"/>
          <table:table-cell table:style-name="ce28"/>
          <table:table-cell table:number-columns-repeated="51"/>
        </table:table-row>
        <table:table-row table:style-name="ro2" table:number-rows-repeated="3">
          <table:table-cell table:number-columns-repeated="5"/>
          <table:table-cell table:style-name="ce29"/>
          <table:table-cell table:number-columns-repeated="51"/>
        </table:table-row>
        <table:table-row table:style-name="ro2">
          <table:table-cell table:number-columns-repeated="5"/>
          <table:table-cell table:style-name="ce30"/>
          <table:table-cell table:number-columns-repeated="51"/>
        </table:table-row>
        <table:table-row table:style-name="ro2" table:number-rows-repeated="22">
          <table:table-cell table:number-columns-repeated="5"/>
          <table:table-cell table:style-name="ce31"/>
          <table:table-cell table:number-columns-repeated="51"/>
        </table:table-row>
        <table:table-row table:style-name="ro2" table:number-rows-repeated="26">
          <table:table-cell table:number-columns-repeated="5"/>
          <table:table-cell table:style-name="ce32"/>
          <table:table-cell table:number-columns-repeated="51"/>
        </table:table-row>
        <table:table-row table:style-name="ro2">
          <table:table-cell table:number-columns-repeated="5"/>
          <table:table-cell table:style-name="ce33"/>
          <table:table-cell table:number-columns-repeated="51"/>
        </table:table-row>
        <table:table-row table:style-name="ro2" table:number-rows-repeated="2">
          <table:table-cell table:number-columns-repeated="5"/>
          <table:table-cell table:style-name="ce34"/>
          <table:table-cell table:number-columns-repeated="51"/>
        </table:table-row>
        <table:table-row table:style-name="ro2" table:number-rows-repeated="2">
          <table:table-cell table:number-columns-repeated="5"/>
          <table:table-cell table:style-name="ce32"/>
          <table:table-cell table:number-columns-repeated="51"/>
        </table:table-row>
        <table:table-row table:style-name="ro2">
          <table:table-cell table:number-columns-repeated="5"/>
          <table:table-cell table:style-name="ce34"/>
          <table:table-cell table:number-columns-repeated="51"/>
        </table:table-row>
        <table:table-row table:style-name="ro2" table:number-rows-repeated="19">
          <table:table-cell table:number-columns-repeated="5"/>
          <table:table-cell table:style-name="ce35"/>
          <table:table-cell table:number-columns-repeated="51"/>
        </table:table-row>
        <table:table-row table:style-name="ro2">
          <table:table-cell table:number-columns-repeated="5"/>
          <table:table-cell table:style-name="ce36"/>
          <table:table-cell table:number-columns-repeated="51"/>
        </table:table-row>
        <table:table-row table:style-name="ro2">
          <table:table-cell table:number-columns-repeated="5"/>
          <table:table-cell table:style-name="ce37"/>
          <table:table-cell table:number-columns-repeated="51"/>
        </table:table-row>
        <table:table-row table:style-name="ro2">
          <table:table-cell table:number-columns-repeated="5"/>
          <table:table-cell table:style-name="ce38"/>
          <table:table-cell table:number-columns-repeated="51"/>
        </table:table-row>
        <table:table-row table:style-name="ro2" table:number-rows-repeated="16">
          <table:table-cell table:number-columns-repeated="5"/>
          <table:table-cell table:style-name="ce39"/>
          <table:table-cell table:number-columns-repeated="51"/>
        </table:table-row>
        <table:table-row table:style-name="ro2" table:number-rows-repeated="14">
          <table:table-cell table:style-name="ce3"/>
          <table:table-cell table:number-columns-repeated="4"/>
          <table:table-cell table:style-name="ce40"/>
          <table:table-cell table:number-columns-repeated="51"/>
        </table:table-row>
        <table:table-row table:style-name="ro2" table:number-rows-repeated="14">
          <table:table-cell table:style-name="ce4"/>
          <table:table-cell table:number-columns-repeated="4"/>
          <table:table-cell table:style-name="ce41"/>
          <table:table-cell table:number-columns-repeated="51"/>
        </table:table-row>
        <table:table-row table:style-name="ro2" table:number-rows-repeated="5">
          <table:table-cell table:style-name="ce5"/>
          <table:table-cell table:number-columns-repeated="4"/>
          <table:table-cell table:style-name="ce42"/>
          <table:table-cell table:number-columns-repeated="51"/>
        </table:table-row>
        <table:table-row table:style-name="ro2" table:number-rows-repeated="3">
          <table:table-cell table:style-name="ce6"/>
          <table:table-cell table:number-columns-repeated="4"/>
          <table:table-cell table:style-name="ce43"/>
          <table:table-cell table:number-columns-repeated="51"/>
        </table:table-row>
        <table:table-row table:style-name="ro2" table:number-rows-repeated="92">
          <table:table-cell table:style-name="ce7"/>
          <table:table-cell table:number-columns-repeated="4"/>
          <table:table-cell table:style-name="ce44"/>
          <table:table-cell table:number-columns-repeated="51"/>
        </table:table-row>
        <table:table-row table:style-name="ro2" table:number-rows-repeated="8">
          <table:table-cell table:style-name="ce8"/>
          <table:table-cell table:number-columns-repeated="4"/>
          <table:table-cell table:style-name="ce44"/>
          <table:table-cell table:number-columns-repeated="51"/>
        </table:table-row>
        <table:table-row table:style-name="ro2" table:number-rows-repeated="52">
          <table:table-cell table:style-name="ce9"/>
          <table:table-cell table:number-columns-repeated="4"/>
          <table:table-cell table:style-name="ce44"/>
          <table:table-cell table:number-columns-repeated="51"/>
        </table:table-row>
        <table:table-row table:style-name="ro2" table:number-rows-repeated="16">
          <table:table-cell table:style-name="ce9"/>
          <table:table-cell table:number-columns-repeated="4"/>
          <table:table-cell table:style-name="ce44"/>
          <table:table-cell table:number-columns-repeated="2"/>
          <table:table-cell table:style-name="ce50"/>
          <table:table-cell table:number-columns-repeated="48"/>
        </table:table-row>
        <table:table-row table:style-name="ro2">
          <table:table-cell table:style-name="ce9"/>
          <table:table-cell table:number-columns-repeated="4"/>
          <table:table-cell table:style-name="ce45"/>
          <table:table-cell table:style-name="ce48"/>
          <table:table-cell/>
          <table:table-cell table:style-name="ce51"/>
          <table:table-cell table:number-columns-repeated="48"/>
        </table:table-row>
        <table:table-row table:style-name="ro2" table:number-rows-repeated="2">
          <table:table-cell table:style-name="ce9"/>
          <table:table-cell table:number-columns-repeated="4"/>
          <table:table-cell table:style-name="ce44"/>
          <table:table-cell table:number-columns-repeated="2"/>
          <table:table-cell table:style-name="ce50"/>
          <table:table-cell table:number-columns-repeated="48"/>
        </table:table-row>
        <table:table-row table:style-name="ro2">
          <table:table-cell table:style-name="ce9"/>
          <table:table-cell table:number-columns-repeated="4"/>
          <table:table-cell table:style-name="ce44"/>
          <table:table-cell table:number-columns-repeated="2"/>
          <table:table-cell table:style-name="ce52"/>
          <table:table-cell table:number-columns-repeated="48"/>
        </table:table-row>
        <table:table-row table:style-name="ro2">
          <table:table-cell table:style-name="ce10"/>
          <table:table-cell table:number-columns-repeated="4"/>
          <table:table-cell table:style-name="ce46"/>
          <table:table-cell table:number-columns-repeated="2"/>
          <table:table-cell table:style-name="ce53"/>
          <table:table-cell table:number-columns-repeated="48"/>
        </table:table-row>
        <table:table-row table:style-name="ro2" table:number-rows-repeated="76">
          <table:table-cell table:style-name="ce9"/>
          <table:table-cell table:number-columns-repeated="4"/>
          <table:table-cell table:style-name="ce44"/>
          <table:table-cell table:number-columns-repeated="2"/>
          <table:table-cell table:style-name="ce50"/>
          <table:table-cell table:number-columns-repeated="48"/>
        </table:table-row>
        <table:table-row table:style-name="ro2" table:number-rows-repeated="3">
          <table:table-cell table:style-name="ce9"/>
          <table:table-cell table:number-columns-repeated="4"/>
          <table:table-cell table:style-name="ce44"/>
          <table:table-cell table:number-columns-repeated="2"/>
          <table:table-cell table:style-name="ce54"/>
          <table:table-cell table:number-columns-repeated="48"/>
        </table:table-row>
        <table:table-row table:style-name="ro2" table:number-rows-repeated="134">
          <table:table-cell table:style-name="ce9"/>
          <table:table-cell table:number-columns-repeated="4"/>
          <table:table-cell table:style-name="ce44"/>
          <table:table-cell table:number-columns-repeated="51"/>
        </table:table-row>
        <table:table-row table:style-name="ro2">
          <table:table-cell table:style-name="ce9"/>
          <table:table-cell table:number-columns-repeated="4"/>
          <table:table-cell table:style-name="ce47"/>
          <table:table-cell table:number-columns-repeated="2"/>
          <table:table-cell table:style-name="ce55"/>
          <table:table-cell table:number-columns-repeated="48"/>
        </table:table-row>
        <table:table-row table:style-name="ro2">
          <table:table-cell table:style-name="ce9"/>
          <table:table-cell table:number-columns-repeated="4"/>
          <table:table-cell table:style-name="ce47"/>
          <table:table-cell table:number-columns-repeated="2"/>
          <table:table-cell table:style-name="ce56"/>
          <table:table-cell table:number-columns-repeated="48"/>
        </table:table-row>
        <table:table-row table:style-name="ro2" table:number-rows-repeated="4">
          <table:table-cell table:style-name="ce9"/>
          <table:table-cell table:number-columns-repeated="4"/>
          <table:table-cell table:style-name="ce47"/>
          <table:table-cell table:number-columns-repeated="2"/>
          <table:table-cell table:style-name="ce55"/>
          <table:table-cell table:number-columns-repeated="48"/>
        </table:table-row>
        <table:table-row table:style-name="ro2" table:number-rows-repeated="114">
          <table:table-cell table:style-name="ce9"/>
          <table:table-cell table:number-columns-repeated="4"/>
          <table:table-cell table:style-name="ce44"/>
          <table:table-cell table:number-columns-repeated="51"/>
        </table:table-row>
        <table:table-row table:style-name="ro2" table:number-rows-repeated="9">
          <table:table-cell table:style-name="ce11"/>
          <table:table-cell table:number-columns-repeated="4"/>
          <table:table-cell table:style-name="ce14"/>
          <table:table-cell table:number-columns-repeated="51"/>
        </table:table-row>
        <table:table-row table:style-name="ro2">
          <table:table-cell table:style-name="ce11"/>
          <table:table-cell table:number-columns-repeated="4"/>
          <table:table-cell table:style-name="ce14"/>
          <table:table-cell table:number-columns-repeated="51"/>
        </table:table-row>
        <calcext:conditional-formats>
          <calcext:conditional-format calcext:target-range-address="Sheet1.A1:Sheet1.A1 Sheet1.A1485:Sheet1.A1900">
            <calcext:condition calcext:apply-style-name="Excel_CondFormat_1_1_1" calcext:value="formula-is(AND(COUNTIF([.$B$1:.$B$7];[Sheet1.A1])+COUNTIF($#REF!$#REF!:$#REF!$#REF!;[Sheet1.A1])&gt;1;NOT(ISBLANK([Sheet1.A1]))))" calcext:base-cell-address="Sheet1.A1"/>
            <calcext:condition calcext:apply-style-name="Excel_CondFormat_1_1_2" calcext:value="formula-is(AND(COUNTIF([.$B$1:.$B$7];[Sheet1.A1])+COUNTIF($#REF!$#REF!:$#REF!$#REF!;[Sheet1.A1])&gt;1;NOT(ISBLANK([Sheet1.A1]))))" calcext:base-cell-address="Sheet1.A1"/>
          </calcext:conditional-format>
          <calcext:conditional-format calcext:target-range-address="Sheet1.A1:Sheet1.A1">
            <calcext:condition calcext:apply-style-name="Excel_CondFormat_1_2_1" calcext:value="formula-is(AND(COUNTIF([.$B$7:.$B$7];[Sheet1.A1])&gt;1;NOT(ISBLANK([Sheet1.A1]))))" calcext:base-cell-address="Sheet1.A1"/>
          </calcext:conditional-format>
          <calcext:conditional-format calcext:target-range-address="Sheet1.A1:Sheet1.A1 Sheet1.A1485:Sheet1.A1900">
            <calcext:condition calcext:apply-style-name="Excel_CondFormat_1_3_1" calcext:value="formula-is(AND(COUNTIF([.$B$1:.$B$7];[Sheet1.A1])+COUNTIF($#REF!$#REF!:$#REF!$#REF!;[Sheet1.A1])&gt;1;NOT(ISBLANK([Sheet1.A1]))))" calcext:base-cell-address="Sheet1.A1"/>
          </calcext:conditional-format>
          <calcext:conditional-format calcext:target-range-address="Sheet1.F1168:Sheet1.F1168">
            <calcext:condition calcext:apply-style-name="Excel_CondFormat_1_4_1" calcext:value="formula-is(AND(COUNTIF([.$G$1174:.$G$1174];[Sheet1.F1168])&gt;1;NOT(ISBLANK([Sheet1.F1168]))))" calcext:base-cell-address="Sheet1.F1168"/>
          </calcext:conditional-format>
          <calcext:conditional-format calcext:target-range-address="Sheet1.F1224:Sheet1.F1224">
            <calcext:condition calcext:apply-style-name="Excel_CondFormat_1_5_1" calcext:value="formula-is(AND(COUNTIF([.$G$1230:.$G$1230];[Sheet1.F1224])&gt;1;NOT(ISBLANK([Sheet1.F1224]))))" calcext:base-cell-address="Sheet1.F1224"/>
          </calcext:conditional-format>
          <calcext:conditional-format calcext:target-range-address="Sheet1.F1225:Sheet1.F1225">
            <calcext:condition calcext:apply-style-name="Excel_CondFormat_1_6_1" calcext:value="formula-is(AND(COUNTIF([.$G$1231:.$G$1231];[Sheet1.F1225])&gt;1;NOT(ISBLANK([Sheet1.F1225]))))" calcext:base-cell-address="Sheet1.F1225"/>
          </calcext:conditional-format>
          <calcext:conditional-format calcext:target-range-address="Sheet1.F1237:Sheet1.F1251">
            <calcext:condition calcext:apply-style-name="Excel_CondFormat_1_7_1" calcext:value="formula-is(AND(COUNTIF([.$G$1243:.$G$1257];[Sheet1.F1237])&gt;1;NOT(ISBLANK([Sheet1.F1237]))))" calcext:base-cell-address="Sheet1.F1237"/>
          </calcext:conditional-format>
          <calcext:conditional-format calcext:target-range-address="Sheet1.F1252:Sheet1.F1252">
            <calcext:condition calcext:apply-style-name="Excel_CondFormat_1_8_1" calcext:value="formula-is(AND(COUNTIF([.$G$1258:.$G$1258];[Sheet1.F1252])&gt;1;NOT(ISBLANK([Sheet1.F1252]))))" calcext:base-cell-address="Sheet1.F1252"/>
          </calcext:conditional-format>
          <calcext:conditional-format calcext:target-range-address="Sheet1.F1253:Sheet1.F1255">
            <calcext:condition calcext:apply-style-name="Excel_CondFormat_1_9_1" calcext:value="formula-is(AND(COUNTIF([.$G$1259:.$G$1261];[Sheet1.F1253])&gt;1;NOT(ISBLANK([Sheet1.F1253]))))" calcext:base-cell-address="Sheet1.F1253"/>
          </calcext:conditional-format>
          <calcext:conditional-format calcext:target-range-address="Sheet1.F1305:Sheet1.F1305">
            <calcext:condition calcext:apply-style-name="Excel_CondFormat_1_10_1" calcext:value="formula-is(AND(COUNTIF([.$G$1311:.$G$1311];[Sheet1.F1305])&gt;1;NOT(ISBLANK([Sheet1.F1305]))))" calcext:base-cell-address="Sheet1.F1305"/>
          </calcext:conditional-format>
          <calcext:conditional-format calcext:target-range-address="Sheet1.F1256:Sheet1.F1256">
            <calcext:condition calcext:apply-style-name="Excel_CondFormat_1_11_1" calcext:value="formula-is(AND(COUNTIF([.$G$1262:.$G$1262];[Sheet1.F1256])&gt;1;NOT(ISBLANK([Sheet1.F1256]))))" calcext:base-cell-address="Sheet1.F1256"/>
          </calcext:conditional-format>
          <calcext:conditional-format calcext:target-range-address="Sheet1.F1306:Sheet1.F1307 Sheet1.F1310:Sheet1.F1310">
            <calcext:condition calcext:apply-style-name="Excel_CondFormat_1_12_1" calcext:value="formula-is(AND(COUNTIF([.$G$1312:.$G$1313];[Sheet1.F1306])+COUNTIF([.$G$1316:.$G$1316];[Sheet1.F1306])&gt;1;NOT(ISBLANK([Sheet1.F1306]))))" calcext:base-cell-address="Sheet1.F1306"/>
          </calcext:conditional-format>
          <calcext:conditional-format calcext:target-range-address="Sheet1.F1330:Sheet1.F1330">
            <calcext:condition calcext:apply-style-name="Excel_CondFormat_1_13_1" calcext:value="formula-is(AND(COUNTIF([.$G$1336:.$G$1336];[Sheet1.F1330])&gt;1;NOT(ISBLANK([Sheet1.F1330]))))" calcext:base-cell-address="Sheet1.F1330"/>
          </calcext:conditional-format>
          <calcext:conditional-format calcext:target-range-address="Sheet1.F143:Sheet1.F143">
            <calcext:condition calcext:apply-style-name="Excel_CondFormat_1_14_1" calcext:value="formula-is(AND(COUNTIF([.$G$149:.$G$149];[Sheet1.F143])&gt;1;NOT(ISBLANK([Sheet1.F143]))))" calcext:base-cell-address="Sheet1.F143"/>
          </calcext:conditional-format>
          <calcext:conditional-format calcext:target-range-address="Sheet1.F1331:Sheet1.F1331">
            <calcext:condition calcext:apply-style-name="Excel_CondFormat_1_15_1" calcext:value="formula-is(AND(COUNTIF([.$G$1337:.$G$1337];[Sheet1.F1331])&gt;1;NOT(ISBLANK([Sheet1.F1331]))))" calcext:base-cell-address="Sheet1.F1331"/>
          </calcext:conditional-format>
          <calcext:conditional-format calcext:target-range-address="Sheet1.F1332:Sheet1.F1332">
            <calcext:condition calcext:apply-style-name="Excel_CondFormat_1_16_1" calcext:value="formula-is(AND(COUNTIF([.$G$1338:.$G$1338];[Sheet1.F1332])&gt;1;NOT(ISBLANK([Sheet1.F1332]))))" calcext:base-cell-address="Sheet1.F1332"/>
          </calcext:conditional-format>
          <calcext:conditional-format calcext:target-range-address="Sheet1.F1206:Sheet1.F1219">
            <calcext:condition calcext:apply-style-name="Excel_CondFormat_1_17_1" calcext:value="formula-is(AND(COUNTIF([.$G$1212:.$G$1225];[Sheet1.F1206])&gt;1;NOT(ISBLANK([Sheet1.F1206]))))" calcext:base-cell-address="Sheet1.F1206"/>
          </calcext:conditional-format>
          <calcext:conditional-format calcext:target-range-address="Sheet1.F1333:Sheet1.F1348">
            <calcext:condition calcext:apply-style-name="Excel_CondFormat_1_18_1" calcext:value="formula-is(AND(COUNTIF([.$G$1339:.$G$1354];[Sheet1.F1333])&gt;1;NOT(ISBLANK([Sheet1.F1333]))))" calcext:base-cell-address="Sheet1.F1333"/>
          </calcext:conditional-format>
          <calcext:conditional-format calcext:target-range-address="Sheet1.F1349:Sheet1.F1362">
            <calcext:condition calcext:apply-style-name="Excel_CondFormat_1_19_1" calcext:value="formula-is(AND(COUNTIF([.$G$1355:.$G$1368];[Sheet1.F1349])&gt;1;NOT(ISBLANK([Sheet1.F1349]))))" calcext:base-cell-address="Sheet1.F1349"/>
          </calcext:conditional-format>
          <calcext:conditional-format calcext:target-range-address="Sheet1.A1349:Sheet1.A1362">
            <calcext:condition calcext:apply-style-name="Excel_CondFormat_1_20_1" calcext:value="formula-is(AND(COUNTIF([.$B$1355:.$B$1368];[Sheet1.A1349])&gt;1;NOT(ISBLANK([Sheet1.A1349]))))" calcext:base-cell-address="Sheet1.A1349"/>
          </calcext:conditional-format>
          <calcext:conditional-format calcext:target-range-address="Sheet1.F1377:Sheet1.F1381">
            <calcext:condition calcext:apply-style-name="Excel_CondFormat_1_21_1" calcext:value="formula-is(AND(COUNTIF([.$G$1383:.$G$1387];[Sheet1.F1377])&gt;1;NOT(ISBLANK([Sheet1.F1377]))))" calcext:base-cell-address="Sheet1.F1377"/>
          </calcext:conditional-format>
          <calcext:conditional-format calcext:target-range-address="Sheet1.A1377:Sheet1.A1381">
            <calcext:condition calcext:apply-style-name="Excel_CondFormat_1_22_1" calcext:value="formula-is(AND(COUNTIF([.$B$1383:.$B$1387];[Sheet1.A1377])&gt;1;NOT(ISBLANK([Sheet1.A1377]))))" calcext:base-cell-address="Sheet1.A1377"/>
          </calcext:conditional-format>
          <calcext:conditional-format calcext:target-range-address="Sheet1.F1382:Sheet1.F1384">
            <calcext:condition calcext:apply-style-name="Excel_CondFormat_1_23_1" calcext:value="formula-is(AND(COUNTIF([.$G$1388:.$G$1390];[Sheet1.F1382])&gt;1;NOT(ISBLANK([Sheet1.F1382]))))" calcext:base-cell-address="Sheet1.F1382"/>
          </calcext:conditional-format>
          <calcext:conditional-format calcext:target-range-address="Sheet1.A1382:Sheet1.A1384">
            <calcext:condition calcext:apply-style-name="Excel_CondFormat_1_24_1" calcext:value="formula-is(AND(COUNTIF([.$B$1388:.$B$1390];[Sheet1.A1382])&gt;1;NOT(ISBLANK([Sheet1.A1382]))))" calcext:base-cell-address="Sheet1.A1382"/>
          </calcext:conditional-format>
          <calcext:conditional-format calcext:target-range-address="Sheet1.F1169:Sheet1.F1198">
            <calcext:condition calcext:apply-style-name="Excel_CondFormat_1_25_1" calcext:value="formula-is(AND(COUNTIF([.$G$1175:.$G$1204];[Sheet1.F1169])&gt;1;NOT(ISBLANK([Sheet1.F1169]))))" calcext:base-cell-address="Sheet1.F1169"/>
          </calcext:conditional-format>
          <calcext:conditional-format calcext:target-range-address="Sheet1.F1279:Sheet1.F1310">
            <calcext:condition calcext:apply-style-name="Excel_CondFormat_1_26_1" calcext:value="formula-is(AND(COUNTIF([.$G$1285:.$G$1316];[Sheet1.F1279])&gt;1;NOT(ISBLANK([Sheet1.F1279]))))" calcext:base-cell-address="Sheet1.F1279"/>
          </calcext:conditional-format>
          <calcext:conditional-format calcext:target-range-address="Sheet1.F1553:Sheet1.F1553">
            <calcext:condition calcext:apply-style-name="Excel_CondFormat_1_27_1" calcext:value="formula-is(AND(COUNTIF([.$G$1559:.$G$1559];[Sheet1.F1553])&gt;1;NOT(ISBLANK([Sheet1.F1553]))))" calcext:base-cell-address="Sheet1.F1553"/>
          </calcext:conditional-format>
          <calcext:conditional-format calcext:target-range-address="Sheet1.G1553:Sheet1.G1553">
            <calcext:condition calcext:apply-style-name="Excel_CondFormat_1_28_1" calcext:value="formula-is(AND(COUNTIF([.$H$1559:.$H$1559];[Sheet1.G1553])&gt;1;NOT(ISBLANK([Sheet1.G1553]))))" calcext:base-cell-address="Sheet1.G1553"/>
          </calcext:conditional-format>
          <calcext:conditional-format calcext:target-range-address="Sheet1.I1553:Sheet1.I1553">
            <calcext:condition calcext:apply-style-name="Excel_CondFormat_1_29_1" calcext:value="formula-is(AND(COUNTIF([.$J$1559:.$J$1559];[Sheet1.I1553])&gt;1;NOT(ISBLANK([Sheet1.I1553]))))" calcext:base-cell-address="Sheet1.I1553"/>
            <calcext:condition calcext:apply-style-name="Excel_CondFormat_1_29_2" calcext:value="formula-is(AND(COUNTIF([.$J$1559:.$J$1559];[Sheet1.I1553])&gt;1;NOT(ISBLANK([Sheet1.I1553]))))" calcext:base-cell-address="Sheet1.I1553"/>
          </calcext:conditional-format>
          <calcext:conditional-format calcext:target-range-address="Sheet1.I1553:Sheet1.I1553">
            <calcext:condition calcext:apply-style-name="Excel_CondFormat_1_30_1" calcext:value="formula-is(AND(COUNTIF([.$J$1559:.$J$1559];[Sheet1.I1553])&gt;1;NOT(ISBLANK([Sheet1.I1553]))))" calcext:base-cell-address="Sheet1.I1553"/>
          </calcext:conditional-format>
          <calcext:conditional-format calcext:target-range-address="Sheet1.A1:Sheet1.A1900">
            <calcext:condition calcext:apply-style-name="Excel_CondFormat_1_31_1" calcext:value="formula-is(AND(COUNTIF([Sheet1.$B$1:Sheet1.$B$1048576];[Sheet1.A1])&gt;1;NOT(ISBLANK([Sheet1.A1]))))" calcext:base-cell-address="Sheet1.A1"/>
          </calcext:conditional-format>
          <calcext:conditional-format calcext:target-range-address="Sheet1.I1556:Sheet1.I1556">
            <calcext:condition calcext:apply-style-name="Excel_CondFormat_1_32_1" calcext:value="formula-is(AND(COUNTIF([.$J$1562:.$J$1562];[Sheet1.I1556])&gt;1;NOT(ISBLANK([Sheet1.I1556]))))" calcext:base-cell-address="Sheet1.I1556"/>
            <calcext:condition calcext:apply-style-name="Excel_CondFormat_1_32_2" calcext:value="formula-is(AND(COUNTIF([.$J$1562:.$J$1562];[Sheet1.I1556])&gt;1;NOT(ISBLANK([Sheet1.I1556]))))" calcext:base-cell-address="Sheet1.I1556"/>
          </calcext:conditional-format>
          <calcext:conditional-format calcext:target-range-address="Sheet1.I1556:Sheet1.I1556">
            <calcext:condition calcext:apply-style-name="Excel_CondFormat_1_33_1" calcext:value="formula-is(AND(COUNTIF([.$J$1562:.$J$1562];[Sheet1.I1556])&gt;1;NOT(ISBLANK([Sheet1.I1556]))))" calcext:base-cell-address="Sheet1.I1556"/>
          </calcext:conditional-format>
          <calcext:conditional-format calcext:target-range-address="Sheet1.I1556:Sheet1.I1556">
            <calcext:condition calcext:apply-style-name="Excel_CondFormat_1_34_1" calcext:value="formula-is(AND(COUNTIF([.$J$1562:.$J$1562];[Sheet1.I1556])&gt;1;NOT(ISBLANK([Sheet1.I1556]))))" calcext:base-cell-address="Sheet1.I1556"/>
          </calcext:conditional-format>
          <calcext:conditional-format calcext:target-range-address="Sheet1.A1557:Sheet1.A1557">
            <calcext:condition calcext:apply-style-name="Excel_CondFormat_1_35_1" calcext:value="formula-is(AND(COUNTIF([.$B$1563:.$B$1563];[Sheet1.A1557])&gt;1;NOT(ISBLANK([Sheet1.A1557]))))" calcext:base-cell-address="Sheet1.A1557"/>
            <calcext:condition calcext:apply-style-name="Excel_CondFormat_1_35_2" calcext:value="formula-is(AND(COUNTIF([.$B$1563:.$B$1563];[Sheet1.A1557])&gt;1;NOT(ISBLANK([Sheet1.A1557]))))" calcext:base-cell-address="Sheet1.A1557"/>
          </calcext:conditional-format>
          <calcext:conditional-format calcext:target-range-address="Sheet1.A1557:Sheet1.A1557">
            <calcext:condition calcext:apply-style-name="Excel_CondFormat_1_36_1" calcext:value="formula-is(AND(COUNTIF([.$B$1563:.$B$1563];[Sheet1.A1557])&gt;1;NOT(ISBLANK([Sheet1.A1557]))))" calcext:base-cell-address="Sheet1.A1557"/>
          </calcext:conditional-format>
          <calcext:conditional-format calcext:target-range-address="Sheet1.I1557:Sheet1.I1557">
            <calcext:condition calcext:apply-style-name="Excel_CondFormat_1_37_1" calcext:value="formula-is(AND(COUNTIF([.$J$1563:.$J$1563];[Sheet1.I1557])&gt;1;NOT(ISBLANK([Sheet1.I1557]))))" calcext:base-cell-address="Sheet1.I1557"/>
            <calcext:condition calcext:apply-style-name="Excel_CondFormat_1_37_2" calcext:value="formula-is(AND(COUNTIF([.$J$1563:.$J$1563];[Sheet1.I1557])&gt;1;NOT(ISBLANK([Sheet1.I1557]))))" calcext:base-cell-address="Sheet1.I1557"/>
          </calcext:conditional-format>
          <calcext:conditional-format calcext:target-range-address="Sheet1.I1557:Sheet1.I1557">
            <calcext:condition calcext:apply-style-name="Excel_CondFormat_1_38_1" calcext:value="formula-is(AND(COUNTIF([.$J$1563:.$J$1563];[Sheet1.I1557])&gt;1;NOT(ISBLANK([Sheet1.I1557]))))" calcext:base-cell-address="Sheet1.I1557"/>
          </calcext:conditional-format>
          <calcext:conditional-format calcext:target-range-address="Sheet1.F1557:Sheet1.F1557">
            <calcext:condition calcext:apply-style-name="Excel_CondFormat_1_39_1" calcext:value="formula-is(AND(COUNTIF([.$G$1563:.$G$1563];[Sheet1.F1557])&gt;1;NOT(ISBLANK([Sheet1.F1557]))))" calcext:base-cell-address="Sheet1.F1557"/>
          </calcext:conditional-format>
          <calcext:conditional-format calcext:target-range-address="Sheet1.A1557:Sheet1.A1557">
            <calcext:condition calcext:apply-style-name="Excel_CondFormat_1_40_1" calcext:value="formula-is(AND(COUNTIF([.$B$1563:.$B$1563];[Sheet1.A1557])&gt;1;NOT(ISBLANK([Sheet1.A1557]))))" calcext:base-cell-address="Sheet1.A1557"/>
            <calcext:condition calcext:apply-style-name="Excel_CondFormat_1_40_2" calcext:value="formula-is(AND(COUNTIF([.$B$1563:.$B$1563];[Sheet1.A1557])&gt;1;NOT(ISBLANK([Sheet1.A1557]))))" calcext:base-cell-address="Sheet1.A1557"/>
          </calcext:conditional-format>
          <calcext:conditional-format calcext:target-range-address="Sheet1.A1557:Sheet1.A1557">
            <calcext:condition calcext:apply-style-name="Excel_CondFormat_1_41_1" calcext:value="formula-is(AND(COUNTIF([.$B$1563:.$B$1563];[Sheet1.A1557])&gt;1;NOT(ISBLANK([Sheet1.A1557]))))" calcext:base-cell-address="Sheet1.A1557"/>
          </calcext:conditional-format>
          <calcext:conditional-format calcext:target-range-address="Sheet1.A1557:Sheet1.A1557">
            <calcext:condition calcext:apply-style-name="Excel_CondFormat_1_42_1" calcext:value="formula-is(AND(COUNTIF([.$B$1563:.$B$1563];[Sheet1.A1557])&gt;1;NOT(ISBLANK([Sheet1.A1557]))))" calcext:base-cell-address="Sheet1.A1557"/>
            <calcext:condition calcext:apply-style-name="Excel_CondFormat_1_42_2" calcext:value="formula-is(AND(COUNTIF([.$B$1563:.$B$1563];[Sheet1.A1557])&gt;1;NOT(ISBLANK([Sheet1.A1557]))))" calcext:base-cell-address="Sheet1.A1557"/>
          </calcext:conditional-format>
          <calcext:conditional-format calcext:target-range-address="Sheet1.F1557:Sheet1.F1557">
            <calcext:condition calcext:apply-style-name="Excel_CondFormat_1_43_1" calcext:value="formula-is(AND(COUNTIF([.$G$1563:.$G$1563];[Sheet1.F1557])&gt;1;NOT(ISBLANK([Sheet1.F1557]))))" calcext:base-cell-address="Sheet1.F1557"/>
          </calcext:conditional-format>
          <calcext:conditional-format calcext:target-range-address="Sheet1.A1557:Sheet1.A1557">
            <calcext:condition calcext:apply-style-name="Excel_CondFormat_1_44_1" calcext:value="formula-is(AND(COUNTIF([.$B$1563:.$B$1563];[Sheet1.A1557])&gt;1;NOT(ISBLANK([Sheet1.A1557]))))" calcext:base-cell-address="Sheet1.A1557"/>
          </calcext:conditional-format>
          <calcext:conditional-format calcext:target-range-address="Sheet1.A1557:Sheet1.A1557">
            <calcext:condition calcext:apply-style-name="Excel_CondFormat_1_45_1" calcext:value="formula-is(AND(COUNTIF([.$B$1563:.$B$1563];[Sheet1.A1557])&gt;1;NOT(ISBLANK([Sheet1.A1557]))))" calcext:base-cell-address="Sheet1.A1557"/>
          </calcext:conditional-format>
          <calcext:conditional-format calcext:target-range-address="Sheet1.I1557:Sheet1.I1557">
            <calcext:condition calcext:apply-style-name="Excel_CondFormat_1_46_1" calcext:value="formula-is(AND(COUNTIF([.$J$1563:.$J$1563];[Sheet1.I1557])&gt;1;NOT(ISBLANK([Sheet1.I1557]))))" calcext:base-cell-address="Sheet1.I1557"/>
            <calcext:condition calcext:apply-style-name="Excel_CondFormat_1_46_2" calcext:value="formula-is(AND(COUNTIF([.$J$1563:.$J$1563];[Sheet1.I1557])&gt;1;NOT(ISBLANK([Sheet1.I1557]))))" calcext:base-cell-address="Sheet1.I1557"/>
          </calcext:conditional-format>
          <calcext:conditional-format calcext:target-range-address="Sheet1.I1557:Sheet1.I1557">
            <calcext:condition calcext:apply-style-name="Excel_CondFormat_1_47_1" calcext:value="formula-is(AND(COUNTIF([.$J$1563:.$J$1563];[Sheet1.I1557])&gt;1;NOT(ISBLANK([Sheet1.I1557]))))" calcext:base-cell-address="Sheet1.I1557"/>
          </calcext:conditional-format>
          <calcext:conditional-format calcext:target-range-address="Sheet1.I1557:Sheet1.I1557">
            <calcext:condition calcext:apply-style-name="Excel_CondFormat_1_48_1" calcext:value="formula-is(AND(COUNTIF([.$J$1563:.$J$1563];[Sheet1.I1557])&gt;1;NOT(ISBLANK([Sheet1.I1557]))))" calcext:base-cell-address="Sheet1.I1557"/>
          </calcext:conditional-format>
          <calcext:conditional-format calcext:target-range-address="Sheet1.I821:Sheet1.I821">
            <calcext:condition calcext:apply-style-name="Excel_CondFormat_1_49_1" calcext:value="formula-is(AND(COUNTIF([.$J$827:.$J$827];[Sheet1.I821])&gt;1;NOT(ISBLANK([Sheet1.I821]))))" calcext:base-cell-address="Sheet1.I821"/>
            <calcext:condition calcext:apply-style-name="Excel_CondFormat_1_49_2" calcext:value="formula-is(AND(COUNTIF([.$J$827:.$J$827];[Sheet1.I821])&gt;1;NOT(ISBLANK([Sheet1.I821]))))" calcext:base-cell-address="Sheet1.I821"/>
          </calcext:conditional-format>
          <calcext:conditional-format calcext:target-range-address="Sheet1.I821:Sheet1.I821">
            <calcext:condition calcext:apply-style-name="Excel_CondFormat_1_50_1" calcext:value="formula-is(AND(COUNTIF([.$J$827:.$J$827];[Sheet1.I821])&gt;1;NOT(ISBLANK([Sheet1.I821]))))" calcext:base-cell-address="Sheet1.I821"/>
          </calcext:conditional-format>
          <calcext:conditional-format calcext:target-range-address="Sheet1.I821:Sheet1.I821">
            <calcext:condition calcext:apply-style-name="Excel_CondFormat_1_51_1" calcext:value="formula-is(AND(COUNTIF([.$J$827:.$J$827];[Sheet1.I821])&gt;1;NOT(ISBLANK([Sheet1.I821]))))" calcext:base-cell-address="Sheet1.I821"/>
          </calcext:conditional-format>
          <calcext:conditional-format calcext:target-range-address="Sheet1.I1537:Sheet1.I1633">
            <calcext:condition calcext:apply-style-name="Excel_CondFormat_1_52_1" calcext:value="formula-is(AND(COUNTIF([.$J$1543:.$J$1639];[Sheet1.I1537])&gt;1;NOT(ISBLANK([Sheet1.I1537]))))" calcext:base-cell-address="Sheet1.I1537"/>
            <calcext:condition calcext:apply-style-name="Excel_CondFormat_1_52_2" calcext:value="formula-is(AND(COUNTIF([.$J$1543:.$J$1639];[Sheet1.I1537])&gt;1;NOT(ISBLANK([Sheet1.I1537]))))" calcext:base-cell-address="Sheet1.I1537"/>
          </calcext:conditional-format>
          <calcext:conditional-format calcext:target-range-address="Sheet1.I1537:Sheet1.I1633">
            <calcext:condition calcext:apply-style-name="Excel_CondFormat_1_53_1" calcext:value="formula-is(AND(COUNTIF([.$J$1543:.$J$1639];[Sheet1.I1537])&gt;1;NOT(ISBLANK([Sheet1.I1537]))))" calcext:base-cell-address="Sheet1.I1537"/>
          </calcext:conditional-format>
          <calcext:conditional-format calcext:target-range-address="Sheet1.F1226:Sheet1.F1236">
            <calcext:condition calcext:apply-style-name="Excel_CondFormat_1_54_1" calcext:value="formula-is(AND(COUNTIF([.$G$1232:.$G$1242];[Sheet1.F1226])&gt;1;NOT(ISBLANK([Sheet1.F1226]))))" calcext:base-cell-address="Sheet1.F1226"/>
          </calcext:conditional-format>
          <calcext:conditional-format calcext:target-range-address="Sheet1.I1634:Sheet1.I1636">
            <calcext:condition calcext:apply-style-name="Excel_CondFormat_1_55_1" calcext:value="formula-is(AND(COUNTIF([.$J$1640:.$J$1642];[Sheet1.I1634])&gt;1;NOT(ISBLANK([Sheet1.I1634]))))" calcext:base-cell-address="Sheet1.I1634"/>
            <calcext:condition calcext:apply-style-name="Excel_CondFormat_1_55_2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56_1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57_1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58_1" calcext:value="formula-is(AND(COUNTIF([.$J$1640:.$J$1642];[Sheet1.I1634])&gt;1;NOT(ISBLANK([Sheet1.I1634]))))" calcext:base-cell-address="Sheet1.I1634"/>
            <calcext:condition calcext:apply-style-name="Excel_CondFormat_1_58_2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59_1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60_1" calcext:value="formula-is(AND(COUNTIF([.$J$1640:.$J$1642];[Sheet1.I1634])&gt;1;NOT(ISBLANK([Sheet1.I1634]))))" calcext:base-cell-address="Sheet1.I1634"/>
            <calcext:condition calcext:apply-style-name="Excel_CondFormat_1_60_2" calcext:value="formula-is(AND(COUNTIF([.$J$1640:.$J$1642];[Sheet1.I1634])&gt;1;NOT(ISBLANK([Sheet1.I1634]))))" calcext:base-cell-address="Sheet1.I1634"/>
            <calcext:condition calcext:apply-style-name="Excel_CondFormat_1_60_3" calcext:value="formula-is(AND(COUNTIF([.$J$1640:.$J$1642];[Sheet1.I1634])&gt;1;NOT(ISBLANK([Sheet1.I1634]))))" calcext:base-cell-address="Sheet1.I1634"/>
          </calcext:conditional-format>
          <calcext:conditional-format calcext:target-range-address="Sheet1.I1634:Sheet1.I1636">
            <calcext:condition calcext:apply-style-name="Excel_CondFormat_1_61_1" calcext:value="formula-is(AND(COUNTIF([.$J$1640:.$J$1642];[Sheet1.I1634])&gt;1;NOT(ISBLANK([Sheet1.I1634]))))" calcext:base-cell-address="Sheet1.I1634"/>
          </calcext:conditional-format>
          <calcext:conditional-format calcext:target-range-address="Sheet1.F1363:Sheet1.F1376">
            <calcext:condition calcext:apply-style-name="Excel_CondFormat_1_62_1" calcext:value="formula-is(AND(COUNTIF([.$G$1369:.$G$1382];[Sheet1.F1363])&gt;1;NOT(ISBLANK([Sheet1.F1363]))))" calcext:base-cell-address="Sheet1.F1363"/>
          </calcext:conditional-format>
          <calcext:conditional-format calcext:target-range-address="Sheet1.A1363:Sheet1.A1376">
            <calcext:condition calcext:apply-style-name="Excel_CondFormat_1_63_1" calcext:value="formula-is(AND(COUNTIF([.$B$1369:.$B$1382];[Sheet1.A1363])&gt;1;NOT(ISBLANK([Sheet1.A1363]))))" calcext:base-cell-address="Sheet1.A1363"/>
          </calcext:conditional-format>
          <calcext:conditional-format calcext:target-range-address="Sheet1.F1311:Sheet1.F1329">
            <calcext:condition calcext:apply-style-name="Excel_CondFormat_1_64_1" calcext:value="formula-is(AND(COUNTIF([.$G$1317:.$G$1335];[Sheet1.F1311])&gt;1;NOT(ISBLANK([Sheet1.F1311]))))" calcext:base-cell-address="Sheet1.F1311"/>
          </calcext:conditional-format>
          <calcext:conditional-format calcext:target-range-address="Sheet1.F1257:Sheet1.F1278">
            <calcext:condition calcext:apply-style-name="Excel_CondFormat_1_65_1" calcext:value="formula-is(AND(COUNTIF([.$G$1263:.$G$1284];[Sheet1.F1257])&gt;1;NOT(ISBLANK([Sheet1.F1257]))))" calcext:base-cell-address="Sheet1.F1257"/>
          </calcext:conditional-format>
          <calcext:conditional-format calcext:target-range-address="Sheet1.F1199:Sheet1.F1205">
            <calcext:condition calcext:apply-style-name="Excel_CondFormat_1_66_1" calcext:value="formula-is(AND(COUNTIF([.$G$1205:.$G$1211];[Sheet1.F1199])&gt;1;NOT(ISBLANK([Sheet1.F1199]))))" calcext:base-cell-address="Sheet1.F1199"/>
          </calcext:conditional-format>
          <calcext:conditional-format calcext:target-range-address="Sheet1.F1771:Sheet1.F1776">
            <calcext:condition calcext:apply-style-name="Excel_CondFormat_1_67_1" calcext:value="formula-is(AND(COUNTIF([.$G$1777:.$G$1782];[Sheet1.F1771])&gt;1;NOT(ISBLANK([Sheet1.F1771]))))" calcext:base-cell-address="Sheet1.F1771"/>
          </calcext:conditional-format>
          <calcext:conditional-format calcext:target-range-address="Sheet1.I1771:Sheet1.I1776">
            <calcext:condition calcext:apply-style-name="Excel_CondFormat_1_68_1" calcext:value="formula-is(AND(COUNTIF([.$J$1777:.$J$1782];[Sheet1.I1771])&gt;1;NOT(ISBLANK([Sheet1.I1771]))))" calcext:base-cell-address="Sheet1.I1771"/>
            <calcext:condition calcext:apply-style-name="Excel_CondFormat_1_68_2" calcext:value="formula-is(AND(COUNTIF([.$J$1777:.$J$1782];[Sheet1.I1771])&gt;1;NOT(ISBLANK([Sheet1.I1771]))))" calcext:base-cell-address="Sheet1.I1771"/>
          </calcext:conditional-format>
          <calcext:conditional-format calcext:target-range-address="Sheet1.I1771:Sheet1.I1776">
            <calcext:condition calcext:apply-style-name="Excel_CondFormat_1_69_1" calcext:value="formula-is(AND(COUNTIF([.$J$1777:.$J$1782];[Sheet1.I1771])&gt;1;NOT(ISBLANK([Sheet1.I1771]))))" calcext:base-cell-address="Sheet1.I1771"/>
          </calcext:conditional-format>
          <calcext:conditional-format calcext:target-range-address="Sheet1.I1771:Sheet1.I1776">
            <calcext:condition calcext:apply-style-name="Excel_CondFormat_1_70_1" calcext:value="formula-is(AND(COUNTIF([.$J$1777:.$J$1782];[Sheet1.I1771])&gt;1;NOT(ISBLANK([Sheet1.I1771]))))" calcext:base-cell-address="Sheet1.I1771"/>
          </calcext:conditional-format>
          <calcext:conditional-format calcext:target-range-address="Sheet1.I1772:Sheet1.I1772">
            <calcext:condition calcext:apply-style-name="Excel_CondFormat_1_71_1" calcext:value="formula-is(AND(COUNTIF([.$J$1778:.$J$1778];[Sheet1.I1772])&gt;1;NOT(ISBLANK([Sheet1.I1772]))))" calcext:base-cell-address="Sheet1.I1772"/>
            <calcext:condition calcext:apply-style-name="Excel_CondFormat_1_71_2" calcext:value="formula-is(AND(COUNTIF([.$J$1778:.$J$1778];[Sheet1.I1772])&gt;1;NOT(ISBLANK([Sheet1.I1772]))))" calcext:base-cell-address="Sheet1.I1772"/>
          </calcext:conditional-format>
          <calcext:conditional-format calcext:target-range-address="Sheet1.I1772:Sheet1.I1772">
            <calcext:condition calcext:apply-style-name="Excel_CondFormat_1_72_1" calcext:value="formula-is(AND(COUNTIF([.$J$1778:.$J$1778];[Sheet1.I1772])&gt;1;NOT(ISBLANK([Sheet1.I1772]))))" calcext:base-cell-address="Sheet1.I1772"/>
          </calcext:conditional-format>
          <calcext:conditional-format calcext:target-range-address="Sheet1.I1772:Sheet1.I1772">
            <calcext:condition calcext:apply-style-name="Excel_CondFormat_1_73_1" calcext:value="formula-is(AND(COUNTIF([.$J$1778:.$J$1778];[Sheet1.I1772])&gt;1;NOT(ISBLANK([Sheet1.I1772]))))" calcext:base-cell-address="Sheet1.I1772"/>
          </calcext:conditional-format>
          <calcext:conditional-format calcext:target-range-address="Sheet1.A1385:Sheet1.A1476">
            <calcext:condition calcext:apply-style-name="Excel_CondFormat_1_74_1" calcext:value="formula-is(AND(COUNTIF([.$B$1391:.$B$1482];[Sheet1.A1385])&gt;1;NOT(ISBLANK([Sheet1.A1385]))))" calcext:base-cell-address="Sheet1.A1385"/>
          </calcext:conditional-format>
          <calcext:conditional-format calcext:target-range-address="Sheet1.F1220:Sheet1.F1223">
            <calcext:condition calcext:apply-style-name="Excel_CondFormat_1_75_1" calcext:value="formula-is(AND(COUNTIF([.$G$1226:.$G$1229];[Sheet1.F1220])&gt;1;NOT(ISBLANK([Sheet1.F1220]))))" calcext:base-cell-address="Sheet1.F1220"/>
          </calcext:conditional-format>
          <calcext:conditional-format calcext:target-range-address="Sheet1.A1477:Sheet1.A1890">
            <calcext:condition calcext:apply-style-name="Excel_CondFormat_1_76_1" calcext:value="formula-is(AND(COUNTIF([.$B$1483:.$B$1896];[Sheet1.A1477])&gt;1;NOT(ISBLANK([Sheet1.A1477]))))" calcext:base-cell-address="Sheet1.A1477"/>
            <calcext:condition calcext:apply-style-name="Excel_CondFormat_1_76_2" calcext:value="formula-is(AND(COUNTIF([.$B$1483:.$B$1896];[Sheet1.A1477])&gt;1;NOT(ISBLANK([Sheet1.A1477]))))" calcext:base-cell-address="Sheet1.A1477"/>
          </calcext:conditional-format>
          <calcext:conditional-format calcext:target-range-address="Sheet1.A1477:Sheet1.A1890">
            <calcext:condition calcext:apply-style-name="Excel_CondFormat_1_77_1" calcext:value="formula-is(AND(COUNTIF([.$B$1483:.$B$1896];[Sheet1.A1477])&gt;1;NOT(ISBLANK([Sheet1.A1477]))))" calcext:base-cell-address="Sheet1.A1477"/>
          </calcext:conditional-format>
          <calcext:conditional-format calcext:target-range-address="Sheet1.F1385:Sheet1.F1890">
            <calcext:condition calcext:apply-style-name="Excel_CondFormat_1_78_1" calcext:value="formula-is(AND(COUNTIF([.$G$1391:.$G$1896];[Sheet1.F1385])&gt;1;NOT(ISBLANK([Sheet1.F1385]))))" calcext:base-cell-address="Sheet1.F1385"/>
          </calcext:conditional-format>
          <calcext:conditional-format calcext:target-range-address="Sheet1.A2:Sheet1.A1900">
            <calcext:condition calcext:apply-style-name="Excel_CondFormat_1_79_1" calcext:value="formula-is(AND(COUNTIF([.$B$8:.$B$1906];[Sheet1.A2])&gt;1;NOT(ISBLANK([Sheet1.A2]))))" calcext:base-cell-address="Sheet1.A2"/>
            <calcext:condition calcext:apply-style-name="Excel_CondFormat_1_79_2" calcext:value="formula-is(AND(COUNTIF([.$B$8:.$B$1906];[Sheet1.A2])&gt;1;NOT(ISBLANK([Sheet1.A2]))))" calcext:base-cell-address="Sheet1.A2"/>
            <calcext:condition calcext:apply-style-name="Excel_CondFormat_1_79_3" calcext:value="formula-is(AND(COUNTIF([.$B$8:.$B$1906];[Sheet1.A2])&gt;1;NOT(ISBLANK([Sheet1.A2]))))" calcext:base-cell-address="Sheet1.A2"/>
          </calcext:conditional-format>
          <calcext:conditional-format calcext:target-range-address="Sheet1.F2:Sheet1.F1890">
            <calcext:condition calcext:apply-style-name="Excel_CondFormat_1_80_1" calcext:value="formula-is(AND(COUNTIF([.$G$8:.$G$1896];[Sheet1.F2])&gt;1;NOT(ISBLANK([Sheet1.F2]))))" calcext:base-cell-address="Sheet1.F2"/>
          </calcext:conditional-format>
          <calcext:conditional-format calcext:target-range-address="Sheet1.A2:Sheet1.A1900">
            <calcext:condition calcext:apply-style-name="Excel_CondFormat_1_81_1" calcext:value="formula-is(AND(COUNTIF([.$B$8:.$B$1906];[Sheet1.A2])&gt;1;NOT(ISBLANK([Sheet1.A2]))))" calcext:base-cell-address="Sheet1.A2"/>
          </calcext:conditional-format>
        </calcext:conditional-formats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Arial11" svg:font-family="Arial11"/>
    <style:font-face style:name="Calibri1" svg:font-family="Calibri1"/>
    <style:font-face style:name="Cambria1" svg:font-family="Cambr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mbria" svg:font-family="Cambria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angal" svg:font-family="Mang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s" fo:country="CO" style:font-name-asian="Andale Sans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s" number:country="CO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12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2P1" style:volatile="true">
      <loext:text> 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12P2" style:volatile="true">
      <loext:text> $ </loext:text>
      <loext:fill-character> </loext:fill-character>
      <number:text>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 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6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>Sí</number:text>
    </number:number-style>
    <number:number-style style:name="N122P1" style:volatile="true">
      <number:text>Sí</number:text>
    </number:number-style>
    <number:number-style style:name="N122">
      <number:text>No</number:text>
      <style:map style:condition="value()&gt;0" style:apply-style-name="N122P0"/>
      <style:map style:condition="value()&lt;0" style:apply-style-name="N122P1"/>
    </number:number-style>
    <number:number-style style:name="N126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6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currency-style style:name="N129P0" style:volatile="true">
      <number:currency-symbol number:language="es" number:country="CO">€</number:currency-symbol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29P1" style:volatile="true">
      <number:currency-symbol number:language="es" number:country="CO">€</number:currency-symbol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currency-style>
    <number:currency-style style:name="N129">
      <number:currency-symbol number:language="es" number:country="CO">€</number:currency-symbol>
      <loext:text> </loext:text>
      <loext:fill-character> </loext:fill-character>
      <number:text>-</number:text>
      <number:number number:decimal-places="0" loext:min-decimal-places="0" number:min-integer-digits="0"/>
      <number:text> </number:text>
      <style:map style:condition="value()&gt;0" style:apply-style-name="N129P0"/>
      <style:map style:condition="value()&lt;0" style:apply-style-name="N129P1"/>
    </number:currency-style>
    <number:number-style style:name="N132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32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6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000" number:language="es" number:country="CO">
      <number:number number:min-integer-digits="1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0" loext:min-decimal-places="0" number:min-integer-digits="1" number:grouping="true"/>
    </number:number-style>
    <number:number-style style:name="N139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9P0"/>
    </number:number-style>
    <number:number-style style:name="N141P0" style:volatile="true">
      <number:text>$</number:text>
      <number:number number:decimal-places="2" loext:min-decimal-places="2" number:min-integer-digits="1" number:grouping="true"/>
    </number:number-style>
    <number:number-style style:name="N141">
      <number:text>-$</number:text>
      <number:number number:decimal-places="2" loext:min-decimal-places="2" number:min-integer-digits="1" number:grouping="true"/>
      <style:map style:condition="value()&gt;=0" style:apply-style-name="N141P0"/>
    </number:number-style>
    <number:number-style style:name="N142P0" style:volatile="true">
      <number:text>$</number:text>
      <number:number number:decimal-places="2" loext:min-decimal-places="2" number:min-integer-digits="1" number:grouping="true"/>
    </number:number-style>
    <number:number-style style:name="N142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2P0"/>
    </number:number-style>
    <number:number-style style:name="N143P0" style:volatile="true">
      <number:number number:decimal-places="0" loext:min-decimal-places="0" number:min-integer-digits="1" number:grouping="true"/>
    </number:number-style>
    <number:number-style style:name="N143">
      <number:text>-</number:text>
      <number:number number:decimal-places="0" loext:min-decimal-places="0" number:min-integer-digits="1" number:grouping="true"/>
      <style:map style:condition="value()&gt;=0" style:apply-style-name="N143P0"/>
    </number:number-style>
    <number:number-style style:name="N144P0" style:volatile="true">
      <number:number number:decimal-places="0" loext:min-decimal-places="0" number:min-integer-digits="1" number:grouping="true"/>
    </number:number-style>
    <number:number-style style:name="N144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4P0"/>
    </number:number-style>
    <number:number-style style:name="N145P0" style:volatile="true">
      <number:number number:decimal-places="2" loext:min-decimal-places="2" number:min-integer-digits="1" number:grouping="true"/>
    </number:number-style>
    <number:number-style style:name="N145">
      <number:text>-</number:text>
      <number:number number:decimal-places="2" loext:min-decimal-places="2" number:min-integer-digits="1" number:grouping="true"/>
      <style:map style:condition="value()&gt;=0" style:apply-style-name="N145P0"/>
    </number:number-style>
    <number:number-style style:name="N146P0" style:volatile="true">
      <number:number number:decimal-places="2" loext:min-decimal-places="2" number:min-integer-digits="1" number:grouping="true"/>
    </number:number-style>
    <number:number-style style:name="N146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6P0"/>
    </number:number-style>
    <number:number-style style:name="N150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fill-character> </loext:fill-character>
      <number:text>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4P2" style:volatile="true">
      <loext:text> $</loext:text>
      <loext:fill-character> </loext:fill-character>
      <number:text>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6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6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">
      <number:number number:decimal-places="1" loext:min-decimal-places="1" number:min-integer-digits="1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fo:language="zxx" fo:country="none" style:font-size-asian="11pt" style:language-asian="zxx" style:country-asian="none" style:font-size-complex="11pt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25_" style:display-name="%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10_20_2" style:display-name="%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" style:display-name="%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" style:display-name="%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_20_2" style:display-name="%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2_20_3" style:display-name="%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_25__20_2_20_3" style:display-name="%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2_20_3_20_2" style:display-name="%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2_20_4" style:display-name="%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" style:display-name="%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3_20_2" style:display-name="%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3_20_3" style:display-name="%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_20_4" style:display-name="%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3_20_5" style:display-name="%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" style:display-name="%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_20_2" style:display-name="%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20_4_20_3" style:display-name="%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4_20_4" style:display-name="%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5" style:display-name="%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6" style:display-name="%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25__20_7" style:display-name="% 7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" fo:font-family="Arial1" fo:font-size="10pt" fo:font-style="normal" fo:text-shadow="none" style:text-underline-style="none" fo:font-weight="normal" style:font-name-asian="Arial1" style:font-family-asian="Arial1" style:font-size-asian="10pt" style:font-style-asian="normal" style:font-weight-asian="normal" style:font-name-complex="Arial1" style:font-family-complex="Arial1" style:font-size-complex="10pt" style:font-style-complex="normal" style:font-weight-complex="normal"/>
    </style:style>
    <style:style style:name="_25__5f_Codigo_20_de_20_Vendedor" style:display-name="%_Codigo de Vendedor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5f_Informe_20_ventas_20_excel_20_oct" style:display-name="%_Informe ventas excel oc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25__5f_ROTACION_20_115_20_2008_20_UNE" style:display-name="%_ROTACION 115 2008 UN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_32_0_25__20_-_20_Accent1" style:display-name="20% - Accent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2" style:display-name="20% - Accent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3" style:display-name="20% - Accent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4" style:display-name="2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5" style:display-name="20% - Accent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" style:display-name="20% - Accent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Accent6_20_2" style:display-name="20% - Accent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0" style:display-name="20% - Énfasis1 10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1" style:display-name="20% - Énfasis1 1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2" style:display-name="20% - Énfasis1 12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3" style:display-name="20% - Énfasis1 1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4" style:display-name="20% - Énfasis1 1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15" style:display-name="20% - Énfasis1 1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" style:display-name="20% - Énfasis1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10" style:display-name="20% - Énfasis1 2 10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11" style:display-name="20% - Énfasis1 2 1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2" style:display-name="20% - Énfasis1 2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3" style:display-name="20% - Énfasis1 2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4" style:display-name="20% - Énfasis1 2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5" style:display-name="20% - Énfasis1 2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6" style:display-name="20% - Énfasis1 2 6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7" style:display-name="20% - Énfasis1 2 7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8" style:display-name="20% - Énfasis1 2 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" style:display-name="20% - Énfasis1 2 9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2" style:display-name="20% - Énfasis1 2 9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3" style:display-name="20% - Énfasis1 2 9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2_20_9_20_4" style:display-name="20% - Énfasis1 2 9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" style:display-name="20% - Énfasis1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2" style:display-name="20% - Énfasis1 3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3" style:display-name="20% - Énfasis1 3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3_20_4" style:display-name="20% - Énfasis1 3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" style:display-name="20% - Énfasis1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2" style:display-name="20% - Énfasis1 4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3" style:display-name="20% - Énfasis1 4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4_20_4" style:display-name="20% - Énfasis1 4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" style:display-name="20% - Énfasis1 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2" style:display-name="20% - Énfasis1 5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3" style:display-name="20% - Énfasis1 5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5_20_4" style:display-name="20% - Énfasis1 5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" style:display-name="20% - Énfasis1 6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2" style:display-name="20% - Énfasis1 6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3" style:display-name="20% - Énfasis1 6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6_20_4" style:display-name="20% - Énfasis1 6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" style:display-name="20% - Énfasis1 7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2" style:display-name="20% - Énfasis1 7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3" style:display-name="20% - Énfasis1 7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7_20_4" style:display-name="20% - Énfasis1 7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" style:display-name="20% - Énfasis1 8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2" style:display-name="20% - Énfasis1 8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3" style:display-name="20% - Énfasis1 8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8_20_4" style:display-name="20% - Énfasis1 8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" style:display-name="20% - Énfasis1 9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2" style:display-name="20% - Énfasis1 9 2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3" style:display-name="20% - Énfasis1 9 3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1_20_9_20_4" style:display-name="20% - Énfasis1 9 4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0" style:display-name="20% - Énfasis2 10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1" style:display-name="20% - Énfasis2 11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2" style:display-name="20% - Énfasis2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3" style:display-name="20% - Énfasis2 1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4" style:display-name="20% - Énfasis2 1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15" style:display-name="20% - Énfasis2 1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" style:display-name="20% - Énfasis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10" style:display-name="20% - Énfasis2 2 10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11" style:display-name="20% - Énfasis2 2 11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2" style:display-name="20% - Énfasis2 2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3" style:display-name="20% - Énfasis2 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4" style:display-name="20% - Énfasis2 2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5" style:display-name="20% - Énfasis2 2 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6" style:display-name="20% - Énfasis2 2 6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7" style:display-name="20% - Énfasis2 2 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8" style:display-name="20% - Énfasis2 2 8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" style:display-name="20% - Énfasis2 2 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2" style:display-name="20% - Énfasis2 2 9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3" style:display-name="20% - Énfasis2 2 9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2_20_9_20_4" style:display-name="20% - Énfasis2 2 9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" style:display-name="20% - Énfasis2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2" style:display-name="20% - Énfasis2 3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3" style:display-name="20% - Énfasis2 3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3_20_4" style:display-name="20% - Énfasis2 3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" style:display-name="20% - Énfasis2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2" style:display-name="20% - Énfasis2 4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3" style:display-name="20% - Énfasis2 4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4_20_4" style:display-name="20% - Énfasis2 4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" style:display-name="20% - Énfasis2 5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2" style:display-name="20% - Énfasis2 5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3" style:display-name="20% - Énfasis2 5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5_20_4" style:display-name="20% - Énfasis2 5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" style:display-name="20% - Énfasis2 6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2" style:display-name="20% - Énfasis2 6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3" style:display-name="20% - Énfasis2 6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6_20_4" style:display-name="20% - Énfasis2 6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" style:display-name="20% - Énfasis2 7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2" style:display-name="20% - Énfasis2 7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3" style:display-name="20% - Énfasis2 7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7_20_4" style:display-name="20% - Énfasis2 7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" style:display-name="20% - Énfasis2 8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2" style:display-name="20% - Énfasis2 8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3" style:display-name="20% - Énfasis2 8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8_20_4" style:display-name="20% - Énfasis2 8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" style:display-name="20% - Énfasis2 9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2" style:display-name="20% - Énfasis2 9 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3" style:display-name="20% - Énfasis2 9 3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_20_9_20_4" style:display-name="20% - Énfasis2 9 4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0" style:display-name="20% - Énfasis3 10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1" style:display-name="20% - Énfasis3 11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2" style:display-name="20% - Énfasis3 12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3" style:display-name="20% - Énfasis3 1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4" style:display-name="20% - Énfasis3 1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15" style:display-name="20% - Énfasis3 1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" style:display-name="20% - Énfasis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10" style:display-name="20% - Énfasis3 2 10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11" style:display-name="20% - Énfasis3 2 11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2" style:display-name="20% - Énfasis3 2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3" style:display-name="20% - Énfasis3 2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4" style:display-name="20% - Énfasis3 2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5" style:display-name="20% - Énfasis3 2 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6" style:display-name="20% - Énfasis3 2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7" style:display-name="20% - Énfasis3 2 7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8" style:display-name="20% - Énfasis3 2 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" style:display-name="20% - Énfasis3 2 9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2" style:display-name="20% - Énfasis3 2 9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3" style:display-name="20% - Énfasis3 2 9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2_20_9_20_4" style:display-name="20% - Énfasis3 2 9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" style:display-name="20% - Énfasis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2" style:display-name="20% - Énfasis3 3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3" style:display-name="20% - Énfasis3 3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3_20_4" style:display-name="20% - Énfasis3 3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" style:display-name="20% - Énfasis3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2" style:display-name="20% - Énfasis3 4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3" style:display-name="20% - Énfasis3 4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4_20_4" style:display-name="20% - Énfasis3 4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" style:display-name="20% - Énfasis3 5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2" style:display-name="20% - Énfasis3 5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3" style:display-name="20% - Énfasis3 5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5_20_4" style:display-name="20% - Énfasis3 5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" style:display-name="20% - Énfasis3 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2" style:display-name="20% - Énfasis3 6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3" style:display-name="20% - Énfasis3 6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6_20_4" style:display-name="20% - Énfasis3 6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" style:display-name="20% - Énfasis3 7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2" style:display-name="20% - Énfasis3 7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3" style:display-name="20% - Énfasis3 7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7_20_4" style:display-name="20% - Énfasis3 7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" style:display-name="20% - Énfasis3 8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2" style:display-name="20% - Énfasis3 8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3" style:display-name="20% - Énfasis3 8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8_20_4" style:display-name="20% - Énfasis3 8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" style:display-name="20% - Énfasis3 9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2" style:display-name="20% - Énfasis3 9 2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3" style:display-name="20% - Énfasis3 9 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_20_9_20_4" style:display-name="20% - Énfasis3 9 4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0" style:display-name="20% - Énfasis4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1" style:display-name="20% - Énfasis4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2" style:display-name="20% - Énfasis4 12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3" style:display-name="20% - Énfasis4 1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4" style:display-name="20% - Énfasis4 1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15" style:display-name="20% - Énfasis4 1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" style:display-name="20% - Énfasis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10" style:display-name="20% - Énfasis4 2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11" style:display-name="20% - Énfasis4 2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2" style:display-name="20% - Énfasis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3" style:display-name="20% - Énfasis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4" style:display-name="20% - Énfasis4 2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5" style:display-name="20% - Énfasis4 2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6" style:display-name="20% - Énfasis4 2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7" style:display-name="20% - Énfasis4 2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8" style:display-name="20% - Énfasis4 2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" style:display-name="20% - Énfasis4 2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2" style:display-name="20% - Énfasis4 2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3" style:display-name="20% - Énfasis4 2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2_20_9_20_4" style:display-name="20% - Énfasis4 2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" style:display-name="20% - Énfasis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2" style:display-name="20% - Énfasis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3" style:display-name="20% - Énfasis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3_20_4" style:display-name="20% - Énfasis4 3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" style:display-name="20% - Énfasis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2" style:display-name="20% - Énfasis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3" style:display-name="20% - Énfasis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4_20_4" style:display-name="20% - Énfasis4 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" style:display-name="20% - Énfasis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2" style:display-name="20% - Énfasis4 5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3" style:display-name="20% - Énfasis4 5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5_20_4" style:display-name="20% - Énfasis4 5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" style:display-name="20% - Énfasis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2" style:display-name="20% - Énfasis4 6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3" style:display-name="20% - Énfasis4 6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6_20_4" style:display-name="20% - Énfasis4 6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" style:display-name="20% - Énfasis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2" style:display-name="20% - Énfasis4 7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3" style:display-name="20% - Énfasis4 7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7_20_4" style:display-name="20% - Énfasis4 7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" style:display-name="20% - Énfasis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2" style:display-name="20% - Énfasis4 8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3" style:display-name="20% - Énfasis4 8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8_20_4" style:display-name="20% - Énfasis4 8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" style:display-name="20% - Énfasis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2" style:display-name="20% - Énfasis4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3" style:display-name="20% - Énfasis4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_20_9_20_4" style:display-name="20% - Énfasis4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0" style:display-name="20% - Énfasis5 10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1" style:display-name="20% - Énfasis5 1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2" style:display-name="20% - Énfasis5 1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3" style:display-name="20% - Énfasis5 1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14" style:display-name="20% - Énfasis5 1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" style:display-name="20% - Énfasis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10" style:display-name="20% - Énfasis5 2 10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2" style:display-name="20% - Énfasis5 2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3" style:display-name="20% - Énfasis5 2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4" style:display-name="20% - Énfasis5 2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5" style:display-name="20% - Énfasis5 2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6" style:display-name="20% - Énfasis5 2 6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7" style:display-name="20% - Énfasis5 2 7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8" style:display-name="20% - Énfasis5 2 8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2_20_9" style:display-name="20% - Énfasis5 2 9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" style:display-name="20% - Énfasis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2" style:display-name="20% - Énfasis5 3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3" style:display-name="20% - Énfasis5 3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3_20_4" style:display-name="20% - Énfasis5 3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" style:display-name="20% - Énfasis5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2" style:display-name="20% - Énfasis5 4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3" style:display-name="20% - Énfasis5 4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4_20_4" style:display-name="20% - Énfasis5 4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" style:display-name="20% - Énfasis5 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2" style:display-name="20% - Énfasis5 5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3" style:display-name="20% - Énfasis5 5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5_20_4" style:display-name="20% - Énfasis5 5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" style:display-name="20% - Énfasis5 6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2" style:display-name="20% - Énfasis5 6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3" style:display-name="20% - Énfasis5 6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6_20_4" style:display-name="20% - Énfasis5 6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" style:display-name="20% - Énfasis5 7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2" style:display-name="20% - Énfasis5 7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3" style:display-name="20% - Énfasis5 7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7_20_4" style:display-name="20% - Énfasis5 7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" style:display-name="20% - Énfasis5 8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2" style:display-name="20% - Énfasis5 8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3" style:display-name="20% - Énfasis5 8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8_20_4" style:display-name="20% - Énfasis5 8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" style:display-name="20% - Énfasis5 9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2" style:display-name="20% - Énfasis5 9 2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3" style:display-name="20% - Énfasis5 9 3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_20_9_20_4" style:display-name="20% - Énfasis5 9 4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0" style:display-name="20% - Énfasis6 10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1" style:display-name="20% - Énfasis6 11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2" style:display-name="20% - Énfasis6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3" style:display-name="20% - Énfasis6 1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4" style:display-name="20% - Énfasis6 1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15" style:display-name="20% - Énfasis6 1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" style:display-name="20% - Énfasis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10" style:display-name="20% - Énfasis6 2 10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2" style:display-name="20% - Énfasis6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2_20_2" style:display-name="20% - Énfasis6 2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3" style:display-name="20% - Énfasis6 2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4" style:display-name="20% - Énfasis6 2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5" style:display-name="20% - Énfasis6 2 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6" style:display-name="20% - Énfasis6 2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6_20_2" style:display-name="20% - Énfasis6 2 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7" style:display-name="20% - Énfasis6 2 7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8" style:display-name="20% - Énfasis6 2 8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2_20_9" style:display-name="20% - Énfasis6 2 9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" style:display-name="20% - Énfasis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2" style:display-name="20% - Énfasis6 3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2_20_2" style:display-name="20% - Énfasis6 3 2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3" style:display-name="20% - Énfasis6 3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3_20_4" style:display-name="20% - Énfasis6 3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" style:display-name="20% - Énfasis6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2" style:display-name="20% - Énfasis6 4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3" style:display-name="20% - Énfasis6 4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4_20_4" style:display-name="20% - Énfasis6 4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" style:display-name="20% - Énfasis6 5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2" style:display-name="20% - Énfasis6 5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3" style:display-name="20% - Énfasis6 5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5_20_4" style:display-name="20% - Énfasis6 5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" style:display-name="20% - Énfasis6 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2" style:display-name="20% - Énfasis6 6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3" style:display-name="20% - Énfasis6 6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6_20_4" style:display-name="20% - Énfasis6 6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" style:display-name="20% - Énfasis6 7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2" style:display-name="20% - Énfasis6 7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3" style:display-name="20% - Énfasis6 7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7_20_4" style:display-name="20% - Énfasis6 7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" style:display-name="20% - Énfasis6 8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2" style:display-name="20% - Énfasis6 8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3" style:display-name="20% - Énfasis6 8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8_20_4" style:display-name="20% - Énfasis6 8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" style:display-name="20% - Énfasis6 9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2" style:display-name="20% - Énfasis6 9 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3" style:display-name="20% - Énfasis6 9 3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_20_9_20_4" style:display-name="20% - Énfasis6 9 4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1" style:display-name="40% - Accent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2" style:display-name="40% - Accent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3" style:display-name="40% - Accent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4" style:display-name="40% - Accent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5" style:display-name="40% - Accent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Accent6" style:display-name="40% - Accent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0" style:display-name="40% - Énfasis1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1" style:display-name="40% - Énfasis1 1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2" style:display-name="40% - Énfasis1 12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3" style:display-name="40% - Énfasis1 1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4" style:display-name="40% - Énfasis1 1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15" style:display-name="40% - Énfasis1 1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" style:display-name="40% - Énfasis1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10" style:display-name="40% - Énfasis1 2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2" style:display-name="40% - Énfasis1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3" style:display-name="40% - Énfasis1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4" style:display-name="40% - Énfasis1 2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5" style:display-name="40% - Énfasis1 2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6" style:display-name="40% - Énfasis1 2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7" style:display-name="40% - Énfasis1 2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8" style:display-name="40% - Énfasis1 2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2_20_9" style:display-name="40% - Énfasis1 2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" style:display-name="40% - Énfasis1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2" style:display-name="40% - Énfasis1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3" style:display-name="40% - Énfasis1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3_20_4" style:display-name="40% - Énfasis1 3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" style:display-name="40% - Énfasis1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2" style:display-name="40% - Énfasis1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3" style:display-name="40% - Énfasis1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4_20_4" style:display-name="40% - Énfasis1 4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" style:display-name="40% - Énfasis1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2" style:display-name="40% - Énfasis1 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3" style:display-name="40% - Énfasis1 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5_20_4" style:display-name="40% - Énfasis1 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" style:display-name="40% - Énfasis1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2" style:display-name="40% - Énfasis1 6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3" style:display-name="40% - Énfasis1 6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6_20_4" style:display-name="40% - Énfasis1 6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" style:display-name="40% - Énfasis1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2" style:display-name="40% - Énfasis1 7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3" style:display-name="40% - Énfasis1 7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7_20_4" style:display-name="40% - Énfasis1 7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" style:display-name="40% - Énfasis1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2" style:display-name="40% - Énfasis1 8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3" style:display-name="40% - Énfasis1 8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8_20_4" style:display-name="40% - Énfasis1 8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" style:display-name="40% - Énfasis1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2" style:display-name="40% - Énfasis1 9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3" style:display-name="40% - Énfasis1 9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_20_9_20_4" style:display-name="40% - Énfasis1 9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0" style:display-name="40% - Énfasis2 10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1" style:display-name="40% - Énfasis2 11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2" style:display-name="40% - Énfasis2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3" style:display-name="40% - Énfasis2 1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4" style:display-name="40% - Énfasis2 1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15" style:display-name="40% - Énfasis2 1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" style:display-name="40% - Énfasis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10" style:display-name="40% - Énfasis2 2 10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2" style:display-name="40% - Énfasis2 2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3" style:display-name="40% - Énfasis2 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4" style:display-name="40% - Énfasis2 2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5" style:display-name="40% - Énfasis2 2 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6" style:display-name="40% - Énfasis2 2 6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7" style:display-name="40% - Énfasis2 2 7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8" style:display-name="40% - Énfasis2 2 8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2_20_9" style:display-name="40% - Énfasis2 2 9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" style:display-name="40% - Énfasis2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2" style:display-name="40% - Énfasis2 3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3" style:display-name="40% - Énfasis2 3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3_20_4" style:display-name="40% - Énfasis2 3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" style:display-name="40% - Énfasis2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2" style:display-name="40% - Énfasis2 4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3" style:display-name="40% - Énfasis2 4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4_20_4" style:display-name="40% - Énfasis2 4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" style:display-name="40% - Énfasis2 5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2" style:display-name="40% - Énfasis2 5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3" style:display-name="40% - Énfasis2 5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5_20_4" style:display-name="40% - Énfasis2 5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" style:display-name="40% - Énfasis2 6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2" style:display-name="40% - Énfasis2 6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3" style:display-name="40% - Énfasis2 6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6_20_4" style:display-name="40% - Énfasis2 6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" style:display-name="40% - Énfasis2 7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2" style:display-name="40% - Énfasis2 7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3" style:display-name="40% - Énfasis2 7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7_20_4" style:display-name="40% - Énfasis2 7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" style:display-name="40% - Énfasis2 8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2" style:display-name="40% - Énfasis2 8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3" style:display-name="40% - Énfasis2 8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8_20_4" style:display-name="40% - Énfasis2 8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" style:display-name="40% - Énfasis2 9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2" style:display-name="40% - Énfasis2 9 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3" style:display-name="40% - Énfasis2 9 3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_20_9_20_4" style:display-name="40% - Énfasis2 9 4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0" style:display-name="40% - Énfasis3 10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1" style:display-name="40% - Énfasis3 11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2" style:display-name="40% - Énfasis3 12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3" style:display-name="40% - Énfasis3 1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4" style:display-name="40% - Énfasis3 1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15" style:display-name="40% - Énfasis3 1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" style:display-name="40% - Énfasis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10" style:display-name="40% - Énfasis3 2 10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11" style:display-name="40% - Énfasis3 2 11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2" style:display-name="40% - Énfasis3 2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3" style:display-name="40% - Énfasis3 2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4" style:display-name="40% - Énfasis3 2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5" style:display-name="40% - Énfasis3 2 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6" style:display-name="40% - Énfasis3 2 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7" style:display-name="40% - Énfasis3 2 7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8" style:display-name="40% - Énfasis3 2 8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" style:display-name="40% - Énfasis3 2 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2" style:display-name="40% - Énfasis3 2 9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3" style:display-name="40% - Énfasis3 2 9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2_20_9_20_4" style:display-name="40% - Énfasis3 2 9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" style:display-name="40% - Énfasis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2" style:display-name="40% - Énfasis3 3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3" style:display-name="40% - Énfasis3 3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3_20_4" style:display-name="40% - Énfasis3 3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" style:display-name="40% - Énfasis3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2" style:display-name="40% - Énfasis3 4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3" style:display-name="40% - Énfasis3 4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4_20_4" style:display-name="40% - Énfasis3 4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" style:display-name="40% - Énfasis3 5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2" style:display-name="40% - Énfasis3 5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3" style:display-name="40% - Énfasis3 5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5_20_4" style:display-name="40% - Énfasis3 5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" style:display-name="40% - Énfasis3 6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2" style:display-name="40% - Énfasis3 6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3" style:display-name="40% - Énfasis3 6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6_20_4" style:display-name="40% - Énfasis3 6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" style:display-name="40% - Énfasis3 7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2" style:display-name="40% - Énfasis3 7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3" style:display-name="40% - Énfasis3 7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7_20_4" style:display-name="40% - Énfasis3 7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" style:display-name="40% - Énfasis3 8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2" style:display-name="40% - Énfasis3 8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3" style:display-name="40% - Énfasis3 8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8_20_4" style:display-name="40% - Énfasis3 8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" style:display-name="40% - Énfasis3 9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2" style:display-name="40% - Énfasis3 9 2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3" style:display-name="40% - Énfasis3 9 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_20_9_20_4" style:display-name="40% - Énfasis3 9 4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0" style:display-name="40% - Énfasis4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1" style:display-name="40% - Énfasis4 11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2" style:display-name="40% - Énfasis4 12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3" style:display-name="40% - Énfasis4 1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4" style:display-name="40% - Énfasis4 1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15" style:display-name="40% - Énfasis4 1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" style:display-name="40% - Énfasis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10" style:display-name="40% - Énfasis4 2 10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2" style:display-name="40% - Énfasis4 2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3" style:display-name="40% - Énfasis4 2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4" style:display-name="40% - Énfasis4 2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5" style:display-name="40% - Énfasis4 2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6" style:display-name="40% - Énfasis4 2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7" style:display-name="40% - Énfasis4 2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8" style:display-name="40% - Énfasis4 2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2_20_9" style:display-name="40% - Énfasis4 2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" style:display-name="40% - Énfasis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2" style:display-name="40% - Énfasis4 3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3" style:display-name="40% - Énfasis4 3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3_20_4" style:display-name="40% - Énfasis4 3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" style:display-name="40% - Énfasis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2" style:display-name="40% - Énfasis4 4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3" style:display-name="40% - Énfasis4 4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4_20_4" style:display-name="40% - Énfasis4 4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" style:display-name="40% - Énfasis4 5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2" style:display-name="40% - Énfasis4 5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3" style:display-name="40% - Énfasis4 5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5_20_4" style:display-name="40% - Énfasis4 5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" style:display-name="40% - Énfasis4 6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2" style:display-name="40% - Énfasis4 6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3" style:display-name="40% - Énfasis4 6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6_20_4" style:display-name="40% - Énfasis4 6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" style:display-name="40% - Énfasis4 7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2" style:display-name="40% - Énfasis4 7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3" style:display-name="40% - Énfasis4 7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7_20_4" style:display-name="40% - Énfasis4 7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" style:display-name="40% - Énfasis4 8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2" style:display-name="40% - Énfasis4 8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3" style:display-name="40% - Énfasis4 8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8_20_4" style:display-name="40% - Énfasis4 8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" style:display-name="40% - Énfasis4 9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2" style:display-name="40% - Énfasis4 9 2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3" style:display-name="40% - Énfasis4 9 3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_20_9_20_4" style:display-name="40% - Énfasis4 9 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0" style:display-name="40% - Énfasis5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1" style:display-name="40% - Énfasis5 1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2" style:display-name="40% - Énfasis5 1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3" style:display-name="40% - Énfasis5 1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14" style:display-name="40% - Énfasis5 1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" style:display-name="40% - Énfasis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10" style:display-name="40% - Énfasis5 2 10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2" style:display-name="40% - Énfasis5 2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3" style:display-name="40% - Énfasis5 2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4" style:display-name="40% - Énfasis5 2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5" style:display-name="40% - Énfasis5 2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6" style:display-name="40% - Énfasis5 2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7" style:display-name="40% - Énfasis5 2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8" style:display-name="40% - Énfasis5 2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2_20_9" style:display-name="40% - Énfasis5 2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" style:display-name="40% - Énfasis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2" style:display-name="40% - Énfasis5 3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3" style:display-name="40% - Énfasis5 3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3_20_4" style:display-name="40% - Énfasis5 3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" style:display-name="40% - Énfasis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2" style:display-name="40% - Énfasis5 4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3" style:display-name="40% - Énfasis5 4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4_20_4" style:display-name="40% - Énfasis5 4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" style:display-name="40% - Énfasis5 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2" style:display-name="40% - Énfasis5 5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3" style:display-name="40% - Énfasis5 5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5_20_4" style:display-name="40% - Énfasis5 5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" style:display-name="40% - Énfasis5 6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2" style:display-name="40% - Énfasis5 6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3" style:display-name="40% - Énfasis5 6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6_20_4" style:display-name="40% - Énfasis5 6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" style:display-name="40% - Énfasis5 7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2" style:display-name="40% - Énfasis5 7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3" style:display-name="40% - Énfasis5 7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7_20_4" style:display-name="40% - Énfasis5 7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" style:display-name="40% - Énfasis5 8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2" style:display-name="40% - Énfasis5 8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3" style:display-name="40% - Énfasis5 8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8_20_4" style:display-name="40% - Énfasis5 8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" style:display-name="40% - Énfasis5 9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2" style:display-name="40% - Énfasis5 9 2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3" style:display-name="40% - Énfasis5 9 3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_20_9_20_4" style:display-name="40% - Énfasis5 9 4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0" style:display-name="40% - Énfasis6 10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1" style:display-name="40% - Énfasis6 11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2" style:display-name="40% - Énfasis6 1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3" style:display-name="40% - Énfasis6 1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4" style:display-name="40% - Énfasis6 1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15" style:display-name="40% - Énfasis6 1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" style:display-name="40% - Énfasis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10" style:display-name="40% - Énfasis6 2 10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2" style:display-name="40% - Énfasis6 2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3" style:display-name="40% - Énfasis6 2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4" style:display-name="40% - Énfasis6 2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5" style:display-name="40% - Énfasis6 2 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6" style:display-name="40% - Énfasis6 2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7" style:display-name="40% - Énfasis6 2 7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8" style:display-name="40% - Énfasis6 2 8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2_20_9" style:display-name="40% - Énfasis6 2 9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" style:display-name="40% - Énfasis6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2" style:display-name="40% - Énfasis6 3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3" style:display-name="40% - Énfasis6 3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3_20_4" style:display-name="40% - Énfasis6 3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" style:display-name="40% - Énfasis6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2" style:display-name="40% - Énfasis6 4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3" style:display-name="40% - Énfasis6 4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4_20_4" style:display-name="40% - Énfasis6 4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" style:display-name="40% - Énfasis6 5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2" style:display-name="40% - Énfasis6 5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3" style:display-name="40% - Énfasis6 5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5_20_4" style:display-name="40% - Énfasis6 5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" style:display-name="40% - Énfasis6 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2" style:display-name="40% - Énfasis6 6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3" style:display-name="40% - Énfasis6 6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6_20_4" style:display-name="40% - Énfasis6 6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" style:display-name="40% - Énfasis6 7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2" style:display-name="40% - Énfasis6 7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3" style:display-name="40% - Énfasis6 7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7_20_4" style:display-name="40% - Énfasis6 7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" style:display-name="40% - Énfasis6 8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2" style:display-name="40% - Énfasis6 8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3" style:display-name="40% - Énfasis6 8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8_20_4" style:display-name="40% - Énfasis6 8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" style:display-name="40% - Énfasis6 9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2" style:display-name="40% - Énfasis6 9 2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3" style:display-name="40% - Énfasis6 9 3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_20_9_20_4" style:display-name="40% - Énfasis6 9 4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1" style:display-name="60% - Accent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2" style:display-name="60% - Accent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3" style:display-name="60% - Accent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4" style:display-name="60% - 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5" style:display-name="60% - 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Accent6" style:display-name="60% - Accent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0" style:display-name="60% - Énfasis1 10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1" style:display-name="60% - Énfasis1 1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12" style:display-name="60% - Énfasis1 1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" style:display-name="60% - Énfasis1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10" style:display-name="60% - Énfasis1 2 10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2" style:display-name="60% - Énfasis1 2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3" style:display-name="60% - Énfasis1 2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4" style:display-name="60% - Énfasis1 2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5" style:display-name="60% - Énfasis1 2 5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6" style:display-name="60% - Énfasis1 2 6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7" style:display-name="60% - Énfasis1 2 7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8" style:display-name="60% - Énfasis1 2 8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2_20_9" style:display-name="60% - Énfasis1 2 9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" style:display-name="60% - Énfasis1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2" style:display-name="60% - Énfasis1 3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3" style:display-name="60% - Énfasis1 3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3_20_4" style:display-name="60% - Énfasis1 3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" style:display-name="60% - Énfasis1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2" style:display-name="60% - Énfasis1 4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3" style:display-name="60% - Énfasis1 4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4_20_4" style:display-name="60% - Énfasis1 4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" style:display-name="60% - Énfasis1 5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2" style:display-name="60% - Énfasis1 5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3" style:display-name="60% - Énfasis1 5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5_20_4" style:display-name="60% - Énfasis1 5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" style:display-name="60% - Énfasis1 6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2" style:display-name="60% - Énfasis1 6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3" style:display-name="60% - Énfasis1 6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6_20_4" style:display-name="60% - Énfasis1 6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" style:display-name="60% - Énfasis1 7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2" style:display-name="60% - Énfasis1 7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3" style:display-name="60% - Énfasis1 7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7_20_4" style:display-name="60% - Énfasis1 7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" style:display-name="60% - Énfasis1 8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2" style:display-name="60% - Énfasis1 8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3" style:display-name="60% - Énfasis1 8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8_20_4" style:display-name="60% - Énfasis1 8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" style:display-name="60% - Énfasis1 9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2" style:display-name="60% - Énfasis1 9 2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3" style:display-name="60% - Énfasis1 9 3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_20_9_20_4" style:display-name="60% - Énfasis1 9 4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0" style:display-name="60% - Énfasis2 10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1" style:display-name="60% - Énfasis2 11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12" style:display-name="60% - Énfasis2 1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" style:display-name="60% - Énfasis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10" style:display-name="60% - Énfasis2 2 10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2" style:display-name="60% - Énfasis2 2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3" style:display-name="60% - Énfasis2 2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4" style:display-name="60% - Énfasis2 2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5" style:display-name="60% - Énfasis2 2 5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6" style:display-name="60% - Énfasis2 2 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7" style:display-name="60% - Énfasis2 2 7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8" style:display-name="60% - Énfasis2 2 8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2_20_9" style:display-name="60% - Énfasis2 2 9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" style:display-name="60% - Énfasis2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2" style:display-name="60% - Énfasis2 3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3" style:display-name="60% - Énfasis2 3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3_20_4" style:display-name="60% - Énfasis2 3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" style:display-name="60% - Énfasis2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2" style:display-name="60% - Énfasis2 4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3" style:display-name="60% - Énfasis2 4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4_20_4" style:display-name="60% - Énfasis2 4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" style:display-name="60% - Énfasis2 5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2" style:display-name="60% - Énfasis2 5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3" style:display-name="60% - Énfasis2 5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5_20_4" style:display-name="60% - Énfasis2 5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" style:display-name="60% - Énfasis2 6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2" style:display-name="60% - Énfasis2 6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3" style:display-name="60% - Énfasis2 6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6_20_4" style:display-name="60% - Énfasis2 6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" style:display-name="60% - Énfasis2 7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2" style:display-name="60% - Énfasis2 7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3" style:display-name="60% - Énfasis2 7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7_20_4" style:display-name="60% - Énfasis2 7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" style:display-name="60% - Énfasis2 8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2" style:display-name="60% - Énfasis2 8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3" style:display-name="60% - Énfasis2 8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8_20_4" style:display-name="60% - Énfasis2 8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" style:display-name="60% - Énfasis2 9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2" style:display-name="60% - Énfasis2 9 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3" style:display-name="60% - Énfasis2 9 3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_20_9_20_4" style:display-name="60% - Énfasis2 9 4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0" style:display-name="60% - Énfasis3 10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1" style:display-name="60% - Énfasis3 11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12" style:display-name="60% - Énfasis3 12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" style:display-name="60% - Énfasis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10" style:display-name="60% - Énfasis3 2 10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11" style:display-name="60% - Énfasis3 2 11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2" style:display-name="60% - Énfasis3 2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3" style:display-name="60% - Énfasis3 2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4" style:display-name="60% - Énfasis3 2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5" style:display-name="60% - Énfasis3 2 5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6" style:display-name="60% - Énfasis3 2 6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7" style:display-name="60% - Énfasis3 2 7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8" style:display-name="60% - Énfasis3 2 8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2_20_9" style:display-name="60% - Énfasis3 2 9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" style:display-name="60% - Énfasis3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2" style:display-name="60% - Énfasis3 3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3" style:display-name="60% - Énfasis3 3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3_20_4" style:display-name="60% - Énfasis3 3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" style:display-name="60% - Énfasis3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2" style:display-name="60% - Énfasis3 4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3" style:display-name="60% - Énfasis3 4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4_20_4" style:display-name="60% - Énfasis3 4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" style:display-name="60% - Énfasis3 5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2" style:display-name="60% - Énfasis3 5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3" style:display-name="60% - Énfasis3 5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5_20_4" style:display-name="60% - Énfasis3 5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" style:display-name="60% - Énfasis3 6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2" style:display-name="60% - Énfasis3 6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3" style:display-name="60% - Énfasis3 6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6_20_4" style:display-name="60% - Énfasis3 6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" style:display-name="60% - Énfasis3 7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2" style:display-name="60% - Énfasis3 7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3" style:display-name="60% - Énfasis3 7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7_20_4" style:display-name="60% - Énfasis3 7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" style:display-name="60% - Énfasis3 8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2" style:display-name="60% - Énfasis3 8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3" style:display-name="60% - Énfasis3 8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8_20_4" style:display-name="60% - Énfasis3 8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" style:display-name="60% - Énfasis3 9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2" style:display-name="60% - Énfasis3 9 2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3" style:display-name="60% - Énfasis3 9 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_20_9_20_4" style:display-name="60% - Énfasis3 9 4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0" style:display-name="60% - Énfasis4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1" style:display-name="60% - Énfasis4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12" style:display-name="60% - Énfasis4 12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" style:display-name="60% - Énfasis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10" style:display-name="60% - Énfasis4 2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11" style:display-name="60% - Énfasis4 2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2" style:display-name="60% - Énfasis4 2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3" style:display-name="60% - Énfasis4 2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4" style:display-name="60% - Énfasis4 2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5" style:display-name="60% - Énfasis4 2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6" style:display-name="60% - Énfasis4 2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7" style:display-name="60% - Énfasis4 2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8" style:display-name="60% - Énfasis4 2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2_20_9" style:display-name="60% - Énfasis4 2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" style:display-name="60% - Énfasis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2" style:display-name="60% - Énfasis4 3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3" style:display-name="60% - Énfasis4 3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3_20_4" style:display-name="60% - Énfasis4 3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" style:display-name="60% - Énfasis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2" style:display-name="60% - Énfasis4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3" style:display-name="60% - Énfasis4 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4_20_4" style:display-name="60% - Énfasis4 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" style:display-name="60% - Énfasis4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2" style:display-name="60% - Énfasis4 5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3" style:display-name="60% - Énfasis4 5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5_20_4" style:display-name="60% - Énfasis4 5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" style:display-name="60% - Énfasis4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2" style:display-name="60% - Énfasis4 6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3" style:display-name="60% - Énfasis4 6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6_20_4" style:display-name="60% - Énfasis4 6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" style:display-name="60% - Énfasis4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2" style:display-name="60% - Énfasis4 7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3" style:display-name="60% - Énfasis4 7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7_20_4" style:display-name="60% - Énfasis4 7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" style:display-name="60% - Énfasis4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2" style:display-name="60% - Énfasis4 8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3" style:display-name="60% - Énfasis4 8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8_20_4" style:display-name="60% - Énfasis4 8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" style:display-name="60% - Énfasis4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2" style:display-name="60% - Énfasis4 9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3" style:display-name="60% - Énfasis4 9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_20_9_20_4" style:display-name="60% - Énfasis4 9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0" style:display-name="60% - Énfasis5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11" style:display-name="60% - Énfasis5 1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" style:display-name="60% - Énfasis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10" style:display-name="60% - Énfasis5 2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2" style:display-name="60% - Énfasis5 2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3" style:display-name="60% - Énfasis5 2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4" style:display-name="60% - Énfasis5 2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5" style:display-name="60% - Énfasis5 2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6" style:display-name="60% - Énfasis5 2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7" style:display-name="60% - Énfasis5 2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8" style:display-name="60% - Énfasis5 2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2_20_9" style:display-name="60% - Énfasis5 2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" style:display-name="60% - Énfasis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2" style:display-name="60% - Énfasis5 3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3" style:display-name="60% - Énfasis5 3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3_20_4" style:display-name="60% - Énfasis5 3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" style:display-name="60% - Énfasis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2" style:display-name="60% - Énfasis5 4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3" style:display-name="60% - Énfasis5 4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4_20_4" style:display-name="60% - Énfasis5 4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" style:display-name="60% - Énfasis5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2" style:display-name="60% - Énfasis5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3" style:display-name="60% - Énfasis5 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5_20_4" style:display-name="60% - Énfasis5 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" style:display-name="60% - Énfasis5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2" style:display-name="60% - Énfasis5 6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3" style:display-name="60% - Énfasis5 6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6_20_4" style:display-name="60% - Énfasis5 6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" style:display-name="60% - Énfasis5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2" style:display-name="60% - Énfasis5 7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3" style:display-name="60% - Énfasis5 7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7_20_4" style:display-name="60% - Énfasis5 7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" style:display-name="60% - Énfasis5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2" style:display-name="60% - Énfasis5 8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3" style:display-name="60% - Énfasis5 8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8_20_4" style:display-name="60% - Énfasis5 8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" style:display-name="60% - Énfasis5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2" style:display-name="60% - Énfasis5 9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3" style:display-name="60% - Énfasis5 9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_20_9_20_4" style:display-name="60% - Énfasis5 9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0" style:display-name="60% - Énfasis6 10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1" style:display-name="60% - Énfasis6 11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12" style:display-name="60% - Énfasis6 1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" style:display-name="60% - Énfasis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10" style:display-name="60% - Énfasis6 2 10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11" style:display-name="60% - Énfasis6 2 11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2" style:display-name="60% - Énfasis6 2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3" style:display-name="60% - Énfasis6 2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4" style:display-name="60% - Énfasis6 2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5" style:display-name="60% - Énfasis6 2 5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6" style:display-name="60% - Énfasis6 2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7" style:display-name="60% - Énfasis6 2 7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8" style:display-name="60% - Énfasis6 2 8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2_20_9" style:display-name="60% - Énfasis6 2 9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" style:display-name="60% - Énfasis6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2" style:display-name="60% - Énfasis6 3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3" style:display-name="60% - Énfasis6 3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3_20_4" style:display-name="60% - Énfasis6 3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" style:display-name="60% - Énfasis6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2" style:display-name="60% - Énfasis6 4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3" style:display-name="60% - Énfasis6 4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4_20_4" style:display-name="60% - Énfasis6 4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" style:display-name="60% - Énfasis6 5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2" style:display-name="60% - Énfasis6 5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3" style:display-name="60% - Énfasis6 5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5_20_4" style:display-name="60% - Énfasis6 5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" style:display-name="60% - Énfasis6 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2" style:display-name="60% - Énfasis6 6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3" style:display-name="60% - Énfasis6 6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6_20_4" style:display-name="60% - Énfasis6 6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" style:display-name="60% - Énfasis6 7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2" style:display-name="60% - Énfasis6 7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3" style:display-name="60% - Énfasis6 7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7_20_4" style:display-name="60% - Énfasis6 7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" style:display-name="60% - Énfasis6 8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2" style:display-name="60% - Énfasis6 8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3" style:display-name="60% - Énfasis6 8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8_20_4" style:display-name="60% - Énfasis6 8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" style:display-name="60% - Énfasis6 9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2" style:display-name="60% - Énfasis6 9 2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3" style:display-name="60% - Énfasis6 9 3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_20_9_20_4" style:display-name="60% - Énfasis6 9 4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Accent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ad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0" style:display-name="Buena 10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11" style:display-name="Buena 11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" style:display-name="Buena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2" style:display-name="Buena 2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3" style:display-name="Buena 2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4" style:display-name="Buena 2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5" style:display-name="Buena 2 5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6" style:display-name="Buena 2 6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7" style:display-name="Buena 2 7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8" style:display-name="Buena 2 8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2_20_9" style:display-name="Buena 2 9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" style:display-name="Buena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2" style:display-name="Buena 3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3" style:display-name="Buena 3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3_20_4" style:display-name="Buena 3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" style:display-name="Buena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2" style:display-name="Buena 4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3" style:display-name="Buena 4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4_20_4" style:display-name="Buena 4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" style:display-name="Buena 5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2" style:display-name="Buena 5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3" style:display-name="Buena 5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5_20_4" style:display-name="Buena 5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" style:display-name="Buena 6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2" style:display-name="Buena 6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3" style:display-name="Buena 6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6_20_4" style:display-name="Buena 6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" style:display-name="Buena 7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2" style:display-name="Buena 7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3" style:display-name="Buena 7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7_20_4" style:display-name="Buena 7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" style:display-name="Buena 8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2" style:display-name="Buena 8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3" style:display-name="Buena 8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8_20_4" style:display-name="Buena 8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" style:display-name="Buena 9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2" style:display-name="Buena 9 2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3" style:display-name="Buena 9 3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_20_9_20_4" style:display-name="Buena 9 4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alculation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ance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Geneva" fo:font-family="Genev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name-complex="Geneva" style:font-family-complex="Geneva" style:font-family-generic-complex="swiss" style:font-pitch-complex="variable" style:font-size-complex="9pt" style:font-style-complex="normal" style:font-weight-complex="normal"/>
    </style:style>
    <style:style style:name="Categoría_20_del_20_Piloto_20_de_20_Datos" style:display-name="Categoría del Piloto de Datos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Celda_20_de_20_comprobación_20_10" style:display-name="Celda de comprobación 10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11" style:display-name="Celda de comprobación 11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" style:display-name="Celda de comprobación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2" style:display-name="Celda de comprobación 2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3" style:display-name="Celda de comprobación 2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4" style:display-name="Celda de comprobación 2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5" style:display-name="Celda de comprobación 2 5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6" style:display-name="Celda de comprobación 2 6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7" style:display-name="Celda de comprobación 2 7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8" style:display-name="Celda de comprobación 2 8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2_20_9" style:display-name="Celda de comprobación 2 9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" style:display-name="Celda de comprobación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2" style:display-name="Celda de comprobación 3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3" style:display-name="Celda de comprobación 3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3_20_4" style:display-name="Celda de comprobación 3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" style:display-name="Celda de comprobación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2" style:display-name="Celda de comprobación 4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3" style:display-name="Celda de comprobación 4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4_20_4" style:display-name="Celda de comprobación 4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" style:display-name="Celda de comprobación 5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2" style:display-name="Celda de comprobación 5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3" style:display-name="Celda de comprobación 5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5_20_4" style:display-name="Celda de comprobación 5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" style:display-name="Celda de comprobación 6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2" style:display-name="Celda de comprobación 6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3" style:display-name="Celda de comprobación 6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6_20_4" style:display-name="Celda de comprobación 6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" style:display-name="Celda de comprobación 7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2" style:display-name="Celda de comprobación 7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3" style:display-name="Celda de comprobación 7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7_20_4" style:display-name="Celda de comprobación 7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" style:display-name="Celda de comprobación 8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2" style:display-name="Celda de comprobación 8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3" style:display-name="Celda de comprobación 8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8_20_4" style:display-name="Celda de comprobación 8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" style:display-name="Celda de comprobación 9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2" style:display-name="Celda de comprobación 9 2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3" style:display-name="Celda de comprobación 9 3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_20_9_20_4" style:display-name="Celda de comprobación 9 4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_20_10" style:display-name="Celda vinculada 10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11" style:display-name="Celda vinculada 11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" style:display-name="Celda vinculada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2" style:display-name="Celda vinculada 2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3" style:display-name="Celda vinculada 2 3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4" style:display-name="Celda vinculada 2 4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2_20_5" style:display-name="Celda vinculada 2 5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3" style:display-name="Celda vinculada 3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3_20_2" style:display-name="Celda vinculada 3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4" style:display-name="Celda vinculada 4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4_20_2" style:display-name="Celda vinculada 4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5" style:display-name="Celda vinculada 5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5_20_2" style:display-name="Celda vinculada 5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6" style:display-name="Celda vinculada 6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6_20_2" style:display-name="Celda vinculada 6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7" style:display-name="Celda vinculada 7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7_20_2" style:display-name="Celda vinculada 7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8" style:display-name="Celda vinculada 8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8_20_2" style:display-name="Celda vinculada 8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9" style:display-name="Celda vinculada 9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lda_20_vinculada_20_9_20_2" style:display-name="Celda vinculada 9 2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heck_20_Cell" style:display-name="Check Cell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onditionalStyle_5f_1" style:display-name="ConditionalStyle_1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Cálculo_20_10" style:display-name="Cálculo 10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1" style:display-name="Cálculo 11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12" style:display-name="Cálculo 12" style:family="table-cell" style:parent-style-name="Default">
      <style:table-cell-properties fo:background-color="#ffffff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" style:display-name="Cálculo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2" style:display-name="Cálculo 2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3" style:display-name="Cálculo 2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4" style:display-name="Cálculo 2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5" style:display-name="Cálculo 2 5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6" style:display-name="Cálculo 2 6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7" style:display-name="Cálculo 2 7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8" style:display-name="Cálculo 2 8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2_20_9" style:display-name="Cálculo 2 9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" style:display-name="Cálculo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2" style:display-name="Cálculo 3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3" style:display-name="Cálculo 3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3_20_4" style:display-name="Cálculo 3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" style:display-name="Cálculo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2" style:display-name="Cálculo 4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3" style:display-name="Cálculo 4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4_20_4" style:display-name="Cálculo 4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" style:display-name="Cálculo 5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2" style:display-name="Cálculo 5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3" style:display-name="Cálculo 5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5_20_4" style:display-name="Cálculo 5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" style:display-name="Cálculo 6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2" style:display-name="Cálculo 6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3" style:display-name="Cálculo 6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6_20_4" style:display-name="Cálculo 6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" style:display-name="Cálculo 7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2" style:display-name="Cálculo 7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3" style:display-name="Cálculo 7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7_20_4" style:display-name="Cálculo 7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" style:display-name="Cálculo 8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2" style:display-name="Cálculo 8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3" style:display-name="Cálculo 8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8_20_4" style:display-name="Cálculo 8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" style:display-name="Cálculo 9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2" style:display-name="Cálculo 9 2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3" style:display-name="Cálculo 9 3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álculo_20_9_20_4" style:display-name="Cálculo 9 4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0" style:display-name="Encabezado 4 10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1" style:display-name="Encabezado 4 1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12" style:display-name="Encabezado 4 12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" style:display-name="Encabezado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2" style:display-name="Encabezado 4 2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3" style:display-name="Encabezado 4 2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4" style:display-name="Encabezado 4 2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2_20_5" style:display-name="Encabezado 4 2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3" style:display-name="Encabezado 4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3_20_2" style:display-name="Encabezado 4 3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4" style:display-name="Encabezado 4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4_20_2" style:display-name="Encabezado 4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5" style:display-name="Encabezado 4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5_20_2" style:display-name="Encabezado 4 5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6" style:display-name="Encabezado 4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6_20_2" style:display-name="Encabezado 4 6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7" style:display-name="Encabezado 4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7_20_2" style:display-name="Encabezado 4 7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8" style:display-name="Encabezado 4 8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8_20_2" style:display-name="Encabezado 4 8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9" style:display-name="Encabezado 4 9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cabezado_20_4_20_9_20_2" style:display-name="Encabezado 4 9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ntrada_20_10" style:display-name="Entrada 10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1" style:display-name="Entrada 11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12" style:display-name="Entrada 1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" style:display-name="Entrada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" style:display-name="Entrada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2_20_2" style:display-name="Entrada 2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3" style:display-name="Entrada 2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4" style:display-name="Entrada 2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5" style:display-name="Entrada 2 5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6" style:display-name="Entrada 2 6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6_20_2" style:display-name="Entrada 2 6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7" style:display-name="Entrada 2 7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8" style:display-name="Entrada 2 8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2_20_9" style:display-name="Entrada 2 9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" style:display-name="Entrada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2" style:display-name="Entrada 3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2_20_2" style:display-name="Entrada 3 2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3" style:display-name="Entrada 3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3_20_4" style:display-name="Entrada 3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" style:display-name="Entrada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2" style:display-name="Entrada 4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3" style:display-name="Entrada 4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4_20_4" style:display-name="Entrada 4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" style:display-name="Entrada 5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2" style:display-name="Entrada 5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3" style:display-name="Entrada 5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5_20_4" style:display-name="Entrada 5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" style:display-name="Entrada 6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2" style:display-name="Entrada 6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3" style:display-name="Entrada 6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6_20_4" style:display-name="Entrada 6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" style:display-name="Entrada 7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2" style:display-name="Entrada 7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3" style:display-name="Entrada 7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7_20_4" style:display-name="Entrada 7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" style:display-name="Entrada 8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2" style:display-name="Entrada 8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3" style:display-name="Entrada 8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8_20_4" style:display-name="Entrada 8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" style:display-name="Entrada 9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2" style:display-name="Entrada 9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3" style:display-name="Entrada 9 3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_20_9_20_4" style:display-name="Entrada 9 4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stilo_20_1" style:display-name="Estilo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" style:display-name="Estilo 1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_20_2" style:display-name="Estilo 1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0_20_3" style:display-name="Estilo 1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1" style:display-name="Estilo 1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11_20_2" style:display-name="Estilo 1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2" style:display-name="Estilo 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2_20_2" style:display-name="Estilo 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3" style:display-name="Estilo 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3_20_2" style:display-name="Estilo 1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4" style:display-name="Estilo 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5" style:display-name="Estilo 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5_20_2" style:display-name="Estilo 1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6" style:display-name="Estilo 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6_20_2" style:display-name="Estilo 1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7" style:display-name="Estilo 1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7_20_2" style:display-name="Estilo 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" style:display-name="Estilo 1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_20_2" style:display-name="Estilo 1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8_20_3" style:display-name="Estilo 1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9" style:display-name="Estilo 1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stilo_20_1_20_9_20_2" style:display-name="Estilo 1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uro" style:family="table-cell" style:parent-style-name="Default" style:data-style-name="N126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2" style:display-name="Euro 2" style:family="table-cell" style:parent-style-name="Default" style:data-style-name="N129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2_20_2" style:display-name="Euro 2 2" style:family="table-cell" style:parent-style-name="Default" style:data-style-name="N129">
      <style:table-cell-properties fo:padding="0.71mm"/>
    </style:style>
    <style:style style:name="Euro_20_2_20_3" style:display-name="Euro 2 3" style:family="table-cell" style:parent-style-name="Default" style:data-style-name="N129">
      <style:table-cell-properties fo:padding="0.71mm"/>
    </style:style>
    <style:style style:name="Euro_20_3" style:display-name="Euro 3" style:family="table-cell" style:parent-style-name="Default" style:data-style-name="N129">
      <style:table-cell-properties fo:padding="0.71mm"/>
    </style:style>
    <style:style style:name="Euro_20_3_20_2" style:display-name="Euro 3 2" style:family="table-cell" style:parent-style-name="Default" style:data-style-name="N126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uro_20_3_20_3" style:display-name="Euro 3 3" style:family="table-cell" style:parent-style-name="Default" style:data-style-name="N129">
      <style:table-cell-properties fo:padding="0.71mm"/>
    </style:style>
    <style:style style:name="Euro_20_4" style:display-name="Euro 4" style:family="table-cell" style:parent-style-name="Default" style:data-style-name="N129">
      <style:table-cell-properties fo:padding="0.71mm"/>
    </style:style>
    <style:style style:name="Euro_20_5" style:display-name="Euro 5" style:family="table-cell" style:parent-style-name="Default" style:data-style-name="N129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20_25__20_-_20_Accent1" style:display-name="Excel Built-in 20% - Accent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 style:data-style-name="N0">
      <style:table-cell-properties style:glyph-orientation-vertical="0" fo:background-color="#ccff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 style:data-style-name="N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 style:data-style-name="N0">
      <style:table-cell-properties style:glyph-orientation-vertical="0" fo:background-color="#0066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 style:data-style-name="N0">
      <style:table-cell-properties style:glyph-orientation-vertical="0" fo:background-color="#ff8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 style:data-style-name="N0">
      <style:table-cell-properties style:glyph-orientation-vertical="0" fo:background-color="#3333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 style:data-style-name="N0">
      <style:table-cell-properties style:glyph-orientation-vertical="0" fo:background-color="#ff00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 style:data-style-name="N0">
      <style:table-cell-properties style:glyph-orientation-vertical="0" fo:background-color="#339966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 style:data-style-name="N0">
      <style:table-cell-properties style:glyph-orientation-vertical="0" fo:background-color="#80008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 style:data-style-name="N0">
      <style:table-cell-properties style:glyph-orientation-vertical="0" fo:background-color="#33cc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 style:data-style-name="N0">
      <style:table-cell-properties style:glyph-orientation-vertical="0" fo:background-color="#ff6600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 style:data-style-name="N0">
      <style:table-cell-properties style:glyph-orientation-vertical="0" fo:background-color="#ff99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 style:data-style-name="N0">
      <style:table-cell-properties style:glyph-orientation-vertical="0" fo:background-color="#969696" style:cell-protect="protected" style:print-content="true" style:diagonal-bl-tr="none" style:diagonal-tl-br="none" style:text-align-source="value-type" style:repeat-content="false" fo:wrap-option="no-wrap" fo:border="2.49pt double-thin #333333" style:border-line-width="0.18mm 0.53mm 0.18mm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 style:data-style-name="N0">
      <style:table-cell-properties style:glyph-orientation-vertical="0" fo:border-bottom="0.74pt solid #333399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 style:data-style-name="N0">
      <style:table-cell-properties style:glyph-orientation-vertical="0" fo:border-bottom="0.74pt solid #c0c0c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 style:data-style-name="N0">
      <style:table-cell-properties style:glyph-orientation-vertical="0" fo:border-bottom="0.74pt solid #0066cc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74pt solid #80808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 style:data-style-name="N0">
      <style:table-cell-properties style:glyph-orientation-vertical="0" fo:border-bottom="2.49pt double-thin #ff9900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Excel_20_Built-in_20_Normal_20_1" style:display-name="Excel Built-in Normal 1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10" style:display-name="Excel Built-in Normal 1 10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2" style:display-name="Excel Built-in Normal 1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3" style:display-name="Excel Built-in Normal 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" style:display-name="Excel Built-in Normal 1 4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_20_2" style:display-name="Excel Built-in Normal 1 4 2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4_20_3" style:display-name="Excel Built-in Normal 1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5" style:display-name="Excel Built-in Normal 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6" style:display-name="Excel Built-in Normal 1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7" style:display-name="Excel Built-in Normal 1 7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7_20_2" style:display-name="Excel Built-in Normal 1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8" style:display-name="Excel Built-in Normal 1 8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1_20_9" style:display-name="Excel Built-in Normal 1 9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2" style:display-name="Excel Built-in 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2_20_2" style:display-name="Excel Built-in Normal 2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" style:display-name="Excel Built-in Normal 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_20_2" style:display-name="Excel Built-in 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3_20_3" style:display-name="Excel Built-in 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" style:display-name="Excel Built-in 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2" style:display-name="Excel Built-in Normal 4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normal" style:font-name-asian="Calibri1" style:font-family-asian="Calibri1" style:font-size-asian="11pt" style:font-style-asian="normal" style:font-weight-asian="normal" style:font-name-complex="Calibri1" style:font-family-complex="Calibri1" style:font-size-complex="11pt" style:font-style-complex="normal" style:font-weight-complex="normal"/>
    </style:style>
    <style:style style:name="Excel_20_Built-in_20_Normal_20_4_20_3" style:display-name="Excel Built-in Normal 4 3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4" style:display-name="Excel Built-in 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5" style:display-name="Excel Built-in 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6" style:display-name="Excel Built-in Normal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7" style:display-name="Excel Built-in 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4_20_8" style:display-name="Excel Built-in 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5" style:display-name="Excel Built-in Normal 5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xcel_20_Built-in_20_Normal_20_6" style:display-name="Excel Built-in Normal 6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rmal_20_7" style:display-name="Excel Built-in 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Excel_20_Built-in_20_Normal_20_8" style:display-name="Excel Built-in Normal 8" style:family="table-cell" style:parent-style-name="Default" style:data-style-name="N100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family="Calibri1" fo:font-size="11pt" fo:font-style="normal" fo:text-shadow="none" style:text-underline-style="none" fo:font-weight="normal" style:font-name-asian="Calibri1" style:font-family-asian="Calibri1" style:font-size-asian="11pt" style:font-style-asian="normal" style:font-weight-asian="normal" style:font-name-complex="Calibri1" style:font-family-complex="Calibri1" style:font-size-complex="11pt" style:font-style-complex="normal" style:font-weight-complex="normal"/>
    </style:style>
    <style:style style:name="Excel_20_Built-in_20_Note" style:display-name="Excel Built-in Note" style:family="table-cell" style:parent-style-name="Default" style:data-style-name="N0">
      <style:table-cell-properties style:glyph-orientation-vertical="0" fo:background-color="#ffffcc" style:cell-protect="protected" style:print-content="true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Excel_20_Built-in_20_Output" style:display-name="Excel Built-in Output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333333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3366" style:text-outline="false" style:text-line-through-style="none" style:text-line-through-type="none" style:font-name="Cambria1" fo:font-family="Cambria" style:font-family-generic="roman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20_Built-in_20_Total" style:display-name="Excel Built-in Total" style:family="table-cell" style:parent-style-name="Default" style:data-style-name="N0">
      <style:table-cell-properties style:glyph-orientation-vertical="0" fo:border-bottom="2.49pt double-thin #333399" style:border-line-width-bottom="0.18mm 0.53mm 0.18mm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333399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1" style:display-name="Excel_BuiltIn_20% - Énfasis1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1_20_1" style:display-name="Excel_BuiltIn_20% - Énfasis1 1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2" style:display-name="Excel_BuiltIn_20% - Énfasis2" style:family="table-cell" style:parent-style-name="Default">
      <style:table-cell-properties fo:background-color="#ff99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3" style:display-name="Excel_BuiltIn_20% - Énfasis3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4" style:display-name="Excel_BuiltIn_2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5" style:display-name="Excel_BuiltIn_20% - Énfasis5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20_25__20_-_20_Énfasis6" style:display-name="Excel_BuiltIn_20% - Énfasis6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1" style:display-name="Excel_BuiltIn_40% - Énfasis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2" style:display-name="Excel_BuiltIn_40% - Énfasis2" style:family="table-cell" style:parent-style-name="Default">
      <style:table-cell-properties fo:background-color="#ff808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3" style:display-name="Excel_BuiltIn_40% - Énfasis3" style:family="table-cell" style:parent-style-name="Default">
      <style:table-cell-properties fo:background-color="#00ff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4" style:display-name="Excel_BuiltIn_40% - Énfasis4" style:family="table-cell" style:parent-style-name="Default">
      <style:table-cell-properties fo:background-color="#cc99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5" style:display-name="Excel_BuiltIn_40% - Énfasis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40_25__20_-_20_Énfasis6" style:display-name="Excel_BuiltIn_40% - Énfasis6" style:family="table-cell" style:parent-style-name="Default">
      <style:table-cell-properties fo:background-color="#ffcc0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1" style:display-name="Excel_BuiltIn_60% - Énfasis1" style:family="table-cell" style:parent-style-name="Default">
      <style:table-cell-properties fo:background-color="#0066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2" style:display-name="Excel_BuiltIn_60% - Énfasis2" style:family="table-cell" style:parent-style-name="Default">
      <style:table-cell-properties fo:background-color="#ff8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3" style:display-name="Excel_BuiltIn_60% - Énfasis3" style:family="table-cell" style:parent-style-name="Default">
      <style:table-cell-properties fo:background-color="#00ff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4" style:display-name="Excel_BuiltIn_60% - 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5" style:display-name="Excel_BuiltIn_60% - 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60_25__20_-_20_Énfasis6" style:display-name="Excel_BuiltIn_60% - Énfasis6" style:family="table-cell" style:parent-style-name="Default">
      <style:table-cell-properties fo:background-color="#ff99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Buena" style:display-name="Excel_BuiltIn_Buena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elda_20_de_20_comprobación" style:display-name="Excel_BuiltIn_Celda de comprobación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Celda_20_vinculada" style:display-name="Excel_BuiltIn_Celda vinculad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Cálculo" style:display-name="Excel_BuiltIn_Cálculo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cabezado_20_4" style:display-name="Excel_BuiltIn_Encabezad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Entrada" style:display-name="Excel_BuiltIn_Entrada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Incorrecto" style:display-name="Excel_BuiltIn_Incorrecto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eutral" style:display-name="Excel_BuiltIn_Neutral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Notas" style:display-name="Excel_BuiltIn_Notas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Salida" style:display-name="Excel_BuiltIn_Salida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exto_20_de_20_advertencia" style:display-name="Excel_BuiltIn_Texto de advertencia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Texto_20_explicativo" style:display-name="Excel_BuiltIn_Texto explicativo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5f_BuiltIn_5f_Total" style:display-name="Excel_BuiltIn_Total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Título" style:display-name="Excel_BuiltIn_Título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Excel_5f_BuiltIn_5f_Título_20_1" style:display-name="Excel_BuiltIn_Título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5f_BuiltIn_5f_Título_20_2" style:display-name="Excel_BuiltIn_Título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5f_BuiltIn_5f_Título_20_3" style:display-name="Excel_BuiltIn_Título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5f_BuiltIn_5f_Énfasis1" style:display-name="Excel_BuiltIn_Énfasis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2" style:display-name="Excel_BuiltIn_Énfasis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3" style:display-name="Excel_BuiltIn_Énfasis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4" style:display-name="Excel_BuiltIn_Énfasis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5" style:display-name="Excel_BuiltIn_Énfasis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BuiltIn_5f_Énfasis6" style:display-name="Excel_BuiltIn_Énfasis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planatory_20_Text" style:display-name="Explanatory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eading_20__28_user_29_" style:display-name="Heading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1" style:display-name="Heading 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Heading_20_2" style:display-name="Heading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Heading_20_3" style:display-name="Heading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4" style:display-name="Heading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Heading_20_5" style:display-name="Heading 5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_20_6" style:display-name="Heading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_28_user_29_" style:display-name="Heading1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3" style:display-name="Heading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ipervínculo_20_2" style:display-name="Hipervínculo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2" style:display-name="Hipervínculo 2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2_20_2_20_2" style:display-name="Hipervínculo 2 2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3" style:display-name="Hipervínculo 2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2_20_3_20_2" style:display-name="Hipervínculo 2 3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ipervínculo_20_2_20_4" style:display-name="Hipervínculo 2 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ipervínculo_20_3" style:display-name="Hipervínculo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Hipervínculo_20_3_20_2" style:display-name="Hipervínculo 3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3_20_3" style:display-name="Hipervínculo 3 3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4" style:display-name="Hipervínculo 4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4_20_2" style:display-name="Hipervínculo 4 2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5" style:display-name="Hipervínculo 5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6" style:display-name="Hipervínculo 6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Hipervínculo_20_7" style:display-name="Hipervínculo 7" style:family="table-cell" style:parent-style-name="Default">
      <style:table-cell-properties fo:padding="0.71mm"/>
      <style:text-properties fo:color="#0000ff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yperlink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2" style:display-name="Hyperlink 2" style:family="table-cell" style:parent-style-name="Default">
      <style:table-cell-properties fo:padding="0.71mm"/>
    </style:style>
    <style:style style:name="Hyperlink_20_2_20_2" style:display-name="Hyperlink 2 2" style:family="table-cell" style:parent-style-name="Default">
      <style:table-cell-properties fo:padding="0.71mm"/>
    </style:style>
    <style:style style:name="Hyperlink_20_2_20_3" style:display-name="Hyperlink 2 3" style:family="table-cell" style:parent-style-name="Default">
      <style:table-cell-properties fo:padding="0.71mm"/>
    </style:style>
    <style:style style:name="Hyperlink_20_2_20_4" style:display-name="Hyperlink 2 4" style:family="table-cell" style:parent-style-name="Default">
      <style:table-cell-properties fo:padding="0.71mm"/>
    </style:style>
    <style:style style:name="Hyperlink_20_2_20_4_20_2" style:display-name="Hyperlink 2 4 2" style:family="table-cell" style:parent-style-name="Default">
      <style:table-cell-properties fo:padding="0.71mm"/>
    </style:style>
    <style:style style:name="Hyperlink_20_2_20_4_20_3" style:display-name="Hyperlink 2 4 3" style:family="table-cell" style:parent-style-name="Default">
      <style:table-cell-properties fo:padding="0.71mm"/>
    </style:style>
    <style:style style:name="Hyperlink_20_2_20_4_20_4" style:display-name="Hyperlink 2 4 4" style:family="table-cell" style:parent-style-name="Default">
      <style:table-cell-properties fo:padding="0.71mm"/>
    </style:style>
    <style:style style:name="Hyperlink_20_2_20_4_20_4_20_2" style:display-name="Hyperlink 2 4 4 2" style:family="table-cell" style:parent-style-name="Default">
      <style:table-cell-properties fo:padding="0.71mm"/>
    </style:style>
    <style:style style:name="Hyperlink_20_2_20_4_20_4_20_2_20_2" style:display-name="Hyperlink 2 4 4 2 2" style:family="table-cell" style:parent-style-name="Default">
      <style:table-cell-properties fo:padding="0.71mm"/>
    </style:style>
    <style:style style:name="Hyperlink_20_2_20_4_20_4_20_2_20_3" style:display-name="Hyperlink 2 4 4 2 3" style:family="table-cell" style:parent-style-name="Default">
      <style:table-cell-properties fo:padding="0.71mm"/>
    </style:style>
    <style:style style:name="Hyperlink_20_2_20_4_20_4_20_3" style:display-name="Hyperlink 2 4 4 3" style:family="table-cell" style:parent-style-name="Default">
      <style:table-cell-properties fo:padding="0.71mm"/>
    </style:style>
    <style:style style:name="Hyperlink_20_2_20_4_20_4_20_4" style:display-name="Hyperlink 2 4 4 4" style:family="table-cell" style:parent-style-name="Default">
      <style:table-cell-properties fo:padding="0.71mm"/>
    </style:style>
    <style:style style:name="Hyperlink_20_2_20_4_20_5" style:display-name="Hyperlink 2 4 5" style:family="table-cell" style:parent-style-name="Default">
      <style:table-cell-properties fo:padding="0.71mm"/>
    </style:style>
    <style:style style:name="Hyperlink_20_2_20_4_20_5_20_2" style:display-name="Hyperlink 2 4 5 2" style:family="table-cell" style:parent-style-name="Default">
      <style:table-cell-properties fo:padding="0.71mm"/>
    </style:style>
    <style:style style:name="Hyperlink_20_2_20_4_20_6" style:display-name="Hyperlink 2 4 6" style:family="table-cell" style:parent-style-name="Default">
      <style:table-cell-properties fo:padding="0.71mm"/>
    </style:style>
    <style:style style:name="Hyperlink_20_2_20_4_20_6_20_2" style:display-name="Hyperlink 2 4 6 2" style:family="table-cell" style:parent-style-name="Default">
      <style:table-cell-properties fo:padding="0.71mm"/>
    </style:style>
    <style:style style:name="Hyperlink_20_2_20_4_20_7" style:display-name="Hyperlink 2 4 7" style:family="table-cell" style:parent-style-name="Default">
      <style:table-cell-properties fo:padding="0.71mm"/>
    </style:style>
    <style:style style:name="Hyperlink_20_2_20_5" style:display-name="Hyperlink 2 5" style:family="table-cell" style:parent-style-name="Default">
      <style:table-cell-properties fo:padding="0.71mm"/>
    </style:style>
    <style:style style:name="Hyperlink_20_2_20_5_20_2" style:display-name="Hyperlink 2 5 2" style:family="table-cell" style:parent-style-name="Default">
      <style:table-cell-properties fo:padding="0.71mm"/>
    </style:style>
    <style:style style:name="Hyperlink_20_2_20_5_20_2_20_2" style:display-name="Hyperlink 2 5 2 2" style:family="table-cell" style:parent-style-name="Default">
      <style:table-cell-properties fo:padding="0.71mm"/>
    </style:style>
    <style:style style:name="Hyperlink_20_2_20_5_20_3" style:display-name="Hyperlink 2 5 3" style:family="table-cell" style:parent-style-name="Default">
      <style:table-cell-properties fo:padding="0.71mm"/>
    </style:style>
    <style:style style:name="Hyperlink_20_2_20_5_20_3_20_2" style:display-name="Hyperlink 2 5 3 2" style:family="table-cell" style:parent-style-name="Default">
      <style:table-cell-properties fo:padding="0.71mm"/>
    </style:style>
    <style:style style:name="Hyperlink_20_2_20_5_20_4" style:display-name="Hyperlink 2 5 4" style:family="table-cell" style:parent-style-name="Default">
      <style:table-cell-properties fo:padding="0.71mm"/>
    </style:style>
    <style:style style:name="Hyperlink_20_2_20_5_20_5" style:display-name="Hyperlink 2 5 5" style:family="table-cell" style:parent-style-name="Default">
      <style:table-cell-properties fo:padding="0.71mm"/>
    </style:style>
    <style:style style:name="Hyperlink_20_2_20_6" style:display-name="Hyperlink 2 6" style:family="table-cell" style:parent-style-name="Default">
      <style:table-cell-properties fo:padding="0.71mm"/>
    </style:style>
    <style:style style:name="Hyperlink_20_2_20_6_20_2" style:display-name="Hyperlink 2 6 2" style:family="table-cell" style:parent-style-name="Default">
      <style:table-cell-properties fo:padding="0.71mm"/>
    </style:style>
    <style:style style:name="Hyperlink_20_2_20_7" style:display-name="Hyperlink 2 7" style:family="table-cell" style:parent-style-name="Default">
      <style:table-cell-properties fo:padding="0.71mm"/>
    </style:style>
    <style:style style:name="Hyperlink_20_2_20_8" style:display-name="Hyperlink 2 8" style:family="table-cell" style:parent-style-name="Default">
      <style:table-cell-properties fo:padding="0.71mm"/>
    </style:style>
    <style:style style:name="Hyperlink_20_2_20_9" style:display-name="Hyperlink 2 9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" style:display-name="Hyperlink 3" style:family="table-cell" style:parent-style-name="Default">
      <style:table-cell-properties fo:padding="0.71mm"/>
    </style:style>
    <style:style style:name="Hyperlink_20_3_20_2" style:display-name="Hyperlink 3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Hyperlink_20_3_20_3" style:display-name="Hyperlink 3 3" style:family="table-cell" style:parent-style-name="Default">
      <style:table-cell-properties fo:padding="0.71mm"/>
    </style:style>
    <style:style style:name="Hyperlink_20_3_20_4" style:display-name="Hyperlink 3 4" style:family="table-cell" style:parent-style-name="Default">
      <style:table-cell-properties fo:padding="0.71mm"/>
    </style:style>
    <style:style style:name="Hyperlink_20_3_20_4_20_2" style:display-name="Hyperlink 3 4 2" style:family="table-cell" style:parent-style-name="Default">
      <style:table-cell-properties fo:padding="0.71mm"/>
    </style:style>
    <style:style style:name="Hyperlink_20_3_20_4_20_3" style:display-name="Hyperlink 3 4 3" style:family="table-cell" style:parent-style-name="Default">
      <style:table-cell-properties fo:padding="0.71mm"/>
    </style:style>
    <style:style style:name="Hyperlink_20_3_20_4_20_4" style:display-name="Hyperlink 3 4 4" style:family="table-cell" style:parent-style-name="Default">
      <style:table-cell-properties fo:padding="0.71mm"/>
    </style:style>
    <style:style style:name="Hyperlink_20_3_20_4_20_4_20_2" style:display-name="Hyperlink 3 4 4 2" style:family="table-cell" style:parent-style-name="Default">
      <style:table-cell-properties fo:padding="0.71mm"/>
    </style:style>
    <style:style style:name="Hyperlink_20_3_20_4_20_4_20_2_20_2" style:display-name="Hyperlink 3 4 4 2 2" style:family="table-cell" style:parent-style-name="Default">
      <style:table-cell-properties fo:padding="0.71mm"/>
    </style:style>
    <style:style style:name="Hyperlink_20_3_20_4_20_4_20_2_20_3" style:display-name="Hyperlink 3 4 4 2 3" style:family="table-cell" style:parent-style-name="Default">
      <style:table-cell-properties fo:padding="0.71mm"/>
    </style:style>
    <style:style style:name="Hyperlink_20_3_20_4_20_4_20_3" style:display-name="Hyperlink 3 4 4 3" style:family="table-cell" style:parent-style-name="Default">
      <style:table-cell-properties fo:padding="0.71mm"/>
    </style:style>
    <style:style style:name="Hyperlink_20_3_20_4_20_4_20_4" style:display-name="Hyperlink 3 4 4 4" style:family="table-cell" style:parent-style-name="Default">
      <style:table-cell-properties fo:padding="0.71mm"/>
    </style:style>
    <style:style style:name="Hyperlink_20_3_20_4_20_5" style:display-name="Hyperlink 3 4 5" style:family="table-cell" style:parent-style-name="Default">
      <style:table-cell-properties fo:padding="0.71mm"/>
    </style:style>
    <style:style style:name="Hyperlink_20_3_20_4_20_5_20_2" style:display-name="Hyperlink 3 4 5 2" style:family="table-cell" style:parent-style-name="Default">
      <style:table-cell-properties fo:padding="0.71mm"/>
    </style:style>
    <style:style style:name="Hyperlink_20_3_20_4_20_6" style:display-name="Hyperlink 3 4 6" style:family="table-cell" style:parent-style-name="Default">
      <style:table-cell-properties fo:padding="0.71mm"/>
    </style:style>
    <style:style style:name="Hyperlink_20_3_20_4_20_6_20_2" style:display-name="Hyperlink 3 4 6 2" style:family="table-cell" style:parent-style-name="Default">
      <style:table-cell-properties fo:padding="0.71mm"/>
    </style:style>
    <style:style style:name="Hyperlink_20_3_20_4_20_7" style:display-name="Hyperlink 3 4 7" style:family="table-cell" style:parent-style-name="Default">
      <style:table-cell-properties fo:padding="0.71mm"/>
    </style:style>
    <style:style style:name="Hyperlink_20_3_20_5" style:display-name="Hyperlink 3 5" style:family="table-cell" style:parent-style-name="Default">
      <style:table-cell-properties fo:padding="0.71mm"/>
    </style:style>
    <style:style style:name="Hyperlink_20_3_20_5_20_2" style:display-name="Hyperlink 3 5 2" style:family="table-cell" style:parent-style-name="Default">
      <style:table-cell-properties fo:padding="0.71mm"/>
    </style:style>
    <style:style style:name="Hyperlink_20_3_20_5_20_2_20_2" style:display-name="Hyperlink 3 5 2 2" style:family="table-cell" style:parent-style-name="Default">
      <style:table-cell-properties fo:padding="0.71mm"/>
    </style:style>
    <style:style style:name="Hyperlink_20_3_20_5_20_3" style:display-name="Hyperlink 3 5 3" style:family="table-cell" style:parent-style-name="Default">
      <style:table-cell-properties fo:padding="0.71mm"/>
    </style:style>
    <style:style style:name="Hyperlink_20_3_20_5_20_3_20_2" style:display-name="Hyperlink 3 5 3 2" style:family="table-cell" style:parent-style-name="Default">
      <style:table-cell-properties fo:padding="0.71mm"/>
    </style:style>
    <style:style style:name="Hyperlink_20_3_20_5_20_4" style:display-name="Hyperlink 3 5 4" style:family="table-cell" style:parent-style-name="Default">
      <style:table-cell-properties fo:padding="0.71mm"/>
    </style:style>
    <style:style style:name="Hyperlink_20_3_20_5_20_5" style:display-name="Hyperlink 3 5 5" style:family="table-cell" style:parent-style-name="Default">
      <style:table-cell-properties fo:padding="0.71mm"/>
    </style:style>
    <style:style style:name="Hyperlink_20_3_20_6" style:display-name="Hyperlink 3 6" style:family="table-cell" style:parent-style-name="Default">
      <style:table-cell-properties fo:padding="0.71mm"/>
    </style:style>
    <style:style style:name="Hyperlink_20_3_20_6_20_2" style:display-name="Hyperlink 3 6 2" style:family="table-cell" style:parent-style-name="Default">
      <style:table-cell-properties fo:padding="0.71mm"/>
    </style:style>
    <style:style style:name="Hyperlink_20_3_20_7" style:display-name="Hyperlink 3 7" style:family="table-cell" style:parent-style-name="Default">
      <style:table-cell-properties fo:padding="0.71mm"/>
    </style:style>
    <style:style style:name="Hyperlink_20_3_20_8" style:display-name="Hyperlink 3 8" style:family="table-cell" style:parent-style-name="Default">
      <style:table-cell-properties fo:padding="0.71mm"/>
    </style:style>
    <style:style style:name="Hyperlink_20_4" style:display-name="Hyperlink 4" style:family="table-cell" style:parent-style-name="Default">
      <style:table-cell-properties fo:padding="0.71mm"/>
    </style:style>
    <style:style style:name="Hyperlink_20_4_20_2" style:display-name="Hyperlink 4 2" style:family="table-cell" style:parent-style-name="Default">
      <style:table-cell-properties fo:padding="0.71mm"/>
    </style:style>
    <style:style style:name="Hyperlink_20_4_20_3" style:display-name="Hyperlink 4 3" style:family="table-cell" style:parent-style-name="Default">
      <style:table-cell-properties fo:padding="0.71mm"/>
    </style:style>
    <style:style style:name="Hyperlink_20_4_20_3_20_2" style:display-name="Hyperlink 4 3 2" style:family="table-cell" style:parent-style-name="Default">
      <style:table-cell-properties fo:padding="0.71mm"/>
    </style:style>
    <style:style style:name="Hyperlink_20_4_20_3_20_3" style:display-name="Hyperlink 4 3 3" style:family="table-cell" style:parent-style-name="Default">
      <style:table-cell-properties fo:padding="0.71mm"/>
    </style:style>
    <style:style style:name="Hyperlink_20_4_20_3_20_4" style:display-name="Hyperlink 4 3 4" style:family="table-cell" style:parent-style-name="Default">
      <style:table-cell-properties fo:padding="0.71mm"/>
    </style:style>
    <style:style style:name="Hyperlink_20_4_20_3_20_4_20_2" style:display-name="Hyperlink 4 3 4 2" style:family="table-cell" style:parent-style-name="Default">
      <style:table-cell-properties fo:padding="0.71mm"/>
    </style:style>
    <style:style style:name="Hyperlink_20_4_20_3_20_4_20_2_20_2" style:display-name="Hyperlink 4 3 4 2 2" style:family="table-cell" style:parent-style-name="Default">
      <style:table-cell-properties fo:padding="0.71mm"/>
    </style:style>
    <style:style style:name="Hyperlink_20_4_20_3_20_4_20_2_20_3" style:display-name="Hyperlink 4 3 4 2 3" style:family="table-cell" style:parent-style-name="Default">
      <style:table-cell-properties fo:padding="0.71mm"/>
    </style:style>
    <style:style style:name="Hyperlink_20_4_20_3_20_4_20_3" style:display-name="Hyperlink 4 3 4 3" style:family="table-cell" style:parent-style-name="Default">
      <style:table-cell-properties fo:padding="0.71mm"/>
    </style:style>
    <style:style style:name="Hyperlink_20_4_20_3_20_4_20_4" style:display-name="Hyperlink 4 3 4 4" style:family="table-cell" style:parent-style-name="Default">
      <style:table-cell-properties fo:padding="0.71mm"/>
    </style:style>
    <style:style style:name="Hyperlink_20_4_20_3_20_5" style:display-name="Hyperlink 4 3 5" style:family="table-cell" style:parent-style-name="Default">
      <style:table-cell-properties fo:padding="0.71mm"/>
    </style:style>
    <style:style style:name="Hyperlink_20_4_20_3_20_5_20_2" style:display-name="Hyperlink 4 3 5 2" style:family="table-cell" style:parent-style-name="Default">
      <style:table-cell-properties fo:padding="0.71mm"/>
    </style:style>
    <style:style style:name="Hyperlink_20_4_20_3_20_6" style:display-name="Hyperlink 4 3 6" style:family="table-cell" style:parent-style-name="Default">
      <style:table-cell-properties fo:padding="0.71mm"/>
    </style:style>
    <style:style style:name="Hyperlink_20_4_20_3_20_6_20_2" style:display-name="Hyperlink 4 3 6 2" style:family="table-cell" style:parent-style-name="Default">
      <style:table-cell-properties fo:padding="0.71mm"/>
    </style:style>
    <style:style style:name="Hyperlink_20_4_20_3_20_7" style:display-name="Hyperlink 4 3 7" style:family="table-cell" style:parent-style-name="Default">
      <style:table-cell-properties fo:padding="0.71mm"/>
    </style:style>
    <style:style style:name="Hyperlink_20_4_20_4" style:display-name="Hyperlink 4 4" style:family="table-cell" style:parent-style-name="Default">
      <style:table-cell-properties fo:padding="0.71mm"/>
    </style:style>
    <style:style style:name="Hyperlink_20_4_20_4_20_2" style:display-name="Hyperlink 4 4 2" style:family="table-cell" style:parent-style-name="Default">
      <style:table-cell-properties fo:padding="0.71mm"/>
    </style:style>
    <style:style style:name="Hyperlink_20_4_20_4_20_2_20_2" style:display-name="Hyperlink 4 4 2 2" style:family="table-cell" style:parent-style-name="Default">
      <style:table-cell-properties fo:padding="0.71mm"/>
    </style:style>
    <style:style style:name="Hyperlink_20_4_20_4_20_3" style:display-name="Hyperlink 4 4 3" style:family="table-cell" style:parent-style-name="Default">
      <style:table-cell-properties fo:padding="0.71mm"/>
    </style:style>
    <style:style style:name="Hyperlink_20_4_20_4_20_3_20_2" style:display-name="Hyperlink 4 4 3 2" style:family="table-cell" style:parent-style-name="Default">
      <style:table-cell-properties fo:padding="0.71mm"/>
    </style:style>
    <style:style style:name="Hyperlink_20_4_20_4_20_4" style:display-name="Hyperlink 4 4 4" style:family="table-cell" style:parent-style-name="Default">
      <style:table-cell-properties fo:padding="0.71mm"/>
    </style:style>
    <style:style style:name="Hyperlink_20_4_20_4_20_5" style:display-name="Hyperlink 4 4 5" style:family="table-cell" style:parent-style-name="Default">
      <style:table-cell-properties fo:padding="0.71mm"/>
    </style:style>
    <style:style style:name="Hyperlink_20_4_20_5" style:display-name="Hyperlink 4 5" style:family="table-cell" style:parent-style-name="Default">
      <style:table-cell-properties fo:padding="0.71mm"/>
    </style:style>
    <style:style style:name="Hyperlink_20_4_20_5_20_2" style:display-name="Hyperlink 4 5 2" style:family="table-cell" style:parent-style-name="Default">
      <style:table-cell-properties fo:padding="0.71mm"/>
    </style:style>
    <style:style style:name="Hyperlink_20_4_20_6" style:display-name="Hyperlink 4 6" style:family="table-cell" style:parent-style-name="Default">
      <style:table-cell-properties fo:padding="0.71mm"/>
    </style:style>
    <style:style style:name="Hyperlink_20_4_20_7" style:display-name="Hyperlink 4 7" style:family="table-cell" style:parent-style-name="Default">
      <style:table-cell-properties fo:padding="0.71mm"/>
    </style:style>
    <style:style style:name="Hyperlink_20_5" style:display-name="Hyperlink 5" style:family="table-cell" style:parent-style-name="Default">
      <style:table-cell-properties fo:padding="0.71mm"/>
    </style:style>
    <style:style style:name="Hyperlink_20_5_20_2" style:display-name="Hyperlink 5 2" style:family="table-cell" style:parent-style-name="Default">
      <style:table-cell-properties fo:padding="0.71mm"/>
    </style:style>
    <style:style style:name="Hyperlink_20_5_20_3" style:display-name="Hyperlink 5 3" style:family="table-cell" style:parent-style-name="Default">
      <style:table-cell-properties fo:padding="0.71mm"/>
    </style:style>
    <style:style style:name="Hyperlink_20_5_20_3_20_2" style:display-name="Hyperlink 5 3 2" style:family="table-cell" style:parent-style-name="Default">
      <style:table-cell-properties fo:padding="0.71mm"/>
    </style:style>
    <style:style style:name="Hyperlink_20_5_20_3_20_3" style:display-name="Hyperlink 5 3 3" style:family="table-cell" style:parent-style-name="Default">
      <style:table-cell-properties fo:padding="0.71mm"/>
    </style:style>
    <style:style style:name="Hyperlink_20_5_20_3_20_4" style:display-name="Hyperlink 5 3 4" style:family="table-cell" style:parent-style-name="Default">
      <style:table-cell-properties fo:padding="0.71mm"/>
    </style:style>
    <style:style style:name="Hyperlink_20_5_20_3_20_4_20_2" style:display-name="Hyperlink 5 3 4 2" style:family="table-cell" style:parent-style-name="Default">
      <style:table-cell-properties fo:padding="0.71mm"/>
    </style:style>
    <style:style style:name="Hyperlink_20_5_20_3_20_4_20_2_20_2" style:display-name="Hyperlink 5 3 4 2 2" style:family="table-cell" style:parent-style-name="Default">
      <style:table-cell-properties fo:padding="0.71mm"/>
    </style:style>
    <style:style style:name="Hyperlink_20_5_20_3_20_4_20_2_20_3" style:display-name="Hyperlink 5 3 4 2 3" style:family="table-cell" style:parent-style-name="Default">
      <style:table-cell-properties fo:padding="0.71mm"/>
    </style:style>
    <style:style style:name="Hyperlink_20_5_20_3_20_4_20_3" style:display-name="Hyperlink 5 3 4 3" style:family="table-cell" style:parent-style-name="Default">
      <style:table-cell-properties fo:padding="0.71mm"/>
    </style:style>
    <style:style style:name="Hyperlink_20_5_20_3_20_4_20_4" style:display-name="Hyperlink 5 3 4 4" style:family="table-cell" style:parent-style-name="Default">
      <style:table-cell-properties fo:padding="0.71mm"/>
    </style:style>
    <style:style style:name="Hyperlink_20_5_20_3_20_5" style:display-name="Hyperlink 5 3 5" style:family="table-cell" style:parent-style-name="Default">
      <style:table-cell-properties fo:padding="0.71mm"/>
    </style:style>
    <style:style style:name="Hyperlink_20_5_20_3_20_5_20_2" style:display-name="Hyperlink 5 3 5 2" style:family="table-cell" style:parent-style-name="Default">
      <style:table-cell-properties fo:padding="0.71mm"/>
    </style:style>
    <style:style style:name="Hyperlink_20_5_20_3_20_6" style:display-name="Hyperlink 5 3 6" style:family="table-cell" style:parent-style-name="Default">
      <style:table-cell-properties fo:padding="0.71mm"/>
    </style:style>
    <style:style style:name="Hyperlink_20_5_20_3_20_6_20_2" style:display-name="Hyperlink 5 3 6 2" style:family="table-cell" style:parent-style-name="Default">
      <style:table-cell-properties fo:padding="0.71mm"/>
    </style:style>
    <style:style style:name="Hyperlink_20_5_20_3_20_7" style:display-name="Hyperlink 5 3 7" style:family="table-cell" style:parent-style-name="Default">
      <style:table-cell-properties fo:padding="0.71mm"/>
    </style:style>
    <style:style style:name="Hyperlink_20_5_20_4" style:display-name="Hyperlink 5 4" style:family="table-cell" style:parent-style-name="Default">
      <style:table-cell-properties fo:padding="0.71mm"/>
    </style:style>
    <style:style style:name="Hyperlink_20_5_20_4_20_2" style:display-name="Hyperlink 5 4 2" style:family="table-cell" style:parent-style-name="Default">
      <style:table-cell-properties fo:padding="0.71mm"/>
    </style:style>
    <style:style style:name="Hyperlink_20_5_20_4_20_2_20_2" style:display-name="Hyperlink 5 4 2 2" style:family="table-cell" style:parent-style-name="Default">
      <style:table-cell-properties fo:padding="0.71mm"/>
    </style:style>
    <style:style style:name="Hyperlink_20_5_20_4_20_3" style:display-name="Hyperlink 5 4 3" style:family="table-cell" style:parent-style-name="Default">
      <style:table-cell-properties fo:padding="0.71mm"/>
    </style:style>
    <style:style style:name="Hyperlink_20_5_20_4_20_3_20_2" style:display-name="Hyperlink 5 4 3 2" style:family="table-cell" style:parent-style-name="Default">
      <style:table-cell-properties fo:padding="0.71mm"/>
    </style:style>
    <style:style style:name="Hyperlink_20_5_20_4_20_4" style:display-name="Hyperlink 5 4 4" style:family="table-cell" style:parent-style-name="Default">
      <style:table-cell-properties fo:padding="0.71mm"/>
    </style:style>
    <style:style style:name="Hyperlink_20_5_20_4_20_5" style:display-name="Hyperlink 5 4 5" style:family="table-cell" style:parent-style-name="Default">
      <style:table-cell-properties fo:padding="0.71mm"/>
    </style:style>
    <style:style style:name="Hyperlink_20_5_20_5" style:display-name="Hyperlink 5 5" style:family="table-cell" style:parent-style-name="Default">
      <style:table-cell-properties fo:padding="0.71mm"/>
    </style:style>
    <style:style style:name="Hyperlink_20_5_20_5_20_2" style:display-name="Hyperlink 5 5 2" style:family="table-cell" style:parent-style-name="Default">
      <style:table-cell-properties fo:padding="0.71mm"/>
    </style:style>
    <style:style style:name="Hyperlink_20_5_20_6" style:display-name="Hyperlink 5 6" style:family="table-cell" style:parent-style-name="Default">
      <style:table-cell-properties fo:padding="0.71mm"/>
    </style:style>
    <style:style style:name="Hyperlink_20_5_20_7" style:display-name="Hyperlink 5 7" style:family="table-cell" style:parent-style-name="Default">
      <style:table-cell-properties fo:padding="0.71mm"/>
    </style:style>
    <style:style style:name="Incorrecto_20_10" style:display-name="Incorrecto 10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11" style:display-name="Incorrecto 11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" style:display-name="Incorrecto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2" style:display-name="Incorrecto 2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3" style:display-name="Incorrecto 2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4" style:display-name="Incorrecto 2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5" style:display-name="Incorrecto 2 5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6" style:display-name="Incorrecto 2 6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7" style:display-name="Incorrecto 2 7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8" style:display-name="Incorrecto 2 8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2_20_9" style:display-name="Incorrecto 2 9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" style:display-name="Incorrecto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2" style:display-name="Incorrecto 3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3" style:display-name="Incorrecto 3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3_20_4" style:display-name="Incorrecto 3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" style:display-name="Incorrecto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2" style:display-name="Incorrecto 4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3" style:display-name="Incorrecto 4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4_20_4" style:display-name="Incorrecto 4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" style:display-name="Incorrecto 5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2" style:display-name="Incorrecto 5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3" style:display-name="Incorrecto 5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5_20_4" style:display-name="Incorrecto 5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" style:display-name="Incorrecto 6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2" style:display-name="Incorrecto 6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3" style:display-name="Incorrecto 6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6_20_4" style:display-name="Incorrecto 6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" style:display-name="Incorrecto 7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2" style:display-name="Incorrecto 7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3" style:display-name="Incorrecto 7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7_20_4" style:display-name="Incorrecto 7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" style:display-name="Incorrecto 8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2" style:display-name="Incorrecto 8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3" style:display-name="Incorrecto 8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8_20_4" style:display-name="Incorrecto 8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" style:display-name="Incorrecto 9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2" style:display-name="Incorrecto 9 2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3" style:display-name="Incorrecto 9 3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_20_9_20_4" style:display-name="Incorrecto 9 4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put_20_2" style:display-name="Input 2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Linked_20_Cell" style:display-name="Linked Cell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Millares_20_2" style:display-name="Millares 2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10" style:display-name="Millares 2 10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10_20_2" style:display-name="Millares 2 10 2" style:family="table-cell" style:parent-style-name="Default" style:data-style-name="N120">
      <style:table-cell-properties fo:padding="0.71mm"/>
    </style:style>
    <style:style style:name="Millares_20_2_20_11" style:display-name="Millares 2 11" style:family="table-cell" style:parent-style-name="Default" style:data-style-name="N120">
      <style:table-cell-properties fo:padding="0.71mm"/>
    </style:style>
    <style:style style:name="Millares_20_2_20_12" style:display-name="Millares 2 12" style:family="table-cell" style:parent-style-name="Default" style:data-style-name="N136">
      <style:table-cell-properties fo:padding="0.71mm"/>
    </style:style>
    <style:style style:name="Millares_20_2_20_2" style:display-name="Millares 2 2" style:family="table-cell" style:parent-style-name="Default" style:data-style-name="N132">
      <style:table-cell-properties fo:padding="0.71mm"/>
    </style:style>
    <style:style style:name="Millares_20_2_20_2_20_2" style:display-name="Millares 2 2 2" style:family="table-cell" style:parent-style-name="Default" style:data-style-name="N132">
      <style:table-cell-properties fo:padding="0.71mm"/>
    </style:style>
    <style:style style:name="Millares_20_2_20_2_20_3" style:display-name="Millares 2 2 3" style:family="table-cell" style:parent-style-name="Default" style:data-style-name="N122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Millares_20_2_20_2_20_4" style:display-name="Millares 2 2 4" style:family="table-cell" style:parent-style-name="Default" style:data-style-name="N136">
      <style:table-cell-properties fo:padding="0.71mm"/>
    </style:style>
    <style:style style:name="Millares_20_2_20_3" style:display-name="Millares 2 3" style:family="table-cell" style:parent-style-name="Default" style:data-style-name="N120">
      <style:table-cell-properties fo:padding="0.71mm"/>
    </style:style>
    <style:style style:name="Millares_20_2_20_4" style:display-name="Millares 2 4" style:family="table-cell" style:parent-style-name="Default" style:data-style-name="N120">
      <style:table-cell-properties fo:padding="0.71mm"/>
    </style:style>
    <style:style style:name="Millares_20_2_20_4_20_2" style:display-name="Millares 2 4 2" style:family="table-cell" style:parent-style-name="Default" style:data-style-name="N120">
      <style:table-cell-properties fo:padding="0.71mm"/>
    </style:style>
    <style:style style:name="Millares_20_2_20_5" style:display-name="Millares 2 5" style:family="table-cell" style:parent-style-name="Default" style:data-style-name="N120">
      <style:table-cell-properties fo:padding="0.71mm"/>
    </style:style>
    <style:style style:name="Millares_20_2_20_6" style:display-name="Millares 2 6" style:family="table-cell" style:parent-style-name="Default" style:data-style-name="N120">
      <style:table-cell-properties fo:padding="0.71mm"/>
    </style:style>
    <style:style style:name="Millares_20_2_20_6_20_2" style:display-name="Millares 2 6 2" style:family="table-cell" style:parent-style-name="Default" style:data-style-name="N120">
      <style:table-cell-properties fo:padding="0.71mm"/>
    </style:style>
    <style:style style:name="Millares_20_2_20_6_20_3" style:display-name="Millares 2 6 3" style:family="table-cell" style:parent-style-name="Default" style:data-style-name="N120">
      <style:table-cell-properties fo:padding="0.71mm"/>
    </style:style>
    <style:style style:name="Millares_20_2_20_6_20_4" style:display-name="Millares 2 6 4" style:family="table-cell" style:parent-style-name="Default" style:data-style-name="N120">
      <style:table-cell-properties fo:padding="0.71mm"/>
    </style:style>
    <style:style style:name="Millares_20_2_20_6_20_4_20_2" style:display-name="Millares 2 6 4 2" style:family="table-cell" style:parent-style-name="Default" style:data-style-name="N120">
      <style:table-cell-properties fo:padding="0.71mm"/>
    </style:style>
    <style:style style:name="Millares_20_2_20_6_20_4_20_2_20_2" style:display-name="Millares 2 6 4 2 2" style:family="table-cell" style:parent-style-name="Default" style:data-style-name="N120">
      <style:table-cell-properties fo:padding="0.71mm"/>
    </style:style>
    <style:style style:name="Millares_20_2_20_6_20_4_20_2_20_3" style:display-name="Millares 2 6 4 2 3" style:family="table-cell" style:parent-style-name="Default" style:data-style-name="N120">
      <style:table-cell-properties fo:padding="0.71mm"/>
    </style:style>
    <style:style style:name="Millares_20_2_20_6_20_4_20_3" style:display-name="Millares 2 6 4 3" style:family="table-cell" style:parent-style-name="Default" style:data-style-name="N120">
      <style:table-cell-properties fo:padding="0.71mm"/>
    </style:style>
    <style:style style:name="Millares_20_2_20_6_20_4_20_4" style:display-name="Millares 2 6 4 4" style:family="table-cell" style:parent-style-name="Default" style:data-style-name="N120">
      <style:table-cell-properties fo:padding="0.71mm"/>
    </style:style>
    <style:style style:name="Millares_20_2_20_6_20_5" style:display-name="Millares 2 6 5" style:family="table-cell" style:parent-style-name="Default" style:data-style-name="N120">
      <style:table-cell-properties fo:padding="0.71mm"/>
    </style:style>
    <style:style style:name="Millares_20_2_20_6_20_5_20_2" style:display-name="Millares 2 6 5 2" style:family="table-cell" style:parent-style-name="Default" style:data-style-name="N120">
      <style:table-cell-properties fo:padding="0.71mm"/>
    </style:style>
    <style:style style:name="Millares_20_2_20_6_20_6" style:display-name="Millares 2 6 6" style:family="table-cell" style:parent-style-name="Default" style:data-style-name="N120">
      <style:table-cell-properties fo:padding="0.71mm"/>
    </style:style>
    <style:style style:name="Millares_20_2_20_6_20_6_20_2" style:display-name="Millares 2 6 6 2" style:family="table-cell" style:parent-style-name="Default" style:data-style-name="N120">
      <style:table-cell-properties fo:padding="0.71mm"/>
    </style:style>
    <style:style style:name="Millares_20_2_20_6_20_7" style:display-name="Millares 2 6 7" style:family="table-cell" style:parent-style-name="Default" style:data-style-name="N120">
      <style:table-cell-properties fo:padding="0.71mm"/>
    </style:style>
    <style:style style:name="Millares_20_2_20_7" style:display-name="Millares 2 7" style:family="table-cell" style:parent-style-name="Default" style:data-style-name="N120">
      <style:table-cell-properties fo:padding="0.71mm"/>
    </style:style>
    <style:style style:name="Millares_20_2_20_7_20_2" style:display-name="Millares 2 7 2" style:family="table-cell" style:parent-style-name="Default" style:data-style-name="N120">
      <style:table-cell-properties fo:padding="0.71mm"/>
    </style:style>
    <style:style style:name="Millares_20_2_20_7_20_2_20_2" style:display-name="Millares 2 7 2 2" style:family="table-cell" style:parent-style-name="Default" style:data-style-name="N120">
      <style:table-cell-properties fo:padding="0.71mm"/>
    </style:style>
    <style:style style:name="Millares_20_2_20_7_20_3" style:display-name="Millares 2 7 3" style:family="table-cell" style:parent-style-name="Default" style:data-style-name="N120">
      <style:table-cell-properties fo:padding="0.71mm"/>
    </style:style>
    <style:style style:name="Millares_20_2_20_7_20_3_20_2" style:display-name="Millares 2 7 3 2" style:family="table-cell" style:parent-style-name="Default" style:data-style-name="N120">
      <style:table-cell-properties fo:padding="0.71mm"/>
    </style:style>
    <style:style style:name="Millares_20_2_20_7_20_4" style:display-name="Millares 2 7 4" style:family="table-cell" style:parent-style-name="Default" style:data-style-name="N120">
      <style:table-cell-properties fo:padding="0.71mm"/>
    </style:style>
    <style:style style:name="Millares_20_2_20_7_20_5" style:display-name="Millares 2 7 5" style:family="table-cell" style:parent-style-name="Default" style:data-style-name="N120">
      <style:table-cell-properties fo:padding="0.71mm"/>
    </style:style>
    <style:style style:name="Millares_20_2_20_8" style:display-name="Millares 2 8" style:family="table-cell" style:parent-style-name="Default" style:data-style-name="N120">
      <style:table-cell-properties fo:padding="0.71mm"/>
    </style:style>
    <style:style style:name="Millares_20_2_20_8_20_2" style:display-name="Millares 2 8 2" style:family="table-cell" style:parent-style-name="Default" style:data-style-name="N120">
      <style:table-cell-properties fo:padding="0.71mm"/>
    </style:style>
    <style:style style:name="Millares_20_2_20_9" style:display-name="Millares 2 9" style:family="table-cell" style:parent-style-name="Default" style:data-style-name="N120">
      <style:table-cell-properties fo:padding="0.71mm"/>
    </style:style>
    <style:style style:name="Millares_20_3" style:display-name="Millares 3" style:family="table-cell" style:parent-style-name="Default" style:data-style-name="N132">
      <style:table-cell-properties fo:padding="0.71mm"/>
    </style:style>
    <style:style style:name="Millares_20_3_20_2" style:display-name="Millares 3 2" style:family="table-cell" style:parent-style-name="Default" style:data-style-name="N136">
      <style:table-cell-properties fo:padding="0.71mm"/>
    </style:style>
    <style:style style:name="Millares_20_3_20_3" style:display-name="Millares 3 3" style:family="table-cell" style:parent-style-name="Default" style:data-style-name="N136">
      <style:table-cell-properties fo:padding="0.71mm"/>
    </style:style>
    <style:style style:name="Millares_20_4" style:display-name="Millares 4" style:family="table-cell" style:parent-style-name="Default" style:data-style-name="N132">
      <style:table-cell-properties fo:padding="0.71mm"/>
    </style:style>
    <style:style style:name="Moneda_20_2" style:display-name="Moneda 2" style:family="table-cell" style:parent-style-name="Default" style:data-style-name="N116">
      <style:table-cell-properties fo:padding="0.71mm"/>
    </style:style>
    <style:style style:name="Moneda_20_3" style:display-name="Moneda 3" style:family="table-cell" style:parent-style-name="Default" style:data-style-name="N116">
      <style:table-cell-properties fo:padding="0.71mm"/>
    </style:style>
    <style:style style:name="Moneda_20_4" style:display-name="Moneda 4" style:family="table-cell" style:parent-style-name="Default" style:data-style-name="N116">
      <style:table-cell-properties fo:padding="0.71mm"/>
    </style:style>
    <style:style style:name="Moneda_20_5" style:display-name="Moneda 5" style:family="table-cell" style:parent-style-name="Default" style:data-style-name="N116">
      <style:table-cell-properties fo:padding="0.71mm"/>
    </style:style>
    <style:style style:name="Moneda_20__5b_0_5d__20_2" style:display-name="Moneda [0] 2" style:family="table-cell" style:parent-style-name="Default" style:data-style-name="N112">
      <style:table-cell-properties fo:padding="0.71mm"/>
    </style:style>
    <style:style style:name="Moneda_20__5b_0_5d__20_3" style:display-name="Moneda [0] 3" style:family="table-cell" style:parent-style-name="Default" style:data-style-name="N112">
      <style:table-cell-properties fo:padding="0.71mm"/>
    </style:style>
    <style:style style:name="Neutral_20_10" style:display-name="Neutral 10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11" style:display-name="Neutral 11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" style:display-name="Neutral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10" style:display-name="Neutral 2 10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2" style:display-name="Neutral 2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3" style:display-name="Neutral 2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4" style:display-name="Neutral 2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5" style:display-name="Neutral 2 5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6" style:display-name="Neutral 2 6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7" style:display-name="Neutral 2 7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8" style:display-name="Neutral 2 8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2_20_9" style:display-name="Neutral 2 9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" style:display-name="Neutral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2" style:display-name="Neutral 3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3" style:display-name="Neutral 3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3_20_4" style:display-name="Neutral 3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" style:display-name="Neutral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2" style:display-name="Neutral 4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3" style:display-name="Neutral 4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4_20_4" style:display-name="Neutral 4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" style:display-name="Neutral 5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2" style:display-name="Neutral 5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3" style:display-name="Neutral 5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5_20_4" style:display-name="Neutral 5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" style:display-name="Neutral 6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2" style:display-name="Neutral 6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3" style:display-name="Neutral 6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6_20_4" style:display-name="Neutral 6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" style:display-name="Neutral 7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2" style:display-name="Neutral 7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3" style:display-name="Neutral 7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7_20_4" style:display-name="Neutral 7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" style:display-name="Neutral 8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2" style:display-name="Neutral 8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3" style:display-name="Neutral 8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8_20_4" style:display-name="Neutral 8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" style:display-name="Neutral 9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2" style:display-name="Neutral 9 2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3" style:display-name="Neutral 9 3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_20_9_20_4" style:display-name="Neutral 9 4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" style:display-name="Normal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2" style:display-name="Normal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" style:display-name="Normal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2" style:display-name="Normal 10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3" style:display-name="Normal 10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3_20_4" style:display-name="Normal 10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_20_4" style:display-name="Normal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0_20_5" style:display-name="Normal 10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6" style:display-name="Normal 10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7" style:display-name="Normal 10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_20_8" style:display-name="Normal 10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0" style:display-name="Normal 10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1" style:display-name="Normal 10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2" style:display-name="Normal 10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3" style:display-name="Normal 10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4" style:display-name="Normal 10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4_20_2" style:display-name="Normal 10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05" style:display-name="Normal 10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Verdana" fo:font-family="Verdan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Normal_20_105_20_2" style:display-name="Normal 10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06" style:display-name="Normal 10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_20_2" style:display-name="Normal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_20_3" style:display-name="Normal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_20_4" style:display-name="Normal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1_20_5" style:display-name="Normal 1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111" style:display-name="Normal 1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2" style:display-name="Normal 1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3" style:display-name="Normal 1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1_20_4" style:display-name="Normal 1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_20_2" style:display-name="Normal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_20_2" style:display-name="Normal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_20_2" style:display-name="Normal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_20_3" style:display-name="Normal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2" style:display-name="Normal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3" style:display-name="Normal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_20_4" style:display-name="Normal 17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8_20_2" style:display-name="Normal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19_20_2" style:display-name="Normal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0" style:display-name="Normal 2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2" style:display-name="Normal 2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0_20_3" style:display-name="Normal 2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0_20_4" style:display-name="Normal 2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1" style:display-name="Normal 2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" style:display-name="Normal 2 1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_20_2" style:display-name="Normal 2 11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2_20_3" style:display-name="Normal 2 11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1_20_3" style:display-name="Normal 2 1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1_20_4" style:display-name="Normal 2 1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2" style:display-name="Normal 2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2" style:display-name="Normal 2 1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2_20_3" style:display-name="Normal 2 1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2_20_4" style:display-name="Normal 2 1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3" style:display-name="Normal 2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3_20_2" style:display-name="Normal 2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3_20_3" style:display-name="Normal 2 1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3_20_4" style:display-name="Normal 2 1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4" style:display-name="Normal 2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4_20_2" style:display-name="Normal 2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4_20_3" style:display-name="Normal 2 1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14_20_4" style:display-name="Normal 2 1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5" style:display-name="Normal 2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5_20_2" style:display-name="Normal 2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6" style:display-name="Normal 2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6_20_2" style:display-name="Normal 2 1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6_20_2_20_2" style:display-name="Normal 2 1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6_20_2_20_3" style:display-name="Normal 2 1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6_20_3" style:display-name="Normal 2 1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6_20_4" style:display-name="Normal 2 1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7" style:display-name="Normal 2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_20_2" style:display-name="Normal 2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" style:display-name="Normal 2 1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2" style:display-name="Normal 2 17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3" style:display-name="Normal 2 17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2_20_4" style:display-name="Normal 2 17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17_20_2_20_3" style:display-name="Normal 2 1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7_20_3" style:display-name="Normal 2 1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17_20_4" style:display-name="Normal 2 1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8" style:display-name="Normal 2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8_20_2" style:display-name="Normal 2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9" style:display-name="Normal 2 1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1" fo:font-family="Arial11" fo:font-size="11pt" fo:font-style="normal" fo:text-shadow="none" style:text-underline-style="none" fo:font-weight="normal" style:font-name-asian="Arial11" style:font-family-asian="Arial11" style:font-size-asian="11pt" style:font-style-asian="normal" style:font-weight-asian="normal" style:font-name-complex="Arial11" style:font-family-complex="Arial11" style:font-size-complex="11pt" style:font-style-complex="normal" style:font-weight-complex="normal"/>
    </style:style>
    <style:style style:name="Normal_20_2_20_19_20_2" style:display-name="Normal 2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19_20_3" style:display-name="Normal 2 19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11" fo:font-family="Arial11" fo:font-size="11pt" fo:font-style="normal" fo:text-shadow="none" style:text-underline-style="none" fo:font-weight="normal" style:font-name-asian="Arial11" style:font-family-asian="Arial11" style:font-size-asian="11pt" style:font-style-asian="normal" style:font-weight-asian="normal" style:font-name-complex="Arial11" style:font-family-complex="Arial11" style:font-size-complex="11pt" style:font-style-complex="normal" style:font-weight-complex="normal"/>
    </style:style>
    <style:style style:name="Normal_20_2_20_19_20_4" style:display-name="Normal 2 1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2_20_2_20_2" style:display-name="Normal 2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2_20_3" style:display-name="Normal 2 2 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4" style:display-name="Normal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5" style:display-name="Normal 2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_20_6" style:display-name="Normal 2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7" style:display-name="Normal 2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8" style:display-name="Normal 2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_20_9" style:display-name="Normal 2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20" style:display-name="Normal 2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0_20_2" style:display-name="Normal 2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0_20_3" style:display-name="Normal 2 2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1" style:display-name="Normal 2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1_20_2" style:display-name="Normal 2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2" style:display-name="Normal 2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2_20_2" style:display-name="Normal 2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3" style:display-name="Normal 2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3_20_2" style:display-name="Normal 2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4" style:display-name="Normal 2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4_20_2" style:display-name="Normal 2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5" style:display-name="Normal 2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5_20_2" style:display-name="Normal 2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6" style:display-name="Normal 2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6_20_2" style:display-name="Normal 2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7" style:display-name="Normal 2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7_20_2" style:display-name="Normal 2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8" style:display-name="Normal 2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8_20_2" style:display-name="Normal 2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9" style:display-name="Normal 2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29_20_2" style:display-name="Normal 2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2" style:display-name="Normal 2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3" style:display-name="Normal 2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3_20_4" style:display-name="Normal 2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2" style:display-name="Normal 2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3" style:display-name="Normal 2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4_20_4" style:display-name="Normal 2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5" style:display-name="Normal 2 3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6" style:display-name="Normal 2 3 6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3_20_7" style:display-name="Normal 2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3_20_8" style:display-name="Normal 2 3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0" style:display-name="Normal 2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0_20_2" style:display-name="Normal 2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1" style:display-name="Normal 2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1_20_2" style:display-name="Normal 2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2" style:display-name="Normal 2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2_20_2" style:display-name="Normal 2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3" style:display-name="Normal 2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4" style:display-name="Normal 2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5" style:display-name="Normal 2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6" style:display-name="Normal 2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7" style:display-name="Normal 2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8" style:display-name="Normal 2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39" style:display-name="Normal 2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" style:display-name="Normal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2" style:display-name="Normal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2_20_2" style:display-name="Normal 2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3" style:display-name="Normal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4" style:display-name="Normal 2 4 4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_20_5" style:display-name="Normal 2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4_20_6" style:display-name="Normal 2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0" style:display-name="Normal 2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1" style:display-name="Normal 2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2" style:display-name="Normal 2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3" style:display-name="Normal 2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4" style:display-name="Normal 2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2" style:display-name="Normal 2 4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3" style:display-name="Normal 2 4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4_20_4" style:display-name="Normal 2 4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5" style:display-name="Normal 2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5_20_2" style:display-name="Normal 2 4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6" style:display-name="Normal 2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6_20_2" style:display-name="Normal 2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6_20_3" style:display-name="Normal 2 4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47" style:display-name="Normal 2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7_20_2" style:display-name="Normal 2 4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2_20_47_20_2_20_2" style:display-name="Normal 2 4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8" style:display-name="Normal 2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" style:display-name="Normal 2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_20_2" style:display-name="Normal 2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49_20_3" style:display-name="Normal 2 4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" style:display-name="Normal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" style:display-name="Normal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" style:display-name="Normal 2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2" style:display-name="Normal 2 5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3" style:display-name="Normal 2 5 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2_20_2_20_4" style:display-name="Normal 2 5 2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3" style:display-name="Normal 2 5 3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4" style:display-name="Normal 2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5_20_5" style:display-name="Normal 2 5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_20_6" style:display-name="Normal 2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50" style:display-name="Normal 2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0_20_2" style:display-name="Normal 2 5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0_20_3" style:display-name="Normal 2 5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1" style:display-name="Normal 2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1_20_2" style:display-name="Normal 2 5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2" style:display-name="Normal 2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3" style:display-name="Normal 2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54" style:display-name="Normal 2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6" style:display-name="Normal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_20_2" style:display-name="Normal 2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6_20_3" style:display-name="Normal 2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6_20_4" style:display-name="Normal 2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" style:display-name="Normal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_20_2" style:display-name="Normal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7_20_3" style:display-name="Normal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7_20_4" style:display-name="Normal 2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8" style:display-name="Normal 2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8_20_2" style:display-name="Normal 2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8_20_3" style:display-name="Normal 2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_20_8_20_4" style:display-name="Normal 2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9" style:display-name="Normal 2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2" style:display-name="Normal 2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20_9_20_3" style:display-name="Normal 2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_20_9_20_4" style:display-name="Normal 2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2_20_2" style:display-name="Normal 2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2" style:display-name="Normal 2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3" style:display-name="Normal 2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4" style:display-name="Normal 2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3_20_5" style:display-name="Normal 2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4" style:display-name="Normal 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4_20_2" style:display-name="Normal 2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4_20_3" style:display-name="Normal 2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" style:display-name="Normal 2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_20_2" style:display-name="Normal 2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5_20_3" style:display-name="Normal 2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5_20_4" style:display-name="Normal 2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" style:display-name="Normal 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2" style:display-name="Normal 2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3" style:display-name="Normal 2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4" style:display-name="Normal 2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26_20_5" style:display-name="Normal 2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6_20_6" style:display-name="Normal 2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7" style:display-name="Normal 2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2" style:display-name="Normal 2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3" style:display-name="Normal 2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4" style:display-name="Normal 2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4_20_2" style:display-name="Normal 27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7_20_5" style:display-name="Normal 27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8" style:display-name="Normal 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2" style:display-name="Normal 2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3" style:display-name="Normal 2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8_20_4" style:display-name="Normal 2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9" style:display-name="Normal 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9_20_2" style:display-name="Normal 2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2_5f_26" style:display-name="Normal 2_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0" style:display-name="Normal 3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0_20_2" style:display-name="Normal 3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1" style:display-name="Normal 3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2" style:display-name="Normal 3 1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2" style:display-name="Normal 3 1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" style:display-name="Normal 3 12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2" style:display-name="Normal 3 12 3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3" style:display-name="Normal 3 12 3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" style:display-name="Normal 3 12 3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2" style:display-name="Normal 3 12 3 4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2_20_2" style:display-name="Normal 3 12 3 4 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3" style:display-name="Normal 3 12 3 4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4_20_4" style:display-name="Normal 3 12 3 4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5" style:display-name="Normal 3 12 3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5_20_2" style:display-name="Normal 3 12 3 5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6" style:display-name="Normal 3 12 3 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3_20_6_20_2" style:display-name="Normal 3 12 3 6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" style:display-name="Normal 3 12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2" style:display-name="Normal 3 12 4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2_20_2" style:display-name="Normal 3 12 4 2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3" style:display-name="Normal 3 12 4 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3_20_2" style:display-name="Normal 3 12 4 3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4_20_4" style:display-name="Normal 3 12 4 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5" style:display-name="Normal 3 12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2_20_5_20_2" style:display-name="Normal 3 12 5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Normal_20_3_20_13" style:display-name="Normal 3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4" style:display-name="Normal 3 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4_20_2" style:display-name="Normal 3 1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5" style:display-name="Normal 3 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15_20_2" style:display-name="Normal 3 1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6" style:display-name="Normal 3 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17" style:display-name="Normal 3 1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7_20_2" style:display-name="Normal 3 1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8" style:display-name="Normal 3 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8_20_2" style:display-name="Normal 3 1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9" style:display-name="Normal 3 1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19_20_2" style:display-name="Normal 3 1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2_20_2" style:display-name="Normal 3 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2_20_4" style:display-name="Normal 3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2" style:display-name="Normal 3 2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3" style:display-name="Normal 3 2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4_20_4" style:display-name="Normal 3 2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" style:display-name="Normal 3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2" style:display-name="Normal 3 2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3" style:display-name="Normal 3 2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5_20_4" style:display-name="Normal 3 2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_20_6" style:display-name="Normal 3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_20_7" style:display-name="Normal 3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0" style:display-name="Normal 3 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0_20_2" style:display-name="Normal 3 2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21" style:display-name="Normal 3 2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2" style:display-name="Normal 3 22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2" style:display-name="Normal 3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3_20_3" style:display-name="Normal 3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4" style:display-name="Normal 3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3_20_3_20_5" style:display-name="Normal 3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6" style:display-name="Normal 3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3_20_7" style:display-name="Normal 3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" style:display-name="Normal 3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2" style:display-name="Normal 3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3" style:display-name="Normal 3 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2_20_4" style:display-name="Normal 3 5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3" style:display-name="Normal 3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5_20_4" style:display-name="Normal 3 5 4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7" style:display-name="Normal 3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7_20_2" style:display-name="Normal 3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7_20_3" style:display-name="Normal 3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8" style:display-name="Normal 3 8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8_20_2" style:display-name="Normal 3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_20_9" style:display-name="Normal 3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9_20_2" style:display-name="Normal 3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0" style:display-name="Normal 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0_20_2" style:display-name="Normal 3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" style:display-name="Normal 3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2" style:display-name="Normal 3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3" style:display-name="Normal 31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1_20_4" style:display-name="Normal 31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" style:display-name="Normal 3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" style:display-name="Normal 3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_20_2" style:display-name="Normal 32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2_20_3" style:display-name="Normal 32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2_20_3" style:display-name="Normal 3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" style:display-name="Normal 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2" style:display-name="Normal 3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2_20_2" style:display-name="Normal 33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3_20_3" style:display-name="Normal 3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" style:display-name="Normal 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_20_2" style:display-name="Normal 3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4_20_3" style:display-name="Normal 3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" style:display-name="Normal 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_20_2" style:display-name="Normal 3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5_20_3" style:display-name="Normal 3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6" style:display-name="Normal 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7" style:display-name="Normal 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8" style:display-name="Normal 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8_20_2" style:display-name="Normal 3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8_20_2_20_2" style:display-name="Normal 3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39" style:display-name="Normal 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" style:display-name="Normal 4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2" style:display-name="Normal 4 1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3" style:display-name="Normal 4 10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0_20_4" style:display-name="Normal 4 10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1" style:display-name="Normal 4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12" style:display-name="Normal 4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13" style:display-name="Normal 4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13_20_2" style:display-name="Normal 4 1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2" style:display-name="Normal 4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3" style:display-name="Normal 4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4" style:display-name="Normal 4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2_20_5" style:display-name="Normal 4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2_20_6" style:display-name="Normal 4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4" style:display-name="Normal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4_20_5" style:display-name="Normal 4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2" style:display-name="Normal 4 5 2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" style:display-name="Normal 4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2" style:display-name="Normal 4 5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3" style:display-name="Normal 4 5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5_20_3_20_4" style:display-name="Normal 4 5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" style:display-name="Normal 4 6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6_20_2" style:display-name="Normal 4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7" style:display-name="Normal 4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_20_8" style:display-name="Normal 4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2" style:display-name="Normal 4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3" style:display-name="Normal 4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8_20_4" style:display-name="Normal 4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9" style:display-name="Normal 4 9" style:family="table-cell" style:parent-style-name="Default" style:data-style-name="N10000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0" style:display-name="Normal 4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1" style:display-name="Normal 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2" style:display-name="Normal 4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3" style:display-name="Normal 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4" style:display-name="Normal 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5" style:display-name="Normal 4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6" style:display-name="Normal 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6_20_2" style:display-name="Normal 4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pitch-complex="variable" style:font-size-complex="8pt" style:font-style-complex="normal" style:font-weight-complex="normal"/>
    </style:style>
    <style:style style:name="Normal_20_46_20_2_20_2" style:display-name="Normal 4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7" style:display-name="Normal 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8" style:display-name="Normal 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9" style:display-name="Normal 4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49_20_2" style:display-name="Normal 4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0" style:display-name="Normal 5 1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1" style:display-name="Normal 5 1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2" style:display-name="Normal 5 1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13" style:display-name="Normal 5 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2" style:display-name="Normal 5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2_20_3" style:display-name="Normal 5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4" style:display-name="Normal 5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2_20_5" style:display-name="Normal 5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2_20_6" style:display-name="Normal 5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_20_2" style:display-name="Normal 5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3_20_3" style:display-name="Normal 5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3_20_4" style:display-name="Normal 5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5" style:display-name="Normal 5 5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5_20_6" style:display-name="Normal 5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7" style:display-name="Normal 5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_20_8" style:display-name="Normal 5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_20_9" style:display-name="Normal 5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9_20_2" style:display-name="Normal 5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50" style:display-name="Normal 5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1" style:display-name="Normal 5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2" style:display-name="Normal 5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3" style:display-name="Normal 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4" style:display-name="Normal 5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5" style:display-name="Normal 5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6" style:display-name="Normal 5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7" style:display-name="Normal 5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8" style:display-name="Normal 5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59" style:display-name="Normal 5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2" style:display-name="Normal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_20_2" style:display-name="Normal 6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2_20_3" style:display-name="Normal 6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2_20_4" style:display-name="Normal 6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3" style:display-name="Normal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3_20_2" style:display-name="Normal 6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6_20_4" style:display-name="Normal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2" style:display-name="Normal 6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3" style:display-name="Normal 6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4_20_4" style:display-name="Normal 6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6_20_5" style:display-name="Normal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Normal_20_6_20_6" style:display-name="Normal 6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2" style:display-name="Normal 6 6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3" style:display-name="Normal 6 6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4" style:display-name="Normal 6 6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6_20_5" style:display-name="Normal 6 6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_20_7" style:display-name="Normal 6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" style:display-name="Normal 6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2" style:display-name="Normal 6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3" style:display-name="Normal 6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8_20_3_20_2" style:display-name="Normal 6 8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6_20_9" style:display-name="Normal 6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0" style:display-name="Normal 6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1" style:display-name="Normal 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2" style:display-name="Normal 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3" style:display-name="Normal 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4" style:display-name="Normal 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5" style:display-name="Normal 6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6" style:display-name="Normal 6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7" style:display-name="Normal 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8" style:display-name="Normal 6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69" style:display-name="Normal 6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_20_2" style:display-name="Normal 7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7_20_2_20_3" style:display-name="Normal 7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2_20_4" style:display-name="Normal 7 2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_20_2_20_5" style:display-name="Normal 7 2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3" style:display-name="Normal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4" style:display-name="Normal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2" style:display-name="Normal 7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3" style:display-name="Normal 7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4_20_4" style:display-name="Normal 7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_20_5" style:display-name="Normal 7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6" style:display-name="Normal 7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_20_7" style:display-name="Normal 7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0" style:display-name="Normal 7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0_20_2" style:display-name="Normal 70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1" style:display-name="Normal 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2" style:display-name="Normal 7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3" style:display-name="Normal 7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4" style:display-name="Normal 7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5" style:display-name="Normal 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6" style:display-name="Normal 7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7" style:display-name="Normal 7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8" style:display-name="Normal 7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79" style:display-name="Normal 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_20_2" style:display-name="Normal 8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2_20_3" style:display-name="Normal 8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_20_3" style:display-name="Normal 8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4" style:display-name="Normal 8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2" style:display-name="Normal 8 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3" style:display-name="Normal 8 4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4_20_4" style:display-name="Normal 8 4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8_20_5" style:display-name="Normal 8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6" style:display-name="Normal 8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_20_7" style:display-name="Normal 8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8" style:display-name="Normal 8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80" style:display-name="Normal 8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1" style:display-name="Normal 8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2" style:display-name="Normal 8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3" style:display-name="Normal 8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4" style:display-name="Normal 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5" style:display-name="Normal 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6" style:display-name="Normal 8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7" style:display-name="Normal 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8" style:display-name="Normal 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89" style:display-name="Normal 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2" style:display-name="Normal 9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2_20_2" style:display-name="Normal 9 2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2_20_3" style:display-name="Normal 9 2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3" style:display-name="Normal 9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2" style:display-name="Normal 9 3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3" style:display-name="Normal 9 3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3_20_4" style:display-name="Normal 9 3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9_20_4" style:display-name="Normal 9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5" style:display-name="Normal 9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6" style:display-name="Normal 9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7" style:display-name="Normal 9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_20_8" style:display-name="Normal 9 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_20_9" style:display-name="Normal 9 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20_90" style:display-name="Normal 9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1" style:display-name="Normal 9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2" style:display-name="Normal 9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3" style:display-name="Normal 9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4" style:display-name="Normal 9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4_20_2" style:display-name="Normal 94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5" style:display-name="Normal 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6" style:display-name="Normal 9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7" style:display-name="Normal 9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8" style:display-name="Normal 9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rmal_20_99" style:display-name="Normal 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10" style:display-name="Notas 10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0_20_2" style:display-name="Notas 10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0_20_3" style:display-name="Notas 10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0_20_4" style:display-name="Notas 10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1" style:display-name="Notas 11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1_20_2" style:display-name="Notas 11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11_20_3" style:display-name="Notas 11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1_20_4" style:display-name="Notas 11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2" style:display-name="Notas 1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as_20_12_20_2" style:display-name="Notas 1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2_20_3" style:display-name="Notas 1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3" style:display-name="Notas 1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3_20_2" style:display-name="Notas 1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4" style:display-name="Notas 1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4_20_2" style:display-name="Notas 1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5" style:display-name="Notas 1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5_20_2" style:display-name="Notas 1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6" style:display-name="Notas 1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6_20_2" style:display-name="Notas 1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7" style:display-name="Notas 1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7_20_2" style:display-name="Notas 1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8" style:display-name="Notas 1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8_20_2" style:display-name="Notas 1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9" style:display-name="Notas 1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19_20_2" style:display-name="Notas 1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" style:display-name="Notas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0" style:display-name="Notas 2 10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1" style:display-name="Notas 2 1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2" style:display-name="Notas 2 1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2_20_2" style:display-name="Notas 2 1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3" style:display-name="Notas 2 1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" style:display-name="Notas 2 1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2" style:display-name="Notas 2 1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3" style:display-name="Notas 2 1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" style:display-name="Notas 2 1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" style:display-name="Notas 2 14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_20_2" style:display-name="Notas 2 14 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2_20_3" style:display-name="Notas 2 14 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3" style:display-name="Notas 2 14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4_20_4" style:display-name="Notas 2 14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5" style:display-name="Notas 2 14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5_20_2" style:display-name="Notas 2 14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6" style:display-name="Notas 2 14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6_20_2" style:display-name="Notas 2 14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4_20_7" style:display-name="Notas 2 14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" style:display-name="Notas 2 1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2" style:display-name="Notas 2 1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2_20_2" style:display-name="Notas 2 15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3" style:display-name="Notas 2 1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3_20_2" style:display-name="Notas 2 15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4" style:display-name="Notas 2 1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5_20_5" style:display-name="Notas 2 15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6" style:display-name="Notas 2 1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6_20_2" style:display-name="Notas 2 1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7" style:display-name="Notas 2 1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8" style:display-name="Notas 2 18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18_20_2" style:display-name="Notas 2 1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19" style:display-name="Notas 2 1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2" style:display-name="Notas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2" style:display-name="Notas 2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3" style:display-name="Notas 2 2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2_20_2_20_4" style:display-name="Notas 2 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2_20_5" style:display-name="Notas 2 2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2_20_6" style:display-name="Notas 2 2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3" style:display-name="Notas 2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4" style:display-name="Notas 2 4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5" style:display-name="Notas 2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6" style:display-name="Notas 2 6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6_20_2" style:display-name="Notas 2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7" style:display-name="Notas 2 7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as_20_2_20_7_20_2" style:display-name="Notas 2 7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2_20_8" style:display-name="Notas 2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_20_9" style:display-name="Notas 2 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0" style:display-name="Notas 2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0_20_2" style:display-name="Notas 2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1" style:display-name="Notas 2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1_20_2" style:display-name="Notas 2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2" style:display-name="Notas 2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2_20_2" style:display-name="Notas 2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3" style:display-name="Notas 2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3_20_2" style:display-name="Notas 2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4" style:display-name="Notas 2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4_20_2" style:display-name="Notas 2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5" style:display-name="Notas 2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5_20_2" style:display-name="Notas 2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6" style:display-name="Notas 2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6_20_2" style:display-name="Notas 2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7" style:display-name="Notas 2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7_20_2" style:display-name="Notas 2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8" style:display-name="Notas 2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8_20_2" style:display-name="Notas 2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9" style:display-name="Notas 2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29_20_2" style:display-name="Notas 2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" style:display-name="Notas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2" style:display-name="Notas 3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Tahoma" style:font-family-complex="Tahoma" style:font-family-generic-complex="swiss" style:font-pitch-complex="variable" style:font-size-complex="10pt" style:font-style-complex="normal" style:font-weight-complex="normal"/>
    </style:style>
    <style:style style:name="Notas_20_3_20_2_20_2" style:display-name="Notas 3 2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3" style:display-name="Notas 3 3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3_20_3_20_2" style:display-name="Notas 3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4" style:display-name="Notas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5" style:display-name="Notas 3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_20_6" style:display-name="Notas 3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0" style:display-name="Notas 3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0_20_2" style:display-name="Notas 3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1" style:display-name="Notas 3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1_20_2" style:display-name="Notas 3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2" style:display-name="Notas 3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2_20_2" style:display-name="Notas 3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3" style:display-name="Notas 3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3_20_2" style:display-name="Notas 3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4" style:display-name="Notas 3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4_20_2" style:display-name="Notas 3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5" style:display-name="Notas 3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5_20_2" style:display-name="Notas 3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6" style:display-name="Notas 3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6_20_2" style:display-name="Notas 3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7" style:display-name="Notas 3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7_20_2" style:display-name="Notas 3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8" style:display-name="Notas 3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8_20_2" style:display-name="Notas 3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9" style:display-name="Notas 3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39_20_2" style:display-name="Notas 3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" style:display-name="Notas 4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4_20_2" style:display-name="Notas 4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4_20_3" style:display-name="Notas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_20_4" style:display-name="Notas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0" style:display-name="Notas 4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0_20_2" style:display-name="Notas 4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1" style:display-name="Notas 4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1_20_2" style:display-name="Notas 4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2" style:display-name="Notas 4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2_20_2" style:display-name="Notas 4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3" style:display-name="Notas 4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3_20_2" style:display-name="Notas 4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4" style:display-name="Notas 4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4_20_2" style:display-name="Notas 4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5" style:display-name="Notas 4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5_20_2" style:display-name="Notas 4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6" style:display-name="Notas 4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6_20_2" style:display-name="Notas 4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7" style:display-name="Notas 4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7_20_2" style:display-name="Notas 4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8" style:display-name="Notas 4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8_20_2" style:display-name="Notas 4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9" style:display-name="Notas 4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49_20_2" style:display-name="Notas 4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" style:display-name="Notas 5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5_20_2" style:display-name="Notas 5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5_20_3" style:display-name="Notas 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_20_4" style:display-name="Notas 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0" style:display-name="Notas 5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0_20_2" style:display-name="Notas 5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1" style:display-name="Notas 5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1_20_2" style:display-name="Notas 5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2" style:display-name="Notas 5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2_20_2" style:display-name="Notas 5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3" style:display-name="Notas 5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3_20_2" style:display-name="Notas 5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4" style:display-name="Notas 5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4_20_2" style:display-name="Notas 5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5" style:display-name="Notas 5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5_20_2" style:display-name="Notas 5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6" style:display-name="Notas 5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6_20_2" style:display-name="Notas 5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7" style:display-name="Notas 5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7_20_2" style:display-name="Notas 5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8" style:display-name="Notas 5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8_20_2" style:display-name="Notas 5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9" style:display-name="Notas 5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59_20_2" style:display-name="Notas 5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" style:display-name="Notas 6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6_20_2" style:display-name="Notas 6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6_20_3" style:display-name="Notas 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_20_4" style:display-name="Notas 6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0" style:display-name="Notas 6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0_20_2" style:display-name="Notas 6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1" style:display-name="Notas 6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1_20_2" style:display-name="Notas 6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2" style:display-name="Notas 6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2_20_2" style:display-name="Notas 6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3" style:display-name="Notas 6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3_20_2" style:display-name="Notas 6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4" style:display-name="Notas 6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4_20_2" style:display-name="Notas 6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5" style:display-name="Notas 6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5_20_2" style:display-name="Notas 6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6" style:display-name="Notas 6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6_20_2" style:display-name="Notas 6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7" style:display-name="Notas 6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7_20_2" style:display-name="Notas 6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8" style:display-name="Notas 6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8_20_2" style:display-name="Notas 6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9" style:display-name="Notas 6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69_20_2" style:display-name="Notas 6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" style:display-name="Notas 7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7_20_2" style:display-name="Notas 7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7_20_3" style:display-name="Notas 7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_20_4" style:display-name="Notas 7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0" style:display-name="Notas 7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0_20_2" style:display-name="Notas 7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1" style:display-name="Notas 7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1_20_2" style:display-name="Notas 7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2" style:display-name="Notas 7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2_20_2" style:display-name="Notas 7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3" style:display-name="Notas 7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3_20_2" style:display-name="Notas 7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4" style:display-name="Notas 7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4_20_2" style:display-name="Notas 7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5" style:display-name="Notas 7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5_20_2" style:display-name="Notas 7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6" style:display-name="Notas 7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6_20_2" style:display-name="Notas 7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7" style:display-name="Notas 7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7_20_2" style:display-name="Notas 7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8" style:display-name="Notas 7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8_20_2" style:display-name="Notas 7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9" style:display-name="Notas 7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79_20_2" style:display-name="Notas 79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" style:display-name="Notas 8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8_20_2" style:display-name="Notas 8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8_20_3" style:display-name="Notas 8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_20_4" style:display-name="Notas 8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0" style:display-name="Notas 8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0_20_2" style:display-name="Notas 80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1" style:display-name="Notas 8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1_20_2" style:display-name="Notas 81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2" style:display-name="Notas 8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2_20_2" style:display-name="Notas 8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3" style:display-name="Notas 8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3_20_2" style:display-name="Notas 8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4" style:display-name="Notas 8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5" style:display-name="Notas 8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6" style:display-name="Notas 8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6_20_2" style:display-name="Notas 8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7" style:display-name="Notas 8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" style:display-name="Notas 8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2" style:display-name="Notas 88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" style:display-name="Notas 88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2" style:display-name="Notas 88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2_20_2" style:display-name="Notas 88 3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3" style:display-name="Notas 88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3_20_2" style:display-name="Notas 88 3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4" style:display-name="Notas 88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3_20_5" style:display-name="Notas 88 3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" style:display-name="Notas 88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" style:display-name="Notas 88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_20_2" style:display-name="Notas 88 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2_20_3" style:display-name="Notas 88 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3" style:display-name="Notas 88 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4_20_4" style:display-name="Notas 88 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5" style:display-name="Notas 88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5_20_2" style:display-name="Notas 88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" style:display-name="Notas 88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_20_2" style:display-name="Notas 88 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6_20_3" style:display-name="Notas 88 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7" style:display-name="Notas 88 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8_20_8" style:display-name="Notas 88 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89" style:display-name="Notas 8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" style:display-name="Notas 9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9_20_2" style:display-name="Notas 9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_20_9_20_3" style:display-name="Notas 9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_20_4" style:display-name="Notas 9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0" style:display-name="Notas 90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1" style:display-name="Notas 91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" style:display-name="Notas 9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2" style:display-name="Notas 9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" style:display-name="Notas 9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" style:display-name="Notas 92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_20_2" style:display-name="Notas 92 3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2_20_3" style:display-name="Notas 92 3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3" style:display-name="Notas 92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3_20_4" style:display-name="Notas 92 3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4" style:display-name="Notas 9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4_20_2" style:display-name="Notas 92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5" style:display-name="Notas 92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5_20_2" style:display-name="Notas 92 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2_20_6" style:display-name="Notas 92 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3" style:display-name="Notas 9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3_20_2" style:display-name="Notas 9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" style:display-name="Notas 9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" style:display-name="Notas 9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2" style:display-name="Notas 94 2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" style:display-name="Notas 94 2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_20_2" style:display-name="Notas 94 2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3_20_3" style:display-name="Notas 94 2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4" style:display-name="Notas 94 2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2_20_5" style:display-name="Notas 94 2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3" style:display-name="Notas 94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3_20_2" style:display-name="Notas 94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4" style:display-name="Notas 94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4_20_2" style:display-name="Notas 94 4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4_20_5" style:display-name="Notas 94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" style:display-name="Notas 9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2" style:display-name="Notas 95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" style:display-name="Notas 95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_20_2" style:display-name="Notas 95 3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3_20_3" style:display-name="Notas 95 3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4" style:display-name="Notas 95 4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5_20_5" style:display-name="Notas 95 5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" style:display-name="Notas 96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_20_2" style:display-name="Notas 96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6_20_3" style:display-name="Notas 96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" style:display-name="Notas 97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_20_2" style:display-name="Notas 97 2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7_20_3" style:display-name="Notas 97 3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8" style:display-name="Notas 98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as_20_99" style:display-name="Notas 99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Note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e_20_2" style:display-name="Note 2" style:family="table-cell" style:parent-style-name="Default">
      <style:table-cell-properties fo:background-color="#ffffcc" style:diagonal-bl-tr="none" style:diagonal-tl-br="none" fo:border="0.74pt solid #c0c0c0" fo:padding="0.71mm" style:rotation-align="non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OBI_5f_ColHeader" style:display-name="OBI_ColHeader" style:family="table-cell" style:parent-style-name="Default" style:data-style-name="N0">
      <style:table-cell-properties style:glyph-orientation-vertical="0" fo:background-color="#c0c0c0" style:cell-protect="protected" style:print-content="true" style:diagonal-bl-tr="none" style:diagonal-tl-br="none" style:text-align-source="value-type" style:repeat-content="false" fo:wrap-option="no-wrap" fo:border="0.74pt solid #c0c0c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ahoma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name-complex="Tahoma" style:font-family-complex="Tahoma" style:font-family-generic-complex="swiss" style:font-pitch-complex="variable" style:font-size-complex="9pt" style:font-style-complex="normal" style:font-weight-complex="bold"/>
    </style:style>
    <style:style style:name="Output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Piloto_20_de_20_Datos_20_Campo" style:display-name="Piloto de Datos Camp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Resultado" style:display-name="Piloto de Datos Resultad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Título" style:display-name="Piloto de Datos Título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Valor" style:display-name="Piloto de Datos Valor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iloto_20_de_20_Datos_20_Ángulo" style:display-name="Piloto de Datos Ángulo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orcentaje_20_10" style:display-name="Porcentaje 10" style:family="table-cell" style:parent-style-name="Default" style:data-style-name="N10">
      <style:table-cell-properties fo:padding="0.71mm"/>
    </style:style>
    <style:style style:name="Porcentaje_20_10_20_2" style:display-name="Porcentaje 10 2" style:family="table-cell" style:parent-style-name="Default" style:data-style-name="N10">
      <style:table-cell-properties fo:padding="0.71mm"/>
    </style:style>
    <style:style style:name="Porcentaje_20_10_20_2_20_2" style:display-name="Porcentaje 10 2 2" style:family="table-cell" style:parent-style-name="Default" style:data-style-name="N10">
      <style:table-cell-properties fo:padding="0.71mm"/>
    </style:style>
    <style:style style:name="Porcentaje_20_10_20_2_20_3" style:display-name="Porcentaje 10 2 3" style:family="table-cell" style:parent-style-name="Default" style:data-style-name="N10">
      <style:table-cell-properties fo:padding="0.71mm"/>
    </style:style>
    <style:style style:name="Porcentaje_20_10_20_3" style:display-name="Porcentaje 10 3" style:family="table-cell" style:parent-style-name="Default" style:data-style-name="N10">
      <style:table-cell-properties fo:padding="0.71mm"/>
    </style:style>
    <style:style style:name="Porcentaje_20_10_20_4" style:display-name="Porcentaje 10 4" style:family="table-cell" style:parent-style-name="Default" style:data-style-name="N10">
      <style:table-cell-properties fo:padding="0.71mm"/>
    </style:style>
    <style:style style:name="Porcentaje_20_11" style:display-name="Porcentaje 11" style:family="table-cell" style:parent-style-name="Default" style:data-style-name="N10">
      <style:table-cell-properties fo:padding="0.71mm"/>
    </style:style>
    <style:style style:name="Porcentaje_20_11_20_2" style:display-name="Porcentaje 11 2" style:family="table-cell" style:parent-style-name="Default" style:data-style-name="N10">
      <style:table-cell-properties fo:padding="0.71mm"/>
    </style:style>
    <style:style style:name="Porcentaje_20_11_20_3" style:display-name="Porcentaje 11 3" style:family="table-cell" style:parent-style-name="Default" style:data-style-name="N10">
      <style:table-cell-properties fo:padding="0.71mm"/>
    </style:style>
    <style:style style:name="Porcentaje_20_12" style:display-name="Porcentaje 12" style:family="table-cell" style:parent-style-name="Default" style:data-style-name="N10">
      <style:table-cell-properties fo:padding="0.71mm"/>
    </style:style>
    <style:style style:name="Porcentaje_20_12_20_2" style:display-name="Porcentaje 12 2" style:family="table-cell" style:parent-style-name="Default" style:data-style-name="N10">
      <style:table-cell-properties fo:padding="0.71mm"/>
    </style:style>
    <style:style style:name="Porcentaje_20_12_20_3" style:display-name="Porcentaje 12 3" style:family="table-cell" style:parent-style-name="Default" style:data-style-name="N10">
      <style:table-cell-properties fo:padding="0.71mm"/>
    </style:style>
    <style:style style:name="Porcentaje_20_12_20_4" style:display-name="Porcentaje 12 4" style:family="table-cell" style:parent-style-name="Default" style:data-style-name="N10">
      <style:table-cell-properties fo:padding="0.71mm"/>
    </style:style>
    <style:style style:name="Porcentaje_20_13" style:display-name="Porcentaje 13" style:family="table-cell" style:parent-style-name="Default" style:data-style-name="N10">
      <style:table-cell-properties fo:padding="0.71mm"/>
    </style:style>
    <style:style style:name="Porcentaje_20_13_20_2" style:display-name="Porcentaje 13 2" style:family="table-cell" style:parent-style-name="Default" style:data-style-name="N10">
      <style:table-cell-properties fo:padding="0.71mm"/>
    </style:style>
    <style:style style:name="Porcentaje_20_13_20_3" style:display-name="Porcentaje 13 3" style:family="table-cell" style:parent-style-name="Default" style:data-style-name="N10">
      <style:table-cell-properties fo:padding="0.71mm"/>
    </style:style>
    <style:style style:name="Porcentaje_20_13_20_4" style:display-name="Porcentaje 13 4" style:family="table-cell" style:parent-style-name="Default" style:data-style-name="N10">
      <style:table-cell-properties fo:padding="0.71mm"/>
    </style:style>
    <style:style style:name="Porcentaje_20_14" style:display-name="Porcentaje 14" style:family="table-cell" style:parent-style-name="Default" style:data-style-name="N10">
      <style:table-cell-properties fo:padding="0.71mm"/>
    </style:style>
    <style:style style:name="Porcentaje_20_14_20_2" style:display-name="Porcentaje 14 2" style:family="table-cell" style:parent-style-name="Default" style:data-style-name="N10">
      <style:table-cell-properties fo:padding="0.71mm"/>
    </style:style>
    <style:style style:name="Porcentaje_20_14_20_3" style:display-name="Porcentaje 14 3" style:family="table-cell" style:parent-style-name="Default" style:data-style-name="N10">
      <style:table-cell-properties fo:padding="0.71mm"/>
    </style:style>
    <style:style style:name="Porcentaje_20_14_20_4" style:display-name="Porcentaje 14 4" style:family="table-cell" style:parent-style-name="Default" style:data-style-name="N10">
      <style:table-cell-properties fo:padding="0.71mm"/>
    </style:style>
    <style:style style:name="Porcentaje_20_15" style:display-name="Porcentaje 15" style:family="table-cell" style:parent-style-name="Default" style:data-style-name="N10">
      <style:table-cell-properties fo:padding="0.71mm"/>
    </style:style>
    <style:style style:name="Porcentaje_20_15_20_2" style:display-name="Porcentaje 15 2" style:family="table-cell" style:parent-style-name="Default" style:data-style-name="N10">
      <style:table-cell-properties fo:padding="0.71mm"/>
    </style:style>
    <style:style style:name="Porcentaje_20_15_20_2_20_2" style:display-name="Porcentaje 15 2 2" style:family="table-cell" style:parent-style-name="Default" style:data-style-name="N10">
      <style:table-cell-properties fo:padding="0.71mm"/>
    </style:style>
    <style:style style:name="Porcentaje_20_15_20_2_20_3" style:display-name="Porcentaje 15 2 3" style:family="table-cell" style:parent-style-name="Default" style:data-style-name="N10">
      <style:table-cell-properties fo:padding="0.71mm"/>
    </style:style>
    <style:style style:name="Porcentaje_20_15_20_3" style:display-name="Porcentaje 15 3" style:family="table-cell" style:parent-style-name="Default" style:data-style-name="N10">
      <style:table-cell-properties fo:padding="0.71mm"/>
    </style:style>
    <style:style style:name="Porcentaje_20_16" style:display-name="Porcentaje 16" style:family="table-cell" style:parent-style-name="Default" style:data-style-name="N10">
      <style:table-cell-properties fo:padding="0.71mm"/>
    </style:style>
    <style:style style:name="Porcentaje_20_16_20_2" style:display-name="Porcentaje 16 2" style:family="table-cell" style:parent-style-name="Default" style:data-style-name="N10">
      <style:table-cell-properties fo:padding="0.71mm"/>
    </style:style>
    <style:style style:name="Porcentaje_20_16_20_2_20_2" style:display-name="Porcentaje 16 2 2" style:family="table-cell" style:parent-style-name="Default" style:data-style-name="N10">
      <style:table-cell-properties fo:padding="0.71mm"/>
    </style:style>
    <style:style style:name="Porcentaje_20_17" style:display-name="Porcentaje 17" style:family="table-cell" style:parent-style-name="Default" style:data-style-name="N10">
      <style:table-cell-properties fo:padding="0.71mm"/>
    </style:style>
    <style:style style:name="Porcentaje_20_18" style:display-name="Porcentaje 18" style:family="table-cell" style:parent-style-name="Default" style:data-style-name="N10">
      <style:table-cell-properties fo:padding="0.71mm"/>
    </style:style>
    <style:style style:name="Porcentaje_20_19" style:display-name="Porcentaje 19" style:family="table-cell" style:parent-style-name="Default" style:data-style-name="N10">
      <style:table-cell-properties fo:padding="0.71mm"/>
    </style:style>
    <style:style style:name="Porcentaje_20_19_20_2" style:display-name="Porcentaje 19 2" style:family="table-cell" style:parent-style-name="Default" style:data-style-name="N10">
      <style:table-cell-properties fo:padding="0.71mm"/>
    </style:style>
    <style:style style:name="Porcentaje_20_2" style:display-name="Porcentaje 2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2" style:display-name="Porcentaje 2 2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2_20_2_20_2" style:display-name="Porcentaje 2 2 2" style:family="table-cell" style:parent-style-name="Default" style:data-style-name="N10">
      <style:table-cell-properties fo:padding="0.71mm"/>
    </style:style>
    <style:style style:name="Porcentaje_20_2_20_2_20_3" style:display-name="Porcentaje 2 2 3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2_20_3" style:display-name="Porcentaje 2 3" style:family="table-cell" style:parent-style-name="Default" style:data-style-name="N10">
      <style:table-cell-properties fo:padding="0.71mm"/>
    </style:style>
    <style:style style:name="Porcentaje_20_2_20_3_20_2" style:display-name="Porcentaje 2 3 2" style:family="table-cell" style:parent-style-name="Default" style:data-style-name="N10">
      <style:table-cell-properties fo:padding="0.71mm"/>
    </style:style>
    <style:style style:name="Porcentaje_20_2_20_3_20_2_20_2" style:display-name="Porcentaje 2 3 2 2" style:family="table-cell" style:parent-style-name="Default" style:data-style-name="N10">
      <style:table-cell-properties fo:padding="0.71mm"/>
    </style:style>
    <style:style style:name="Porcentaje_20_2_20_3_20_3" style:display-name="Porcentaje 2 3 3" style:family="table-cell" style:parent-style-name="Default" style:data-style-name="N10">
      <style:table-cell-properties fo:padding="0.71mm"/>
    </style:style>
    <style:style style:name="Porcentaje_20_2_20_4" style:display-name="Porcentaje 2 4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4_20_2" style:display-name="Porcentaje 2 4 2" style:family="table-cell" style:parent-style-name="Default" style:data-style-name="N10">
      <style:table-cell-properties fo:padding="0.71mm"/>
    </style:style>
    <style:style style:name="Porcentaje_20_2_20_5" style:display-name="Porcentaje 2 5" style:family="table-cell" style:parent-style-name="Default" style:data-style-name="N10">
      <style:table-cell-properties fo:padding="0.71mm"/>
    </style:style>
    <style:style style:name="Porcentaje_20_2_20_5_20_2" style:display-name="Porcentaje 2 5 2" style:family="table-cell" style:parent-style-name="Default" style:data-style-name="N10">
      <style:table-cell-properties fo:padding="0.71mm"/>
    </style:style>
    <style:style style:name="Porcentaje_20_2_20_5_20_3" style:display-name="Porcentaje 2 5 3" style:family="table-cell" style:parent-style-name="Default" style:data-style-name="N10">
      <style:table-cell-properties fo:padding="0.71mm"/>
    </style:style>
    <style:style style:name="Porcentaje_20_2_20_5_20_4" style:display-name="Porcentaje 2 5 4" style:family="table-cell" style:parent-style-name="Default" style:data-style-name="N10">
      <style:table-cell-properties fo:padding="0.71mm"/>
    </style:style>
    <style:style style:name="Porcentaje_20_2_20_5_20_5" style:display-name="Porcentaje 2 5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5_20_6" style:display-name="Porcentaje 2 5 6" style:family="table-cell" style:parent-style-name="Default" style:data-style-name="N10">
      <style:table-cell-properties fo:padding="0.71mm"/>
    </style:style>
    <style:style style:name="Porcentaje_20_2_20_5_20_7" style:display-name="Porcentaje 2 5 7" style:family="table-cell" style:parent-style-name="Default" style:data-style-name="N10">
      <style:table-cell-properties fo:padding="0.71mm"/>
    </style:style>
    <style:style style:name="Porcentaje_20_2_20_6" style:display-name="Porcentaje 2 6" style:family="table-cell" style:parent-style-name="Default" style:data-style-name="N10">
      <style:table-cell-properties fo:padding="0.71mm"/>
    </style:style>
    <style:style style:name="Porcentaje_20_2_20_6_20_2" style:display-name="Porcentaje 2 6 2" style:family="table-cell" style:parent-style-name="Default" style:data-style-name="N10">
      <style:table-cell-properties fo:padding="0.71mm"/>
    </style:style>
    <style:style style:name="Porcentaje_20_2_20_7" style:display-name="Porcentaje 2 7" style:family="table-cell" style:parent-style-name="Default" style:data-style-name="N10">
      <style:table-cell-properties fo:padding="0.71mm"/>
    </style:style>
    <style:style style:name="Porcentaje_20_2_20_8" style:display-name="Porcentaje 2 8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2_20_9" style:display-name="Porcentaje 2 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Porcentaje_20_20" style:display-name="Porcentaje 20" style:family="table-cell" style:parent-style-name="Default" style:data-style-name="N10">
      <style:table-cell-properties fo:padding="0.71mm"/>
    </style:style>
    <style:style style:name="Porcentaje_20_3" style:display-name="Porcentaje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2" style:display-name="Porcentaje 3 2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2" style:display-name="Porcentaje 3 2 2" style:family="table-cell" style:parent-style-name="Default" style:data-style-name="N10">
      <style:table-cell-properties fo:padding="0.71mm"/>
    </style:style>
    <style:style style:name="Porcentaje_20_3_20_2_20_3" style:display-name="Porcentaje 3 2 3" style:family="table-cell" style:parent-style-name="Default" style:data-style-name="N10">
      <style:table-cell-properties fo:padding="0.71mm"/>
    </style:style>
    <style:style style:name="Porcentaje_20_3_20_2_20_4" style:display-name="Porcentaje 3 2 4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5" style:display-name="Porcentaje 3 2 5" style:family="table-cell" style:parent-style-name="Default" style:data-style-name="N10">
      <style:table-cell-properties fo:padding="0.71mm"/>
    </style:style>
    <style:style style:name="Porcentaje_20_3_20_2_20_6" style:display-name="Porcentaje 3 2 6" style:family="table-cell" style:parent-style-name="Default" style:data-style-name="N10">
      <style:table-cell-properties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aje_20_3_20_2_20_6_20_2" style:display-name="Porcentaje 3 2 6 2" style:family="table-cell" style:parent-style-name="Default" style:data-style-name="N10">
      <style:table-cell-properties fo:padding="0.71mm"/>
    </style:style>
    <style:style style:name="Porcentaje_20_3_20_3" style:display-name="Porcentaje 3 3" style:family="table-cell" style:parent-style-name="Default" style:data-style-name="N10">
      <style:table-cell-properties fo:padding="0.71mm"/>
    </style:style>
    <style:style style:name="Porcentaje_20_3_20_3_20_2" style:display-name="Porcentaje 3 3 2" style:family="table-cell" style:parent-style-name="Default" style:data-style-name="N10">
      <style:table-cell-properties fo:padding="0.71mm"/>
    </style:style>
    <style:style style:name="Porcentaje_20_3_20_3_20_3" style:display-name="Porcentaje 3 3 3" style:family="table-cell" style:parent-style-name="Default" style:data-style-name="N10">
      <style:table-cell-properties fo:padding="0.71mm"/>
    </style:style>
    <style:style style:name="Porcentaje_20_3_20_4" style:display-name="Porcentaje 3 4" style:family="table-cell" style:parent-style-name="Default" style:data-style-name="N10">
      <style:table-cell-properties fo:padding="0.71mm"/>
    </style:style>
    <style:style style:name="Porcentaje_20_3_20_5" style:display-name="Porcentaje 3 5" style:family="table-cell" style:parent-style-name="Default" style:data-style-name="N10">
      <style:table-cell-properties fo:padding="0.71mm"/>
    </style:style>
    <style:style style:name="Porcentaje_20_3_20_6" style:display-name="Porcentaje 3 6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7" style:display-name="Porcentaje 3 7" style:family="table-cell" style:parent-style-name="Default" style:data-style-name="N10">
      <style:table-cell-properties fo:padding="0.71mm"/>
    </style:style>
    <style:style style:name="Porcentaje_20_3_20_8" style:display-name="Porcentaje 3 8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3_20_8_20_2" style:display-name="Porcentaje 3 8 2" style:family="table-cell" style:parent-style-name="Default" style:data-style-name="N10">
      <style:table-cell-properties fo:padding="0.71mm"/>
    </style:style>
    <style:style style:name="Porcentaje_20_4" style:display-name="Porcentaje 4" style:family="table-cell" style:parent-style-name="Default" style:data-style-name="N10">
      <style:table-cell-properties fo:padding="0.71mm"/>
    </style:style>
    <style:style style:name="Porcentaje_20_4_20_2" style:display-name="Porcentaje 4 2" style:family="table-cell" style:parent-style-name="Default" style:data-style-name="N10">
      <style:table-cell-properties fo:padding="0.71mm"/>
    </style:style>
    <style:style style:name="Porcentaje_20_4_20_3" style:display-name="Porcentaje 4 3" style:family="table-cell" style:parent-style-name="Default" style:data-style-name="N10">
      <style:table-cell-properties fo:padding="0.71mm"/>
    </style:style>
    <style:style style:name="Porcentaje_20_4_20_4" style:display-name="Porcentaje 4 4" style:family="table-cell" style:parent-style-name="Default" style:data-style-name="N10">
      <style:table-cell-properties fo:padding="0.71mm"/>
    </style:style>
    <style:style style:name="Porcentaje_20_4_20_5" style:display-name="Porcentaje 4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5" style:display-name="Porcentaje 5" style:family="table-cell" style:parent-style-name="Default" style:data-style-name="N10">
      <style:table-cell-properties fo:padding="0.71mm"/>
    </style:style>
    <style:style style:name="Porcentaje_20_5_20_2" style:display-name="Porcentaje 5 2" style:family="table-cell" style:parent-style-name="Default" style:data-style-name="N10">
      <style:table-cell-properties fo:padding="0.71mm"/>
    </style:style>
    <style:style style:name="Porcentaje_20_5_20_3" style:display-name="Porcentaje 5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aje_20_6" style:display-name="Porcentaje 6" style:family="table-cell" style:parent-style-name="Default" style:data-style-name="N10">
      <style:table-cell-properties fo:padding="0.71mm"/>
    </style:style>
    <style:style style:name="Porcentaje_20_6_20_2" style:display-name="Porcentaje 6 2" style:family="table-cell" style:parent-style-name="Default" style:data-style-name="N10">
      <style:table-cell-properties fo:padding="0.71mm"/>
    </style:style>
    <style:style style:name="Porcentaje_20_6_20_3" style:display-name="Porcentaje 6 3" style:family="table-cell" style:parent-style-name="Default" style:data-style-name="N10">
      <style:table-cell-properties fo:padding="0.71mm"/>
    </style:style>
    <style:style style:name="Porcentaje_20_6_20_4" style:display-name="Porcentaje 6 4" style:family="table-cell" style:parent-style-name="Default" style:data-style-name="N10">
      <style:table-cell-properties fo:padding="0.71mm"/>
    </style:style>
    <style:style style:name="Porcentaje_20_7" style:display-name="Porcentaje 7" style:family="table-cell" style:parent-style-name="Default" style:data-style-name="N10">
      <style:table-cell-properties fo:padding="0.71mm"/>
    </style:style>
    <style:style style:name="Porcentaje_20_7_20_2" style:display-name="Porcentaje 7 2" style:family="table-cell" style:parent-style-name="Default" style:data-style-name="N10">
      <style:table-cell-properties fo:padding="0.71mm"/>
    </style:style>
    <style:style style:name="Porcentaje_20_8" style:display-name="Porcentaje 8" style:family="table-cell" style:parent-style-name="Default" style:data-style-name="N10">
      <style:table-cell-properties fo:padding="0.71mm"/>
    </style:style>
    <style:style style:name="Porcentaje_20_8_20_10" style:display-name="Porcentaje 8 10" style:family="table-cell" style:parent-style-name="Default" style:data-style-name="N10">
      <style:table-cell-properties fo:padding="0.71mm"/>
    </style:style>
    <style:style style:name="Porcentaje_20_8_20_11" style:display-name="Porcentaje 8 11" style:family="table-cell" style:parent-style-name="Default" style:data-style-name="N10">
      <style:table-cell-properties fo:padding="0.71mm"/>
    </style:style>
    <style:style style:name="Porcentaje_20_8_20_2" style:display-name="Porcentaje 8 2" style:family="table-cell" style:parent-style-name="Default" style:data-style-name="N10">
      <style:table-cell-properties fo:padding="0.71mm"/>
    </style:style>
    <style:style style:name="Porcentaje_20_8_20_3" style:display-name="Porcentaje 8 3" style:family="table-cell" style:parent-style-name="Default" style:data-style-name="N10">
      <style:table-cell-properties fo:padding="0.71mm"/>
    </style:style>
    <style:style style:name="Porcentaje_20_8_20_3_20_2" style:display-name="Porcentaje 8 3 2" style:family="table-cell" style:parent-style-name="Default" style:data-style-name="N10">
      <style:table-cell-properties fo:padding="0.71mm"/>
    </style:style>
    <style:style style:name="Porcentaje_20_8_20_3_20_2_20_2" style:display-name="Porcentaje 8 3 2 2" style:family="table-cell" style:parent-style-name="Default" style:data-style-name="N10">
      <style:table-cell-properties fo:padding="0.71mm"/>
    </style:style>
    <style:style style:name="Porcentaje_20_8_20_3_20_2_20_3" style:display-name="Porcentaje 8 3 2 3" style:family="table-cell" style:parent-style-name="Default" style:data-style-name="N10">
      <style:table-cell-properties fo:padding="0.71mm"/>
    </style:style>
    <style:style style:name="Porcentaje_20_8_20_3_20_3" style:display-name="Porcentaje 8 3 3" style:family="table-cell" style:parent-style-name="Default" style:data-style-name="N10">
      <style:table-cell-properties fo:padding="0.71mm"/>
    </style:style>
    <style:style style:name="Porcentaje_20_8_20_3_20_4" style:display-name="Porcentaje 8 3 4" style:family="table-cell" style:parent-style-name="Default" style:data-style-name="N10">
      <style:table-cell-properties fo:padding="0.71mm"/>
    </style:style>
    <style:style style:name="Porcentaje_20_8_20_3_20_4_20_2" style:display-name="Porcentaje 8 3 4 2" style:family="table-cell" style:parent-style-name="Default" style:data-style-name="N10">
      <style:table-cell-properties fo:padding="0.71mm"/>
    </style:style>
    <style:style style:name="Porcentaje_20_8_20_3_20_5" style:display-name="Porcentaje 8 3 5" style:family="table-cell" style:parent-style-name="Default" style:data-style-name="N10">
      <style:table-cell-properties fo:padding="0.71mm"/>
    </style:style>
    <style:style style:name="Porcentaje_20_8_20_3_20_6" style:display-name="Porcentaje 8 3 6" style:family="table-cell" style:parent-style-name="Default" style:data-style-name="N10">
      <style:table-cell-properties fo:padding="0.71mm"/>
    </style:style>
    <style:style style:name="Porcentaje_20_8_20_4" style:display-name="Porcentaje 8 4" style:family="table-cell" style:parent-style-name="Default" style:data-style-name="N10">
      <style:table-cell-properties fo:padding="0.71mm"/>
    </style:style>
    <style:style style:name="Porcentaje_20_8_20_5" style:display-name="Porcentaje 8 5" style:family="table-cell" style:parent-style-name="Default" style:data-style-name="N10">
      <style:table-cell-properties fo:padding="0.71mm"/>
    </style:style>
    <style:style style:name="Porcentaje_20_8_20_5_20_2" style:display-name="Porcentaje 8 5 2" style:family="table-cell" style:parent-style-name="Default" style:data-style-name="N10">
      <style:table-cell-properties fo:padding="0.71mm"/>
    </style:style>
    <style:style style:name="Porcentaje_20_8_20_5_20_2_20_2" style:display-name="Porcentaje 8 5 2 2" style:family="table-cell" style:parent-style-name="Default" style:data-style-name="N10">
      <style:table-cell-properties fo:padding="0.71mm"/>
    </style:style>
    <style:style style:name="Porcentaje_20_8_20_5_20_2_20_3" style:display-name="Porcentaje 8 5 2 3" style:family="table-cell" style:parent-style-name="Default" style:data-style-name="N10">
      <style:table-cell-properties fo:padding="0.71mm"/>
    </style:style>
    <style:style style:name="Porcentaje_20_8_20_5_20_3" style:display-name="Porcentaje 8 5 3" style:family="table-cell" style:parent-style-name="Default" style:data-style-name="N10">
      <style:table-cell-properties fo:padding="0.71mm"/>
    </style:style>
    <style:style style:name="Porcentaje_20_8_20_5_20_4" style:display-name="Porcentaje 8 5 4" style:family="table-cell" style:parent-style-name="Default" style:data-style-name="N10">
      <style:table-cell-properties fo:padding="0.71mm"/>
    </style:style>
    <style:style style:name="Porcentaje_20_8_20_6" style:display-name="Porcentaje 8 6" style:family="table-cell" style:parent-style-name="Default" style:data-style-name="N10">
      <style:table-cell-properties fo:padding="0.71mm"/>
    </style:style>
    <style:style style:name="Porcentaje_20_8_20_6_20_2" style:display-name="Porcentaje 8 6 2" style:family="table-cell" style:parent-style-name="Default" style:data-style-name="N10">
      <style:table-cell-properties fo:padding="0.71mm"/>
    </style:style>
    <style:style style:name="Porcentaje_20_8_20_7" style:display-name="Porcentaje 8 7" style:family="table-cell" style:parent-style-name="Default" style:data-style-name="N10">
      <style:table-cell-properties fo:padding="0.71mm"/>
    </style:style>
    <style:style style:name="Porcentaje_20_8_20_7_20_2" style:display-name="Porcentaje 8 7 2" style:family="table-cell" style:parent-style-name="Default" style:data-style-name="N10">
      <style:table-cell-properties fo:padding="0.71mm"/>
    </style:style>
    <style:style style:name="Porcentaje_20_8_20_7_20_3" style:display-name="Porcentaje 8 7 3" style:family="table-cell" style:parent-style-name="Default" style:data-style-name="N10">
      <style:table-cell-properties fo:padding="0.71mm"/>
    </style:style>
    <style:style style:name="Porcentaje_20_8_20_8" style:display-name="Porcentaje 8 8" style:family="table-cell" style:parent-style-name="Default" style:data-style-name="N10">
      <style:table-cell-properties fo:padding="0.71mm"/>
    </style:style>
    <style:style style:name="Porcentaje_20_8_20_8_20_2" style:display-name="Porcentaje 8 8 2" style:family="table-cell" style:parent-style-name="Default" style:data-style-name="N10">
      <style:table-cell-properties fo:padding="0.71mm"/>
    </style:style>
    <style:style style:name="Porcentaje_20_8_20_8_20_3" style:display-name="Porcentaje 8 8 3" style:family="table-cell" style:parent-style-name="Default" style:data-style-name="N10">
      <style:table-cell-properties fo:padding="0.71mm"/>
    </style:style>
    <style:style style:name="Porcentaje_20_8_20_9" style:display-name="Porcentaje 8 9" style:family="table-cell" style:parent-style-name="Default" style:data-style-name="N10">
      <style:table-cell-properties fo:padding="0.71mm"/>
    </style:style>
    <style:style style:name="Porcentaje_20_9" style:display-name="Porcentaje 9" style:family="table-cell" style:parent-style-name="Default" style:data-style-name="N10">
      <style:table-cell-properties fo:padding="0.71mm"/>
    </style:style>
    <style:style style:name="Porcentaje_20_9_20_2" style:display-name="Porcentaje 9 2" style:family="table-cell" style:parent-style-name="Default" style:data-style-name="N10">
      <style:table-cell-properties fo:padding="0.71mm"/>
    </style:style>
    <style:style style:name="Porcentaje_20_9_20_2_20_2" style:display-name="Porcentaje 9 2 2" style:family="table-cell" style:parent-style-name="Default" style:data-style-name="N10">
      <style:table-cell-properties fo:padding="0.71mm"/>
    </style:style>
    <style:style style:name="Porcentaje_20_9_20_2_20_2_20_2" style:display-name="Porcentaje 9 2 2 2" style:family="table-cell" style:parent-style-name="Default" style:data-style-name="N10">
      <style:table-cell-properties fo:padding="0.71mm"/>
    </style:style>
    <style:style style:name="Porcentaje_20_9_20_2_20_2_20_3" style:display-name="Porcentaje 9 2 2 3" style:family="table-cell" style:parent-style-name="Default" style:data-style-name="N10">
      <style:table-cell-properties fo:padding="0.71mm"/>
    </style:style>
    <style:style style:name="Porcentaje_20_9_20_2_20_3" style:display-name="Porcentaje 9 2 3" style:family="table-cell" style:parent-style-name="Default" style:data-style-name="N10">
      <style:table-cell-properties fo:padding="0.71mm"/>
    </style:style>
    <style:style style:name="Porcentaje_20_9_20_2_20_4" style:display-name="Porcentaje 9 2 4" style:family="table-cell" style:parent-style-name="Default" style:data-style-name="N10">
      <style:table-cell-properties fo:padding="0.71mm"/>
    </style:style>
    <style:style style:name="Porcentaje_20_9_20_3" style:display-name="Porcentaje 9 3" style:family="table-cell" style:parent-style-name="Default" style:data-style-name="N10">
      <style:table-cell-properties fo:padding="0.71mm"/>
    </style:style>
    <style:style style:name="Porcentaje_20_9_20_3_20_2" style:display-name="Porcentaje 9 3 2" style:family="table-cell" style:parent-style-name="Default" style:data-style-name="N10">
      <style:table-cell-properties fo:padding="0.71mm"/>
    </style:style>
    <style:style style:name="Porcentaje_20_9_20_3_20_2_20_2" style:display-name="Porcentaje 9 3 2 2" style:family="table-cell" style:parent-style-name="Default" style:data-style-name="N10">
      <style:table-cell-properties fo:padding="0.71mm"/>
    </style:style>
    <style:style style:name="Porcentaje_20_9_20_3_20_3" style:display-name="Porcentaje 9 3 3" style:family="table-cell" style:parent-style-name="Default" style:data-style-name="N10">
      <style:table-cell-properties fo:padding="0.71mm"/>
    </style:style>
    <style:style style:name="Porcentaje_20_9_20_4" style:display-name="Porcentaje 9 4" style:family="table-cell" style:parent-style-name="Default" style:data-style-name="N10">
      <style:table-cell-properties fo:padding="0.71mm"/>
    </style:style>
    <style:style style:name="Porcentaje_20_9_20_4_20_2" style:display-name="Porcentaje 9 4 2" style:family="table-cell" style:parent-style-name="Default" style:data-style-name="N10">
      <style:table-cell-properties fo:padding="0.71mm"/>
    </style:style>
    <style:style style:name="Porcentaje_20_9_20_4_20_3" style:display-name="Porcentaje 9 4 3" style:family="table-cell" style:parent-style-name="Default" style:data-style-name="N10">
      <style:table-cell-properties fo:padding="0.71mm"/>
    </style:style>
    <style:style style:name="Porcentaje_20_9_20_5" style:display-name="Porcentaje 9 5" style:family="table-cell" style:parent-style-name="Default" style:data-style-name="N10">
      <style:table-cell-properties fo:padding="0.71mm"/>
    </style:style>
    <style:style style:name="Porcentaje_20_9_20_6" style:display-name="Porcentaje 9 6" style:family="table-cell" style:parent-style-name="Default" style:data-style-name="N10">
      <style:table-cell-properties fo:padding="0.71mm"/>
    </style:style>
    <style:style style:name="Porcentual_20_18_20_2_20_7" style:display-name="Porcentual 18 2 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2" style:display-name="Porcentual 18 2 7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3" style:display-name="Porcentual 18 2 7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18_20_2_20_7_20_4" style:display-name="Porcentual 18 2 7 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2" style:display-name="Porcentual 2" style:family="table-cell" style:parent-style-name="Default" style:data-style-name="N10">
      <style:table-cell-properties fo:padding="0.71mm"/>
    </style:style>
    <style:style style:name="Porcentual_20_2_20_2" style:display-name="Porcentual 2 2" style:family="table-cell" style:parent-style-name="Default" style:data-style-name="N10">
      <style:table-cell-properties fo:padding="0.71mm"/>
    </style:style>
    <style:style style:name="Porcentual_20_2_20_2_20_2" style:display-name="Porcentual 2 2 2" style:family="table-cell" style:parent-style-name="Default" style:data-style-name="N10">
      <style:table-cell-properties fo:padding="0.71mm"/>
    </style:style>
    <style:style style:name="Porcentual_20_2_20_2_20_3" style:display-name="Porcentual 2 2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2_20_2_20_4" style:display-name="Porcentual 2 2 4" style:family="table-cell" style:parent-style-name="Default" style:data-style-name="N10">
      <style:table-cell-properties fo:padding="0.71mm"/>
    </style:style>
    <style:style style:name="Porcentual_20_2_20_3" style:display-name="Porcentual 2 3" style:family="table-cell" style:parent-style-name="Default" style:data-style-name="N1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orcentual_20_2_20_4" style:display-name="Porcentual 2 4" style:family="table-cell" style:parent-style-name="Default" style:data-style-name="N10">
      <style:table-cell-properties fo:padding="0.71mm"/>
    </style:style>
    <style:style style:name="Porcentual_20_2_20_5" style:display-name="Porcentual 2 5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3" style:display-name="Porcentual 3" style:family="table-cell" style:parent-style-name="Default" style:data-style-name="N10">
      <style:table-cell-properties fo:padding="0.71mm"/>
    </style:style>
    <style:style style:name="Porcentual_20_3_20_2" style:display-name="Porcentual 3 2" style:family="table-cell" style:parent-style-name="Default" style:data-style-name="N10">
      <style:table-cell-properties fo:padding="0.71mm"/>
    </style:style>
    <style:style style:name="Porcentual_20_3_20_3" style:display-name="Porcentual 3 3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Porcentual_20_4" style:display-name="Porcentual 4" style:family="table-cell" style:parent-style-name="Default" style:data-style-name="N10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Result_20__28_user_29_" style:display-name="Result (user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_20_2" style:display-name="Result 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_28_user_29_" style:display-name="Result2 (user)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2" style:display-name="Result2 2" style:family="table-cell" style:parent-style-name="Default" style:data-style-name="N104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3" style:display-name="Result2 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Salida_20_10" style:display-name="Salida 10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11" style:display-name="Salida 11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12" style:display-name="Salida 12" style:family="table-cell" style:parent-style-name="Default">
      <style:table-cell-properties fo:background-color="#ffffff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" style:display-name="Salida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2" style:display-name="Salida 2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3" style:display-name="Salida 2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4" style:display-name="Salida 2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5" style:display-name="Salida 2 5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6" style:display-name="Salida 2 6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7" style:display-name="Salida 2 7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8" style:display-name="Salida 2 8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2_20_9" style:display-name="Salida 2 9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" style:display-name="Salida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2" style:display-name="Salida 3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3" style:display-name="Salida 3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3_20_4" style:display-name="Salida 3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" style:display-name="Salida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2" style:display-name="Salida 4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3" style:display-name="Salida 4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4_20_4" style:display-name="Salida 4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" style:display-name="Salida 5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2" style:display-name="Salida 5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3" style:display-name="Salida 5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5_20_4" style:display-name="Salida 5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" style:display-name="Salida 6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2" style:display-name="Salida 6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3" style:display-name="Salida 6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6_20_4" style:display-name="Salida 6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" style:display-name="Salida 7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2" style:display-name="Salida 7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3" style:display-name="Salida 7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7_20_4" style:display-name="Salida 7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" style:display-name="Salida 8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2" style:display-name="Salida 8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3" style:display-name="Salida 8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8_20_4" style:display-name="Salida 8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" style:display-name="Salida 9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2" style:display-name="Salida 9 2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3" style:display-name="Salida 9 3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alida_20_9_20_4" style:display-name="Salida 9 4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Sin_20_nombre1" style:display-name="Sin nombre1" style:family="table-cell" style:parent-style-name="Default">
      <style:table-cell-properties fo:background-color="#ff0000" fo:padding="0.71mm"/>
      <style:text-properties style:use-window-font-color="true" style:text-outline="false" style:text-line-through-style="none" style:text-line-through-type="none" style:font-name="Mangal" fo:font-family="Mang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angal" style:font-family-complex="Mangal" style:font-family-generic-complex="swiss" style:font-pitch-complex="variable" style:font-size-complex="10pt" style:font-style-complex="normal" style:font-weight-complex="normal"/>
    </style:style>
    <style:style style:name="Texto_20_de_20_advertencia_20_10" style:display-name="Texto de advertencia 10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11" style:display-name="Texto de advertencia 11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" style:display-name="Texto de advertencia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2" style:display-name="Texto de advertencia 2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3" style:display-name="Texto de advertencia 2 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4" style:display-name="Texto de advertencia 2 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2_20_5" style:display-name="Texto de advertencia 2 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3" style:display-name="Texto de advertencia 3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3_20_2" style:display-name="Texto de advertencia 3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4" style:display-name="Texto de advertencia 4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4_20_2" style:display-name="Texto de advertencia 4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5" style:display-name="Texto de advertencia 5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5_20_2" style:display-name="Texto de advertencia 5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6" style:display-name="Texto de advertencia 6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6_20_2" style:display-name="Texto de advertencia 6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7" style:display-name="Texto de advertencia 7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7_20_2" style:display-name="Texto de advertencia 7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8" style:display-name="Texto de advertencia 8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8_20_2" style:display-name="Texto de advertencia 8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9" style:display-name="Texto de advertencia 9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de_20_advertencia_20_9_20_2" style:display-name="Texto de advertencia 9 2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_20_10" style:display-name="Texto explicativo 10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11" style:display-name="Texto explicativo 1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" style:display-name="Texto explicativo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2" style:display-name="Texto explicativo 2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3" style:display-name="Texto explicativo 2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4" style:display-name="Texto explicativo 2 4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5" style:display-name="Texto explicativo 2 5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2_20_6" style:display-name="Texto explicativo 2 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o_20_explicativo_20_3" style:display-name="Texto explicativo 3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3_20_2" style:display-name="Texto explicativo 3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" style:display-name="Texto explicativo 4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4_20_2" style:display-name="Texto explicativo 4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" style:display-name="Texto explicativo 5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5_20_2" style:display-name="Texto explicativo 5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6" style:display-name="Texto explicativo 6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6_20_2" style:display-name="Texto explicativo 6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7" style:display-name="Texto explicativo 7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7_20_2" style:display-name="Texto explicativo 7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8" style:display-name="Texto explicativo 8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8_20_2" style:display-name="Texto explicativo 8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9" style:display-name="Texto explicativo 9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exto_20_explicativo_20_9_20_2" style:display-name="Texto explicativo 9 2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itle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otal_20_10" style:display-name="Total 10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11" style:display-name="Total 11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" style:display-name="Total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2" style:display-name="Total 2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3" style:display-name="Total 2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4" style:display-name="Total 2 4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2_20_5" style:display-name="Total 2 5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" style:display-name="Total 3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3_20_2" style:display-name="Total 3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" style:display-name="Total 4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4_20_2" style:display-name="Total 4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" style:display-name="Total 5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5_20_2" style:display-name="Total 5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" style:display-name="Total 6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6_20_2" style:display-name="Total 6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" style:display-name="Total 7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7_20_2" style:display-name="Total 7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" style:display-name="Total 8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8_20_2" style:display-name="Total 8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" style:display-name="Total 9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_20_9_20_2" style:display-name="Total 9 2" style:family="table-cell" style:parent-style-name="Default">
      <style:table-cell-properties fo:border-bottom="2.49pt double-thin #333399" style:border-line-width-bottom="0.18mm 0.53mm 0.18mm" style:diagonal-bl-tr="none" style:diagonal-tl-br="none" fo:border-left="none" fo:padding="0.71mm" fo:border-right="none" style:rotation-align="none" fo:border-top="0.74pt solid #333399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1_20_10" style:display-name="Título 1 10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11" style:display-name="Título 1 11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" style:display-name="Título 1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2" style:display-name="Título 1 2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3" style:display-name="Título 1 2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4" style:display-name="Título 1 2 4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2_20_5" style:display-name="Título 1 2 5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" style:display-name="Título 1 3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3_20_2" style:display-name="Título 1 3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" style:display-name="Título 1 4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4_20_2" style:display-name="Título 1 4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5" style:display-name="Título 1 5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5_20_2" style:display-name="Título 1 5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6" style:display-name="Título 1 6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6_20_2" style:display-name="Título 1 6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7" style:display-name="Título 1 7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7_20_2" style:display-name="Título 1 7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8" style:display-name="Título 1 8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8_20_2" style:display-name="Título 1 8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9" style:display-name="Título 1 9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_20_9_20_2" style:display-name="Título 1 9 2" style:family="table-cell" style:parent-style-name="Default">
      <style:table-cell-properties fo:border-bottom="2.49pt solid #333399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10" style:display-name="Título 10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0_20_2" style:display-name="Título 10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1" style:display-name="Título 11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1_20_2" style:display-name="Título 11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2" style:display-name="Título 1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3" style:display-name="Título 1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4" style:display-name="Título 14" style:family="table-cell" style:parent-style-name="Default">
      <style:table-cell-properties fo:padding="0.71mm"/>
      <style:text-properties fo:color="#333399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5" style:display-name="Título 1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2_20_10" style:display-name="Título 2 10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11" style:display-name="Título 2 11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12" style:display-name="Título 2 1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" style:display-name="Título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2" style:display-name="Título 2 2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3" style:display-name="Título 2 2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4" style:display-name="Título 2 2 4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2_20_5" style:display-name="Título 2 2 5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" style:display-name="Título 2 3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3_20_2" style:display-name="Título 2 3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" style:display-name="Título 2 4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4_20_2" style:display-name="Título 2 4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" style:display-name="Título 2 5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5_20_2" style:display-name="Título 2 5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6" style:display-name="Título 2 6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6_20_2" style:display-name="Título 2 6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7" style:display-name="Título 2 7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7_20_2" style:display-name="Título 2 7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8" style:display-name="Título 2 8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8_20_2" style:display-name="Título 2 8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9" style:display-name="Título 2 9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2_20_9_20_2" style:display-name="Título 2 9 2" style:family="table-cell" style:parent-style-name="Default">
      <style:table-cell-properties fo:border-bottom="2.49pt solid #c0c0c0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_20_10" style:display-name="Título 3 10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11" style:display-name="Título 3 11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12" style:display-name="Título 3 12" style:family="table-cell" style:parent-style-name="Default">
      <style:table-cell-properties fo:border-bottom="1.76pt solid #33cccc" style:diagonal-bl-tr="none" style:diagonal-tl-br="none" fo:border-left="none" fo:padding="0.71mm" fo:border-right="none" style:rotation-align="none" fo:border-top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" style:display-name="Título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2" style:display-name="Título 3 2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3" style:display-name="Título 3 2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4" style:display-name="Título 3 2 4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2_20_5" style:display-name="Título 3 2 5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" style:display-name="Título 3 3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3_20_2" style:display-name="Título 3 3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" style:display-name="Título 3 4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4_20_2" style:display-name="Título 3 4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" style:display-name="Título 3 5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5_20_2" style:display-name="Título 3 5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6" style:display-name="Título 3 6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6_20_2" style:display-name="Título 3 6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7" style:display-name="Título 3 7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7_20_2" style:display-name="Título 3 7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8" style:display-name="Título 3 8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8_20_2" style:display-name="Título 3 8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9" style:display-name="Título 3 9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3_20_9_20_2" style:display-name="Título 3 9 2" style:family="table-cell" style:parent-style-name="Default">
      <style:table-cell-properties fo:border-bottom="1.76pt solid #0066cc" style:diagonal-bl-tr="none" style:diagonal-tl-br="none" fo:border-left="none" fo:padding="0.71mm" fo:border-right="none" style:rotation-align="none" fo:border-top="none"/>
      <style:text-properties fo:color="#003366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ítulo_20_4" style:display-name="Título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2" style:display-name="Título 4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2_20_2" style:display-name="Título 4 2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3" style:display-name="Título 4 3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4" style:display-name="Título 4 4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5" style:display-name="Título 4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6" style:display-name="Título 4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4_20_7" style:display-name="Título 4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ítulo_20_5" style:display-name="Título 5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5_20_2" style:display-name="Título 5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" style:display-name="Título 6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6_20_2" style:display-name="Título 6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" style:display-name="Título 7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7_20_2" style:display-name="Título 7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8" style:display-name="Título 8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8_20_2" style:display-name="Título 8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9" style:display-name="Título 9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9_20_2" style:display-name="Título 9 2" style:family="table-cell" style:parent-style-name="Default">
      <style:table-cell-properties fo:padding="0.71mm"/>
      <style:text-properties fo:color="#003366" style:text-outline="false" style:text-line-through-style="none" style:text-line-through-type="none" style:font-name="Cambria" fo:font-family="Cambria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Warning_20_Text" style:display-name="Warning Text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0" style:display-name="Énfasis1 10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1" style:display-name="Énfasis1 11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12" style:display-name="Énfasis1 1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" style:display-name="Énfasis1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2" style:display-name="Énfasis1 2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3" style:display-name="Énfasis1 2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4" style:display-name="Énfasis1 2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5" style:display-name="Énfasis1 2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6" style:display-name="Énfasis1 2 6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7" style:display-name="Énfasis1 2 7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8" style:display-name="Énfasis1 2 8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2_20_9" style:display-name="Énfasis1 2 9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" style:display-name="Énfasis1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2" style:display-name="Énfasis1 3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3" style:display-name="Énfasis1 3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3_20_4" style:display-name="Énfasis1 3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" style:display-name="Énfasis1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2" style:display-name="Énfasis1 4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3" style:display-name="Énfasis1 4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4_20_4" style:display-name="Énfasis1 4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" style:display-name="Énfasis1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2" style:display-name="Énfasis1 5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3" style:display-name="Énfasis1 5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5_20_4" style:display-name="Énfasis1 5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" style:display-name="Énfasis1 6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2" style:display-name="Énfasis1 6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3" style:display-name="Énfasis1 6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6_20_4" style:display-name="Énfasis1 6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" style:display-name="Énfasis1 7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2" style:display-name="Énfasis1 7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3" style:display-name="Énfasis1 7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7_20_4" style:display-name="Énfasis1 7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" style:display-name="Énfasis1 8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2" style:display-name="Énfasis1 8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3" style:display-name="Énfasis1 8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8_20_4" style:display-name="Énfasis1 8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" style:display-name="Énfasis1 9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2" style:display-name="Énfasis1 9 2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3" style:display-name="Énfasis1 9 3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1_20_9_20_4" style:display-name="Énfasis1 9 4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0" style:display-name="Énfasis2 10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11" style:display-name="Énfasis2 11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" style:display-name="Énfasis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2" style:display-name="Énfasis2 2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3" style:display-name="Énfasis2 2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4" style:display-name="Énfasis2 2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5" style:display-name="Énfasis2 2 5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6" style:display-name="Énfasis2 2 6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7" style:display-name="Énfasis2 2 7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8" style:display-name="Énfasis2 2 8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2_20_9" style:display-name="Énfasis2 2 9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" style:display-name="Énfasis2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2" style:display-name="Énfasis2 3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3" style:display-name="Énfasis2 3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3_20_4" style:display-name="Énfasis2 3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" style:display-name="Énfasis2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2" style:display-name="Énfasis2 4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3" style:display-name="Énfasis2 4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4_20_4" style:display-name="Énfasis2 4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" style:display-name="Énfasis2 5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2" style:display-name="Énfasis2 5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3" style:display-name="Énfasis2 5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5_20_4" style:display-name="Énfasis2 5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" style:display-name="Énfasis2 6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2" style:display-name="Énfasis2 6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3" style:display-name="Énfasis2 6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6_20_4" style:display-name="Énfasis2 6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" style:display-name="Énfasis2 7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2" style:display-name="Énfasis2 7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3" style:display-name="Énfasis2 7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7_20_4" style:display-name="Énfasis2 7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" style:display-name="Énfasis2 8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2" style:display-name="Énfasis2 8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3" style:display-name="Énfasis2 8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8_20_4" style:display-name="Énfasis2 8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" style:display-name="Énfasis2 9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2" style:display-name="Énfasis2 9 2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3" style:display-name="Énfasis2 9 3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_20_9_20_4" style:display-name="Énfasis2 9 4" style:family="table-cell" style:parent-style-name="Default">
      <style:table-cell-properties fo:background-color="#ff00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0" style:display-name="Énfasis3 10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11" style:display-name="Énfasis3 11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" style:display-name="Énfasis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2" style:display-name="Énfasis3 2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3" style:display-name="Énfasis3 2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4" style:display-name="Énfasis3 2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5" style:display-name="Énfasis3 2 5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6" style:display-name="Énfasis3 2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7" style:display-name="Énfasis3 2 7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8" style:display-name="Énfasis3 2 8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2_20_9" style:display-name="Énfasis3 2 9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" style:display-name="Énfasis3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2" style:display-name="Énfasis3 3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3" style:display-name="Énfasis3 3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3_20_4" style:display-name="Énfasis3 3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" style:display-name="Énfasis3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2" style:display-name="Énfasis3 4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3" style:display-name="Énfasis3 4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4_20_4" style:display-name="Énfasis3 4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" style:display-name="Énfasis3 5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2" style:display-name="Énfasis3 5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3" style:display-name="Énfasis3 5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5_20_4" style:display-name="Énfasis3 5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" style:display-name="Énfasis3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2" style:display-name="Énfasis3 6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3" style:display-name="Énfasis3 6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6_20_4" style:display-name="Énfasis3 6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" style:display-name="Énfasis3 7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2" style:display-name="Énfasis3 7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3" style:display-name="Énfasis3 7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7_20_4" style:display-name="Énfasis3 7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" style:display-name="Énfasis3 8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2" style:display-name="Énfasis3 8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3" style:display-name="Énfasis3 8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8_20_4" style:display-name="Énfasis3 8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" style:display-name="Énfasis3 9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2" style:display-name="Énfasis3 9 2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3" style:display-name="Énfasis3 9 3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_20_9_20_4" style:display-name="Énfasis3 9 4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0" style:display-name="Énfasis4 10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1" style:display-name="Énfasis4 11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12" style:display-name="Énfasis4 12" style:family="table-cell" style:parent-style-name="Default">
      <style:table-cell-properties fo:background-color="#6666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" style:display-name="Énfasis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2" style:display-name="Énfasis4 2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3" style:display-name="Énfasis4 2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4" style:display-name="Énfasis4 2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5" style:display-name="Énfasis4 2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6" style:display-name="Énfasis4 2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7" style:display-name="Énfasis4 2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8" style:display-name="Énfasis4 2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2_20_9" style:display-name="Énfasis4 2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" style:display-name="Énfasis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2" style:display-name="Énfasis4 3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3" style:display-name="Énfasis4 3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3_20_4" style:display-name="Énfasis4 3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" style:display-name="Énfasis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2" style:display-name="Énfasis4 4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3" style:display-name="Énfasis4 4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4_20_4" style:display-name="Énfasis4 4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" style:display-name="Énfasis4 5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2" style:display-name="Énfasis4 5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3" style:display-name="Énfasis4 5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5_20_4" style:display-name="Énfasis4 5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" style:display-name="Énfasis4 6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2" style:display-name="Énfasis4 6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3" style:display-name="Énfasis4 6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6_20_4" style:display-name="Énfasis4 6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" style:display-name="Énfasis4 7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2" style:display-name="Énfasis4 7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3" style:display-name="Énfasis4 7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7_20_4" style:display-name="Énfasis4 7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" style:display-name="Énfasis4 8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2" style:display-name="Énfasis4 8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3" style:display-name="Énfasis4 8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8_20_4" style:display-name="Énfasis4 8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" style:display-name="Énfasis4 9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2" style:display-name="Énfasis4 9 2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3" style:display-name="Énfasis4 9 3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_20_9_20_4" style:display-name="Énfasis4 9 4" style:family="table-cell" style:parent-style-name="Default">
      <style:table-cell-properties fo:background-color="#80008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0" style:display-name="Énfasis5 10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11" style:display-name="Énfasis5 1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" style:display-name="Énfasis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2" style:display-name="Énfasis5 2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3" style:display-name="Énfasis5 2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4" style:display-name="Énfasis5 2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5" style:display-name="Énfasis5 2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6" style:display-name="Énfasis5 2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7" style:display-name="Énfasis5 2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8" style:display-name="Énfasis5 2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2_20_9" style:display-name="Énfasis5 2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" style:display-name="Énfasis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2" style:display-name="Énfasis5 3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3" style:display-name="Énfasis5 3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3_20_4" style:display-name="Énfasis5 3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" style:display-name="Énfasis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2" style:display-name="Énfasis5 4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3" style:display-name="Énfasis5 4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4_20_4" style:display-name="Énfasis5 4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" style:display-name="Énfasis5 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2" style:display-name="Énfasis5 5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3" style:display-name="Énfasis5 5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5_20_4" style:display-name="Énfasis5 5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" style:display-name="Énfasis5 6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2" style:display-name="Énfasis5 6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3" style:display-name="Énfasis5 6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6_20_4" style:display-name="Énfasis5 6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" style:display-name="Énfasis5 7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2" style:display-name="Énfasis5 7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3" style:display-name="Énfasis5 7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7_20_4" style:display-name="Énfasis5 7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" style:display-name="Énfasis5 8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2" style:display-name="Énfasis5 8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3" style:display-name="Énfasis5 8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8_20_4" style:display-name="Énfasis5 8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" style:display-name="Énfasis5 9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2" style:display-name="Énfasis5 9 2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3" style:display-name="Énfasis5 9 3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_20_9_20_4" style:display-name="Énfasis5 9 4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0" style:display-name="Énfasis6 10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11" style:display-name="Énfasis6 11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" style:display-name="Énfasis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2" style:display-name="Énfasis6 2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3" style:display-name="Énfasis6 2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4" style:display-name="Énfasis6 2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5" style:display-name="Énfasis6 2 5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6" style:display-name="Énfasis6 2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7" style:display-name="Énfasis6 2 7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8" style:display-name="Énfasis6 2 8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2_20_9" style:display-name="Énfasis6 2 9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" style:display-name="Énfasis6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2" style:display-name="Énfasis6 3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3" style:display-name="Énfasis6 3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3_20_4" style:display-name="Énfasis6 3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" style:display-name="Énfasis6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2" style:display-name="Énfasis6 4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3" style:display-name="Énfasis6 4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4_20_4" style:display-name="Énfasis6 4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" style:display-name="Énfasis6 5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2" style:display-name="Énfasis6 5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3" style:display-name="Énfasis6 5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5_20_4" style:display-name="Énfasis6 5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" style:display-name="Énfasis6 6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2" style:display-name="Énfasis6 6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3" style:display-name="Énfasis6 6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6_20_4" style:display-name="Énfasis6 6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" style:display-name="Énfasis6 7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2" style:display-name="Énfasis6 7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3" style:display-name="Énfasis6 7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7_20_4" style:display-name="Énfasis6 7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" style:display-name="Énfasis6 8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2" style:display-name="Énfasis6 8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3" style:display-name="Énfasis6 8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8_20_4" style:display-name="Énfasis6 8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" style:display-name="Énfasis6 9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2" style:display-name="Énfasis6 9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3" style:display-name="Énfasis6 9 3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_20_9_20_4" style:display-name="Énfasis6 9 4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5f_CondFormat_5f_1_5f_1_5f_1" style:display-name="Excel_CondFormat_1_1_1" style:family="table-cell" style:parent-style-name="Default">
      <style:table-cell-properties fo:background-color="#ff99cc"/>
      <style:text-properties fo:color="#800080"/>
    </style:style>
    <style:style style:name="Excel_5f_CondFormat_5f_1_5f_1_5f_2" style:display-name="Excel_CondFormat_1_1_2" style:family="table-cell" style:parent-style-name="Default">
      <style:table-cell-properties fo:background-color="#ff99cc"/>
      <style:text-properties fo:color="#800080"/>
    </style:style>
    <style:style style:name="Excel_5f_CondFormat_5f_1_5f_2_5f_1" style:display-name="Excel_CondFormat_1_2_1" style:family="table-cell" style:parent-style-name="Default">
      <style:table-cell-properties fo:background-color="#ff99cc"/>
      <style:text-properties fo:color="#800080"/>
    </style:style>
    <style:style style:name="Excel_5f_CondFormat_5f_1_5f_3_5f_1" style:display-name="Excel_CondFormat_1_3_1" style:family="table-cell" style:parent-style-name="Default">
      <style:table-cell-properties fo:background-color="#ff99cc"/>
      <style:text-properties fo:color="#800080"/>
    </style:style>
    <style:style style:name="Excel_5f_CondFormat_5f_1_5f_4_5f_1" style:display-name="Excel_CondFormat_1_4_1" style:family="table-cell" style:parent-style-name="Default">
      <style:table-cell-properties fo:background-color="#ff99cc"/>
      <style:text-properties fo:color="#800080"/>
    </style:style>
    <style:style style:name="Excel_5f_CondFormat_5f_1_5f_5_5f_1" style:display-name="Excel_CondFormat_1_5_1" style:family="table-cell" style:parent-style-name="Default">
      <style:table-cell-properties fo:background-color="#ff99cc"/>
      <style:text-properties fo:color="#800080"/>
    </style:style>
    <style:style style:name="Excel_5f_CondFormat_5f_1_5f_6_5f_1" style:display-name="Excel_CondFormat_1_6_1" style:family="table-cell" style:parent-style-name="Default">
      <style:table-cell-properties fo:background-color="#ff99cc"/>
      <style:text-properties fo:color="#800080"/>
    </style:style>
    <style:style style:name="Excel_5f_CondFormat_5f_1_5f_7_5f_1" style:display-name="Excel_CondFormat_1_7_1" style:family="table-cell" style:parent-style-name="Default">
      <style:table-cell-properties fo:background-color="#ff99cc"/>
      <style:text-properties fo:color="#800080"/>
    </style:style>
    <style:style style:name="Excel_5f_CondFormat_5f_1_5f_8_5f_1" style:display-name="Excel_CondFormat_1_8_1" style:family="table-cell" style:parent-style-name="Default">
      <style:table-cell-properties fo:background-color="#ff99cc"/>
      <style:text-properties fo:color="#800080"/>
    </style:style>
    <style:style style:name="Excel_5f_CondFormat_5f_1_5f_9_5f_1" style:display-name="Excel_CondFormat_1_9_1" style:family="table-cell" style:parent-style-name="Default">
      <style:table-cell-properties fo:background-color="#ff99cc"/>
      <style:text-properties fo:color="#800080"/>
    </style:style>
    <style:style style:name="Excel_5f_CondFormat_5f_1_5f_10_5f_1" style:display-name="Excel_CondFormat_1_10_1" style:family="table-cell" style:parent-style-name="Default">
      <style:table-cell-properties fo:background-color="#ff99cc"/>
      <style:text-properties fo:color="#800080"/>
    </style:style>
    <style:style style:name="Excel_5f_CondFormat_5f_1_5f_11_5f_1" style:display-name="Excel_CondFormat_1_11_1" style:family="table-cell" style:parent-style-name="Default">
      <style:table-cell-properties fo:background-color="#ff99cc"/>
      <style:text-properties fo:color="#800080"/>
    </style:style>
    <style:style style:name="Excel_5f_CondFormat_5f_1_5f_12_5f_1" style:display-name="Excel_CondFormat_1_12_1" style:family="table-cell" style:parent-style-name="Default">
      <style:table-cell-properties fo:background-color="#ff99cc"/>
      <style:text-properties fo:color="#800080"/>
    </style:style>
    <style:style style:name="Excel_5f_CondFormat_5f_1_5f_13_5f_1" style:display-name="Excel_CondFormat_1_13_1" style:family="table-cell" style:parent-style-name="Default">
      <style:table-cell-properties fo:background-color="#ff99cc"/>
      <style:text-properties fo:color="#800080"/>
    </style:style>
    <style:style style:name="Excel_5f_CondFormat_5f_1_5f_14_5f_1" style:display-name="Excel_CondFormat_1_14_1" style:family="table-cell" style:parent-style-name="Default">
      <style:table-cell-properties fo:background-color="#ff99cc"/>
      <style:text-properties fo:color="#800080"/>
    </style:style>
    <style:style style:name="Excel_5f_CondFormat_5f_1_5f_15_5f_1" style:display-name="Excel_CondFormat_1_15_1" style:family="table-cell" style:parent-style-name="Default">
      <style:table-cell-properties fo:background-color="#ff99cc"/>
      <style:text-properties fo:color="#800080"/>
    </style:style>
    <style:style style:name="Excel_5f_CondFormat_5f_1_5f_16_5f_1" style:display-name="Excel_CondFormat_1_16_1" style:family="table-cell" style:parent-style-name="Default">
      <style:table-cell-properties fo:background-color="#ff99cc"/>
      <style:text-properties fo:color="#800080"/>
    </style:style>
    <style:style style:name="Excel_5f_CondFormat_5f_1_5f_17_5f_1" style:display-name="Excel_CondFormat_1_17_1" style:family="table-cell" style:parent-style-name="Default">
      <style:table-cell-properties fo:background-color="#ff99cc"/>
      <style:text-properties fo:color="#800080"/>
    </style:style>
    <style:style style:name="Excel_5f_CondFormat_5f_1_5f_18_5f_1" style:display-name="Excel_CondFormat_1_18_1" style:family="table-cell" style:parent-style-name="Default">
      <style:table-cell-properties fo:background-color="#ff99cc"/>
      <style:text-properties fo:color="#800080"/>
    </style:style>
    <style:style style:name="Excel_5f_CondFormat_5f_1_5f_19_5f_1" style:display-name="Excel_CondFormat_1_19_1" style:family="table-cell" style:parent-style-name="Default">
      <style:table-cell-properties fo:background-color="#ff99cc"/>
      <style:text-properties fo:color="#800080"/>
    </style:style>
    <style:style style:name="Excel_5f_CondFormat_5f_1_5f_20_5f_1" style:display-name="Excel_CondFormat_1_20_1" style:family="table-cell" style:parent-style-name="Default">
      <style:table-cell-properties fo:background-color="#ff99cc"/>
      <style:text-properties fo:color="#800080"/>
    </style:style>
    <style:style style:name="Excel_5f_CondFormat_5f_1_5f_21_5f_1" style:display-name="Excel_CondFormat_1_21_1" style:family="table-cell" style:parent-style-name="Default">
      <style:table-cell-properties fo:background-color="#ff99cc"/>
      <style:text-properties fo:color="#800080"/>
    </style:style>
    <style:style style:name="Excel_5f_CondFormat_5f_1_5f_22_5f_1" style:display-name="Excel_CondFormat_1_22_1" style:family="table-cell" style:parent-style-name="Default">
      <style:table-cell-properties fo:background-color="#ff99cc"/>
      <style:text-properties fo:color="#800080"/>
    </style:style>
    <style:style style:name="Excel_5f_CondFormat_5f_1_5f_23_5f_1" style:display-name="Excel_CondFormat_1_23_1" style:family="table-cell" style:parent-style-name="Default">
      <style:table-cell-properties fo:background-color="#ff99cc"/>
      <style:text-properties fo:color="#800080"/>
    </style:style>
    <style:style style:name="Excel_5f_CondFormat_5f_1_5f_24_5f_1" style:display-name="Excel_CondFormat_1_24_1" style:family="table-cell" style:parent-style-name="Default">
      <style:table-cell-properties fo:background-color="#ff99cc"/>
      <style:text-properties fo:color="#800080"/>
    </style:style>
    <style:style style:name="Excel_5f_CondFormat_5f_1_5f_25_5f_1" style:display-name="Excel_CondFormat_1_25_1" style:family="table-cell" style:parent-style-name="Default">
      <style:table-cell-properties fo:background-color="#ff99cc"/>
      <style:text-properties fo:color="#800080"/>
    </style:style>
    <style:style style:name="Excel_5f_CondFormat_5f_1_5f_26_5f_1" style:display-name="Excel_CondFormat_1_26_1" style:family="table-cell" style:parent-style-name="Default">
      <style:table-cell-properties fo:background-color="#ff99cc"/>
      <style:text-properties fo:color="#800080"/>
    </style:style>
    <style:style style:name="Excel_5f_CondFormat_5f_1_5f_27_5f_1" style:display-name="Excel_CondFormat_1_27_1" style:family="table-cell" style:parent-style-name="Default">
      <style:table-cell-properties fo:background-color="#ff99cc"/>
      <style:text-properties fo:color="#800080"/>
    </style:style>
    <style:style style:name="Excel_5f_CondFormat_5f_1_5f_28_5f_1" style:display-name="Excel_CondFormat_1_28_1" style:family="table-cell" style:parent-style-name="Default">
      <style:table-cell-properties fo:background-color="#ff99cc"/>
      <style:text-properties fo:color="#800080"/>
    </style:style>
    <style:style style:name="Excel_5f_CondFormat_5f_1_5f_29_5f_1" style:display-name="Excel_CondFormat_1_29_1" style:family="table-cell" style:parent-style-name="Default">
      <style:table-cell-properties fo:background-color="#ff99cc"/>
      <style:text-properties fo:color="#800080"/>
    </style:style>
    <style:style style:name="Excel_5f_CondFormat_5f_1_5f_29_5f_2" style:display-name="Excel_CondFormat_1_29_2" style:family="table-cell" style:parent-style-name="Default">
      <style:table-cell-properties fo:background-color="#ff99cc"/>
      <style:text-properties fo:color="#800080"/>
    </style:style>
    <style:style style:name="Excel_5f_CondFormat_5f_1_5f_30_5f_1" style:display-name="Excel_CondFormat_1_30_1" style:family="table-cell" style:parent-style-name="Default">
      <style:table-cell-properties fo:background-color="#ff99cc"/>
      <style:text-properties fo:color="#800080"/>
    </style:style>
    <style:style style:name="Excel_5f_CondFormat_5f_1_5f_31_5f_1" style:display-name="Excel_CondFormat_1_31_1" style:family="table-cell" style:parent-style-name="Default">
      <style:table-cell-properties fo:background-color="#ff99cc"/>
      <style:text-properties fo:color="#800080"/>
    </style:style>
    <style:style style:name="Excel_5f_CondFormat_5f_1_5f_32_5f_1" style:display-name="Excel_CondFormat_1_32_1" style:family="table-cell" style:parent-style-name="Default">
      <style:table-cell-properties fo:background-color="#ff99cc"/>
      <style:text-properties fo:color="#800080"/>
    </style:style>
    <style:style style:name="Excel_5f_CondFormat_5f_1_5f_32_5f_2" style:display-name="Excel_CondFormat_1_32_2" style:family="table-cell" style:parent-style-name="Default">
      <style:table-cell-properties fo:background-color="#ff99cc"/>
      <style:text-properties fo:color="#800080"/>
    </style:style>
    <style:style style:name="Excel_5f_CondFormat_5f_1_5f_33_5f_1" style:display-name="Excel_CondFormat_1_33_1" style:family="table-cell" style:parent-style-name="Default">
      <style:table-cell-properties fo:background-color="#ff99cc"/>
      <style:text-properties fo:color="#800080"/>
    </style:style>
    <style:style style:name="Excel_5f_CondFormat_5f_1_5f_34_5f_1" style:display-name="Excel_CondFormat_1_34_1" style:family="table-cell" style:parent-style-name="Default">
      <style:table-cell-properties fo:background-color="#ff99cc"/>
      <style:text-properties fo:color="#800080"/>
    </style:style>
    <style:style style:name="Excel_5f_CondFormat_5f_1_5f_35_5f_1" style:display-name="Excel_CondFormat_1_35_1" style:family="table-cell" style:parent-style-name="Default">
      <style:table-cell-properties fo:background-color="#ff99cc"/>
      <style:text-properties fo:color="#800080"/>
    </style:style>
    <style:style style:name="Excel_5f_CondFormat_5f_1_5f_35_5f_2" style:display-name="Excel_CondFormat_1_35_2" style:family="table-cell" style:parent-style-name="Default">
      <style:table-cell-properties fo:background-color="#ff99cc"/>
      <style:text-properties fo:color="#800080"/>
    </style:style>
    <style:style style:name="Excel_5f_CondFormat_5f_1_5f_36_5f_1" style:display-name="Excel_CondFormat_1_36_1" style:family="table-cell" style:parent-style-name="Default">
      <style:table-cell-properties fo:background-color="#ff99cc"/>
      <style:text-properties fo:color="#800080"/>
    </style:style>
    <style:style style:name="Excel_5f_CondFormat_5f_1_5f_37_5f_1" style:display-name="Excel_CondFormat_1_37_1" style:family="table-cell" style:parent-style-name="Default">
      <style:table-cell-properties fo:background-color="#ff99cc"/>
      <style:text-properties fo:color="#800080"/>
    </style:style>
    <style:style style:name="Excel_5f_CondFormat_5f_1_5f_37_5f_2" style:display-name="Excel_CondFormat_1_37_2" style:family="table-cell" style:parent-style-name="Default">
      <style:table-cell-properties fo:background-color="#ff99cc"/>
      <style:text-properties fo:color="#800080"/>
    </style:style>
    <style:style style:name="Excel_5f_CondFormat_5f_1_5f_38_5f_1" style:display-name="Excel_CondFormat_1_38_1" style:family="table-cell" style:parent-style-name="Default">
      <style:table-cell-properties fo:background-color="#ff99cc"/>
      <style:text-properties fo:color="#800080"/>
    </style:style>
    <style:style style:name="Excel_5f_CondFormat_5f_1_5f_39_5f_1" style:display-name="Excel_CondFormat_1_39_1" style:family="table-cell" style:parent-style-name="Default">
      <style:table-cell-properties fo:background-color="#ff99cc"/>
      <style:text-properties fo:color="#800080"/>
    </style:style>
    <style:style style:name="Excel_5f_CondFormat_5f_1_5f_40_5f_1" style:display-name="Excel_CondFormat_1_40_1" style:family="table-cell" style:parent-style-name="Default">
      <style:table-cell-properties fo:background-color="#ff99cc"/>
      <style:text-properties fo:color="#800080"/>
    </style:style>
    <style:style style:name="Excel_5f_CondFormat_5f_1_5f_40_5f_2" style:display-name="Excel_CondFormat_1_40_2" style:family="table-cell" style:parent-style-name="Default">
      <style:table-cell-properties fo:background-color="#ff99cc"/>
      <style:text-properties fo:color="#800080"/>
    </style:style>
    <style:style style:name="Excel_5f_CondFormat_5f_1_5f_41_5f_1" style:display-name="Excel_CondFormat_1_41_1" style:family="table-cell" style:parent-style-name="Default">
      <style:table-cell-properties fo:background-color="#ff99cc"/>
      <style:text-properties fo:color="#800080"/>
    </style:style>
    <style:style style:name="Excel_5f_CondFormat_5f_1_5f_42_5f_1" style:display-name="Excel_CondFormat_1_42_1" style:family="table-cell" style:parent-style-name="Default">
      <style:table-cell-properties fo:background-color="#ff99cc"/>
      <style:text-properties fo:color="#800080"/>
    </style:style>
    <style:style style:name="Excel_5f_CondFormat_5f_1_5f_42_5f_2" style:display-name="Excel_CondFormat_1_42_2" style:family="table-cell" style:parent-style-name="Default">
      <style:table-cell-properties fo:background-color="#ff99cc"/>
      <style:text-properties fo:color="#800080"/>
    </style:style>
    <style:style style:name="Excel_5f_CondFormat_5f_1_5f_43_5f_1" style:display-name="Excel_CondFormat_1_43_1" style:family="table-cell" style:parent-style-name="Default">
      <style:table-cell-properties fo:background-color="#ff99cc"/>
      <style:text-properties fo:color="#800080"/>
    </style:style>
    <style:style style:name="Excel_5f_CondFormat_5f_1_5f_44_5f_1" style:display-name="Excel_CondFormat_1_44_1" style:family="table-cell" style:parent-style-name="Default">
      <style:table-cell-properties fo:background-color="#ff99cc"/>
      <style:text-properties fo:color="#800080"/>
    </style:style>
    <style:style style:name="Excel_5f_CondFormat_5f_1_5f_45_5f_1" style:display-name="Excel_CondFormat_1_45_1" style:family="table-cell" style:parent-style-name="Default">
      <style:table-cell-properties fo:background-color="#ff99cc"/>
      <style:text-properties fo:color="#800080"/>
    </style:style>
    <style:style style:name="Excel_5f_CondFormat_5f_1_5f_46_5f_1" style:display-name="Excel_CondFormat_1_46_1" style:family="table-cell" style:parent-style-name="Default">
      <style:table-cell-properties fo:background-color="#ff99cc"/>
      <style:text-properties fo:color="#800080"/>
    </style:style>
    <style:style style:name="Excel_5f_CondFormat_5f_1_5f_46_5f_2" style:display-name="Excel_CondFormat_1_46_2" style:family="table-cell" style:parent-style-name="Default">
      <style:table-cell-properties fo:background-color="#ff99cc"/>
      <style:text-properties fo:color="#800080"/>
    </style:style>
    <style:style style:name="Excel_5f_CondFormat_5f_1_5f_47_5f_1" style:display-name="Excel_CondFormat_1_47_1" style:family="table-cell" style:parent-style-name="Default">
      <style:table-cell-properties fo:background-color="#ff99cc"/>
      <style:text-properties fo:color="#800080"/>
    </style:style>
    <style:style style:name="Excel_5f_CondFormat_5f_1_5f_48_5f_1" style:display-name="Excel_CondFormat_1_48_1" style:family="table-cell" style:parent-style-name="Default">
      <style:table-cell-properties fo:background-color="#ff99cc"/>
      <style:text-properties fo:color="#800080"/>
    </style:style>
    <style:style style:name="Excel_5f_CondFormat_5f_1_5f_49_5f_1" style:display-name="Excel_CondFormat_1_49_1" style:family="table-cell" style:parent-style-name="Default">
      <style:table-cell-properties fo:background-color="#ff99cc"/>
      <style:text-properties fo:color="#800080"/>
    </style:style>
    <style:style style:name="Excel_5f_CondFormat_5f_1_5f_49_5f_2" style:display-name="Excel_CondFormat_1_49_2" style:family="table-cell" style:parent-style-name="Default">
      <style:table-cell-properties fo:background-color="#ff99cc"/>
      <style:text-properties fo:color="#800080"/>
    </style:style>
    <style:style style:name="Excel_5f_CondFormat_5f_1_5f_50_5f_1" style:display-name="Excel_CondFormat_1_50_1" style:family="table-cell" style:parent-style-name="Default">
      <style:table-cell-properties fo:background-color="#ff99cc"/>
      <style:text-properties fo:color="#800080"/>
    </style:style>
    <style:style style:name="Excel_5f_CondFormat_5f_1_5f_51_5f_1" style:display-name="Excel_CondFormat_1_51_1" style:family="table-cell" style:parent-style-name="Default">
      <style:table-cell-properties fo:background-color="#ff99cc"/>
      <style:text-properties fo:color="#800080"/>
    </style:style>
    <style:style style:name="Excel_5f_CondFormat_5f_1_5f_52_5f_1" style:display-name="Excel_CondFormat_1_52_1" style:family="table-cell" style:parent-style-name="Default">
      <style:table-cell-properties fo:background-color="#ff99cc"/>
      <style:text-properties fo:color="#800080"/>
    </style:style>
    <style:style style:name="Excel_5f_CondFormat_5f_1_5f_52_5f_2" style:display-name="Excel_CondFormat_1_52_2" style:family="table-cell" style:parent-style-name="Default">
      <style:table-cell-properties fo:background-color="#ff99cc"/>
      <style:text-properties fo:color="#800080"/>
    </style:style>
    <style:style style:name="Excel_5f_CondFormat_5f_1_5f_53_5f_1" style:display-name="Excel_CondFormat_1_53_1" style:family="table-cell" style:parent-style-name="Default">
      <style:table-cell-properties fo:background-color="#ff99cc"/>
      <style:text-properties fo:color="#800080"/>
    </style:style>
    <style:style style:name="Excel_5f_CondFormat_5f_1_5f_54_5f_1" style:display-name="Excel_CondFormat_1_54_1" style:family="table-cell" style:parent-style-name="Default">
      <style:table-cell-properties fo:background-color="#ff99cc"/>
      <style:text-properties fo:color="#800080"/>
    </style:style>
    <style:style style:name="Excel_5f_CondFormat_5f_1_5f_55_5f_1" style:display-name="Excel_CondFormat_1_55_1" style:family="table-cell" style:parent-style-name="Default">
      <style:table-cell-properties fo:background-color="#ff99cc"/>
      <style:text-properties fo:color="#800080"/>
    </style:style>
    <style:style style:name="Excel_5f_CondFormat_5f_1_5f_55_5f_2" style:display-name="Excel_CondFormat_1_55_2" style:family="table-cell" style:parent-style-name="Default">
      <style:table-cell-properties fo:background-color="#ff99cc"/>
      <style:text-properties fo:color="#800080"/>
    </style:style>
    <style:style style:name="Excel_5f_CondFormat_5f_1_5f_56_5f_1" style:display-name="Excel_CondFormat_1_56_1" style:family="table-cell" style:parent-style-name="Default">
      <style:table-cell-properties fo:background-color="#ff99cc"/>
      <style:text-properties fo:color="#800080"/>
    </style:style>
    <style:style style:name="Excel_5f_CondFormat_5f_1_5f_57_5f_1" style:display-name="Excel_CondFormat_1_57_1" style:family="table-cell" style:parent-style-name="Default">
      <style:table-cell-properties fo:background-color="#ff99cc"/>
      <style:text-properties fo:color="#800080"/>
    </style:style>
    <style:style style:name="Excel_5f_CondFormat_5f_1_5f_58_5f_1" style:display-name="Excel_CondFormat_1_58_1" style:family="table-cell" style:parent-style-name="Default">
      <style:table-cell-properties fo:background-color="#ff99cc"/>
      <style:text-properties fo:color="#800080"/>
    </style:style>
    <style:style style:name="Excel_5f_CondFormat_5f_1_5f_58_5f_2" style:display-name="Excel_CondFormat_1_58_2" style:family="table-cell" style:parent-style-name="Default">
      <style:table-cell-properties fo:background-color="#ff99cc"/>
      <style:text-properties fo:color="#800080"/>
    </style:style>
    <style:style style:name="Excel_5f_CondFormat_5f_1_5f_59_5f_1" style:display-name="Excel_CondFormat_1_59_1" style:family="table-cell" style:parent-style-name="Default">
      <style:table-cell-properties fo:background-color="#ff99cc"/>
      <style:text-properties fo:color="#800080"/>
    </style:style>
    <style:style style:name="Excel_5f_CondFormat_5f_1_5f_60_5f_1" style:display-name="Excel_CondFormat_1_60_1" style:family="table-cell" style:parent-style-name="Default">
      <style:table-cell-properties fo:background-color="#ff99cc"/>
      <style:text-properties fo:color="#800080"/>
    </style:style>
    <style:style style:name="Excel_5f_CondFormat_5f_1_5f_60_5f_2" style:display-name="Excel_CondFormat_1_60_2" style:family="table-cell" style:parent-style-name="Default">
      <style:table-cell-properties fo:background-color="#ff99cc"/>
      <style:text-properties fo:color="#800080"/>
    </style:style>
    <style:style style:name="Excel_5f_CondFormat_5f_1_5f_60_5f_3" style:display-name="Excel_CondFormat_1_60_3" style:family="table-cell" style:parent-style-name="Default">
      <style:table-cell-properties fo:background-color="#ff99cc"/>
      <style:text-properties fo:color="#800080"/>
    </style:style>
    <style:style style:name="Excel_5f_CondFormat_5f_1_5f_61_5f_1" style:display-name="Excel_CondFormat_1_61_1" style:family="table-cell" style:parent-style-name="Default">
      <style:table-cell-properties fo:background-color="#ff99cc"/>
      <style:text-properties fo:color="#800080"/>
    </style:style>
    <style:style style:name="Excel_5f_CondFormat_5f_1_5f_62_5f_1" style:display-name="Excel_CondFormat_1_62_1" style:family="table-cell" style:parent-style-name="Default">
      <style:table-cell-properties fo:background-color="#ff99cc"/>
      <style:text-properties fo:color="#800080"/>
    </style:style>
    <style:style style:name="Excel_5f_CondFormat_5f_1_5f_63_5f_1" style:display-name="Excel_CondFormat_1_63_1" style:family="table-cell" style:parent-style-name="Default">
      <style:table-cell-properties fo:background-color="#ff99cc"/>
      <style:text-properties fo:color="#800080"/>
    </style:style>
    <style:style style:name="Excel_5f_CondFormat_5f_1_5f_64_5f_1" style:display-name="Excel_CondFormat_1_64_1" style:family="table-cell" style:parent-style-name="Default">
      <style:table-cell-properties fo:background-color="#ff99cc"/>
      <style:text-properties fo:color="#800080"/>
    </style:style>
    <style:style style:name="Excel_5f_CondFormat_5f_1_5f_65_5f_1" style:display-name="Excel_CondFormat_1_65_1" style:family="table-cell" style:parent-style-name="Default">
      <style:table-cell-properties fo:background-color="#ff99cc"/>
      <style:text-properties fo:color="#800080"/>
    </style:style>
    <style:style style:name="Excel_5f_CondFormat_5f_1_5f_66_5f_1" style:display-name="Excel_CondFormat_1_66_1" style:family="table-cell" style:parent-style-name="Default">
      <style:table-cell-properties fo:background-color="#ff99cc"/>
      <style:text-properties fo:color="#800080"/>
    </style:style>
    <style:style style:name="Excel_5f_CondFormat_5f_1_5f_67_5f_1" style:display-name="Excel_CondFormat_1_67_1" style:family="table-cell" style:parent-style-name="Default">
      <style:table-cell-properties fo:background-color="#ff99cc"/>
      <style:text-properties fo:color="#800080"/>
    </style:style>
    <style:style style:name="Excel_5f_CondFormat_5f_1_5f_68_5f_1" style:display-name="Excel_CondFormat_1_68_1" style:family="table-cell" style:parent-style-name="Default">
      <style:table-cell-properties fo:background-color="#ff99cc"/>
      <style:text-properties fo:color="#800080"/>
    </style:style>
    <style:style style:name="Excel_5f_CondFormat_5f_1_5f_68_5f_2" style:display-name="Excel_CondFormat_1_68_2" style:family="table-cell" style:parent-style-name="Default">
      <style:table-cell-properties fo:background-color="#ff99cc"/>
      <style:text-properties fo:color="#800080"/>
    </style:style>
    <style:style style:name="Excel_5f_CondFormat_5f_1_5f_69_5f_1" style:display-name="Excel_CondFormat_1_69_1" style:family="table-cell" style:parent-style-name="Default">
      <style:table-cell-properties fo:background-color="#ff99cc"/>
      <style:text-properties fo:color="#800080"/>
    </style:style>
    <style:style style:name="Excel_5f_CondFormat_5f_1_5f_70_5f_1" style:display-name="Excel_CondFormat_1_70_1" style:family="table-cell" style:parent-style-name="Default">
      <style:table-cell-properties fo:background-color="#ff99cc"/>
      <style:text-properties fo:color="#800080"/>
    </style:style>
    <style:style style:name="Excel_5f_CondFormat_5f_1_5f_71_5f_1" style:display-name="Excel_CondFormat_1_71_1" style:family="table-cell" style:parent-style-name="Default">
      <style:table-cell-properties fo:background-color="#ff99cc"/>
      <style:text-properties fo:color="#800080"/>
    </style:style>
    <style:style style:name="Excel_5f_CondFormat_5f_1_5f_71_5f_2" style:display-name="Excel_CondFormat_1_71_2" style:family="table-cell" style:parent-style-name="Default">
      <style:table-cell-properties fo:background-color="#ff99cc"/>
      <style:text-properties fo:color="#800080"/>
    </style:style>
    <style:style style:name="Excel_5f_CondFormat_5f_1_5f_72_5f_1" style:display-name="Excel_CondFormat_1_72_1" style:family="table-cell" style:parent-style-name="Default">
      <style:table-cell-properties fo:background-color="#ff99cc"/>
      <style:text-properties fo:color="#800080"/>
    </style:style>
    <style:style style:name="Excel_5f_CondFormat_5f_1_5f_73_5f_1" style:display-name="Excel_CondFormat_1_73_1" style:family="table-cell" style:parent-style-name="Default">
      <style:table-cell-properties fo:background-color="#ff99cc"/>
      <style:text-properties fo:color="#800080"/>
    </style:style>
    <style:style style:name="Excel_5f_CondFormat_5f_1_5f_74_5f_1" style:display-name="Excel_CondFormat_1_74_1" style:family="table-cell" style:parent-style-name="Default">
      <style:table-cell-properties fo:background-color="#ff99cc"/>
      <style:text-properties fo:color="#800080"/>
    </style:style>
    <style:style style:name="Excel_5f_CondFormat_5f_1_5f_75_5f_1" style:display-name="Excel_CondFormat_1_75_1" style:family="table-cell" style:parent-style-name="Default">
      <style:table-cell-properties fo:background-color="#ff99cc"/>
      <style:text-properties fo:color="#800080"/>
    </style:style>
    <style:style style:name="Excel_5f_CondFormat_5f_1_5f_76_5f_1" style:display-name="Excel_CondFormat_1_76_1" style:family="table-cell" style:parent-style-name="Default">
      <style:table-cell-properties fo:background-color="#ff99cc"/>
      <style:text-properties fo:color="#800080"/>
    </style:style>
    <style:style style:name="Excel_5f_CondFormat_5f_1_5f_76_5f_2" style:display-name="Excel_CondFormat_1_76_2" style:family="table-cell" style:parent-style-name="Default">
      <style:table-cell-properties fo:background-color="#ff99cc"/>
      <style:text-properties fo:color="#800080"/>
    </style:style>
    <style:style style:name="Excel_5f_CondFormat_5f_1_5f_77_5f_1" style:display-name="Excel_CondFormat_1_77_1" style:family="table-cell" style:parent-style-name="Default">
      <style:table-cell-properties fo:background-color="#ff99cc"/>
      <style:text-properties fo:color="#800080"/>
    </style:style>
    <style:style style:name="Excel_5f_CondFormat_5f_1_5f_78_5f_1" style:display-name="Excel_CondFormat_1_78_1" style:family="table-cell" style:parent-style-name="Default">
      <style:table-cell-properties fo:background-color="#ff99cc"/>
      <style:text-properties fo:color="#800080"/>
    </style:style>
    <style:style style:name="Excel_5f_CondFormat_5f_1_5f_79_5f_1" style:display-name="Excel_CondFormat_1_79_1" style:family="table-cell" style:parent-style-name="Default">
      <style:table-cell-properties fo:background-color="#ff99cc"/>
      <style:text-properties fo:color="#800080"/>
    </style:style>
    <style:style style:name="Excel_5f_CondFormat_5f_1_5f_79_5f_2" style:display-name="Excel_CondFormat_1_79_2" style:family="table-cell" style:parent-style-name="Default">
      <style:table-cell-properties fo:background-color="#ff99cc"/>
      <style:text-properties fo:color="#800080"/>
    </style:style>
    <style:style style:name="Excel_5f_CondFormat_5f_1_5f_79_5f_3" style:display-name="Excel_CondFormat_1_79_3" style:family="table-cell" style:parent-style-name="Default">
      <style:table-cell-properties fo:background-color="#ff99cc"/>
      <style:text-properties fo:color="#800080"/>
    </style:style>
    <style:style style:name="Excel_5f_CondFormat_5f_1_5f_80_5f_1" style:display-name="Excel_CondFormat_1_80_1" style:family="table-cell" style:parent-style-name="Default">
      <style:table-cell-properties fo:background-color="#ff99cc"/>
      <style:text-properties fo:color="#800080"/>
    </style:style>
    <style:style style:name="Excel_5f_CondFormat_5f_1_5f_81_5f_1" style:display-name="Excel_CondFormat_1_81_1" style:family="table-cell" style:parent-style-name="Default">
      <style:table-cell-properties fo:background-color="#ff99cc"/>
      <style:text-properties fo:color="#800080"/>
    </style:style>
    <style:style style:name="Excel_5f_BuiltIn_5f_Comma" style:display-name="Excel_BuiltIn_Comma" style:family="table-cell" style:parent-style-name="Default" style:data-style-name="N12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6:31:22.05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ad_20_Count" style:display-name="PageStyle_Head Coun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8M21S</meta:editing-duration>
    <meta:editing-cycles>5</meta:editing-cycles>
    <meta:generator>LibreOffice/5.0.4.2$Windows_x86 LibreOffice_project/2b9802c1994aa0b7dc6079e128979269cf95bc78</meta:generator>
    <dc:date>2018-01-04T16:32:55.474000000</dc:date>
    <meta:document-statistic meta:table-count="3" meta:cell-count="6165" meta:object-count="0"/>
    <meta:user-defined meta:name="Info 1"/>
    <meta:user-defined meta:name="Info 2"/>
    <meta:user-defined meta:name="Info 3"/>
    <meta:user-defined meta:name="Info 4"/>
  </office:meta>
</office:document-meta>
</file>